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64.54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8.17mm"/>
    </style:style>
    <style:style style:name="co5" style:family="table-column">
      <style:table-column-properties fo:break-before="auto" style:column-width="9.53mm"/>
    </style:style>
    <style:style style:name="co6" style:family="table-column">
      <style:table-column-properties fo:break-before="auto" style:column-width="42.56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26.95mm"/>
    </style:style>
    <style:style style:name="co9" style:family="table-column">
      <style:table-column-properties fo:break-before="auto" style:column-width="7.34mm"/>
    </style:style>
    <style:style style:name="co10" style:family="table-column">
      <style:table-column-properties fo:break-before="auto" style:column-width="8.98mm"/>
    </style:style>
    <style:style style:name="co11" style:family="table-column">
      <style:table-column-properties fo:break-before="auto" style:column-width="8.43mm"/>
    </style:style>
    <style:style style:name="co12" style:family="table-column">
      <style:table-column-properties fo:break-before="auto" style:column-width="41.1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147.67mm"/>
    </style:style>
    <style:style style:name="ro1" style:family="table-row">
      <style:table-row-properties style:row-height="5.6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a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ato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a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121">
      <style:text-properties style:font-name="Lato" fo:font-size="12pt" style:font-size-asian="12pt" style:font-size-complex="12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default-cell-style-name="Default"/>
        <table:table-column table:style-name="co6" table:default-cell-style-name="ce6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6"/>
        <table:table-column table:style-name="co13" table:number-columns-repeated="2" table:default-cell-style-name="ce4"/>
        <table:table-column table:style-name="co14" table:default-cell-style-name="ce4"/>
        <table:table-column table:style-name="co15" table:default-cell-style-name="ce4"/>
        <table:table-column table:style-name="co13" table:number-columns-repeated="1006" table:default-cell-style-name="ce4"/>
        <table:table-row table:style-name="ro1">
          <table:table-cell/>
          <table:table-cell table:style-name="ce3" office:value-type="string" calcext:value-type="string">
            <text:p>Cidade</text:p>
          </table:table-cell>
          <table:table-cell table:style-name="ce5" office:value-type="string" calcext:value-type="string" table:number-columns-spanned="5" table:number-rows-spanned="1">
            <text:p>Latitude sul </text:p>
          </table:table-cell>
          <table:covered-table-cell/>
          <table:covered-table-cell table:style-name="ce3"/>
          <table:covered-table-cell table:number-columns-repeated="2"/>
          <table:table-cell/>
          <table:table-cell table:style-name="ce5" office:value-type="string" calcext:value-type="string" table:number-columns-spanned="5" table:number-rows-spanned="1">
            <text:p>Longitude oeste </text:p>
          </table:table-cell>
          <table:covered-table-cell table:number-columns-repeated="4"/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Abadia de Goiás</text:p>
          </table:table-cell>
          <table:table-cell table:style-name="ce3" office:value-type="string" calcext:value-type="string">
            <text:p>16º 45’ 26”</text:p>
          </table:table-cell>
          <table:table-cell table:formula="of:=MID([.C2];1;2)" office:value-type="string" office:string-value="16" calcext:value-type="string">
            <text:p>16</text:p>
          </table:table-cell>
          <table:table-cell table:style-name="ce3" table:formula="of:=MIDB([.C2];4;3)" office:value-type="string" office:string-value=" 45" calcext:value-type="string">
            <text:p><text:s/>45</text:p>
          </table:table-cell>
          <table:table-cell table:style-name="ce4" table:formula="of:=MIDB([.C2];8;3)" office:value-type="string" office:string-value=" 26" calcext:value-type="string">
            <text:p><text:s/>26</text:p>
          </table:table-cell>
          <table:table-cell table:formula="of:=-([.D2]+[.E2]/60+[.F2]/3600)" office:value-type="float" office:value="-16.7572222222222" calcext:value-type="float">
            <text:p>-16.757222222222</text:p>
          </table:table-cell>
          <table:table-cell/>
          <table:table-cell table:style-name="ce3" office:value-type="string" calcext:value-type="string">
            <text:p>49º 26’ 15”</text:p>
          </table:table-cell>
          <table:table-cell table:formula="of:=MID([.I2];1;2)" office:value-type="string" office:string-value="49" calcext:value-type="string">
            <text:p>49</text:p>
          </table:table-cell>
          <table:table-cell table:formula="of:=MIDB([.I2];4;3)" office:value-type="string" office:string-value=" 26" calcext:value-type="string">
            <text:p><text:s/>26</text:p>
          </table:table-cell>
          <table:table-cell table:formula="of:=MIDB([.I2];8;3)" office:value-type="string" office:string-value=" 15" calcext:value-type="string">
            <text:p><text:s/>15</text:p>
          </table:table-cell>
          <table:table-cell table:formula="of:=-([.J2]+[.K2]/60+[.L2]/3600)" office:value-type="float" office:value="-49.4375" calcext:value-type="float">
            <text:p>-49.437500000000</text:p>
          </table:table-cell>
          <table:table-cell table:number-columns-repeated="2"/>
          <table:table-cell office:value-type="string" calcext:value-type="string">
            <text:p>Fonte:</text:p>
          </table:table-cell>
          <table:table-cell office:value-type="string" calcext:value-type="string">
            <text:p>http://www.imb.go.gov.br/pub/anuario/2003/SITUACAOFISICA/tabela1.htm</text:p>
          </table:table-cell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Abadiânia</text:p>
          </table:table-cell>
          <table:table-cell table:style-name="ce3" office:value-type="string" calcext:value-type="string">
            <text:p>16º 12’ 15”</text:p>
          </table:table-cell>
          <table:table-cell table:formula="of:=MID([.C3];1;2)" office:value-type="string" office:string-value="16" calcext:value-type="string">
            <text:p>16</text:p>
          </table:table-cell>
          <table:table-cell table:style-name="ce3" table:formula="of:=MIDB([.C3];4;3)" office:value-type="string" office:string-value=" 12" calcext:value-type="string">
            <text:p><text:s/>12</text:p>
          </table:table-cell>
          <table:table-cell table:style-name="ce4" table:formula="of:=MIDB([.C3];8;3)" office:value-type="string" office:string-value=" 15" calcext:value-type="string">
            <text:p><text:s/>15</text:p>
          </table:table-cell>
          <table:table-cell table:formula="of:=-([.D3]+[.E3]/60+[.F3]/3600)" office:value-type="float" office:value="-16.2041666666667" calcext:value-type="float">
            <text:p>-16.204166666667</text:p>
          </table:table-cell>
          <table:table-cell/>
          <table:table-cell table:style-name="ce3" office:value-type="string" calcext:value-type="string">
            <text:p>48º 42’ 25”</text:p>
          </table:table-cell>
          <table:table-cell table:formula="of:=MID([.I3];1;2)" office:value-type="string" office:string-value="48" calcext:value-type="string">
            <text:p>48</text:p>
          </table:table-cell>
          <table:table-cell table:formula="of:=MIDB([.I3];4;3)" office:value-type="string" office:string-value=" 42" calcext:value-type="string">
            <text:p><text:s/>42</text:p>
          </table:table-cell>
          <table:table-cell table:formula="of:=MIDB([.I3];8;3)" office:value-type="string" office:string-value=" 25" calcext:value-type="string">
            <text:p><text:s/>25</text:p>
          </table:table-cell>
          <table:table-cell table:formula="of:=-([.J3]+[.K3]/60+[.L3]/3600)" office:value-type="float" office:value="-48.7069444444444" calcext:value-type="float">
            <text:p>-48.7069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Acreúna</text:p>
          </table:table-cell>
          <table:table-cell table:style-name="ce3" office:value-type="string" calcext:value-type="string">
            <text:p>17º 23’ 44”</text:p>
          </table:table-cell>
          <table:table-cell table:formula="of:=MID([.C4];1;2)" office:value-type="string" office:string-value="17" calcext:value-type="string">
            <text:p>17</text:p>
          </table:table-cell>
          <table:table-cell table:style-name="ce3" table:formula="of:=MIDB([.C4];4;3)" office:value-type="string" office:string-value=" 23" calcext:value-type="string">
            <text:p><text:s/>23</text:p>
          </table:table-cell>
          <table:table-cell table:style-name="ce4" table:formula="of:=MIDB([.C4];8;3)" office:value-type="string" office:string-value=" 44" calcext:value-type="string">
            <text:p><text:s/>44</text:p>
          </table:table-cell>
          <table:table-cell table:formula="of:=-([.D4]+[.E4]/60+[.F4]/3600)" office:value-type="float" office:value="-17.3955555555556" calcext:value-type="float">
            <text:p>-17.395555555556</text:p>
          </table:table-cell>
          <table:table-cell/>
          <table:table-cell table:style-name="ce3" office:value-type="string" calcext:value-type="string">
            <text:p>50º 22’ 37”</text:p>
          </table:table-cell>
          <table:table-cell table:formula="of:=MID([.I4];1;2)" office:value-type="string" office:string-value="50" calcext:value-type="string">
            <text:p>50</text:p>
          </table:table-cell>
          <table:table-cell table:formula="of:=MIDB([.I4];4;3)" office:value-type="string" office:string-value=" 22" calcext:value-type="string">
            <text:p><text:s/>22</text:p>
          </table:table-cell>
          <table:table-cell table:formula="of:=MIDB([.I4];8;3)" office:value-type="string" office:string-value=" 37" calcext:value-type="string">
            <text:p><text:s/>37</text:p>
          </table:table-cell>
          <table:table-cell table:formula="of:=-([.J4]+[.K4]/60+[.L4]/3600)" office:value-type="float" office:value="-50.3769444444445" calcext:value-type="float">
            <text:p>-50.3769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Adelândia</text:p>
          </table:table-cell>
          <table:table-cell table:style-name="ce3" office:value-type="string" calcext:value-type="string">
            <text:p>16º 24’ 54”</text:p>
          </table:table-cell>
          <table:table-cell table:formula="of:=MID([.C5];1;2)" office:value-type="string" office:string-value="16" calcext:value-type="string">
            <text:p>16</text:p>
          </table:table-cell>
          <table:table-cell table:style-name="ce3" table:formula="of:=MIDB([.C5];4;3)" office:value-type="string" office:string-value=" 24" calcext:value-type="string">
            <text:p><text:s/>24</text:p>
          </table:table-cell>
          <table:table-cell table:style-name="ce4" table:formula="of:=MIDB([.C5];8;3)" office:value-type="string" office:string-value=" 54" calcext:value-type="string">
            <text:p><text:s/>54</text:p>
          </table:table-cell>
          <table:table-cell table:formula="of:=-([.D5]+[.E5]/60+[.F5]/3600)" office:value-type="float" office:value="-16.415" calcext:value-type="float">
            <text:p>-16.415000000000</text:p>
          </table:table-cell>
          <table:table-cell/>
          <table:table-cell table:style-name="ce3" office:value-type="string" calcext:value-type="string">
            <text:p>50º 09’ 56”</text:p>
          </table:table-cell>
          <table:table-cell table:formula="of:=MID([.I5];1;2)" office:value-type="string" office:string-value="50" calcext:value-type="string">
            <text:p>50</text:p>
          </table:table-cell>
          <table:table-cell table:formula="of:=MIDB([.I5];4;3)" office:value-type="string" office:string-value=" 09" calcext:value-type="string">
            <text:p><text:s/>09</text:p>
          </table:table-cell>
          <table:table-cell table:formula="of:=MIDB([.I5];8;3)" office:value-type="string" office:string-value=" 56" calcext:value-type="string">
            <text:p><text:s/>56</text:p>
          </table:table-cell>
          <table:table-cell table:formula="of:=-([.J5]+[.K5]/60+[.L5]/3600)" office:value-type="float" office:value="-50.1655555555556" calcext:value-type="float">
            <text:p>-50.1655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Água Fria de Goiás</text:p>
          </table:table-cell>
          <table:table-cell table:style-name="ce3" office:value-type="string" calcext:value-type="string">
            <text:p>14º 59’ 08”</text:p>
          </table:table-cell>
          <table:table-cell table:formula="of:=MID([.C6];1;2)" office:value-type="string" office:string-value="14" calcext:value-type="string">
            <text:p>14</text:p>
          </table:table-cell>
          <table:table-cell table:style-name="ce3" table:formula="of:=MIDB([.C6];4;3)" office:value-type="string" office:string-value=" 59" calcext:value-type="string">
            <text:p><text:s/>59</text:p>
          </table:table-cell>
          <table:table-cell table:style-name="ce4" table:formula="of:=MIDB([.C6];8;3)" office:value-type="string" office:string-value=" 08" calcext:value-type="string">
            <text:p><text:s/>08</text:p>
          </table:table-cell>
          <table:table-cell table:formula="of:=-([.D6]+[.E6]/60+[.F6]/3600)" office:value-type="float" office:value="-14.9855555555556" calcext:value-type="float">
            <text:p>-14.985555555556</text:p>
          </table:table-cell>
          <table:table-cell/>
          <table:table-cell table:style-name="ce3" office:value-type="string" calcext:value-type="string">
            <text:p>47º 47’ 03”</text:p>
          </table:table-cell>
          <table:table-cell table:formula="of:=MID([.I6];1;2)" office:value-type="string" office:string-value="47" calcext:value-type="string">
            <text:p>47</text:p>
          </table:table-cell>
          <table:table-cell table:formula="of:=MIDB([.I6];4;3)" office:value-type="string" office:string-value=" 47" calcext:value-type="string">
            <text:p><text:s/>47</text:p>
          </table:table-cell>
          <table:table-cell table:formula="of:=MIDB([.I6];8;3)" office:value-type="string" office:string-value=" 03" calcext:value-type="string">
            <text:p><text:s/>03</text:p>
          </table:table-cell>
          <table:table-cell table:formula="of:=-([.J6]+[.K6]/60+[.L6]/3600)" office:value-type="float" office:value="-47.7841666666667" calcext:value-type="float">
            <text:p>-47.784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Água Limpa</text:p>
          </table:table-cell>
          <table:table-cell table:style-name="ce3" office:value-type="string" calcext:value-type="string">
            <text:p>18º 04’ 25”</text:p>
          </table:table-cell>
          <table:table-cell table:formula="of:=MID([.C7];1;2)" office:value-type="string" office:string-value="18" calcext:value-type="string">
            <text:p>18</text:p>
          </table:table-cell>
          <table:table-cell table:style-name="ce3" table:formula="of:=MIDB([.C7];4;3)" office:value-type="string" office:string-value=" 04" calcext:value-type="string">
            <text:p><text:s/>04</text:p>
          </table:table-cell>
          <table:table-cell table:style-name="ce4" table:formula="of:=MIDB([.C7];8;3)" office:value-type="string" office:string-value=" 25" calcext:value-type="string">
            <text:p><text:s/>25</text:p>
          </table:table-cell>
          <table:table-cell table:formula="of:=-([.D7]+[.E7]/60+[.F7]/3600)" office:value-type="float" office:value="-18.0736111111111" calcext:value-type="float">
            <text:p>-18.073611111111</text:p>
          </table:table-cell>
          <table:table-cell/>
          <table:table-cell table:style-name="ce3" office:value-type="string" calcext:value-type="string">
            <text:p>48º 45’ 44”</text:p>
          </table:table-cell>
          <table:table-cell table:formula="of:=MID([.I7];1;2)" office:value-type="string" office:string-value="48" calcext:value-type="string">
            <text:p>48</text:p>
          </table:table-cell>
          <table:table-cell table:formula="of:=MIDB([.I7];4;3)" office:value-type="string" office:string-value=" 45" calcext:value-type="string">
            <text:p><text:s/>45</text:p>
          </table:table-cell>
          <table:table-cell table:formula="of:=MIDB([.I7];8;3)" office:value-type="string" office:string-value=" 44" calcext:value-type="string">
            <text:p><text:s/>44</text:p>
          </table:table-cell>
          <table:table-cell table:formula="of:=-([.J7]+[.K7]/60+[.L7]/3600)" office:value-type="float" office:value="-48.7622222222222" calcext:value-type="float">
            <text:p>-48.762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Águas Lindas de Goiás</text:p>
          </table:table-cell>
          <table:table-cell table:style-name="ce3" office:value-type="string" calcext:value-type="string">
            <text:p>15º 45’ 43”</text:p>
          </table:table-cell>
          <table:table-cell table:formula="of:=MID([.C8];1;2)" office:value-type="string" office:string-value="15" calcext:value-type="string">
            <text:p>15</text:p>
          </table:table-cell>
          <table:table-cell table:style-name="ce3" table:formula="of:=MIDB([.C8];4;3)" office:value-type="string" office:string-value=" 45" calcext:value-type="string">
            <text:p><text:s/>45</text:p>
          </table:table-cell>
          <table:table-cell table:style-name="ce4" table:formula="of:=MIDB([.C8];8;3)" office:value-type="string" office:string-value=" 43" calcext:value-type="string">
            <text:p><text:s/>43</text:p>
          </table:table-cell>
          <table:table-cell table:formula="of:=-([.D8]+[.E8]/60+[.F8]/3600)" office:value-type="float" office:value="-15.7619444444444" calcext:value-type="float">
            <text:p>-15.761944444445</text:p>
          </table:table-cell>
          <table:table-cell/>
          <table:table-cell table:style-name="ce3" office:value-type="string" calcext:value-type="string">
            <text:p>48º 16’ 54”</text:p>
          </table:table-cell>
          <table:table-cell table:formula="of:=MID([.I8];1;2)" office:value-type="string" office:string-value="48" calcext:value-type="string">
            <text:p>48</text:p>
          </table:table-cell>
          <table:table-cell table:formula="of:=MIDB([.I8];4;3)" office:value-type="string" office:string-value=" 16" calcext:value-type="string">
            <text:p><text:s/>16</text:p>
          </table:table-cell>
          <table:table-cell table:formula="of:=MIDB([.I8];8;3)" office:value-type="string" office:string-value=" 54" calcext:value-type="string">
            <text:p><text:s/>54</text:p>
          </table:table-cell>
          <table:table-cell table:formula="of:=-([.J8]+[.K8]/60+[.L8]/3600)" office:value-type="float" office:value="-48.2816666666667" calcext:value-type="float">
            <text:p>-48.28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Alexânia</text:p>
          </table:table-cell>
          <table:table-cell table:style-name="ce3" office:value-type="string" calcext:value-type="string">
            <text:p>16º 04’ 56”</text:p>
          </table:table-cell>
          <table:table-cell table:formula="of:=MID([.C9];1;2)" office:value-type="string" office:string-value="16" calcext:value-type="string">
            <text:p>16</text:p>
          </table:table-cell>
          <table:table-cell table:style-name="ce3" table:formula="of:=MIDB([.C9];4;3)" office:value-type="string" office:string-value=" 04" calcext:value-type="string">
            <text:p><text:s/>04</text:p>
          </table:table-cell>
          <table:table-cell table:style-name="ce4" table:formula="of:=MIDB([.C9];8;3)" office:value-type="string" office:string-value=" 56" calcext:value-type="string">
            <text:p><text:s/>56</text:p>
          </table:table-cell>
          <table:table-cell table:formula="of:=-([.D9]+[.E9]/60+[.F9]/3600)" office:value-type="float" office:value="-16.0822222222222" calcext:value-type="float">
            <text:p>-16.082222222222</text:p>
          </table:table-cell>
          <table:table-cell/>
          <table:table-cell table:style-name="ce3" office:value-type="string" calcext:value-type="string">
            <text:p>48º 30’ 26”</text:p>
          </table:table-cell>
          <table:table-cell table:formula="of:=MID([.I9];1;2)" office:value-type="string" office:string-value="48" calcext:value-type="string">
            <text:p>48</text:p>
          </table:table-cell>
          <table:table-cell table:formula="of:=MIDB([.I9];4;3)" office:value-type="string" office:string-value=" 30" calcext:value-type="string">
            <text:p><text:s/>30</text:p>
          </table:table-cell>
          <table:table-cell table:formula="of:=MIDB([.I9];8;3)" office:value-type="string" office:string-value=" 26" calcext:value-type="string">
            <text:p><text:s/>26</text:p>
          </table:table-cell>
          <table:table-cell table:formula="of:=-([.J9]+[.K9]/60+[.L9]/3600)" office:value-type="float" office:value="-48.5072222222222" calcext:value-type="float">
            <text:p>-48.507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Aloândia</text:p>
          </table:table-cell>
          <table:table-cell table:style-name="ce3" office:value-type="string" calcext:value-type="string">
            <text:p>17º 43’ 38”</text:p>
          </table:table-cell>
          <table:table-cell table:formula="of:=MID([.C10];1;2)" office:value-type="string" office:string-value="17" calcext:value-type="string">
            <text:p>17</text:p>
          </table:table-cell>
          <table:table-cell table:style-name="ce3" table:formula="of:=MIDB([.C10];4;3)" office:value-type="string" office:string-value=" 43" calcext:value-type="string">
            <text:p><text:s/>43</text:p>
          </table:table-cell>
          <table:table-cell table:style-name="ce4" table:formula="of:=MIDB([.C10];8;3)" office:value-type="string" office:string-value=" 38" calcext:value-type="string">
            <text:p><text:s/>38</text:p>
          </table:table-cell>
          <table:table-cell table:formula="of:=-([.D10]+[.E10]/60+[.F10]/3600)" office:value-type="float" office:value="-17.7272222222222" calcext:value-type="float">
            <text:p>-17.727222222222</text:p>
          </table:table-cell>
          <table:table-cell/>
          <table:table-cell table:style-name="ce3" office:value-type="string" calcext:value-type="string">
            <text:p>49º 28’ 49”</text:p>
          </table:table-cell>
          <table:table-cell table:formula="of:=MID([.I10];1;2)" office:value-type="string" office:string-value="49" calcext:value-type="string">
            <text:p>49</text:p>
          </table:table-cell>
          <table:table-cell table:formula="of:=MIDB([.I10];4;3)" office:value-type="string" office:string-value=" 28" calcext:value-type="string">
            <text:p><text:s/>28</text:p>
          </table:table-cell>
          <table:table-cell table:formula="of:=MIDB([.I10];8;3)" office:value-type="string" office:string-value=" 49" calcext:value-type="string">
            <text:p><text:s/>49</text:p>
          </table:table-cell>
          <table:table-cell table:formula="of:=-([.J10]+[.K10]/60+[.L10]/3600)" office:value-type="float" office:value="-49.4802777777778" calcext:value-type="float">
            <text:p>-49.48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Alto Horizonte</text:p>
          </table:table-cell>
          <table:table-cell table:style-name="ce3" office:value-type="string" calcext:value-type="string">
            <text:p>14º 11’ 44”</text:p>
          </table:table-cell>
          <table:table-cell table:formula="of:=MID([.C11];1;2)" office:value-type="string" office:string-value="14" calcext:value-type="string">
            <text:p>14</text:p>
          </table:table-cell>
          <table:table-cell table:style-name="ce3" table:formula="of:=MIDB([.C11];4;3)" office:value-type="string" office:string-value=" 11" calcext:value-type="string">
            <text:p><text:s/>11</text:p>
          </table:table-cell>
          <table:table-cell table:style-name="ce4" table:formula="of:=MIDB([.C11];8;3)" office:value-type="string" office:string-value=" 44" calcext:value-type="string">
            <text:p><text:s/>44</text:p>
          </table:table-cell>
          <table:table-cell table:formula="of:=-([.D11]+[.E11]/60+[.F11]/3600)" office:value-type="float" office:value="-14.1955555555556" calcext:value-type="float">
            <text:p>-14.195555555556</text:p>
          </table:table-cell>
          <table:table-cell/>
          <table:table-cell table:style-name="ce3" office:value-type="string" calcext:value-type="string">
            <text:p>49º 20’ 19”</text:p>
          </table:table-cell>
          <table:table-cell table:formula="of:=MID([.I11];1;2)" office:value-type="string" office:string-value="49" calcext:value-type="string">
            <text:p>49</text:p>
          </table:table-cell>
          <table:table-cell table:formula="of:=MIDB([.I11];4;3)" office:value-type="string" office:string-value=" 20" calcext:value-type="string">
            <text:p><text:s/>20</text:p>
          </table:table-cell>
          <table:table-cell table:formula="of:=MIDB([.I11];8;3)" office:value-type="string" office:string-value=" 19" calcext:value-type="string">
            <text:p><text:s/>19</text:p>
          </table:table-cell>
          <table:table-cell table:formula="of:=-([.J11]+[.K11]/60+[.L11]/3600)" office:value-type="float" office:value="-49.3386111111111" calcext:value-type="float">
            <text:p>-49.338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Alto Paraíso de Goiás</text:p>
          </table:table-cell>
          <table:table-cell table:style-name="ce3" office:value-type="string" calcext:value-type="string">
            <text:p>14º 07’ 57”</text:p>
          </table:table-cell>
          <table:table-cell table:formula="of:=MID([.C12];1;2)" office:value-type="string" office:string-value="14" calcext:value-type="string">
            <text:p>14</text:p>
          </table:table-cell>
          <table:table-cell table:style-name="ce3" table:formula="of:=MIDB([.C12];4;3)" office:value-type="string" office:string-value=" 07" calcext:value-type="string">
            <text:p><text:s/>07</text:p>
          </table:table-cell>
          <table:table-cell table:style-name="ce4" table:formula="of:=MIDB([.C12];8;3)" office:value-type="string" office:string-value=" 57" calcext:value-type="string">
            <text:p><text:s/>57</text:p>
          </table:table-cell>
          <table:table-cell table:formula="of:=-([.D12]+[.E12]/60+[.F12]/3600)" office:value-type="float" office:value="-14.1325" calcext:value-type="float">
            <text:p>-14.132500000000</text:p>
          </table:table-cell>
          <table:table-cell/>
          <table:table-cell table:style-name="ce3" office:value-type="string" calcext:value-type="string">
            <text:p>47º 30’ 36”</text:p>
          </table:table-cell>
          <table:table-cell table:formula="of:=MID([.I12];1;2)" office:value-type="string" office:string-value="47" calcext:value-type="string">
            <text:p>47</text:p>
          </table:table-cell>
          <table:table-cell table:formula="of:=MIDB([.I12];4;3)" office:value-type="string" office:string-value=" 30" calcext:value-type="string">
            <text:p><text:s/>30</text:p>
          </table:table-cell>
          <table:table-cell table:formula="of:=MIDB([.I12];8;3)" office:value-type="string" office:string-value=" 36" calcext:value-type="string">
            <text:p><text:s/>36</text:p>
          </table:table-cell>
          <table:table-cell table:formula="of:=-([.J12]+[.K12]/60+[.L12]/3600)" office:value-type="float" office:value="-47.51" calcext:value-type="float">
            <text:p>-47.510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Alvorada do Norte</text:p>
          </table:table-cell>
          <table:table-cell table:style-name="ce3" office:value-type="string" calcext:value-type="string">
            <text:p>14º 28’ 51”</text:p>
          </table:table-cell>
          <table:table-cell table:formula="of:=MID([.C13];1;2)" office:value-type="string" office:string-value="14" calcext:value-type="string">
            <text:p>14</text:p>
          </table:table-cell>
          <table:table-cell table:style-name="ce3" table:formula="of:=MIDB([.C13];4;3)" office:value-type="string" office:string-value=" 28" calcext:value-type="string">
            <text:p><text:s/>28</text:p>
          </table:table-cell>
          <table:table-cell table:style-name="ce4" table:formula="of:=MIDB([.C13];8;3)" office:value-type="string" office:string-value=" 51" calcext:value-type="string">
            <text:p><text:s/>51</text:p>
          </table:table-cell>
          <table:table-cell table:formula="of:=-([.D13]+[.E13]/60+[.F13]/3600)" office:value-type="float" office:value="-14.4808333333333" calcext:value-type="float">
            <text:p>-14.480833333333</text:p>
          </table:table-cell>
          <table:table-cell/>
          <table:table-cell table:style-name="ce3" office:value-type="string" calcext:value-type="string">
            <text:p>46º 29’ 32”</text:p>
          </table:table-cell>
          <table:table-cell table:formula="of:=MID([.I13];1;2)" office:value-type="string" office:string-value="46" calcext:value-type="string">
            <text:p>46</text:p>
          </table:table-cell>
          <table:table-cell table:formula="of:=MIDB([.I13];4;3)" office:value-type="string" office:string-value=" 29" calcext:value-type="string">
            <text:p><text:s/>29</text:p>
          </table:table-cell>
          <table:table-cell table:formula="of:=MIDB([.I13];8;3)" office:value-type="string" office:string-value=" 32" calcext:value-type="string">
            <text:p><text:s/>32</text:p>
          </table:table-cell>
          <table:table-cell table:formula="of:=-([.J13]+[.K13]/60+[.L13]/3600)" office:value-type="float" office:value="-46.4922222222222" calcext:value-type="float">
            <text:p>-46.492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Amaralina</text:p>
          </table:table-cell>
          <table:table-cell table:style-name="ce3" office:value-type="string" calcext:value-type="string">
            <text:p>13º 55’ 35”</text:p>
          </table:table-cell>
          <table:table-cell table:formula="of:=MID([.C14];1;2)" office:value-type="string" office:string-value="13" calcext:value-type="string">
            <text:p>13</text:p>
          </table:table-cell>
          <table:table-cell table:style-name="ce3" table:formula="of:=MIDB([.C14];4;3)" office:value-type="string" office:string-value=" 55" calcext:value-type="string">
            <text:p><text:s/>55</text:p>
          </table:table-cell>
          <table:table-cell table:style-name="ce4" table:formula="of:=MIDB([.C14];8;3)" office:value-type="string" office:string-value=" 35" calcext:value-type="string">
            <text:p><text:s/>35</text:p>
          </table:table-cell>
          <table:table-cell table:formula="of:=-([.D14]+[.E14]/60+[.F14]/3600)" office:value-type="float" office:value="-13.9263888888889" calcext:value-type="float">
            <text:p>-13.926388888889</text:p>
          </table:table-cell>
          <table:table-cell/>
          <table:table-cell table:style-name="ce3" office:value-type="string" calcext:value-type="string">
            <text:p>49º 17’ 50”</text:p>
          </table:table-cell>
          <table:table-cell table:formula="of:=MID([.I14];1;2)" office:value-type="string" office:string-value="49" calcext:value-type="string">
            <text:p>49</text:p>
          </table:table-cell>
          <table:table-cell table:formula="of:=MIDB([.I14];4;3)" office:value-type="string" office:string-value=" 17" calcext:value-type="string">
            <text:p><text:s/>17</text:p>
          </table:table-cell>
          <table:table-cell table:formula="of:=MIDB([.I14];8;3)" office:value-type="string" office:string-value=" 50" calcext:value-type="string">
            <text:p><text:s/>50</text:p>
          </table:table-cell>
          <table:table-cell table:formula="of:=-([.J14]+[.K14]/60+[.L14]/3600)" office:value-type="float" office:value="-49.2972222222222" calcext:value-type="float">
            <text:p>-49.297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Americano do Brasil</text:p>
          </table:table-cell>
          <table:table-cell table:style-name="ce3" office:value-type="string" calcext:value-type="string">
            <text:p>16º 15’ 17”</text:p>
          </table:table-cell>
          <table:table-cell table:formula="of:=MID([.C15];1;2)" office:value-type="string" office:string-value="16" calcext:value-type="string">
            <text:p>16</text:p>
          </table:table-cell>
          <table:table-cell table:style-name="ce3" table:formula="of:=MIDB([.C15];4;3)" office:value-type="string" office:string-value=" 15" calcext:value-type="string">
            <text:p><text:s/>15</text:p>
          </table:table-cell>
          <table:table-cell table:style-name="ce4" table:formula="of:=MIDB([.C15];8;3)" office:value-type="string" office:string-value=" 17" calcext:value-type="string">
            <text:p><text:s/>17</text:p>
          </table:table-cell>
          <table:table-cell table:formula="of:=-([.D15]+[.E15]/60+[.F15]/3600)" office:value-type="float" office:value="-16.2547222222222" calcext:value-type="float">
            <text:p>-16.254722222222</text:p>
          </table:table-cell>
          <table:table-cell/>
          <table:table-cell table:style-name="ce3" office:value-type="string" calcext:value-type="string">
            <text:p>49º 58’ 58”</text:p>
          </table:table-cell>
          <table:table-cell table:formula="of:=MID([.I15];1;2)" office:value-type="string" office:string-value="49" calcext:value-type="string">
            <text:p>49</text:p>
          </table:table-cell>
          <table:table-cell table:formula="of:=MIDB([.I15];4;3)" office:value-type="string" office:string-value=" 58" calcext:value-type="string">
            <text:p><text:s/>58</text:p>
          </table:table-cell>
          <table:table-cell table:formula="of:=MIDB([.I15];8;3)" office:value-type="string" office:string-value=" 58" calcext:value-type="string">
            <text:p><text:s/>58</text:p>
          </table:table-cell>
          <table:table-cell table:formula="of:=-([.J15]+[.K15]/60+[.L15]/3600)" office:value-type="float" office:value="-49.9827777777778" calcext:value-type="float">
            <text:p>-49.9827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Amorinópolis</text:p>
          </table:table-cell>
          <table:table-cell table:style-name="ce3" office:value-type="string" calcext:value-type="string">
            <text:p>16º 37’ 09”</text:p>
          </table:table-cell>
          <table:table-cell table:formula="of:=MID([.C16];1;2)" office:value-type="string" office:string-value="16" calcext:value-type="string">
            <text:p>16</text:p>
          </table:table-cell>
          <table:table-cell table:style-name="ce3" table:formula="of:=MIDB([.C16];4;3)" office:value-type="string" office:string-value=" 37" calcext:value-type="string">
            <text:p><text:s/>37</text:p>
          </table:table-cell>
          <table:table-cell table:style-name="ce4" table:formula="of:=MIDB([.C16];8;3)" office:value-type="string" office:string-value=" 09" calcext:value-type="string">
            <text:p><text:s/>09</text:p>
          </table:table-cell>
          <table:table-cell table:formula="of:=-([.D16]+[.E16]/60+[.F16]/3600)" office:value-type="float" office:value="-16.6191666666667" calcext:value-type="float">
            <text:p>-16.619166666667</text:p>
          </table:table-cell>
          <table:table-cell/>
          <table:table-cell table:style-name="ce3" office:value-type="string" calcext:value-type="string">
            <text:p>51º 05’ 37”</text:p>
          </table:table-cell>
          <table:table-cell table:formula="of:=MID([.I16];1;2)" office:value-type="string" office:string-value="51" calcext:value-type="string">
            <text:p>51</text:p>
          </table:table-cell>
          <table:table-cell table:formula="of:=MIDB([.I16];4;3)" office:value-type="string" office:string-value=" 05" calcext:value-type="string">
            <text:p><text:s/>05</text:p>
          </table:table-cell>
          <table:table-cell table:formula="of:=MIDB([.I16];8;3)" office:value-type="string" office:string-value=" 37" calcext:value-type="string">
            <text:p><text:s/>37</text:p>
          </table:table-cell>
          <table:table-cell table:formula="of:=-([.J16]+[.K16]/60+[.L16]/3600)" office:value-type="float" office:value="-51.0936111111111" calcext:value-type="float">
            <text:p>-51.093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Anápolis</text:p>
          </table:table-cell>
          <table:table-cell table:style-name="ce3" office:value-type="string" calcext:value-type="string">
            <text:p>16º 19’ 36”</text:p>
          </table:table-cell>
          <table:table-cell table:formula="of:=MID([.C17];1;2)" office:value-type="string" office:string-value="16" calcext:value-type="string">
            <text:p>16</text:p>
          </table:table-cell>
          <table:table-cell table:style-name="ce3" table:formula="of:=MIDB([.C17];4;3)" office:value-type="string" office:string-value=" 19" calcext:value-type="string">
            <text:p><text:s/>19</text:p>
          </table:table-cell>
          <table:table-cell table:style-name="ce4" table:formula="of:=MIDB([.C17];8;3)" office:value-type="string" office:string-value=" 36" calcext:value-type="string">
            <text:p><text:s/>36</text:p>
          </table:table-cell>
          <table:table-cell table:formula="of:=-([.D17]+[.E17]/60+[.F17]/3600)" office:value-type="float" office:value="-16.3266666666667" calcext:value-type="float">
            <text:p>-16.326666666667</text:p>
          </table:table-cell>
          <table:table-cell/>
          <table:table-cell table:style-name="ce3" office:value-type="string" calcext:value-type="string">
            <text:p>48º 57’ 10”</text:p>
          </table:table-cell>
          <table:table-cell table:formula="of:=MID([.I17];1;2)" office:value-type="string" office:string-value="48" calcext:value-type="string">
            <text:p>48</text:p>
          </table:table-cell>
          <table:table-cell table:formula="of:=MIDB([.I17];4;3)" office:value-type="string" office:string-value=" 57" calcext:value-type="string">
            <text:p><text:s/>57</text:p>
          </table:table-cell>
          <table:table-cell table:formula="of:=MIDB([.I17];8;3)" office:value-type="string" office:string-value=" 10" calcext:value-type="string">
            <text:p><text:s/>10</text:p>
          </table:table-cell>
          <table:table-cell table:formula="of:=-([.J17]+[.K17]/60+[.L17]/3600)" office:value-type="float" office:value="-48.9527777777778" calcext:value-type="float">
            <text:p>-48.9527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Anhanguera</text:p>
          </table:table-cell>
          <table:table-cell table:style-name="ce3" office:value-type="string" calcext:value-type="string">
            <text:p>18º 20’ 14”</text:p>
          </table:table-cell>
          <table:table-cell table:formula="of:=MID([.C18];1;2)" office:value-type="string" office:string-value="18" calcext:value-type="string">
            <text:p>18</text:p>
          </table:table-cell>
          <table:table-cell table:style-name="ce3" table:formula="of:=MIDB([.C18];4;3)" office:value-type="string" office:string-value=" 20" calcext:value-type="string">
            <text:p><text:s/>20</text:p>
          </table:table-cell>
          <table:table-cell table:style-name="ce4" table:formula="of:=MIDB([.C18];8;3)" office:value-type="string" office:string-value=" 14" calcext:value-type="string">
            <text:p><text:s/>14</text:p>
          </table:table-cell>
          <table:table-cell table:formula="of:=-([.D18]+[.E18]/60+[.F18]/3600)" office:value-type="float" office:value="-18.3372222222222" calcext:value-type="float">
            <text:p>-18.337222222222</text:p>
          </table:table-cell>
          <table:table-cell/>
          <table:table-cell table:style-name="ce3" office:value-type="string" calcext:value-type="string">
            <text:p>48º 13’ 09”</text:p>
          </table:table-cell>
          <table:table-cell table:formula="of:=MID([.I18];1;2)" office:value-type="string" office:string-value="48" calcext:value-type="string">
            <text:p>48</text:p>
          </table:table-cell>
          <table:table-cell table:formula="of:=MIDB([.I18];4;3)" office:value-type="string" office:string-value=" 13" calcext:value-type="string">
            <text:p><text:s/>13</text:p>
          </table:table-cell>
          <table:table-cell table:formula="of:=MIDB([.I18];8;3)" office:value-type="string" office:string-value=" 09" calcext:value-type="string">
            <text:p><text:s/>09</text:p>
          </table:table-cell>
          <table:table-cell table:formula="of:=-([.J18]+[.K18]/60+[.L18]/3600)" office:value-type="float" office:value="-48.2191666666667" calcext:value-type="float">
            <text:p>-48.219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Anicuns</text:p>
          </table:table-cell>
          <table:table-cell table:style-name="ce3" office:value-type="string" calcext:value-type="string">
            <text:p>16º 27’ 40”</text:p>
          </table:table-cell>
          <table:table-cell table:formula="of:=MID([.C19];1;2)" office:value-type="string" office:string-value="16" calcext:value-type="string">
            <text:p>16</text:p>
          </table:table-cell>
          <table:table-cell table:style-name="ce3" table:formula="of:=MIDB([.C19];4;3)" office:value-type="string" office:string-value=" 27" calcext:value-type="string">
            <text:p><text:s/>27</text:p>
          </table:table-cell>
          <table:table-cell table:style-name="ce4" table:formula="of:=MIDB([.C19];8;3)" office:value-type="string" office:string-value=" 40" calcext:value-type="string">
            <text:p><text:s/>40</text:p>
          </table:table-cell>
          <table:table-cell table:formula="of:=-([.D19]+[.E19]/60+[.F19]/3600)" office:value-type="float" office:value="-16.4611111111111" calcext:value-type="float">
            <text:p>-16.461111111111</text:p>
          </table:table-cell>
          <table:table-cell/>
          <table:table-cell table:style-name="ce3" office:value-type="string" calcext:value-type="string">
            <text:p>49º 57’ 42”</text:p>
          </table:table-cell>
          <table:table-cell table:formula="of:=MID([.I19];1;2)" office:value-type="string" office:string-value="49" calcext:value-type="string">
            <text:p>49</text:p>
          </table:table-cell>
          <table:table-cell table:formula="of:=MIDB([.I19];4;3)" office:value-type="string" office:string-value=" 57" calcext:value-type="string">
            <text:p><text:s/>57</text:p>
          </table:table-cell>
          <table:table-cell table:formula="of:=MIDB([.I19];8;3)" office:value-type="string" office:string-value=" 42" calcext:value-type="string">
            <text:p><text:s/>42</text:p>
          </table:table-cell>
          <table:table-cell table:formula="of:=-([.J19]+[.K19]/60+[.L19]/3600)" office:value-type="float" office:value="-49.9616666666667" calcext:value-type="float">
            <text:p>-49.96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Aparecida de Goiânia</text:p>
          </table:table-cell>
          <table:table-cell table:style-name="ce3" office:value-type="string" calcext:value-type="string">
            <text:p>16º 49’ 24”</text:p>
          </table:table-cell>
          <table:table-cell table:formula="of:=MID([.C20];1;2)" office:value-type="string" office:string-value="16" calcext:value-type="string">
            <text:p>16</text:p>
          </table:table-cell>
          <table:table-cell table:style-name="ce3" table:formula="of:=MIDB([.C20];4;3)" office:value-type="string" office:string-value=" 49" calcext:value-type="string">
            <text:p><text:s/>49</text:p>
          </table:table-cell>
          <table:table-cell table:style-name="ce4" table:formula="of:=MIDB([.C20];8;3)" office:value-type="string" office:string-value=" 24" calcext:value-type="string">
            <text:p><text:s/>24</text:p>
          </table:table-cell>
          <table:table-cell table:formula="of:=-([.D20]+[.E20]/60+[.F20]/3600)" office:value-type="float" office:value="-16.8233333333333" calcext:value-type="float">
            <text:p>-16.823333333333</text:p>
          </table:table-cell>
          <table:table-cell/>
          <table:table-cell table:style-name="ce3" office:value-type="string" calcext:value-type="string">
            <text:p>49º 14’ 38”</text:p>
          </table:table-cell>
          <table:table-cell table:formula="of:=MID([.I20];1;2)" office:value-type="string" office:string-value="49" calcext:value-type="string">
            <text:p>49</text:p>
          </table:table-cell>
          <table:table-cell table:formula="of:=MIDB([.I20];4;3)" office:value-type="string" office:string-value=" 14" calcext:value-type="string">
            <text:p><text:s/>14</text:p>
          </table:table-cell>
          <table:table-cell table:formula="of:=MIDB([.I20];8;3)" office:value-type="string" office:string-value=" 38" calcext:value-type="string">
            <text:p><text:s/>38</text:p>
          </table:table-cell>
          <table:table-cell table:formula="of:=-([.J20]+[.K20]/60+[.L20]/3600)" office:value-type="float" office:value="-49.2438888888889" calcext:value-type="float">
            <text:p>-49.24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Aparecida do Rio Doce</text:p>
          </table:table-cell>
          <table:table-cell table:style-name="ce3" office:value-type="string" calcext:value-type="string">
            <text:p>18º 17’ 56”</text:p>
          </table:table-cell>
          <table:table-cell table:formula="of:=MID([.C21];1;2)" office:value-type="string" office:string-value="18" calcext:value-type="string">
            <text:p>18</text:p>
          </table:table-cell>
          <table:table-cell table:style-name="ce3" table:formula="of:=MIDB([.C21];4;3)" office:value-type="string" office:string-value=" 17" calcext:value-type="string">
            <text:p><text:s/>17</text:p>
          </table:table-cell>
          <table:table-cell table:style-name="ce4" table:formula="of:=MIDB([.C21];8;3)" office:value-type="string" office:string-value=" 56" calcext:value-type="string">
            <text:p><text:s/>56</text:p>
          </table:table-cell>
          <table:table-cell table:formula="of:=-([.D21]+[.E21]/60+[.F21]/3600)" office:value-type="float" office:value="-18.2988888888889" calcext:value-type="float">
            <text:p>-18.298888888889</text:p>
          </table:table-cell>
          <table:table-cell/>
          <table:table-cell table:style-name="ce3" office:value-type="string" calcext:value-type="string">
            <text:p>51º 08’ 43”</text:p>
          </table:table-cell>
          <table:table-cell table:formula="of:=MID([.I21];1;2)" office:value-type="string" office:string-value="51" calcext:value-type="string">
            <text:p>51</text:p>
          </table:table-cell>
          <table:table-cell table:formula="of:=MIDB([.I21];4;3)" office:value-type="string" office:string-value=" 08" calcext:value-type="string">
            <text:p><text:s/>08</text:p>
          </table:table-cell>
          <table:table-cell table:formula="of:=MIDB([.I21];8;3)" office:value-type="string" office:string-value=" 43" calcext:value-type="string">
            <text:p><text:s/>43</text:p>
          </table:table-cell>
          <table:table-cell table:formula="of:=-([.J21]+[.K21]/60+[.L21]/3600)" office:value-type="float" office:value="-51.1452777777778" calcext:value-type="float">
            <text:p>-51.145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Aporé</text:p>
          </table:table-cell>
          <table:table-cell table:style-name="ce3" office:value-type="string" calcext:value-type="string">
            <text:p>18º 57’ 55”</text:p>
          </table:table-cell>
          <table:table-cell table:formula="of:=MID([.C22];1;2)" office:value-type="string" office:string-value="18" calcext:value-type="string">
            <text:p>18</text:p>
          </table:table-cell>
          <table:table-cell table:style-name="ce3" table:formula="of:=MIDB([.C22];4;3)" office:value-type="string" office:string-value=" 57" calcext:value-type="string">
            <text:p><text:s/>57</text:p>
          </table:table-cell>
          <table:table-cell table:style-name="ce4" table:formula="of:=MIDB([.C22];8;3)" office:value-type="string" office:string-value=" 55" calcext:value-type="string">
            <text:p><text:s/>55</text:p>
          </table:table-cell>
          <table:table-cell table:formula="of:=-([.D22]+[.E22]/60+[.F22]/3600)" office:value-type="float" office:value="-18.9652777777778" calcext:value-type="float">
            <text:p>-18.965277777778</text:p>
          </table:table-cell>
          <table:table-cell/>
          <table:table-cell table:style-name="ce3" office:value-type="string" calcext:value-type="string">
            <text:p>51º 55’ 35”</text:p>
          </table:table-cell>
          <table:table-cell table:formula="of:=MID([.I22];1;2)" office:value-type="string" office:string-value="51" calcext:value-type="string">
            <text:p>51</text:p>
          </table:table-cell>
          <table:table-cell table:formula="of:=MIDB([.I22];4;3)" office:value-type="string" office:string-value=" 55" calcext:value-type="string">
            <text:p><text:s/>55</text:p>
          </table:table-cell>
          <table:table-cell table:formula="of:=MIDB([.I22];8;3)" office:value-type="string" office:string-value=" 35" calcext:value-type="string">
            <text:p><text:s/>35</text:p>
          </table:table-cell>
          <table:table-cell table:formula="of:=-([.J22]+[.K22]/60+[.L22]/3600)" office:value-type="float" office:value="-51.9263888888889" calcext:value-type="float">
            <text:p>-51.926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Araçu</text:p>
          </table:table-cell>
          <table:table-cell table:style-name="ce3" office:value-type="string" calcext:value-type="string">
            <text:p>16º 21’ 27”</text:p>
          </table:table-cell>
          <table:table-cell table:formula="of:=MID([.C23];1;2)" office:value-type="string" office:string-value="16" calcext:value-type="string">
            <text:p>16</text:p>
          </table:table-cell>
          <table:table-cell table:style-name="ce3" table:formula="of:=MIDB([.C23];4;3)" office:value-type="string" office:string-value=" 21" calcext:value-type="string">
            <text:p><text:s/>21</text:p>
          </table:table-cell>
          <table:table-cell table:style-name="ce4" table:formula="of:=MIDB([.C23];8;3)" office:value-type="string" office:string-value=" 27" calcext:value-type="string">
            <text:p><text:s/>27</text:p>
          </table:table-cell>
          <table:table-cell table:formula="of:=-([.D23]+[.E23]/60+[.F23]/3600)" office:value-type="float" office:value="-16.3575" calcext:value-type="float">
            <text:p>-16.357500000000</text:p>
          </table:table-cell>
          <table:table-cell/>
          <table:table-cell table:style-name="ce3" office:value-type="string" calcext:value-type="string">
            <text:p>49º 40’ 52”</text:p>
          </table:table-cell>
          <table:table-cell table:formula="of:=MID([.I23];1;2)" office:value-type="string" office:string-value="49" calcext:value-type="string">
            <text:p>49</text:p>
          </table:table-cell>
          <table:table-cell table:formula="of:=MIDB([.I23];4;3)" office:value-type="string" office:string-value=" 40" calcext:value-type="string">
            <text:p><text:s/>40</text:p>
          </table:table-cell>
          <table:table-cell table:formula="of:=MIDB([.I23];8;3)" office:value-type="string" office:string-value=" 52" calcext:value-type="string">
            <text:p><text:s/>52</text:p>
          </table:table-cell>
          <table:table-cell table:formula="of:=-([.J23]+[.K23]/60+[.L23]/3600)" office:value-type="float" office:value="-49.6811111111111" calcext:value-type="float">
            <text:p>-49.68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Aragarças</text:p>
          </table:table-cell>
          <table:table-cell table:style-name="ce3" office:value-type="string" calcext:value-type="string">
            <text:p>15º 53’ 51”</text:p>
          </table:table-cell>
          <table:table-cell table:formula="of:=MID([.C24];1;2)" office:value-type="string" office:string-value="15" calcext:value-type="string">
            <text:p>15</text:p>
          </table:table-cell>
          <table:table-cell table:style-name="ce3" table:formula="of:=MIDB([.C24];4;3)" office:value-type="string" office:string-value=" 53" calcext:value-type="string">
            <text:p><text:s/>53</text:p>
          </table:table-cell>
          <table:table-cell table:style-name="ce4" table:formula="of:=MIDB([.C24];8;3)" office:value-type="string" office:string-value=" 51" calcext:value-type="string">
            <text:p><text:s/>51</text:p>
          </table:table-cell>
          <table:table-cell table:formula="of:=-([.D24]+[.E24]/60+[.F24]/3600)" office:value-type="float" office:value="-15.8975" calcext:value-type="float">
            <text:p>-15.897500000000</text:p>
          </table:table-cell>
          <table:table-cell/>
          <table:table-cell table:style-name="ce3" office:value-type="string" calcext:value-type="string">
            <text:p>52º 15’ 03”</text:p>
          </table:table-cell>
          <table:table-cell table:formula="of:=MID([.I24];1;2)" office:value-type="string" office:string-value="52" calcext:value-type="string">
            <text:p>52</text:p>
          </table:table-cell>
          <table:table-cell table:formula="of:=MIDB([.I24];4;3)" office:value-type="string" office:string-value=" 15" calcext:value-type="string">
            <text:p><text:s/>15</text:p>
          </table:table-cell>
          <table:table-cell table:formula="of:=MIDB([.I24];8;3)" office:value-type="string" office:string-value=" 03" calcext:value-type="string">
            <text:p><text:s/>03</text:p>
          </table:table-cell>
          <table:table-cell table:formula="of:=-([.J24]+[.K24]/60+[.L24]/3600)" office:value-type="float" office:value="-52.2508333333333" calcext:value-type="float">
            <text:p>-52.250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Aragoiânia</text:p>
          </table:table-cell>
          <table:table-cell table:style-name="ce3" office:value-type="string" calcext:value-type="string">
            <text:p>16º 54’ 43”</text:p>
          </table:table-cell>
          <table:table-cell table:formula="of:=MID([.C25];1;2)" office:value-type="string" office:string-value="16" calcext:value-type="string">
            <text:p>16</text:p>
          </table:table-cell>
          <table:table-cell table:style-name="ce3" table:formula="of:=MIDB([.C25];4;3)" office:value-type="string" office:string-value=" 54" calcext:value-type="string">
            <text:p><text:s/>54</text:p>
          </table:table-cell>
          <table:table-cell table:style-name="ce4" table:formula="of:=MIDB([.C25];8;3)" office:value-type="string" office:string-value=" 43" calcext:value-type="string">
            <text:p><text:s/>43</text:p>
          </table:table-cell>
          <table:table-cell table:formula="of:=-([.D25]+[.E25]/60+[.F25]/3600)" office:value-type="float" office:value="-16.9119444444444" calcext:value-type="float">
            <text:p>-16.911944444445</text:p>
          </table:table-cell>
          <table:table-cell/>
          <table:table-cell table:style-name="ce3" office:value-type="string" calcext:value-type="string">
            <text:p>49º 27’ 05”</text:p>
          </table:table-cell>
          <table:table-cell table:formula="of:=MID([.I25];1;2)" office:value-type="string" office:string-value="49" calcext:value-type="string">
            <text:p>49</text:p>
          </table:table-cell>
          <table:table-cell table:formula="of:=MIDB([.I25];4;3)" office:value-type="string" office:string-value=" 27" calcext:value-type="string">
            <text:p><text:s/>27</text:p>
          </table:table-cell>
          <table:table-cell table:formula="of:=MIDB([.I25];8;3)" office:value-type="string" office:string-value=" 05" calcext:value-type="string">
            <text:p><text:s/>05</text:p>
          </table:table-cell>
          <table:table-cell table:formula="of:=-([.J25]+[.K25]/60+[.L25]/3600)" office:value-type="float" office:value="-49.4513888888889" calcext:value-type="float">
            <text:p>-49.451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Araguapaz</text:p>
          </table:table-cell>
          <table:table-cell table:style-name="ce3" office:value-type="string" calcext:value-type="string">
            <text:p>15º 05’ 27”</text:p>
          </table:table-cell>
          <table:table-cell table:formula="of:=MID([.C26];1;2)" office:value-type="string" office:string-value="15" calcext:value-type="string">
            <text:p>15</text:p>
          </table:table-cell>
          <table:table-cell table:style-name="ce3" table:formula="of:=MIDB([.C26];4;3)" office:value-type="string" office:string-value=" 05" calcext:value-type="string">
            <text:p><text:s/>05</text:p>
          </table:table-cell>
          <table:table-cell table:style-name="ce4" table:formula="of:=MIDB([.C26];8;3)" office:value-type="string" office:string-value=" 27" calcext:value-type="string">
            <text:p><text:s/>27</text:p>
          </table:table-cell>
          <table:table-cell table:formula="of:=-([.D26]+[.E26]/60+[.F26]/3600)" office:value-type="float" office:value="-15.0908333333333" calcext:value-type="float">
            <text:p>-15.090833333333</text:p>
          </table:table-cell>
          <table:table-cell/>
          <table:table-cell table:style-name="ce3" office:value-type="string" calcext:value-type="string">
            <text:p>50º 37’ 56”</text:p>
          </table:table-cell>
          <table:table-cell table:formula="of:=MID([.I26];1;2)" office:value-type="string" office:string-value="50" calcext:value-type="string">
            <text:p>50</text:p>
          </table:table-cell>
          <table:table-cell table:formula="of:=MIDB([.I26];4;3)" office:value-type="string" office:string-value=" 37" calcext:value-type="string">
            <text:p><text:s/>37</text:p>
          </table:table-cell>
          <table:table-cell table:formula="of:=MIDB([.I26];8;3)" office:value-type="string" office:string-value=" 56" calcext:value-type="string">
            <text:p><text:s/>56</text:p>
          </table:table-cell>
          <table:table-cell table:formula="of:=-([.J26]+[.K26]/60+[.L26]/3600)" office:value-type="float" office:value="-50.6322222222222" calcext:value-type="float">
            <text:p>-50.632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Arenópolis</text:p>
          </table:table-cell>
          <table:table-cell table:style-name="ce3" office:value-type="string" calcext:value-type="string">
            <text:p>16º 23’ 10”</text:p>
          </table:table-cell>
          <table:table-cell table:formula="of:=MID([.C27];1;2)" office:value-type="string" office:string-value="16" calcext:value-type="string">
            <text:p>16</text:p>
          </table:table-cell>
          <table:table-cell table:style-name="ce3" table:formula="of:=MIDB([.C27];4;3)" office:value-type="string" office:string-value=" 23" calcext:value-type="string">
            <text:p><text:s/>23</text:p>
          </table:table-cell>
          <table:table-cell table:style-name="ce4" table:formula="of:=MIDB([.C27];8;3)" office:value-type="string" office:string-value=" 10" calcext:value-type="string">
            <text:p><text:s/>10</text:p>
          </table:table-cell>
          <table:table-cell table:formula="of:=-([.D27]+[.E27]/60+[.F27]/3600)" office:value-type="float" office:value="-16.3861111111111" calcext:value-type="float">
            <text:p>-16.386111111111</text:p>
          </table:table-cell>
          <table:table-cell/>
          <table:table-cell table:style-name="ce3" office:value-type="string" calcext:value-type="string">
            <text:p>51º 33’ 37”</text:p>
          </table:table-cell>
          <table:table-cell table:formula="of:=MID([.I27];1;2)" office:value-type="string" office:string-value="51" calcext:value-type="string">
            <text:p>51</text:p>
          </table:table-cell>
          <table:table-cell table:formula="of:=MIDB([.I27];4;3)" office:value-type="string" office:string-value=" 33" calcext:value-type="string">
            <text:p><text:s/>33</text:p>
          </table:table-cell>
          <table:table-cell table:formula="of:=MIDB([.I27];8;3)" office:value-type="string" office:string-value=" 37" calcext:value-type="string">
            <text:p><text:s/>37</text:p>
          </table:table-cell>
          <table:table-cell table:formula="of:=-([.J27]+[.K27]/60+[.L27]/3600)" office:value-type="float" office:value="-51.5602777777778" calcext:value-type="float">
            <text:p>-51.56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Aruanã</text:p>
          </table:table-cell>
          <table:table-cell table:style-name="ce3" office:value-type="string" calcext:value-type="string">
            <text:p>14º 55’ 13”</text:p>
          </table:table-cell>
          <table:table-cell table:formula="of:=MID([.C28];1;2)" office:value-type="string" office:string-value="14" calcext:value-type="string">
            <text:p>14</text:p>
          </table:table-cell>
          <table:table-cell table:style-name="ce3" table:formula="of:=MIDB([.C28];4;3)" office:value-type="string" office:string-value=" 55" calcext:value-type="string">
            <text:p><text:s/>55</text:p>
          </table:table-cell>
          <table:table-cell table:style-name="ce4" table:formula="of:=MIDB([.C28];8;3)" office:value-type="string" office:string-value=" 13" calcext:value-type="string">
            <text:p><text:s/>13</text:p>
          </table:table-cell>
          <table:table-cell table:formula="of:=-([.D28]+[.E28]/60+[.F28]/3600)" office:value-type="float" office:value="-14.9202777777778" calcext:value-type="float">
            <text:p>-14.920277777778</text:p>
          </table:table-cell>
          <table:table-cell/>
          <table:table-cell table:style-name="ce3" office:value-type="string" calcext:value-type="string">
            <text:p>51º 04’ 59”</text:p>
          </table:table-cell>
          <table:table-cell table:formula="of:=MID([.I28];1;2)" office:value-type="string" office:string-value="51" calcext:value-type="string">
            <text:p>51</text:p>
          </table:table-cell>
          <table:table-cell table:formula="of:=MIDB([.I28];4;3)" office:value-type="string" office:string-value=" 04" calcext:value-type="string">
            <text:p><text:s/>04</text:p>
          </table:table-cell>
          <table:table-cell table:formula="of:=MIDB([.I28];8;3)" office:value-type="string" office:string-value=" 59" calcext:value-type="string">
            <text:p><text:s/>59</text:p>
          </table:table-cell>
          <table:table-cell table:formula="of:=-([.J28]+[.K28]/60+[.L28]/3600)" office:value-type="float" office:value="-51.0830555555556" calcext:value-type="float">
            <text:p>-51.083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Aurilândia</text:p>
          </table:table-cell>
          <table:table-cell table:style-name="ce3" office:value-type="string" calcext:value-type="string">
            <text:p>16º 40’ 54”</text:p>
          </table:table-cell>
          <table:table-cell table:formula="of:=MID([.C29];1;2)" office:value-type="string" office:string-value="16" calcext:value-type="string">
            <text:p>16</text:p>
          </table:table-cell>
          <table:table-cell table:style-name="ce3" table:formula="of:=MIDB([.C29];4;3)" office:value-type="string" office:string-value=" 40" calcext:value-type="string">
            <text:p><text:s/>40</text:p>
          </table:table-cell>
          <table:table-cell table:style-name="ce4" table:formula="of:=MIDB([.C29];8;3)" office:value-type="string" office:string-value=" 54" calcext:value-type="string">
            <text:p><text:s/>54</text:p>
          </table:table-cell>
          <table:table-cell table:formula="of:=-([.D29]+[.E29]/60+[.F29]/3600)" office:value-type="float" office:value="-16.6816666666667" calcext:value-type="float">
            <text:p>-16.681666666667</text:p>
          </table:table-cell>
          <table:table-cell/>
          <table:table-cell table:style-name="ce3" office:value-type="string" calcext:value-type="string">
            <text:p>50º 27’ 53”</text:p>
          </table:table-cell>
          <table:table-cell table:formula="of:=MID([.I29];1;2)" office:value-type="string" office:string-value="50" calcext:value-type="string">
            <text:p>50</text:p>
          </table:table-cell>
          <table:table-cell table:formula="of:=MIDB([.I29];4;3)" office:value-type="string" office:string-value=" 27" calcext:value-type="string">
            <text:p><text:s/>27</text:p>
          </table:table-cell>
          <table:table-cell table:formula="of:=MIDB([.I29];8;3)" office:value-type="string" office:string-value=" 53" calcext:value-type="string">
            <text:p><text:s/>53</text:p>
          </table:table-cell>
          <table:table-cell table:formula="of:=-([.J29]+[.K29]/60+[.L29]/3600)" office:value-type="float" office:value="-50.4647222222222" calcext:value-type="float">
            <text:p>-50.464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Avelinópolis</text:p>
          </table:table-cell>
          <table:table-cell table:style-name="ce3" office:value-type="string" calcext:value-type="string">
            <text:p>16º 27’ 57”</text:p>
          </table:table-cell>
          <table:table-cell table:formula="of:=MID([.C30];1;2)" office:value-type="string" office:string-value="16" calcext:value-type="string">
            <text:p>16</text:p>
          </table:table-cell>
          <table:table-cell table:style-name="ce3" table:formula="of:=MIDB([.C30];4;3)" office:value-type="string" office:string-value=" 27" calcext:value-type="string">
            <text:p><text:s/>27</text:p>
          </table:table-cell>
          <table:table-cell table:style-name="ce4" table:formula="of:=MIDB([.C30];8;3)" office:value-type="string" office:string-value=" 57" calcext:value-type="string">
            <text:p><text:s/>57</text:p>
          </table:table-cell>
          <table:table-cell table:formula="of:=-([.D30]+[.E30]/60+[.F30]/3600)" office:value-type="float" office:value="-16.4658333333333" calcext:value-type="float">
            <text:p>-16.465833333333</text:p>
          </table:table-cell>
          <table:table-cell/>
          <table:table-cell table:style-name="ce3" office:value-type="string" calcext:value-type="string">
            <text:p>49º 45’ 28”</text:p>
          </table:table-cell>
          <table:table-cell table:formula="of:=MID([.I30];1;2)" office:value-type="string" office:string-value="49" calcext:value-type="string">
            <text:p>49</text:p>
          </table:table-cell>
          <table:table-cell table:formula="of:=MIDB([.I30];4;3)" office:value-type="string" office:string-value=" 45" calcext:value-type="string">
            <text:p><text:s/>45</text:p>
          </table:table-cell>
          <table:table-cell table:formula="of:=MIDB([.I30];8;3)" office:value-type="string" office:string-value=" 28" calcext:value-type="string">
            <text:p><text:s/>28</text:p>
          </table:table-cell>
          <table:table-cell table:formula="of:=-([.J30]+[.K30]/60+[.L30]/3600)" office:value-type="float" office:value="-49.7577777777778" calcext:value-type="float">
            <text:p>-49.7577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Baliza</text:p>
          </table:table-cell>
          <table:table-cell table:style-name="ce3" office:value-type="string" calcext:value-type="string">
            <text:p>16º 11’ 46”</text:p>
          </table:table-cell>
          <table:table-cell table:formula="of:=MID([.C31];1;2)" office:value-type="string" office:string-value="16" calcext:value-type="string">
            <text:p>16</text:p>
          </table:table-cell>
          <table:table-cell table:style-name="ce3" table:formula="of:=MIDB([.C31];4;3)" office:value-type="string" office:string-value=" 11" calcext:value-type="string">
            <text:p><text:s/>11</text:p>
          </table:table-cell>
          <table:table-cell table:style-name="ce4" table:formula="of:=MIDB([.C31];8;3)" office:value-type="string" office:string-value=" 46" calcext:value-type="string">
            <text:p><text:s/>46</text:p>
          </table:table-cell>
          <table:table-cell table:formula="of:=-([.D31]+[.E31]/60+[.F31]/3600)" office:value-type="float" office:value="-16.1961111111111" calcext:value-type="float">
            <text:p>-16.196111111111</text:p>
          </table:table-cell>
          <table:table-cell/>
          <table:table-cell table:style-name="ce3" office:value-type="string" calcext:value-type="string">
            <text:p>52º 32’ 42”</text:p>
          </table:table-cell>
          <table:table-cell table:formula="of:=MID([.I31];1;2)" office:value-type="string" office:string-value="52" calcext:value-type="string">
            <text:p>52</text:p>
          </table:table-cell>
          <table:table-cell table:formula="of:=MIDB([.I31];4;3)" office:value-type="string" office:string-value=" 32" calcext:value-type="string">
            <text:p><text:s/>32</text:p>
          </table:table-cell>
          <table:table-cell table:formula="of:=MIDB([.I31];8;3)" office:value-type="string" office:string-value=" 42" calcext:value-type="string">
            <text:p><text:s/>42</text:p>
          </table:table-cell>
          <table:table-cell table:formula="of:=-([.J31]+[.K31]/60+[.L31]/3600)" office:value-type="float" office:value="-52.545" calcext:value-type="float">
            <text:p>-52.54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Barro Alto</text:p>
          </table:table-cell>
          <table:table-cell table:style-name="ce3" office:value-type="string" calcext:value-type="string">
            <text:p>14º 58’ 15”</text:p>
          </table:table-cell>
          <table:table-cell table:formula="of:=MID([.C32];1;2)" office:value-type="string" office:string-value="14" calcext:value-type="string">
            <text:p>14</text:p>
          </table:table-cell>
          <table:table-cell table:style-name="ce3" table:formula="of:=MIDB([.C32];4;3)" office:value-type="string" office:string-value=" 58" calcext:value-type="string">
            <text:p><text:s/>58</text:p>
          </table:table-cell>
          <table:table-cell table:style-name="ce4" table:formula="of:=MIDB([.C32];8;3)" office:value-type="string" office:string-value=" 15" calcext:value-type="string">
            <text:p><text:s/>15</text:p>
          </table:table-cell>
          <table:table-cell table:formula="of:=-([.D32]+[.E32]/60+[.F32]/3600)" office:value-type="float" office:value="-14.9708333333333" calcext:value-type="float">
            <text:p>-14.970833333333</text:p>
          </table:table-cell>
          <table:table-cell/>
          <table:table-cell table:style-name="ce3" office:value-type="string" calcext:value-type="string">
            <text:p>48º 54’ 57”</text:p>
          </table:table-cell>
          <table:table-cell table:formula="of:=MID([.I32];1;2)" office:value-type="string" office:string-value="48" calcext:value-type="string">
            <text:p>48</text:p>
          </table:table-cell>
          <table:table-cell table:formula="of:=MIDB([.I32];4;3)" office:value-type="string" office:string-value=" 54" calcext:value-type="string">
            <text:p><text:s/>54</text:p>
          </table:table-cell>
          <table:table-cell table:formula="of:=MIDB([.I32];8;3)" office:value-type="string" office:string-value=" 57" calcext:value-type="string">
            <text:p><text:s/>57</text:p>
          </table:table-cell>
          <table:table-cell table:formula="of:=-([.J32]+[.K32]/60+[.L32]/3600)" office:value-type="float" office:value="-48.9158333333333" calcext:value-type="float">
            <text:p>-48.915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Bela Vista de Goiás</text:p>
          </table:table-cell>
          <table:table-cell table:style-name="ce3" office:value-type="string" calcext:value-type="string">
            <text:p>16º 58’ 22”</text:p>
          </table:table-cell>
          <table:table-cell table:formula="of:=MID([.C33];1;2)" office:value-type="string" office:string-value="16" calcext:value-type="string">
            <text:p>16</text:p>
          </table:table-cell>
          <table:table-cell table:style-name="ce3" table:formula="of:=MIDB([.C33];4;3)" office:value-type="string" office:string-value=" 58" calcext:value-type="string">
            <text:p><text:s/>58</text:p>
          </table:table-cell>
          <table:table-cell table:style-name="ce4" table:formula="of:=MIDB([.C33];8;3)" office:value-type="string" office:string-value=" 22" calcext:value-type="string">
            <text:p><text:s/>22</text:p>
          </table:table-cell>
          <table:table-cell table:formula="of:=-([.D33]+[.E33]/60+[.F33]/3600)" office:value-type="float" office:value="-16.9727777777778" calcext:value-type="float">
            <text:p>-16.972777777778</text:p>
          </table:table-cell>
          <table:table-cell/>
          <table:table-cell table:style-name="ce3" office:value-type="string" calcext:value-type="string">
            <text:p>48º 57’ 12”</text:p>
          </table:table-cell>
          <table:table-cell table:formula="of:=MID([.I33];1;2)" office:value-type="string" office:string-value="48" calcext:value-type="string">
            <text:p>48</text:p>
          </table:table-cell>
          <table:table-cell table:formula="of:=MIDB([.I33];4;3)" office:value-type="string" office:string-value=" 57" calcext:value-type="string">
            <text:p><text:s/>57</text:p>
          </table:table-cell>
          <table:table-cell table:formula="of:=MIDB([.I33];8;3)" office:value-type="string" office:string-value=" 12" calcext:value-type="string">
            <text:p><text:s/>12</text:p>
          </table:table-cell>
          <table:table-cell table:formula="of:=-([.J33]+[.K33]/60+[.L33]/3600)" office:value-type="float" office:value="-48.9533333333333" calcext:value-type="float">
            <text:p>-48.953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Bom Jardim de Goiás</text:p>
          </table:table-cell>
          <table:table-cell table:style-name="ce3" office:value-type="string" calcext:value-type="string">
            <text:p>16º 12’ 35”</text:p>
          </table:table-cell>
          <table:table-cell table:formula="of:=MID([.C34];1;2)" office:value-type="string" office:string-value="16" calcext:value-type="string">
            <text:p>16</text:p>
          </table:table-cell>
          <table:table-cell table:style-name="ce3" table:formula="of:=MIDB([.C34];4;3)" office:value-type="string" office:string-value=" 12" calcext:value-type="string">
            <text:p><text:s/>12</text:p>
          </table:table-cell>
          <table:table-cell table:style-name="ce4" table:formula="of:=MIDB([.C34];8;3)" office:value-type="string" office:string-value=" 35" calcext:value-type="string">
            <text:p><text:s/>35</text:p>
          </table:table-cell>
          <table:table-cell table:formula="of:=-([.D34]+[.E34]/60+[.F34]/3600)" office:value-type="float" office:value="-16.2097222222222" calcext:value-type="float">
            <text:p>-16.209722222222</text:p>
          </table:table-cell>
          <table:table-cell/>
          <table:table-cell table:style-name="ce3" office:value-type="string" calcext:value-type="string">
            <text:p>52º 10’ 20”</text:p>
          </table:table-cell>
          <table:table-cell table:formula="of:=MID([.I34];1;2)" office:value-type="string" office:string-value="52" calcext:value-type="string">
            <text:p>52</text:p>
          </table:table-cell>
          <table:table-cell table:formula="of:=MIDB([.I34];4;3)" office:value-type="string" office:string-value=" 10" calcext:value-type="string">
            <text:p><text:s/>10</text:p>
          </table:table-cell>
          <table:table-cell table:formula="of:=MIDB([.I34];8;3)" office:value-type="string" office:string-value=" 20" calcext:value-type="string">
            <text:p><text:s/>20</text:p>
          </table:table-cell>
          <table:table-cell table:formula="of:=-([.J34]+[.K34]/60+[.L34]/3600)" office:value-type="float" office:value="-52.1722222222222" calcext:value-type="float">
            <text:p>-52.172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Bom Jesus de Goiás</text:p>
          </table:table-cell>
          <table:table-cell table:style-name="ce3" office:value-type="string" calcext:value-type="string">
            <text:p>18º 12’ 50”</text:p>
          </table:table-cell>
          <table:table-cell table:formula="of:=MID([.C35];1;2)" office:value-type="string" office:string-value="18" calcext:value-type="string">
            <text:p>18</text:p>
          </table:table-cell>
          <table:table-cell table:style-name="ce3" table:formula="of:=MIDB([.C35];4;3)" office:value-type="string" office:string-value=" 12" calcext:value-type="string">
            <text:p><text:s/>12</text:p>
          </table:table-cell>
          <table:table-cell table:style-name="ce4" table:formula="of:=MIDB([.C35];8;3)" office:value-type="string" office:string-value=" 50" calcext:value-type="string">
            <text:p><text:s/>50</text:p>
          </table:table-cell>
          <table:table-cell table:formula="of:=-([.D35]+[.E35]/60+[.F35]/3600)" office:value-type="float" office:value="-18.2138888888889" calcext:value-type="float">
            <text:p>-18.213888888889</text:p>
          </table:table-cell>
          <table:table-cell/>
          <table:table-cell table:style-name="ce3" office:value-type="string" calcext:value-type="string">
            <text:p>49º 44’ 27”</text:p>
          </table:table-cell>
          <table:table-cell table:formula="of:=MID([.I35];1;2)" office:value-type="string" office:string-value="49" calcext:value-type="string">
            <text:p>49</text:p>
          </table:table-cell>
          <table:table-cell table:formula="of:=MIDB([.I35];4;3)" office:value-type="string" office:string-value=" 44" calcext:value-type="string">
            <text:p><text:s/>44</text:p>
          </table:table-cell>
          <table:table-cell table:formula="of:=MIDB([.I35];8;3)" office:value-type="string" office:string-value=" 27" calcext:value-type="string">
            <text:p><text:s/>27</text:p>
          </table:table-cell>
          <table:table-cell table:formula="of:=-([.J35]+[.K35]/60+[.L35]/3600)" office:value-type="float" office:value="-49.7408333333333" calcext:value-type="float">
            <text:p>-49.740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Bonfinópolis</text:p>
          </table:table-cell>
          <table:table-cell table:style-name="ce3" office:value-type="string" calcext:value-type="string">
            <text:p>16º 37’ 04”</text:p>
          </table:table-cell>
          <table:table-cell table:formula="of:=MID([.C36];1;2)" office:value-type="string" office:string-value="16" calcext:value-type="string">
            <text:p>16</text:p>
          </table:table-cell>
          <table:table-cell table:style-name="ce3" table:formula="of:=MIDB([.C36];4;3)" office:value-type="string" office:string-value=" 37" calcext:value-type="string">
            <text:p><text:s/>37</text:p>
          </table:table-cell>
          <table:table-cell table:style-name="ce4" table:formula="of:=MIDB([.C36];8;3)" office:value-type="string" office:string-value=" 04" calcext:value-type="string">
            <text:p><text:s/>04</text:p>
          </table:table-cell>
          <table:table-cell table:formula="of:=-([.D36]+[.E36]/60+[.F36]/3600)" office:value-type="float" office:value="-16.6177777777778" calcext:value-type="float">
            <text:p>-16.617777777778</text:p>
          </table:table-cell>
          <table:table-cell/>
          <table:table-cell table:style-name="ce3" office:value-type="string" calcext:value-type="string">
            <text:p>48º 57’ 48”</text:p>
          </table:table-cell>
          <table:table-cell table:formula="of:=MID([.I36];1;2)" office:value-type="string" office:string-value="48" calcext:value-type="string">
            <text:p>48</text:p>
          </table:table-cell>
          <table:table-cell table:formula="of:=MIDB([.I36];4;3)" office:value-type="string" office:string-value=" 57" calcext:value-type="string">
            <text:p><text:s/>57</text:p>
          </table:table-cell>
          <table:table-cell table:formula="of:=MIDB([.I36];8;3)" office:value-type="string" office:string-value=" 48" calcext:value-type="string">
            <text:p><text:s/>48</text:p>
          </table:table-cell>
          <table:table-cell table:formula="of:=-([.J36]+[.K36]/60+[.L36]/3600)" office:value-type="float" office:value="-48.9633333333333" calcext:value-type="float">
            <text:p>-48.963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" office:value-type="string" calcext:value-type="string">
            <text:p>Bonópolis</text:p>
          </table:table-cell>
          <table:table-cell table:style-name="ce3" office:value-type="string" calcext:value-type="string">
            <text:p>13º 38’ 11”</text:p>
          </table:table-cell>
          <table:table-cell table:formula="of:=MID([.C37];1;2)" office:value-type="string" office:string-value="13" calcext:value-type="string">
            <text:p>13</text:p>
          </table:table-cell>
          <table:table-cell table:style-name="ce3" table:formula="of:=MIDB([.C37];4;3)" office:value-type="string" office:string-value=" 38" calcext:value-type="string">
            <text:p><text:s/>38</text:p>
          </table:table-cell>
          <table:table-cell table:style-name="ce4" table:formula="of:=MIDB([.C37];8;3)" office:value-type="string" office:string-value=" 11" calcext:value-type="string">
            <text:p><text:s/>11</text:p>
          </table:table-cell>
          <table:table-cell table:formula="of:=-([.D37]+[.E37]/60+[.F37]/3600)" office:value-type="float" office:value="-13.6363888888889" calcext:value-type="float">
            <text:p>-13.636388888889</text:p>
          </table:table-cell>
          <table:table-cell/>
          <table:table-cell table:style-name="ce3" office:value-type="string" calcext:value-type="string">
            <text:p>49º 48’ 37”</text:p>
          </table:table-cell>
          <table:table-cell table:formula="of:=MID([.I37];1;2)" office:value-type="string" office:string-value="49" calcext:value-type="string">
            <text:p>49</text:p>
          </table:table-cell>
          <table:table-cell table:formula="of:=MIDB([.I37];4;3)" office:value-type="string" office:string-value=" 48" calcext:value-type="string">
            <text:p><text:s/>48</text:p>
          </table:table-cell>
          <table:table-cell table:formula="of:=MIDB([.I37];8;3)" office:value-type="string" office:string-value=" 37" calcext:value-type="string">
            <text:p><text:s/>37</text:p>
          </table:table-cell>
          <table:table-cell table:formula="of:=-([.J37]+[.K37]/60+[.L37]/3600)" office:value-type="float" office:value="-49.8102777777778" calcext:value-type="float">
            <text:p>-49.81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Brazabrantes</text:p>
          </table:table-cell>
          <table:table-cell table:style-name="ce3" office:value-type="string" calcext:value-type="string">
            <text:p>16º 25’ 50”</text:p>
          </table:table-cell>
          <table:table-cell table:formula="of:=MID([.C38];1;2)" office:value-type="string" office:string-value="16" calcext:value-type="string">
            <text:p>16</text:p>
          </table:table-cell>
          <table:table-cell table:style-name="ce3" table:formula="of:=MIDB([.C38];4;3)" office:value-type="string" office:string-value=" 25" calcext:value-type="string">
            <text:p><text:s/>25</text:p>
          </table:table-cell>
          <table:table-cell table:style-name="ce4" table:formula="of:=MIDB([.C38];8;3)" office:value-type="string" office:string-value=" 50" calcext:value-type="string">
            <text:p><text:s/>50</text:p>
          </table:table-cell>
          <table:table-cell table:formula="of:=-([.D38]+[.E38]/60+[.F38]/3600)" office:value-type="float" office:value="-16.4305555555556" calcext:value-type="float">
            <text:p>-16.430555555556</text:p>
          </table:table-cell>
          <table:table-cell/>
          <table:table-cell table:style-name="ce3" office:value-type="string" calcext:value-type="string">
            <text:p>49º 23’ 21”</text:p>
          </table:table-cell>
          <table:table-cell table:formula="of:=MID([.I38];1;2)" office:value-type="string" office:string-value="49" calcext:value-type="string">
            <text:p>49</text:p>
          </table:table-cell>
          <table:table-cell table:formula="of:=MIDB([.I38];4;3)" office:value-type="string" office:string-value=" 23" calcext:value-type="string">
            <text:p><text:s/>23</text:p>
          </table:table-cell>
          <table:table-cell table:formula="of:=MIDB([.I38];8;3)" office:value-type="string" office:string-value=" 21" calcext:value-type="string">
            <text:p><text:s/>21</text:p>
          </table:table-cell>
          <table:table-cell table:formula="of:=-([.J38]+[.K38]/60+[.L38]/3600)" office:value-type="float" office:value="-49.3891666666667" calcext:value-type="float">
            <text:p>-49.389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Britânia</text:p>
          </table:table-cell>
          <table:table-cell table:style-name="ce3" office:value-type="string" calcext:value-type="string">
            <text:p>15º 14’ 28”</text:p>
          </table:table-cell>
          <table:table-cell table:formula="of:=MID([.C39];1;2)" office:value-type="string" office:string-value="15" calcext:value-type="string">
            <text:p>15</text:p>
          </table:table-cell>
          <table:table-cell table:style-name="ce3" table:formula="of:=MIDB([.C39];4;3)" office:value-type="string" office:string-value=" 14" calcext:value-type="string">
            <text:p><text:s/>14</text:p>
          </table:table-cell>
          <table:table-cell table:style-name="ce4" table:formula="of:=MIDB([.C39];8;3)" office:value-type="string" office:string-value=" 28" calcext:value-type="string">
            <text:p><text:s/>28</text:p>
          </table:table-cell>
          <table:table-cell table:formula="of:=-([.D39]+[.E39]/60+[.F39]/3600)" office:value-type="float" office:value="-15.2411111111111" calcext:value-type="float">
            <text:p>-15.241111111111</text:p>
          </table:table-cell>
          <table:table-cell/>
          <table:table-cell table:style-name="ce3" office:value-type="string" calcext:value-type="string">
            <text:p>51º 09’ 38”</text:p>
          </table:table-cell>
          <table:table-cell table:formula="of:=MID([.I39];1;2)" office:value-type="string" office:string-value="51" calcext:value-type="string">
            <text:p>51</text:p>
          </table:table-cell>
          <table:table-cell table:formula="of:=MIDB([.I39];4;3)" office:value-type="string" office:string-value=" 09" calcext:value-type="string">
            <text:p><text:s/>09</text:p>
          </table:table-cell>
          <table:table-cell table:formula="of:=MIDB([.I39];8;3)" office:value-type="string" office:string-value=" 38" calcext:value-type="string">
            <text:p><text:s/>38</text:p>
          </table:table-cell>
          <table:table-cell table:formula="of:=-([.J39]+[.K39]/60+[.L39]/3600)" office:value-type="float" office:value="-51.1605555555556" calcext:value-type="float">
            <text:p>-51.1605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Buriti Alegre</text:p>
          </table:table-cell>
          <table:table-cell table:style-name="ce3" office:value-type="string" calcext:value-type="string">
            <text:p>18º 08’ 39”</text:p>
          </table:table-cell>
          <table:table-cell table:formula="of:=MID([.C40];1;2)" office:value-type="string" office:string-value="18" calcext:value-type="string">
            <text:p>18</text:p>
          </table:table-cell>
          <table:table-cell table:style-name="ce3" table:formula="of:=MIDB([.C40];4;3)" office:value-type="string" office:string-value=" 08" calcext:value-type="string">
            <text:p><text:s/>08</text:p>
          </table:table-cell>
          <table:table-cell table:style-name="ce4" table:formula="of:=MIDB([.C40];8;3)" office:value-type="string" office:string-value=" 39" calcext:value-type="string">
            <text:p><text:s/>39</text:p>
          </table:table-cell>
          <table:table-cell table:formula="of:=-([.D40]+[.E40]/60+[.F40]/3600)" office:value-type="float" office:value="-18.1441666666667" calcext:value-type="float">
            <text:p>-18.144166666667</text:p>
          </table:table-cell>
          <table:table-cell/>
          <table:table-cell table:style-name="ce3" office:value-type="string" calcext:value-type="string">
            <text:p>49º 02’ 36”</text:p>
          </table:table-cell>
          <table:table-cell table:formula="of:=MID([.I40];1;2)" office:value-type="string" office:string-value="49" calcext:value-type="string">
            <text:p>49</text:p>
          </table:table-cell>
          <table:table-cell table:formula="of:=MIDB([.I40];4;3)" office:value-type="string" office:string-value=" 02" calcext:value-type="string">
            <text:p><text:s/>02</text:p>
          </table:table-cell>
          <table:table-cell table:formula="of:=MIDB([.I40];8;3)" office:value-type="string" office:string-value=" 36" calcext:value-type="string">
            <text:p><text:s/>36</text:p>
          </table:table-cell>
          <table:table-cell table:formula="of:=-([.J40]+[.K40]/60+[.L40]/3600)" office:value-type="float" office:value="-49.0433333333333" calcext:value-type="float">
            <text:p>-49.043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Buriti de Goiás</text:p>
          </table:table-cell>
          <table:table-cell table:style-name="ce3" office:value-type="string" calcext:value-type="string">
            <text:p>16º 10’ 51”</text:p>
          </table:table-cell>
          <table:table-cell table:formula="of:=MID([.C41];1;2)" office:value-type="string" office:string-value="16" calcext:value-type="string">
            <text:p>16</text:p>
          </table:table-cell>
          <table:table-cell table:style-name="ce3" table:formula="of:=MIDB([.C41];4;3)" office:value-type="string" office:string-value=" 10" calcext:value-type="string">
            <text:p><text:s/>10</text:p>
          </table:table-cell>
          <table:table-cell table:style-name="ce4" table:formula="of:=MIDB([.C41];8;3)" office:value-type="string" office:string-value=" 51" calcext:value-type="string">
            <text:p><text:s/>51</text:p>
          </table:table-cell>
          <table:table-cell table:formula="of:=-([.D41]+[.E41]/60+[.F41]/3600)" office:value-type="float" office:value="-16.1808333333333" calcext:value-type="float">
            <text:p>-16.180833333333</text:p>
          </table:table-cell>
          <table:table-cell/>
          <table:table-cell table:style-name="ce3" office:value-type="string" calcext:value-type="string">
            <text:p>50º 25’ 52”</text:p>
          </table:table-cell>
          <table:table-cell table:formula="of:=MID([.I41];1;2)" office:value-type="string" office:string-value="50" calcext:value-type="string">
            <text:p>50</text:p>
          </table:table-cell>
          <table:table-cell table:formula="of:=MIDB([.I41];4;3)" office:value-type="string" office:string-value=" 25" calcext:value-type="string">
            <text:p><text:s/>25</text:p>
          </table:table-cell>
          <table:table-cell table:formula="of:=MIDB([.I41];8;3)" office:value-type="string" office:string-value=" 52" calcext:value-type="string">
            <text:p><text:s/>52</text:p>
          </table:table-cell>
          <table:table-cell table:formula="of:=-([.J41]+[.K41]/60+[.L41]/3600)" office:value-type="float" office:value="-50.4311111111111" calcext:value-type="float">
            <text:p>-50.43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Buritinópolis</text:p>
          </table:table-cell>
          <table:table-cell table:style-name="ce3" office:value-type="string" calcext:value-type="string">
            <text:p>14º 27’ 27”</text:p>
          </table:table-cell>
          <table:table-cell table:formula="of:=MID([.C42];1;2)" office:value-type="string" office:string-value="14" calcext:value-type="string">
            <text:p>14</text:p>
          </table:table-cell>
          <table:table-cell table:style-name="ce3" table:formula="of:=MIDB([.C42];4;3)" office:value-type="string" office:string-value=" 27" calcext:value-type="string">
            <text:p><text:s/>27</text:p>
          </table:table-cell>
          <table:table-cell table:style-name="ce4" table:formula="of:=MIDB([.C42];8;3)" office:value-type="string" office:string-value=" 27" calcext:value-type="string">
            <text:p><text:s/>27</text:p>
          </table:table-cell>
          <table:table-cell table:formula="of:=-([.D42]+[.E42]/60+[.F42]/3600)" office:value-type="float" office:value="-14.4575" calcext:value-type="float">
            <text:p>-14.457500000000</text:p>
          </table:table-cell>
          <table:table-cell/>
          <table:table-cell table:style-name="ce3" office:value-type="string" calcext:value-type="string">
            <text:p>46º 26’ 14”</text:p>
          </table:table-cell>
          <table:table-cell table:formula="of:=MID([.I42];1;2)" office:value-type="string" office:string-value="46" calcext:value-type="string">
            <text:p>46</text:p>
          </table:table-cell>
          <table:table-cell table:formula="of:=MIDB([.I42];4;3)" office:value-type="string" office:string-value=" 26" calcext:value-type="string">
            <text:p><text:s/>26</text:p>
          </table:table-cell>
          <table:table-cell table:formula="of:=MIDB([.I42];8;3)" office:value-type="string" office:string-value=" 14" calcext:value-type="string">
            <text:p><text:s/>14</text:p>
          </table:table-cell>
          <table:table-cell table:formula="of:=-([.J42]+[.K42]/60+[.L42]/3600)" office:value-type="float" office:value="-46.4372222222222" calcext:value-type="float">
            <text:p>-46.437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3" office:value-type="string" calcext:value-type="string">
            <text:p>Cabeceiras</text:p>
          </table:table-cell>
          <table:table-cell table:style-name="ce3" office:value-type="string" calcext:value-type="string">
            <text:p>15º 48’ 03”</text:p>
          </table:table-cell>
          <table:table-cell table:formula="of:=MID([.C43];1;2)" office:value-type="string" office:string-value="15" calcext:value-type="string">
            <text:p>15</text:p>
          </table:table-cell>
          <table:table-cell table:style-name="ce3" table:formula="of:=MIDB([.C43];4;3)" office:value-type="string" office:string-value=" 48" calcext:value-type="string">
            <text:p><text:s/>48</text:p>
          </table:table-cell>
          <table:table-cell table:style-name="ce4" table:formula="of:=MIDB([.C43];8;3)" office:value-type="string" office:string-value=" 03" calcext:value-type="string">
            <text:p><text:s/>03</text:p>
          </table:table-cell>
          <table:table-cell table:formula="of:=-([.D43]+[.E43]/60+[.F43]/3600)" office:value-type="float" office:value="-15.8008333333333" calcext:value-type="float">
            <text:p>-15.800833333333</text:p>
          </table:table-cell>
          <table:table-cell/>
          <table:table-cell table:style-name="ce3" office:value-type="string" calcext:value-type="string">
            <text:p>46º 55’ 36”</text:p>
          </table:table-cell>
          <table:table-cell table:formula="of:=MID([.I43];1;2)" office:value-type="string" office:string-value="46" calcext:value-type="string">
            <text:p>46</text:p>
          </table:table-cell>
          <table:table-cell table:formula="of:=MIDB([.I43];4;3)" office:value-type="string" office:string-value=" 55" calcext:value-type="string">
            <text:p><text:s/>55</text:p>
          </table:table-cell>
          <table:table-cell table:formula="of:=MIDB([.I43];8;3)" office:value-type="string" office:string-value=" 36" calcext:value-type="string">
            <text:p><text:s/>36</text:p>
          </table:table-cell>
          <table:table-cell table:formula="of:=-([.J43]+[.K43]/60+[.L43]/3600)" office:value-type="float" office:value="-46.9266666666667" calcext:value-type="float">
            <text:p>-46.926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3" office:value-type="string" calcext:value-type="string">
            <text:p>Cachoeira Alta</text:p>
          </table:table-cell>
          <table:table-cell table:style-name="ce3" office:value-type="string" calcext:value-type="string">
            <text:p>18º 45’ 48”</text:p>
          </table:table-cell>
          <table:table-cell table:formula="of:=MID([.C44];1;2)" office:value-type="string" office:string-value="18" calcext:value-type="string">
            <text:p>18</text:p>
          </table:table-cell>
          <table:table-cell table:style-name="ce3" table:formula="of:=MIDB([.C44];4;3)" office:value-type="string" office:string-value=" 45" calcext:value-type="string">
            <text:p><text:s/>45</text:p>
          </table:table-cell>
          <table:table-cell table:style-name="ce4" table:formula="of:=MIDB([.C44];8;3)" office:value-type="string" office:string-value=" 48" calcext:value-type="string">
            <text:p><text:s/>48</text:p>
          </table:table-cell>
          <table:table-cell table:formula="of:=-([.D44]+[.E44]/60+[.F44]/3600)" office:value-type="float" office:value="-18.7633333333333" calcext:value-type="float">
            <text:p>-18.763333333333</text:p>
          </table:table-cell>
          <table:table-cell/>
          <table:table-cell table:style-name="ce3" office:value-type="string" calcext:value-type="string">
            <text:p>50º 56’ 30”</text:p>
          </table:table-cell>
          <table:table-cell table:formula="of:=MID([.I44];1;2)" office:value-type="string" office:string-value="50" calcext:value-type="string">
            <text:p>50</text:p>
          </table:table-cell>
          <table:table-cell table:formula="of:=MIDB([.I44];4;3)" office:value-type="string" office:string-value=" 56" calcext:value-type="string">
            <text:p><text:s/>56</text:p>
          </table:table-cell>
          <table:table-cell table:formula="of:=MIDB([.I44];8;3)" office:value-type="string" office:string-value=" 30" calcext:value-type="string">
            <text:p><text:s/>30</text:p>
          </table:table-cell>
          <table:table-cell table:formula="of:=-([.J44]+[.K44]/60+[.L44]/3600)" office:value-type="float" office:value="-50.9416666666667" calcext:value-type="float">
            <text:p>-50.94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3" office:value-type="string" calcext:value-type="string">
            <text:p>Cachoeira de Goiás</text:p>
          </table:table-cell>
          <table:table-cell table:style-name="ce3" office:value-type="string" calcext:value-type="string">
            <text:p>16º 40’ 04”</text:p>
          </table:table-cell>
          <table:table-cell table:formula="of:=MID([.C45];1;2)" office:value-type="string" office:string-value="16" calcext:value-type="string">
            <text:p>16</text:p>
          </table:table-cell>
          <table:table-cell table:style-name="ce3" table:formula="of:=MIDB([.C45];4;3)" office:value-type="string" office:string-value=" 40" calcext:value-type="string">
            <text:p><text:s/>40</text:p>
          </table:table-cell>
          <table:table-cell table:style-name="ce4" table:formula="of:=MIDB([.C45];8;3)" office:value-type="string" office:string-value=" 04" calcext:value-type="string">
            <text:p><text:s/>04</text:p>
          </table:table-cell>
          <table:table-cell table:formula="of:=-([.D45]+[.E45]/60+[.F45]/3600)" office:value-type="float" office:value="-16.6677777777778" calcext:value-type="float">
            <text:p>-16.667777777778</text:p>
          </table:table-cell>
          <table:table-cell/>
          <table:table-cell table:style-name="ce3" office:value-type="string" calcext:value-type="string">
            <text:p>50º 38’ 49”</text:p>
          </table:table-cell>
          <table:table-cell table:formula="of:=MID([.I45];1;2)" office:value-type="string" office:string-value="50" calcext:value-type="string">
            <text:p>50</text:p>
          </table:table-cell>
          <table:table-cell table:formula="of:=MIDB([.I45];4;3)" office:value-type="string" office:string-value=" 38" calcext:value-type="string">
            <text:p><text:s/>38</text:p>
          </table:table-cell>
          <table:table-cell table:formula="of:=MIDB([.I45];8;3)" office:value-type="string" office:string-value=" 49" calcext:value-type="string">
            <text:p><text:s/>49</text:p>
          </table:table-cell>
          <table:table-cell table:formula="of:=-([.J45]+[.K45]/60+[.L45]/3600)" office:value-type="float" office:value="-50.6469444444444" calcext:value-type="float">
            <text:p>-50.6469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Cachoeira Dourada</text:p>
          </table:table-cell>
          <table:table-cell table:style-name="ce3" office:value-type="string" calcext:value-type="string">
            <text:p>18º 29’ 30”</text:p>
          </table:table-cell>
          <table:table-cell table:formula="of:=MID([.C46];1;2)" office:value-type="string" office:string-value="18" calcext:value-type="string">
            <text:p>18</text:p>
          </table:table-cell>
          <table:table-cell table:style-name="ce3" table:formula="of:=MIDB([.C46];4;3)" office:value-type="string" office:string-value=" 29" calcext:value-type="string">
            <text:p><text:s/>29</text:p>
          </table:table-cell>
          <table:table-cell table:style-name="ce4" table:formula="of:=MIDB([.C46];8;3)" office:value-type="string" office:string-value=" 30" calcext:value-type="string">
            <text:p><text:s/>30</text:p>
          </table:table-cell>
          <table:table-cell table:formula="of:=-([.D46]+[.E46]/60+[.F46]/3600)" office:value-type="float" office:value="-18.4916666666667" calcext:value-type="float">
            <text:p>-18.491666666667</text:p>
          </table:table-cell>
          <table:table-cell/>
          <table:table-cell table:style-name="ce3" office:value-type="string" calcext:value-type="string">
            <text:p>49º 28’ 30”</text:p>
          </table:table-cell>
          <table:table-cell table:formula="of:=MID([.I46];1;2)" office:value-type="string" office:string-value="49" calcext:value-type="string">
            <text:p>49</text:p>
          </table:table-cell>
          <table:table-cell table:formula="of:=MIDB([.I46];4;3)" office:value-type="string" office:string-value=" 28" calcext:value-type="string">
            <text:p><text:s/>28</text:p>
          </table:table-cell>
          <table:table-cell table:formula="of:=MIDB([.I46];8;3)" office:value-type="string" office:string-value=" 30" calcext:value-type="string">
            <text:p><text:s/>30</text:p>
          </table:table-cell>
          <table:table-cell table:formula="of:=-([.J46]+[.K46]/60+[.L46]/3600)" office:value-type="float" office:value="-49.475" calcext:value-type="float">
            <text:p>-49.47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Caçu</text:p>
          </table:table-cell>
          <table:table-cell table:style-name="ce3" office:value-type="string" calcext:value-type="string">
            <text:p>18º 33’ 24”</text:p>
          </table:table-cell>
          <table:table-cell table:formula="of:=MID([.C47];1;2)" office:value-type="string" office:string-value="18" calcext:value-type="string">
            <text:p>18</text:p>
          </table:table-cell>
          <table:table-cell table:style-name="ce3" table:formula="of:=MIDB([.C47];4;3)" office:value-type="string" office:string-value=" 33" calcext:value-type="string">
            <text:p><text:s/>33</text:p>
          </table:table-cell>
          <table:table-cell table:style-name="ce4" table:formula="of:=MIDB([.C47];8;3)" office:value-type="string" office:string-value=" 24" calcext:value-type="string">
            <text:p><text:s/>24</text:p>
          </table:table-cell>
          <table:table-cell table:formula="of:=-([.D47]+[.E47]/60+[.F47]/3600)" office:value-type="float" office:value="-18.5566666666667" calcext:value-type="float">
            <text:p>-18.556666666667</text:p>
          </table:table-cell>
          <table:table-cell/>
          <table:table-cell table:style-name="ce3" office:value-type="string" calcext:value-type="string">
            <text:p>51º 07’ 51”</text:p>
          </table:table-cell>
          <table:table-cell table:formula="of:=MID([.I47];1;2)" office:value-type="string" office:string-value="51" calcext:value-type="string">
            <text:p>51</text:p>
          </table:table-cell>
          <table:table-cell table:formula="of:=MIDB([.I47];4;3)" office:value-type="string" office:string-value=" 07" calcext:value-type="string">
            <text:p><text:s/>07</text:p>
          </table:table-cell>
          <table:table-cell table:formula="of:=MIDB([.I47];8;3)" office:value-type="string" office:string-value=" 51" calcext:value-type="string">
            <text:p><text:s/>51</text:p>
          </table:table-cell>
          <table:table-cell table:formula="of:=-([.J47]+[.K47]/60+[.L47]/3600)" office:value-type="float" office:value="-51.1308333333333" calcext:value-type="float">
            <text:p>-51.130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" office:value-type="string" calcext:value-type="string">
            <text:p>Caiapônia</text:p>
          </table:table-cell>
          <table:table-cell table:style-name="ce3" office:value-type="string" calcext:value-type="string">
            <text:p>16º 57’ 24”</text:p>
          </table:table-cell>
          <table:table-cell table:formula="of:=MID([.C48];1;2)" office:value-type="string" office:string-value="16" calcext:value-type="string">
            <text:p>16</text:p>
          </table:table-cell>
          <table:table-cell table:style-name="ce3" table:formula="of:=MIDB([.C48];4;3)" office:value-type="string" office:string-value=" 57" calcext:value-type="string">
            <text:p><text:s/>57</text:p>
          </table:table-cell>
          <table:table-cell table:style-name="ce4" table:formula="of:=MIDB([.C48];8;3)" office:value-type="string" office:string-value=" 24" calcext:value-type="string">
            <text:p><text:s/>24</text:p>
          </table:table-cell>
          <table:table-cell table:formula="of:=-([.D48]+[.E48]/60+[.F48]/3600)" office:value-type="float" office:value="-16.9566666666667" calcext:value-type="float">
            <text:p>-16.956666666667</text:p>
          </table:table-cell>
          <table:table-cell/>
          <table:table-cell table:style-name="ce3" office:value-type="string" calcext:value-type="string">
            <text:p>51º 48’ 37”</text:p>
          </table:table-cell>
          <table:table-cell table:formula="of:=MID([.I48];1;2)" office:value-type="string" office:string-value="51" calcext:value-type="string">
            <text:p>51</text:p>
          </table:table-cell>
          <table:table-cell table:formula="of:=MIDB([.I48];4;3)" office:value-type="string" office:string-value=" 48" calcext:value-type="string">
            <text:p><text:s/>48</text:p>
          </table:table-cell>
          <table:table-cell table:formula="of:=MIDB([.I48];8;3)" office:value-type="string" office:string-value=" 37" calcext:value-type="string">
            <text:p><text:s/>37</text:p>
          </table:table-cell>
          <table:table-cell table:formula="of:=-([.J48]+[.K48]/60+[.L48]/3600)" office:value-type="float" office:value="-51.8102777777778" calcext:value-type="float">
            <text:p>-51.81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Caldas Novas</text:p>
          </table:table-cell>
          <table:table-cell table:style-name="ce3" office:value-type="string" calcext:value-type="string">
            <text:p>17º 44’ 30”</text:p>
          </table:table-cell>
          <table:table-cell table:formula="of:=MID([.C49];1;2)" office:value-type="string" office:string-value="17" calcext:value-type="string">
            <text:p>17</text:p>
          </table:table-cell>
          <table:table-cell table:style-name="ce3" table:formula="of:=MIDB([.C49];4;3)" office:value-type="string" office:string-value=" 44" calcext:value-type="string">
            <text:p><text:s/>44</text:p>
          </table:table-cell>
          <table:table-cell table:style-name="ce4" table:formula="of:=MIDB([.C49];8;3)" office:value-type="string" office:string-value=" 30" calcext:value-type="string">
            <text:p><text:s/>30</text:p>
          </table:table-cell>
          <table:table-cell table:formula="of:=-([.D49]+[.E49]/60+[.F49]/3600)" office:value-type="float" office:value="-17.7416666666667" calcext:value-type="float">
            <text:p>-17.741666666667</text:p>
          </table:table-cell>
          <table:table-cell/>
          <table:table-cell table:style-name="ce3" office:value-type="string" calcext:value-type="string">
            <text:p>48º 37’ 30”</text:p>
          </table:table-cell>
          <table:table-cell table:formula="of:=MID([.I49];1;2)" office:value-type="string" office:string-value="48" calcext:value-type="string">
            <text:p>48</text:p>
          </table:table-cell>
          <table:table-cell table:formula="of:=MIDB([.I49];4;3)" office:value-type="string" office:string-value=" 37" calcext:value-type="string">
            <text:p><text:s/>37</text:p>
          </table:table-cell>
          <table:table-cell table:formula="of:=MIDB([.I49];8;3)" office:value-type="string" office:string-value=" 30" calcext:value-type="string">
            <text:p><text:s/>30</text:p>
          </table:table-cell>
          <table:table-cell table:formula="of:=-([.J49]+[.K49]/60+[.L49]/3600)" office:value-type="float" office:value="-48.625" calcext:value-type="float">
            <text:p>-48.62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3" office:value-type="string" calcext:value-type="string">
            <text:p>Caldazinha</text:p>
          </table:table-cell>
          <table:table-cell table:style-name="ce3" office:value-type="string" calcext:value-type="string">
            <text:p>16º 42’ 51”</text:p>
          </table:table-cell>
          <table:table-cell table:formula="of:=MID([.C50];1;2)" office:value-type="string" office:string-value="16" calcext:value-type="string">
            <text:p>16</text:p>
          </table:table-cell>
          <table:table-cell table:style-name="ce3" table:formula="of:=MIDB([.C50];4;3)" office:value-type="string" office:string-value=" 42" calcext:value-type="string">
            <text:p><text:s/>42</text:p>
          </table:table-cell>
          <table:table-cell table:style-name="ce4" table:formula="of:=MIDB([.C50];8;3)" office:value-type="string" office:string-value=" 51" calcext:value-type="string">
            <text:p><text:s/>51</text:p>
          </table:table-cell>
          <table:table-cell table:formula="of:=-([.D50]+[.E50]/60+[.F50]/3600)" office:value-type="float" office:value="-16.7141666666667" calcext:value-type="float">
            <text:p>-16.714166666667</text:p>
          </table:table-cell>
          <table:table-cell/>
          <table:table-cell table:style-name="ce3" office:value-type="string" calcext:value-type="string">
            <text:p>49º 00’ 07”</text:p>
          </table:table-cell>
          <table:table-cell table:formula="of:=MID([.I50];1;2)" office:value-type="string" office:string-value="49" calcext:value-type="string">
            <text:p>49</text:p>
          </table:table-cell>
          <table:table-cell table:formula="of:=MIDB([.I50];4;3)" office:value-type="string" office:string-value=" 00" calcext:value-type="string">
            <text:p><text:s/>00</text:p>
          </table:table-cell>
          <table:table-cell table:formula="of:=MIDB([.I50];8;3)" office:value-type="string" office:string-value=" 07" calcext:value-type="string">
            <text:p><text:s/>07</text:p>
          </table:table-cell>
          <table:table-cell table:formula="of:=-([.J50]+[.K50]/60+[.L50]/3600)" office:value-type="float" office:value="-49.0019444444445" calcext:value-type="float">
            <text:p>-49.0019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" office:value-type="string" calcext:value-type="string">
            <text:p>Campestre de Goiás</text:p>
          </table:table-cell>
          <table:table-cell table:style-name="ce3" office:value-type="string" calcext:value-type="string">
            <text:p>16º 45’ 44”</text:p>
          </table:table-cell>
          <table:table-cell table:formula="of:=MID([.C51];1;2)" office:value-type="string" office:string-value="16" calcext:value-type="string">
            <text:p>16</text:p>
          </table:table-cell>
          <table:table-cell table:style-name="ce3" table:formula="of:=MIDB([.C51];4;3)" office:value-type="string" office:string-value=" 45" calcext:value-type="string">
            <text:p><text:s/>45</text:p>
          </table:table-cell>
          <table:table-cell table:style-name="ce4" table:formula="of:=MIDB([.C51];8;3)" office:value-type="string" office:string-value=" 44" calcext:value-type="string">
            <text:p><text:s/>44</text:p>
          </table:table-cell>
          <table:table-cell table:formula="of:=-([.D51]+[.E51]/60+[.F51]/3600)" office:value-type="float" office:value="-16.7622222222222" calcext:value-type="float">
            <text:p>-16.762222222222</text:p>
          </table:table-cell>
          <table:table-cell/>
          <table:table-cell table:style-name="ce3" office:value-type="string" calcext:value-type="string">
            <text:p>49º 41’ 40”</text:p>
          </table:table-cell>
          <table:table-cell table:formula="of:=MID([.I51];1;2)" office:value-type="string" office:string-value="49" calcext:value-type="string">
            <text:p>49</text:p>
          </table:table-cell>
          <table:table-cell table:formula="of:=MIDB([.I51];4;3)" office:value-type="string" office:string-value=" 41" calcext:value-type="string">
            <text:p><text:s/>41</text:p>
          </table:table-cell>
          <table:table-cell table:formula="of:=MIDB([.I51];8;3)" office:value-type="string" office:string-value=" 40" calcext:value-type="string">
            <text:p><text:s/>40</text:p>
          </table:table-cell>
          <table:table-cell table:formula="of:=-([.J51]+[.K51]/60+[.L51]/3600)" office:value-type="float" office:value="-49.6944444444444" calcext:value-type="float">
            <text:p>-49.694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3" office:value-type="string" calcext:value-type="string">
            <text:p>Campinaçu</text:p>
          </table:table-cell>
          <table:table-cell table:style-name="ce3" office:value-type="string" calcext:value-type="string">
            <text:p>13º 47’ 24”</text:p>
          </table:table-cell>
          <table:table-cell table:formula="of:=MID([.C52];1;2)" office:value-type="string" office:string-value="13" calcext:value-type="string">
            <text:p>13</text:p>
          </table:table-cell>
          <table:table-cell table:style-name="ce3" table:formula="of:=MIDB([.C52];4;3)" office:value-type="string" office:string-value=" 47" calcext:value-type="string">
            <text:p><text:s/>47</text:p>
          </table:table-cell>
          <table:table-cell table:style-name="ce4" table:formula="of:=MIDB([.C52];8;3)" office:value-type="string" office:string-value=" 24" calcext:value-type="string">
            <text:p><text:s/>24</text:p>
          </table:table-cell>
          <table:table-cell table:formula="of:=-([.D52]+[.E52]/60+[.F52]/3600)" office:value-type="float" office:value="-13.79" calcext:value-type="float">
            <text:p>-13.790000000000</text:p>
          </table:table-cell>
          <table:table-cell/>
          <table:table-cell table:style-name="ce3" office:value-type="string" calcext:value-type="string">
            <text:p>48º 34’ 16”</text:p>
          </table:table-cell>
          <table:table-cell table:formula="of:=MID([.I52];1;2)" office:value-type="string" office:string-value="48" calcext:value-type="string">
            <text:p>48</text:p>
          </table:table-cell>
          <table:table-cell table:formula="of:=MIDB([.I52];4;3)" office:value-type="string" office:string-value=" 34" calcext:value-type="string">
            <text:p><text:s/>34</text:p>
          </table:table-cell>
          <table:table-cell table:formula="of:=MIDB([.I52];8;3)" office:value-type="string" office:string-value=" 16" calcext:value-type="string">
            <text:p><text:s/>16</text:p>
          </table:table-cell>
          <table:table-cell table:formula="of:=-([.J52]+[.K52]/60+[.L52]/3600)" office:value-type="float" office:value="-48.5711111111111" calcext:value-type="float">
            <text:p>-48.57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3" office:value-type="string" calcext:value-type="string">
            <text:p>Campinorte</text:p>
          </table:table-cell>
          <table:table-cell table:style-name="ce3" office:value-type="string" calcext:value-type="string">
            <text:p>14º 18’ 41”</text:p>
          </table:table-cell>
          <table:table-cell table:formula="of:=MID([.C53];1;2)" office:value-type="string" office:string-value="14" calcext:value-type="string">
            <text:p>14</text:p>
          </table:table-cell>
          <table:table-cell table:style-name="ce3" table:formula="of:=MIDB([.C53];4;3)" office:value-type="string" office:string-value=" 18" calcext:value-type="string">
            <text:p><text:s/>18</text:p>
          </table:table-cell>
          <table:table-cell table:style-name="ce4" table:formula="of:=MIDB([.C53];8;3)" office:value-type="string" office:string-value=" 41" calcext:value-type="string">
            <text:p><text:s/>41</text:p>
          </table:table-cell>
          <table:table-cell table:formula="of:=-([.D53]+[.E53]/60+[.F53]/3600)" office:value-type="float" office:value="-14.3113888888889" calcext:value-type="float">
            <text:p>-14.311388888889</text:p>
          </table:table-cell>
          <table:table-cell/>
          <table:table-cell table:style-name="ce3" office:value-type="string" calcext:value-type="string">
            <text:p>49º 09’ 04”</text:p>
          </table:table-cell>
          <table:table-cell table:formula="of:=MID([.I53];1;2)" office:value-type="string" office:string-value="49" calcext:value-type="string">
            <text:p>49</text:p>
          </table:table-cell>
          <table:table-cell table:formula="of:=MIDB([.I53];4;3)" office:value-type="string" office:string-value=" 09" calcext:value-type="string">
            <text:p><text:s/>09</text:p>
          </table:table-cell>
          <table:table-cell table:formula="of:=MIDB([.I53];8;3)" office:value-type="string" office:string-value=" 04" calcext:value-type="string">
            <text:p><text:s/>04</text:p>
          </table:table-cell>
          <table:table-cell table:formula="of:=-([.J53]+[.K53]/60+[.L53]/3600)" office:value-type="float" office:value="-49.1511111111111" calcext:value-type="float">
            <text:p>-49.15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3" office:value-type="string" calcext:value-type="string">
            <text:p>Campo Alegre de Goiás</text:p>
          </table:table-cell>
          <table:table-cell table:style-name="ce3" office:value-type="string" calcext:value-type="string">
            <text:p>17º 38’ 18”</text:p>
          </table:table-cell>
          <table:table-cell table:formula="of:=MID([.C54];1;2)" office:value-type="string" office:string-value="17" calcext:value-type="string">
            <text:p>17</text:p>
          </table:table-cell>
          <table:table-cell table:style-name="ce3" table:formula="of:=MIDB([.C54];4;3)" office:value-type="string" office:string-value=" 38" calcext:value-type="string">
            <text:p><text:s/>38</text:p>
          </table:table-cell>
          <table:table-cell table:style-name="ce4" table:formula="of:=MIDB([.C54];8;3)" office:value-type="string" office:string-value=" 18" calcext:value-type="string">
            <text:p><text:s/>18</text:p>
          </table:table-cell>
          <table:table-cell table:formula="of:=-([.D54]+[.E54]/60+[.F54]/3600)" office:value-type="float" office:value="-17.6383333333333" calcext:value-type="float">
            <text:p>-17.638333333333</text:p>
          </table:table-cell>
          <table:table-cell/>
          <table:table-cell table:style-name="ce3" office:value-type="string" calcext:value-type="string">
            <text:p>47º 46’ 51”</text:p>
          </table:table-cell>
          <table:table-cell table:formula="of:=MID([.I54];1;2)" office:value-type="string" office:string-value="47" calcext:value-type="string">
            <text:p>47</text:p>
          </table:table-cell>
          <table:table-cell table:formula="of:=MIDB([.I54];4;3)" office:value-type="string" office:string-value=" 46" calcext:value-type="string">
            <text:p><text:s/>46</text:p>
          </table:table-cell>
          <table:table-cell table:formula="of:=MIDB([.I54];8;3)" office:value-type="string" office:string-value=" 51" calcext:value-type="string">
            <text:p><text:s/>51</text:p>
          </table:table-cell>
          <table:table-cell table:formula="of:=-([.J54]+[.K54]/60+[.L54]/3600)" office:value-type="float" office:value="-47.7808333333333" calcext:value-type="float">
            <text:p>-47.780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3" office:value-type="string" calcext:value-type="string">
            <text:p>Campo Limpo de Goiás</text:p>
          </table:table-cell>
          <table:table-cell table:style-name="ce3" office:value-type="string" calcext:value-type="string">
            <text:p>16º 17’ 49”</text:p>
          </table:table-cell>
          <table:table-cell table:formula="of:=MID([.C55];1;2)" office:value-type="string" office:string-value="16" calcext:value-type="string">
            <text:p>16</text:p>
          </table:table-cell>
          <table:table-cell table:style-name="ce3" table:formula="of:=MIDB([.C55];4;3)" office:value-type="string" office:string-value=" 17" calcext:value-type="string">
            <text:p><text:s/>17</text:p>
          </table:table-cell>
          <table:table-cell table:style-name="ce4" table:formula="of:=MIDB([.C55];8;3)" office:value-type="string" office:string-value=" 49" calcext:value-type="string">
            <text:p><text:s/>49</text:p>
          </table:table-cell>
          <table:table-cell table:formula="of:=-([.D55]+[.E55]/60+[.F55]/3600)" office:value-type="float" office:value="-16.2969444444444" calcext:value-type="float">
            <text:p>-16.296944444445</text:p>
          </table:table-cell>
          <table:table-cell/>
          <table:table-cell table:style-name="ce3" office:value-type="string" calcext:value-type="string">
            <text:p>49º 05’ 14”</text:p>
          </table:table-cell>
          <table:table-cell table:formula="of:=MID([.I55];1;2)" office:value-type="string" office:string-value="49" calcext:value-type="string">
            <text:p>49</text:p>
          </table:table-cell>
          <table:table-cell table:formula="of:=MIDB([.I55];4;3)" office:value-type="string" office:string-value=" 05" calcext:value-type="string">
            <text:p><text:s/>05</text:p>
          </table:table-cell>
          <table:table-cell table:formula="of:=MIDB([.I55];8;3)" office:value-type="string" office:string-value=" 14" calcext:value-type="string">
            <text:p><text:s/>14</text:p>
          </table:table-cell>
          <table:table-cell table:formula="of:=-([.J55]+[.K55]/60+[.L55]/3600)" office:value-type="float" office:value="-49.0872222222222" calcext:value-type="float">
            <text:p>-49.087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3" office:value-type="string" calcext:value-type="string">
            <text:p>Campos Belos</text:p>
          </table:table-cell>
          <table:table-cell table:style-name="ce3" office:value-type="string" calcext:value-type="string">
            <text:p>13º 02’ 12”</text:p>
          </table:table-cell>
          <table:table-cell table:formula="of:=MID([.C56];1;2)" office:value-type="string" office:string-value="13" calcext:value-type="string">
            <text:p>13</text:p>
          </table:table-cell>
          <table:table-cell table:style-name="ce3" table:formula="of:=MIDB([.C56];4;3)" office:value-type="string" office:string-value=" 02" calcext:value-type="string">
            <text:p><text:s/>02</text:p>
          </table:table-cell>
          <table:table-cell table:style-name="ce4" table:formula="of:=MIDB([.C56];8;3)" office:value-type="string" office:string-value=" 12" calcext:value-type="string">
            <text:p><text:s/>12</text:p>
          </table:table-cell>
          <table:table-cell table:formula="of:=-([.D56]+[.E56]/60+[.F56]/3600)" office:value-type="float" office:value="-13.0366666666667" calcext:value-type="float">
            <text:p>-13.036666666667</text:p>
          </table:table-cell>
          <table:table-cell/>
          <table:table-cell table:style-name="ce3" office:value-type="string" calcext:value-type="string">
            <text:p>46º 46’ 18”</text:p>
          </table:table-cell>
          <table:table-cell table:formula="of:=MID([.I56];1;2)" office:value-type="string" office:string-value="46" calcext:value-type="string">
            <text:p>46</text:p>
          </table:table-cell>
          <table:table-cell table:formula="of:=MIDB([.I56];4;3)" office:value-type="string" office:string-value=" 46" calcext:value-type="string">
            <text:p><text:s/>46</text:p>
          </table:table-cell>
          <table:table-cell table:formula="of:=MIDB([.I56];8;3)" office:value-type="string" office:string-value=" 18" calcext:value-type="string">
            <text:p><text:s/>18</text:p>
          </table:table-cell>
          <table:table-cell table:formula="of:=-([.J56]+[.K56]/60+[.L56]/3600)" office:value-type="float" office:value="-46.7716666666667" calcext:value-type="float">
            <text:p>-46.77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Campos Verdes</text:p>
          </table:table-cell>
          <table:table-cell table:style-name="ce3" office:value-type="string" calcext:value-type="string">
            <text:p>14º 15’ 28”</text:p>
          </table:table-cell>
          <table:table-cell table:formula="of:=MID([.C57];1;2)" office:value-type="string" office:string-value="14" calcext:value-type="string">
            <text:p>14</text:p>
          </table:table-cell>
          <table:table-cell table:style-name="ce3" table:formula="of:=MIDB([.C57];4;3)" office:value-type="string" office:string-value=" 15" calcext:value-type="string">
            <text:p><text:s/>15</text:p>
          </table:table-cell>
          <table:table-cell table:style-name="ce4" table:formula="of:=MIDB([.C57];8;3)" office:value-type="string" office:string-value=" 28" calcext:value-type="string">
            <text:p><text:s/>28</text:p>
          </table:table-cell>
          <table:table-cell table:formula="of:=-([.D57]+[.E57]/60+[.F57]/3600)" office:value-type="float" office:value="-14.2577777777778" calcext:value-type="float">
            <text:p>-14.257777777778</text:p>
          </table:table-cell>
          <table:table-cell/>
          <table:table-cell table:style-name="ce3" office:value-type="string" calcext:value-type="string">
            <text:p>49º 39’ 27”</text:p>
          </table:table-cell>
          <table:table-cell table:formula="of:=MID([.I57];1;2)" office:value-type="string" office:string-value="49" calcext:value-type="string">
            <text:p>49</text:p>
          </table:table-cell>
          <table:table-cell table:formula="of:=MIDB([.I57];4;3)" office:value-type="string" office:string-value=" 39" calcext:value-type="string">
            <text:p><text:s/>39</text:p>
          </table:table-cell>
          <table:table-cell table:formula="of:=MIDB([.I57];8;3)" office:value-type="string" office:string-value=" 27" calcext:value-type="string">
            <text:p><text:s/>27</text:p>
          </table:table-cell>
          <table:table-cell table:formula="of:=-([.J57]+[.K57]/60+[.L57]/3600)" office:value-type="float" office:value="-49.6575" calcext:value-type="float">
            <text:p>-49.6575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3" office:value-type="string" calcext:value-type="string">
            <text:p>Carmo do Rio Verde</text:p>
          </table:table-cell>
          <table:table-cell table:style-name="ce3" office:value-type="string" calcext:value-type="string">
            <text:p>15º 21’ 13”</text:p>
          </table:table-cell>
          <table:table-cell table:formula="of:=MID([.C58];1;2)" office:value-type="string" office:string-value="15" calcext:value-type="string">
            <text:p>15</text:p>
          </table:table-cell>
          <table:table-cell table:style-name="ce3" table:formula="of:=MIDB([.C58];4;3)" office:value-type="string" office:string-value=" 21" calcext:value-type="string">
            <text:p><text:s/>21</text:p>
          </table:table-cell>
          <table:table-cell table:style-name="ce4" table:formula="of:=MIDB([.C58];8;3)" office:value-type="string" office:string-value=" 13" calcext:value-type="string">
            <text:p><text:s/>13</text:p>
          </table:table-cell>
          <table:table-cell table:formula="of:=-([.D58]+[.E58]/60+[.F58]/3600)" office:value-type="float" office:value="-15.3536111111111" calcext:value-type="float">
            <text:p>-15.353611111111</text:p>
          </table:table-cell>
          <table:table-cell/>
          <table:table-cell table:style-name="ce3" office:value-type="string" calcext:value-type="string">
            <text:p>49º 42’ 27”</text:p>
          </table:table-cell>
          <table:table-cell table:formula="of:=MID([.I58];1;2)" office:value-type="string" office:string-value="49" calcext:value-type="string">
            <text:p>49</text:p>
          </table:table-cell>
          <table:table-cell table:formula="of:=MIDB([.I58];4;3)" office:value-type="string" office:string-value=" 42" calcext:value-type="string">
            <text:p><text:s/>42</text:p>
          </table:table-cell>
          <table:table-cell table:formula="of:=MIDB([.I58];8;3)" office:value-type="string" office:string-value=" 27" calcext:value-type="string">
            <text:p><text:s/>27</text:p>
          </table:table-cell>
          <table:table-cell table:formula="of:=-([.J58]+[.K58]/60+[.L58]/3600)" office:value-type="float" office:value="-49.7075" calcext:value-type="float">
            <text:p>-49.7075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3" office:value-type="string" calcext:value-type="string">
            <text:p>Castelândia</text:p>
          </table:table-cell>
          <table:table-cell table:style-name="ce3" office:value-type="string" calcext:value-type="string">
            <text:p>18º 05’ 40”</text:p>
          </table:table-cell>
          <table:table-cell table:formula="of:=MID([.C59];1;2)" office:value-type="string" office:string-value="18" calcext:value-type="string">
            <text:p>18</text:p>
          </table:table-cell>
          <table:table-cell table:style-name="ce3" table:formula="of:=MIDB([.C59];4;3)" office:value-type="string" office:string-value=" 05" calcext:value-type="string">
            <text:p><text:s/>05</text:p>
          </table:table-cell>
          <table:table-cell table:style-name="ce4" table:formula="of:=MIDB([.C59];8;3)" office:value-type="string" office:string-value=" 40" calcext:value-type="string">
            <text:p><text:s/>40</text:p>
          </table:table-cell>
          <table:table-cell table:formula="of:=-([.D59]+[.E59]/60+[.F59]/3600)" office:value-type="float" office:value="-18.0944444444444" calcext:value-type="float">
            <text:p>-18.094444444445</text:p>
          </table:table-cell>
          <table:table-cell/>
          <table:table-cell table:style-name="ce3" office:value-type="string" calcext:value-type="string">
            <text:p>50º 13’ 24”</text:p>
          </table:table-cell>
          <table:table-cell table:formula="of:=MID([.I59];1;2)" office:value-type="string" office:string-value="50" calcext:value-type="string">
            <text:p>50</text:p>
          </table:table-cell>
          <table:table-cell table:formula="of:=MIDB([.I59];4;3)" office:value-type="string" office:string-value=" 13" calcext:value-type="string">
            <text:p><text:s/>13</text:p>
          </table:table-cell>
          <table:table-cell table:formula="of:=MIDB([.I59];8;3)" office:value-type="string" office:string-value=" 24" calcext:value-type="string">
            <text:p><text:s/>24</text:p>
          </table:table-cell>
          <table:table-cell table:formula="of:=-([.J59]+[.K59]/60+[.L59]/3600)" office:value-type="float" office:value="-50.2233333333333" calcext:value-type="float">
            <text:p>-50.223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3" office:value-type="string" calcext:value-type="string">
            <text:p>Catalão</text:p>
          </table:table-cell>
          <table:table-cell table:style-name="ce3" office:value-type="string" calcext:value-type="string">
            <text:p>18º 09’ 57”</text:p>
          </table:table-cell>
          <table:table-cell table:formula="of:=MID([.C60];1;2)" office:value-type="string" office:string-value="18" calcext:value-type="string">
            <text:p>18</text:p>
          </table:table-cell>
          <table:table-cell table:style-name="ce3" table:formula="of:=MIDB([.C60];4;3)" office:value-type="string" office:string-value=" 09" calcext:value-type="string">
            <text:p><text:s/>09</text:p>
          </table:table-cell>
          <table:table-cell table:style-name="ce4" table:formula="of:=MIDB([.C60];8;3)" office:value-type="string" office:string-value=" 57" calcext:value-type="string">
            <text:p><text:s/>57</text:p>
          </table:table-cell>
          <table:table-cell table:formula="of:=-([.D60]+[.E60]/60+[.F60]/3600)" office:value-type="float" office:value="-18.1658333333333" calcext:value-type="float">
            <text:p>-18.165833333333</text:p>
          </table:table-cell>
          <table:table-cell/>
          <table:table-cell table:style-name="ce3" office:value-type="string" calcext:value-type="string">
            <text:p>47º 56’ 47”</text:p>
          </table:table-cell>
          <table:table-cell table:formula="of:=MID([.I60];1;2)" office:value-type="string" office:string-value="47" calcext:value-type="string">
            <text:p>47</text:p>
          </table:table-cell>
          <table:table-cell table:formula="of:=MIDB([.I60];4;3)" office:value-type="string" office:string-value=" 56" calcext:value-type="string">
            <text:p><text:s/>56</text:p>
          </table:table-cell>
          <table:table-cell table:formula="of:=MIDB([.I60];8;3)" office:value-type="string" office:string-value=" 47" calcext:value-type="string">
            <text:p><text:s/>47</text:p>
          </table:table-cell>
          <table:table-cell table:formula="of:=-([.J60]+[.K60]/60+[.L60]/3600)" office:value-type="float" office:value="-47.9463888888889" calcext:value-type="float">
            <text:p>-47.946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3" office:value-type="string" calcext:value-type="string">
            <text:p>Caturaí</text:p>
          </table:table-cell>
          <table:table-cell table:style-name="ce3" office:value-type="string" calcext:value-type="string">
            <text:p>16º 26’ 49”</text:p>
          </table:table-cell>
          <table:table-cell table:formula="of:=MID([.C61];1;2)" office:value-type="string" office:string-value="16" calcext:value-type="string">
            <text:p>16</text:p>
          </table:table-cell>
          <table:table-cell table:style-name="ce3" table:formula="of:=MIDB([.C61];4;3)" office:value-type="string" office:string-value=" 26" calcext:value-type="string">
            <text:p><text:s/>26</text:p>
          </table:table-cell>
          <table:table-cell table:style-name="ce4" table:formula="of:=MIDB([.C61];8;3)" office:value-type="string" office:string-value=" 49" calcext:value-type="string">
            <text:p><text:s/>49</text:p>
          </table:table-cell>
          <table:table-cell table:formula="of:=-([.D61]+[.E61]/60+[.F61]/3600)" office:value-type="float" office:value="-16.4469444444444" calcext:value-type="float">
            <text:p>-16.446944444445</text:p>
          </table:table-cell>
          <table:table-cell/>
          <table:table-cell table:style-name="ce3" office:value-type="string" calcext:value-type="string">
            <text:p>49º 29’ 38”</text:p>
          </table:table-cell>
          <table:table-cell table:formula="of:=MID([.I61];1;2)" office:value-type="string" office:string-value="49" calcext:value-type="string">
            <text:p>49</text:p>
          </table:table-cell>
          <table:table-cell table:formula="of:=MIDB([.I61];4;3)" office:value-type="string" office:string-value=" 29" calcext:value-type="string">
            <text:p><text:s/>29</text:p>
          </table:table-cell>
          <table:table-cell table:formula="of:=MIDB([.I61];8;3)" office:value-type="string" office:string-value=" 38" calcext:value-type="string">
            <text:p><text:s/>38</text:p>
          </table:table-cell>
          <table:table-cell table:formula="of:=-([.J61]+[.K61]/60+[.L61]/3600)" office:value-type="float" office:value="-49.4938888888889" calcext:value-type="float">
            <text:p>-49.49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3" office:value-type="string" calcext:value-type="string">
            <text:p>Cavalcante</text:p>
          </table:table-cell>
          <table:table-cell table:style-name="ce3" office:value-type="string" calcext:value-type="string">
            <text:p>13º 47’ 51”</text:p>
          </table:table-cell>
          <table:table-cell table:formula="of:=MID([.C62];1;2)" office:value-type="string" office:string-value="13" calcext:value-type="string">
            <text:p>13</text:p>
          </table:table-cell>
          <table:table-cell table:style-name="ce3" table:formula="of:=MIDB([.C62];4;3)" office:value-type="string" office:string-value=" 47" calcext:value-type="string">
            <text:p><text:s/>47</text:p>
          </table:table-cell>
          <table:table-cell table:style-name="ce4" table:formula="of:=MIDB([.C62];8;3)" office:value-type="string" office:string-value=" 51" calcext:value-type="string">
            <text:p><text:s/>51</text:p>
          </table:table-cell>
          <table:table-cell table:formula="of:=-([.D62]+[.E62]/60+[.F62]/3600)" office:value-type="float" office:value="-13.7975" calcext:value-type="float">
            <text:p>-13.797500000000</text:p>
          </table:table-cell>
          <table:table-cell/>
          <table:table-cell table:style-name="ce3" office:value-type="string" calcext:value-type="string">
            <text:p>47º 27’ 30”</text:p>
          </table:table-cell>
          <table:table-cell table:formula="of:=MID([.I62];1;2)" office:value-type="string" office:string-value="47" calcext:value-type="string">
            <text:p>47</text:p>
          </table:table-cell>
          <table:table-cell table:formula="of:=MIDB([.I62];4;3)" office:value-type="string" office:string-value=" 27" calcext:value-type="string">
            <text:p><text:s/>27</text:p>
          </table:table-cell>
          <table:table-cell table:formula="of:=MIDB([.I62];8;3)" office:value-type="string" office:string-value=" 30" calcext:value-type="string">
            <text:p><text:s/>30</text:p>
          </table:table-cell>
          <table:table-cell table:formula="of:=-([.J62]+[.K62]/60+[.L62]/3600)" office:value-type="float" office:value="-47.4583333333333" calcext:value-type="float">
            <text:p>-47.458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3" office:value-type="string" calcext:value-type="string">
            <text:p>Ceres</text:p>
          </table:table-cell>
          <table:table-cell table:style-name="ce3" office:value-type="string" calcext:value-type="string">
            <text:p>15º 18’ 30”</text:p>
          </table:table-cell>
          <table:table-cell table:formula="of:=MID([.C63];1;2)" office:value-type="string" office:string-value="15" calcext:value-type="string">
            <text:p>15</text:p>
          </table:table-cell>
          <table:table-cell table:style-name="ce3" table:formula="of:=MIDB([.C63];4;3)" office:value-type="string" office:string-value=" 18" calcext:value-type="string">
            <text:p><text:s/>18</text:p>
          </table:table-cell>
          <table:table-cell table:style-name="ce4" table:formula="of:=MIDB([.C63];8;3)" office:value-type="string" office:string-value=" 30" calcext:value-type="string">
            <text:p><text:s/>30</text:p>
          </table:table-cell>
          <table:table-cell table:formula="of:=-([.D63]+[.E63]/60+[.F63]/3600)" office:value-type="float" office:value="-15.3083333333333" calcext:value-type="float">
            <text:p>-15.308333333333</text:p>
          </table:table-cell>
          <table:table-cell/>
          <table:table-cell table:style-name="ce3" office:value-type="string" calcext:value-type="string">
            <text:p>49º 35’ 54”</text:p>
          </table:table-cell>
          <table:table-cell table:formula="of:=MID([.I63];1;2)" office:value-type="string" office:string-value="49" calcext:value-type="string">
            <text:p>49</text:p>
          </table:table-cell>
          <table:table-cell table:formula="of:=MIDB([.I63];4;3)" office:value-type="string" office:string-value=" 35" calcext:value-type="string">
            <text:p><text:s/>35</text:p>
          </table:table-cell>
          <table:table-cell table:formula="of:=MIDB([.I63];8;3)" office:value-type="string" office:string-value=" 54" calcext:value-type="string">
            <text:p><text:s/>54</text:p>
          </table:table-cell>
          <table:table-cell table:formula="of:=-([.J63]+[.K63]/60+[.L63]/3600)" office:value-type="float" office:value="-49.5983333333333" calcext:value-type="float">
            <text:p>-49.598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3" office:value-type="string" calcext:value-type="string">
            <text:p>Cezarina</text:p>
          </table:table-cell>
          <table:table-cell table:style-name="ce3" office:value-type="string" calcext:value-type="string">
            <text:p>16º 58’ 19”</text:p>
          </table:table-cell>
          <table:table-cell table:formula="of:=MID([.C64];1;2)" office:value-type="string" office:string-value="16" calcext:value-type="string">
            <text:p>16</text:p>
          </table:table-cell>
          <table:table-cell table:style-name="ce3" table:formula="of:=MIDB([.C64];4;3)" office:value-type="string" office:string-value=" 58" calcext:value-type="string">
            <text:p><text:s/>58</text:p>
          </table:table-cell>
          <table:table-cell table:style-name="ce4" table:formula="of:=MIDB([.C64];8;3)" office:value-type="string" office:string-value=" 19" calcext:value-type="string">
            <text:p><text:s/>19</text:p>
          </table:table-cell>
          <table:table-cell table:formula="of:=-([.D64]+[.E64]/60+[.F64]/3600)" office:value-type="float" office:value="-16.9719444444444" calcext:value-type="float">
            <text:p>-16.971944444445</text:p>
          </table:table-cell>
          <table:table-cell/>
          <table:table-cell table:style-name="ce3" office:value-type="string" calcext:value-type="string">
            <text:p>49º 46’ 33”</text:p>
          </table:table-cell>
          <table:table-cell table:formula="of:=MID([.I64];1;2)" office:value-type="string" office:string-value="49" calcext:value-type="string">
            <text:p>49</text:p>
          </table:table-cell>
          <table:table-cell table:formula="of:=MIDB([.I64];4;3)" office:value-type="string" office:string-value=" 46" calcext:value-type="string">
            <text:p><text:s/>46</text:p>
          </table:table-cell>
          <table:table-cell table:formula="of:=MIDB([.I64];8;3)" office:value-type="string" office:string-value=" 33" calcext:value-type="string">
            <text:p><text:s/>33</text:p>
          </table:table-cell>
          <table:table-cell table:formula="of:=-([.J64]+[.K64]/60+[.L64]/3600)" office:value-type="float" office:value="-49.7758333333333" calcext:value-type="float">
            <text:p>-49.775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Chapadão do Céu</text:p>
          </table:table-cell>
          <table:table-cell table:style-name="ce3" office:value-type="string" calcext:value-type="string">
            <text:p>18º 24’ 27”</text:p>
          </table:table-cell>
          <table:table-cell table:formula="of:=MID([.C65];1;2)" office:value-type="string" office:string-value="18" calcext:value-type="string">
            <text:p>18</text:p>
          </table:table-cell>
          <table:table-cell table:style-name="ce3" table:formula="of:=MIDB([.C65];4;3)" office:value-type="string" office:string-value=" 24" calcext:value-type="string">
            <text:p><text:s/>24</text:p>
          </table:table-cell>
          <table:table-cell table:style-name="ce4" table:formula="of:=MIDB([.C65];8;3)" office:value-type="string" office:string-value=" 27" calcext:value-type="string">
            <text:p><text:s/>27</text:p>
          </table:table-cell>
          <table:table-cell table:formula="of:=-([.D65]+[.E65]/60+[.F65]/3600)" office:value-type="float" office:value="-18.4075" calcext:value-type="float">
            <text:p>-18.407500000000</text:p>
          </table:table-cell>
          <table:table-cell/>
          <table:table-cell table:style-name="ce3" office:value-type="string" calcext:value-type="string">
            <text:p>52º 32’ 56”</text:p>
          </table:table-cell>
          <table:table-cell table:formula="of:=MID([.I65];1;2)" office:value-type="string" office:string-value="52" calcext:value-type="string">
            <text:p>52</text:p>
          </table:table-cell>
          <table:table-cell table:formula="of:=MIDB([.I65];4;3)" office:value-type="string" office:string-value=" 32" calcext:value-type="string">
            <text:p><text:s/>32</text:p>
          </table:table-cell>
          <table:table-cell table:formula="of:=MIDB([.I65];8;3)" office:value-type="string" office:string-value=" 56" calcext:value-type="string">
            <text:p><text:s/>56</text:p>
          </table:table-cell>
          <table:table-cell table:formula="of:=-([.J65]+[.K65]/60+[.L65]/3600)" office:value-type="float" office:value="-52.5488888888889" calcext:value-type="float">
            <text:p>-52.548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3" office:value-type="string" calcext:value-type="string">
            <text:p>Cidade Ocidental</text:p>
          </table:table-cell>
          <table:table-cell table:style-name="ce3" office:value-type="string" calcext:value-type="string">
            <text:p>16º 04’ 38”</text:p>
          </table:table-cell>
          <table:table-cell table:formula="of:=MID([.C66];1;2)" office:value-type="string" office:string-value="16" calcext:value-type="string">
            <text:p>16</text:p>
          </table:table-cell>
          <table:table-cell table:style-name="ce3" table:formula="of:=MIDB([.C66];4;3)" office:value-type="string" office:string-value=" 04" calcext:value-type="string">
            <text:p><text:s/>04</text:p>
          </table:table-cell>
          <table:table-cell table:style-name="ce4" table:formula="of:=MIDB([.C66];8;3)" office:value-type="string" office:string-value=" 38" calcext:value-type="string">
            <text:p><text:s/>38</text:p>
          </table:table-cell>
          <table:table-cell table:formula="of:=-([.D66]+[.E66]/60+[.F66]/3600)" office:value-type="float" office:value="-16.0772222222222" calcext:value-type="float">
            <text:p>-16.077222222222</text:p>
          </table:table-cell>
          <table:table-cell/>
          <table:table-cell table:style-name="ce3" office:value-type="string" calcext:value-type="string">
            <text:p>47º 55’ 35”</text:p>
          </table:table-cell>
          <table:table-cell table:formula="of:=MID([.I66];1;2)" office:value-type="string" office:string-value="47" calcext:value-type="string">
            <text:p>47</text:p>
          </table:table-cell>
          <table:table-cell table:formula="of:=MIDB([.I66];4;3)" office:value-type="string" office:string-value=" 55" calcext:value-type="string">
            <text:p><text:s/>55</text:p>
          </table:table-cell>
          <table:table-cell table:formula="of:=MIDB([.I66];8;3)" office:value-type="string" office:string-value=" 35" calcext:value-type="string">
            <text:p><text:s/>35</text:p>
          </table:table-cell>
          <table:table-cell table:formula="of:=-([.J66]+[.K66]/60+[.L66]/3600)" office:value-type="float" office:value="-47.9263888888889" calcext:value-type="float">
            <text:p>-47.926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3" office:value-type="string" calcext:value-type="string">
            <text:p>Cocalzinho de Goiás</text:p>
          </table:table-cell>
          <table:table-cell table:style-name="ce3" office:value-type="string" calcext:value-type="string">
            <text:p>15º 47’ 40”</text:p>
          </table:table-cell>
          <table:table-cell table:formula="of:=MID([.C67];1;2)" office:value-type="string" office:string-value="15" calcext:value-type="string">
            <text:p>15</text:p>
          </table:table-cell>
          <table:table-cell table:style-name="ce3" table:formula="of:=MIDB([.C67];4;3)" office:value-type="string" office:string-value=" 47" calcext:value-type="string">
            <text:p><text:s/>47</text:p>
          </table:table-cell>
          <table:table-cell table:style-name="ce4" table:formula="of:=MIDB([.C67];8;3)" office:value-type="string" office:string-value=" 40" calcext:value-type="string">
            <text:p><text:s/>40</text:p>
          </table:table-cell>
          <table:table-cell table:formula="of:=-([.D67]+[.E67]/60+[.F67]/3600)" office:value-type="float" office:value="-15.7944444444444" calcext:value-type="float">
            <text:p>-15.794444444445</text:p>
          </table:table-cell>
          <table:table-cell/>
          <table:table-cell table:style-name="ce3" office:value-type="string" calcext:value-type="string">
            <text:p>48º 46’ 33”</text:p>
          </table:table-cell>
          <table:table-cell table:formula="of:=MID([.I67];1;2)" office:value-type="string" office:string-value="48" calcext:value-type="string">
            <text:p>48</text:p>
          </table:table-cell>
          <table:table-cell table:formula="of:=MIDB([.I67];4;3)" office:value-type="string" office:string-value=" 46" calcext:value-type="string">
            <text:p><text:s/>46</text:p>
          </table:table-cell>
          <table:table-cell table:formula="of:=MIDB([.I67];8;3)" office:value-type="string" office:string-value=" 33" calcext:value-type="string">
            <text:p><text:s/>33</text:p>
          </table:table-cell>
          <table:table-cell table:formula="of:=-([.J67]+[.K67]/60+[.L67]/3600)" office:value-type="float" office:value="-48.7758333333333" calcext:value-type="float">
            <text:p>-48.775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3" office:value-type="string" calcext:value-type="string">
            <text:p>Colinas do Sul</text:p>
          </table:table-cell>
          <table:table-cell table:style-name="ce3" office:value-type="string" calcext:value-type="string">
            <text:p>14º 09’ 05”</text:p>
          </table:table-cell>
          <table:table-cell table:formula="of:=MID([.C68];1;2)" office:value-type="string" office:string-value="14" calcext:value-type="string">
            <text:p>14</text:p>
          </table:table-cell>
          <table:table-cell table:style-name="ce3" table:formula="of:=MIDB([.C68];4;3)" office:value-type="string" office:string-value=" 09" calcext:value-type="string">
            <text:p><text:s/>09</text:p>
          </table:table-cell>
          <table:table-cell table:style-name="ce4" table:formula="of:=MIDB([.C68];8;3)" office:value-type="string" office:string-value=" 05" calcext:value-type="string">
            <text:p><text:s/>05</text:p>
          </table:table-cell>
          <table:table-cell table:formula="of:=-([.D68]+[.E68]/60+[.F68]/3600)" office:value-type="float" office:value="-14.1513888888889" calcext:value-type="float">
            <text:p>-14.151388888889</text:p>
          </table:table-cell>
          <table:table-cell/>
          <table:table-cell table:style-name="ce3" office:value-type="string" calcext:value-type="string">
            <text:p>48º 04’ 42”</text:p>
          </table:table-cell>
          <table:table-cell table:formula="of:=MID([.I68];1;2)" office:value-type="string" office:string-value="48" calcext:value-type="string">
            <text:p>48</text:p>
          </table:table-cell>
          <table:table-cell table:formula="of:=MIDB([.I68];4;3)" office:value-type="string" office:string-value=" 04" calcext:value-type="string">
            <text:p><text:s/>04</text:p>
          </table:table-cell>
          <table:table-cell table:formula="of:=MIDB([.I68];8;3)" office:value-type="string" office:string-value=" 42" calcext:value-type="string">
            <text:p><text:s/>42</text:p>
          </table:table-cell>
          <table:table-cell table:formula="of:=-([.J68]+[.K68]/60+[.L68]/3600)" office:value-type="float" office:value="-48.0783333333333" calcext:value-type="float">
            <text:p>-48.078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3" office:value-type="string" calcext:value-type="string">
            <text:p>Córrego do Ouro</text:p>
          </table:table-cell>
          <table:table-cell table:style-name="ce3" office:value-type="string" calcext:value-type="string">
            <text:p>16º 17’ 38”</text:p>
          </table:table-cell>
          <table:table-cell table:formula="of:=MID([.C69];1;2)" office:value-type="string" office:string-value="16" calcext:value-type="string">
            <text:p>16</text:p>
          </table:table-cell>
          <table:table-cell table:style-name="ce3" table:formula="of:=MIDB([.C69];4;3)" office:value-type="string" office:string-value=" 17" calcext:value-type="string">
            <text:p><text:s/>17</text:p>
          </table:table-cell>
          <table:table-cell table:style-name="ce4" table:formula="of:=MIDB([.C69];8;3)" office:value-type="string" office:string-value=" 38" calcext:value-type="string">
            <text:p><text:s/>38</text:p>
          </table:table-cell>
          <table:table-cell table:formula="of:=-([.D69]+[.E69]/60+[.F69]/3600)" office:value-type="float" office:value="-16.2938888888889" calcext:value-type="float">
            <text:p>-16.293888888889</text:p>
          </table:table-cell>
          <table:table-cell/>
          <table:table-cell table:style-name="ce3" office:value-type="string" calcext:value-type="string">
            <text:p>50º 32’ 53”</text:p>
          </table:table-cell>
          <table:table-cell table:formula="of:=MID([.I69];1;2)" office:value-type="string" office:string-value="50" calcext:value-type="string">
            <text:p>50</text:p>
          </table:table-cell>
          <table:table-cell table:formula="of:=MIDB([.I69];4;3)" office:value-type="string" office:string-value=" 32" calcext:value-type="string">
            <text:p><text:s/>32</text:p>
          </table:table-cell>
          <table:table-cell table:formula="of:=MIDB([.I69];8;3)" office:value-type="string" office:string-value=" 53" calcext:value-type="string">
            <text:p><text:s/>53</text:p>
          </table:table-cell>
          <table:table-cell table:formula="of:=-([.J69]+[.K69]/60+[.L69]/3600)" office:value-type="float" office:value="-50.5480555555556" calcext:value-type="float">
            <text:p>-50.54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3" office:value-type="string" calcext:value-type="string">
            <text:p>Corumbá de Goiás</text:p>
          </table:table-cell>
          <table:table-cell table:style-name="ce3" office:value-type="string" calcext:value-type="string">
            <text:p>15º 55’ 25”</text:p>
          </table:table-cell>
          <table:table-cell table:formula="of:=MID([.C70];1;2)" office:value-type="string" office:string-value="15" calcext:value-type="string">
            <text:p>15</text:p>
          </table:table-cell>
          <table:table-cell table:style-name="ce3" table:formula="of:=MIDB([.C70];4;3)" office:value-type="string" office:string-value=" 55" calcext:value-type="string">
            <text:p><text:s/>55</text:p>
          </table:table-cell>
          <table:table-cell table:style-name="ce4" table:formula="of:=MIDB([.C70];8;3)" office:value-type="string" office:string-value=" 25" calcext:value-type="string">
            <text:p><text:s/>25</text:p>
          </table:table-cell>
          <table:table-cell table:formula="of:=-([.D70]+[.E70]/60+[.F70]/3600)" office:value-type="float" office:value="-15.9236111111111" calcext:value-type="float">
            <text:p>-15.923611111111</text:p>
          </table:table-cell>
          <table:table-cell/>
          <table:table-cell table:style-name="ce3" office:value-type="string" calcext:value-type="string">
            <text:p>48º 48’ 31”</text:p>
          </table:table-cell>
          <table:table-cell table:formula="of:=MID([.I70];1;2)" office:value-type="string" office:string-value="48" calcext:value-type="string">
            <text:p>48</text:p>
          </table:table-cell>
          <table:table-cell table:formula="of:=MIDB([.I70];4;3)" office:value-type="string" office:string-value=" 48" calcext:value-type="string">
            <text:p><text:s/>48</text:p>
          </table:table-cell>
          <table:table-cell table:formula="of:=MIDB([.I70];8;3)" office:value-type="string" office:string-value=" 31" calcext:value-type="string">
            <text:p><text:s/>31</text:p>
          </table:table-cell>
          <table:table-cell table:formula="of:=-([.J70]+[.K70]/60+[.L70]/3600)" office:value-type="float" office:value="-48.8086111111111" calcext:value-type="float">
            <text:p>-48.808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3" office:value-type="string" calcext:value-type="string">
            <text:p>Corumbaíba</text:p>
          </table:table-cell>
          <table:table-cell table:style-name="ce3" office:value-type="string" calcext:value-type="string">
            <text:p>18º 08’ 33”</text:p>
          </table:table-cell>
          <table:table-cell table:formula="of:=MID([.C71];1;2)" office:value-type="string" office:string-value="18" calcext:value-type="string">
            <text:p>18</text:p>
          </table:table-cell>
          <table:table-cell table:style-name="ce3" table:formula="of:=MIDB([.C71];4;3)" office:value-type="string" office:string-value=" 08" calcext:value-type="string">
            <text:p><text:s/>08</text:p>
          </table:table-cell>
          <table:table-cell table:style-name="ce4" table:formula="of:=MIDB([.C71];8;3)" office:value-type="string" office:string-value=" 33" calcext:value-type="string">
            <text:p><text:s/>33</text:p>
          </table:table-cell>
          <table:table-cell table:formula="of:=-([.D71]+[.E71]/60+[.F71]/3600)" office:value-type="float" office:value="-18.1425" calcext:value-type="float">
            <text:p>-18.142500000000</text:p>
          </table:table-cell>
          <table:table-cell/>
          <table:table-cell table:style-name="ce3" office:value-type="string" calcext:value-type="string">
            <text:p>48º 33’ 41”</text:p>
          </table:table-cell>
          <table:table-cell table:formula="of:=MID([.I71];1;2)" office:value-type="string" office:string-value="48" calcext:value-type="string">
            <text:p>48</text:p>
          </table:table-cell>
          <table:table-cell table:formula="of:=MIDB([.I71];4;3)" office:value-type="string" office:string-value=" 33" calcext:value-type="string">
            <text:p><text:s/>33</text:p>
          </table:table-cell>
          <table:table-cell table:formula="of:=MIDB([.I71];8;3)" office:value-type="string" office:string-value=" 41" calcext:value-type="string">
            <text:p><text:s/>41</text:p>
          </table:table-cell>
          <table:table-cell table:formula="of:=-([.J71]+[.K71]/60+[.L71]/3600)" office:value-type="float" office:value="-48.5613888888889" calcext:value-type="float">
            <text:p>-48.561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3" office:value-type="string" calcext:value-type="string">
            <text:p>Cristalina</text:p>
          </table:table-cell>
          <table:table-cell table:style-name="ce3" office:value-type="string" calcext:value-type="string">
            <text:p>16º 46’ 07”</text:p>
          </table:table-cell>
          <table:table-cell table:formula="of:=MID([.C72];1;2)" office:value-type="string" office:string-value="16" calcext:value-type="string">
            <text:p>16</text:p>
          </table:table-cell>
          <table:table-cell table:style-name="ce3" table:formula="of:=MIDB([.C72];4;3)" office:value-type="string" office:string-value=" 46" calcext:value-type="string">
            <text:p><text:s/>46</text:p>
          </table:table-cell>
          <table:table-cell table:style-name="ce4" table:formula="of:=MIDB([.C72];8;3)" office:value-type="string" office:string-value=" 07" calcext:value-type="string">
            <text:p><text:s/>07</text:p>
          </table:table-cell>
          <table:table-cell table:formula="of:=-([.D72]+[.E72]/60+[.F72]/3600)" office:value-type="float" office:value="-16.7686111111111" calcext:value-type="float">
            <text:p>-16.768611111111</text:p>
          </table:table-cell>
          <table:table-cell/>
          <table:table-cell table:style-name="ce3" office:value-type="string" calcext:value-type="string">
            <text:p>47º 36’ 49”</text:p>
          </table:table-cell>
          <table:table-cell table:formula="of:=MID([.I72];1;2)" office:value-type="string" office:string-value="47" calcext:value-type="string">
            <text:p>47</text:p>
          </table:table-cell>
          <table:table-cell table:formula="of:=MIDB([.I72];4;3)" office:value-type="string" office:string-value=" 36" calcext:value-type="string">
            <text:p><text:s/>36</text:p>
          </table:table-cell>
          <table:table-cell table:formula="of:=MIDB([.I72];8;3)" office:value-type="string" office:string-value=" 49" calcext:value-type="string">
            <text:p><text:s/>49</text:p>
          </table:table-cell>
          <table:table-cell table:formula="of:=-([.J72]+[.K72]/60+[.L72]/3600)" office:value-type="float" office:value="-47.6136111111111" calcext:value-type="float">
            <text:p>-47.613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3" office:value-type="string" calcext:value-type="string">
            <text:p>Cristianópolis</text:p>
          </table:table-cell>
          <table:table-cell table:style-name="ce3" office:value-type="string" calcext:value-type="string">
            <text:p>17º 11’ 57”</text:p>
          </table:table-cell>
          <table:table-cell table:formula="of:=MID([.C73];1;2)" office:value-type="string" office:string-value="17" calcext:value-type="string">
            <text:p>17</text:p>
          </table:table-cell>
          <table:table-cell table:style-name="ce3" table:formula="of:=MIDB([.C73];4;3)" office:value-type="string" office:string-value=" 11" calcext:value-type="string">
            <text:p><text:s/>11</text:p>
          </table:table-cell>
          <table:table-cell table:style-name="ce4" table:formula="of:=MIDB([.C73];8;3)" office:value-type="string" office:string-value=" 57" calcext:value-type="string">
            <text:p><text:s/>57</text:p>
          </table:table-cell>
          <table:table-cell table:formula="of:=-([.D73]+[.E73]/60+[.F73]/3600)" office:value-type="float" office:value="-17.1991666666667" calcext:value-type="float">
            <text:p>-17.199166666667</text:p>
          </table:table-cell>
          <table:table-cell/>
          <table:table-cell table:style-name="ce3" office:value-type="string" calcext:value-type="string">
            <text:p>48º 42’ 21”</text:p>
          </table:table-cell>
          <table:table-cell table:formula="of:=MID([.I73];1;2)" office:value-type="string" office:string-value="48" calcext:value-type="string">
            <text:p>48</text:p>
          </table:table-cell>
          <table:table-cell table:formula="of:=MIDB([.I73];4;3)" office:value-type="string" office:string-value=" 42" calcext:value-type="string">
            <text:p><text:s/>42</text:p>
          </table:table-cell>
          <table:table-cell table:formula="of:=MIDB([.I73];8;3)" office:value-type="string" office:string-value=" 21" calcext:value-type="string">
            <text:p><text:s/>21</text:p>
          </table:table-cell>
          <table:table-cell table:formula="of:=-([.J73]+[.K73]/60+[.L73]/3600)" office:value-type="float" office:value="-48.7058333333333" calcext:value-type="float">
            <text:p>-48.705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3" office:value-type="string" calcext:value-type="string">
            <text:p>Crixás</text:p>
          </table:table-cell>
          <table:table-cell table:style-name="ce3" office:value-type="string" calcext:value-type="string">
            <text:p>14º 32’ 56”</text:p>
          </table:table-cell>
          <table:table-cell table:formula="of:=MID([.C74];1;2)" office:value-type="string" office:string-value="14" calcext:value-type="string">
            <text:p>14</text:p>
          </table:table-cell>
          <table:table-cell table:style-name="ce3" table:formula="of:=MIDB([.C74];4;3)" office:value-type="string" office:string-value=" 32" calcext:value-type="string">
            <text:p><text:s/>32</text:p>
          </table:table-cell>
          <table:table-cell table:style-name="ce4" table:formula="of:=MIDB([.C74];8;3)" office:value-type="string" office:string-value=" 56" calcext:value-type="string">
            <text:p><text:s/>56</text:p>
          </table:table-cell>
          <table:table-cell table:formula="of:=-([.D74]+[.E74]/60+[.F74]/3600)" office:value-type="float" office:value="-14.5488888888889" calcext:value-type="float">
            <text:p>-14.548888888889</text:p>
          </table:table-cell>
          <table:table-cell/>
          <table:table-cell table:style-name="ce3" office:value-type="string" calcext:value-type="string">
            <text:p>49º 58’ 09”</text:p>
          </table:table-cell>
          <table:table-cell table:formula="of:=MID([.I74];1;2)" office:value-type="string" office:string-value="49" calcext:value-type="string">
            <text:p>49</text:p>
          </table:table-cell>
          <table:table-cell table:formula="of:=MIDB([.I74];4;3)" office:value-type="string" office:string-value=" 58" calcext:value-type="string">
            <text:p><text:s/>58</text:p>
          </table:table-cell>
          <table:table-cell table:formula="of:=MIDB([.I74];8;3)" office:value-type="string" office:string-value=" 09" calcext:value-type="string">
            <text:p><text:s/>09</text:p>
          </table:table-cell>
          <table:table-cell table:formula="of:=-([.J74]+[.K74]/60+[.L74]/3600)" office:value-type="float" office:value="-49.9691666666667" calcext:value-type="float">
            <text:p>-49.969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3" office:value-type="string" calcext:value-type="string">
            <text:p>Cromínia</text:p>
          </table:table-cell>
          <table:table-cell table:style-name="ce3" office:value-type="string" calcext:value-type="string">
            <text:p>17º 17’ 12”</text:p>
          </table:table-cell>
          <table:table-cell table:formula="of:=MID([.C75];1;2)" office:value-type="string" office:string-value="17" calcext:value-type="string">
            <text:p>17</text:p>
          </table:table-cell>
          <table:table-cell table:style-name="ce3" table:formula="of:=MIDB([.C75];4;3)" office:value-type="string" office:string-value=" 17" calcext:value-type="string">
            <text:p><text:s/>17</text:p>
          </table:table-cell>
          <table:table-cell table:style-name="ce4" table:formula="of:=MIDB([.C75];8;3)" office:value-type="string" office:string-value=" 12" calcext:value-type="string">
            <text:p><text:s/>12</text:p>
          </table:table-cell>
          <table:table-cell table:formula="of:=-([.D75]+[.E75]/60+[.F75]/3600)" office:value-type="float" office:value="-17.2866666666667" calcext:value-type="float">
            <text:p>-17.286666666667</text:p>
          </table:table-cell>
          <table:table-cell/>
          <table:table-cell table:style-name="ce3" office:value-type="string" calcext:value-type="string">
            <text:p>49º 22’ 53”</text:p>
          </table:table-cell>
          <table:table-cell table:formula="of:=MID([.I75];1;2)" office:value-type="string" office:string-value="49" calcext:value-type="string">
            <text:p>49</text:p>
          </table:table-cell>
          <table:table-cell table:formula="of:=MIDB([.I75];4;3)" office:value-type="string" office:string-value=" 22" calcext:value-type="string">
            <text:p><text:s/>22</text:p>
          </table:table-cell>
          <table:table-cell table:formula="of:=MIDB([.I75];8;3)" office:value-type="string" office:string-value=" 53" calcext:value-type="string">
            <text:p><text:s/>53</text:p>
          </table:table-cell>
          <table:table-cell table:formula="of:=-([.J75]+[.K75]/60+[.L75]/3600)" office:value-type="float" office:value="-49.3813888888889" calcext:value-type="float">
            <text:p>-49.381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3" office:value-type="string" calcext:value-type="string">
            <text:p>Cumari</text:p>
          </table:table-cell>
          <table:table-cell table:style-name="ce3" office:value-type="string" calcext:value-type="string">
            <text:p>18º 15’ 47”</text:p>
          </table:table-cell>
          <table:table-cell table:formula="of:=MID([.C76];1;2)" office:value-type="string" office:string-value="18" calcext:value-type="string">
            <text:p>18</text:p>
          </table:table-cell>
          <table:table-cell table:style-name="ce3" table:formula="of:=MIDB([.C76];4;3)" office:value-type="string" office:string-value=" 15" calcext:value-type="string">
            <text:p><text:s/>15</text:p>
          </table:table-cell>
          <table:table-cell table:style-name="ce4" table:formula="of:=MIDB([.C76];8;3)" office:value-type="string" office:string-value=" 47" calcext:value-type="string">
            <text:p><text:s/>47</text:p>
          </table:table-cell>
          <table:table-cell table:formula="of:=-([.D76]+[.E76]/60+[.F76]/3600)" office:value-type="float" office:value="-18.2630555555556" calcext:value-type="float">
            <text:p>-18.263055555556</text:p>
          </table:table-cell>
          <table:table-cell/>
          <table:table-cell table:style-name="ce3" office:value-type="string" calcext:value-type="string">
            <text:p>48º 09’ 04”</text:p>
          </table:table-cell>
          <table:table-cell table:formula="of:=MID([.I76];1;2)" office:value-type="string" office:string-value="48" calcext:value-type="string">
            <text:p>48</text:p>
          </table:table-cell>
          <table:table-cell table:formula="of:=MIDB([.I76];4;3)" office:value-type="string" office:string-value=" 09" calcext:value-type="string">
            <text:p><text:s/>09</text:p>
          </table:table-cell>
          <table:table-cell table:formula="of:=MIDB([.I76];8;3)" office:value-type="string" office:string-value=" 04" calcext:value-type="string">
            <text:p><text:s/>04</text:p>
          </table:table-cell>
          <table:table-cell table:formula="of:=-([.J76]+[.K76]/60+[.L76]/3600)" office:value-type="float" office:value="-48.1511111111111" calcext:value-type="float">
            <text:p>-48.15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3" office:value-type="string" calcext:value-type="string">
            <text:p>Damianópolis</text:p>
          </table:table-cell>
          <table:table-cell table:style-name="ce3" office:value-type="string" calcext:value-type="string">
            <text:p>14º 33’ 50”</text:p>
          </table:table-cell>
          <table:table-cell table:formula="of:=MID([.C77];1;2)" office:value-type="string" office:string-value="14" calcext:value-type="string">
            <text:p>14</text:p>
          </table:table-cell>
          <table:table-cell table:style-name="ce3" table:formula="of:=MIDB([.C77];4;3)" office:value-type="string" office:string-value=" 33" calcext:value-type="string">
            <text:p><text:s/>33</text:p>
          </table:table-cell>
          <table:table-cell table:style-name="ce4" table:formula="of:=MIDB([.C77];8;3)" office:value-type="string" office:string-value=" 50" calcext:value-type="string">
            <text:p><text:s/>50</text:p>
          </table:table-cell>
          <table:table-cell table:formula="of:=-([.D77]+[.E77]/60+[.F77]/3600)" office:value-type="float" office:value="-14.5638888888889" calcext:value-type="float">
            <text:p>-14.563888888889</text:p>
          </table:table-cell>
          <table:table-cell/>
          <table:table-cell table:style-name="ce3" office:value-type="string" calcext:value-type="string">
            <text:p>46º 10’ 38”</text:p>
          </table:table-cell>
          <table:table-cell table:formula="of:=MID([.I77];1;2)" office:value-type="string" office:string-value="46" calcext:value-type="string">
            <text:p>46</text:p>
          </table:table-cell>
          <table:table-cell table:formula="of:=MIDB([.I77];4;3)" office:value-type="string" office:string-value=" 10" calcext:value-type="string">
            <text:p><text:s/>10</text:p>
          </table:table-cell>
          <table:table-cell table:formula="of:=MIDB([.I77];8;3)" office:value-type="string" office:string-value=" 38" calcext:value-type="string">
            <text:p><text:s/>38</text:p>
          </table:table-cell>
          <table:table-cell table:formula="of:=-([.J77]+[.K77]/60+[.L77]/3600)" office:value-type="float" office:value="-46.1772222222222" calcext:value-type="float">
            <text:p>-46.177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3" office:value-type="string" calcext:value-type="string">
            <text:p>Damolândia</text:p>
          </table:table-cell>
          <table:table-cell table:style-name="ce3" office:value-type="string" calcext:value-type="string">
            <text:p>16º 15’ 09”</text:p>
          </table:table-cell>
          <table:table-cell table:formula="of:=MID([.C78];1;2)" office:value-type="string" office:string-value="16" calcext:value-type="string">
            <text:p>16</text:p>
          </table:table-cell>
          <table:table-cell table:style-name="ce3" table:formula="of:=MIDB([.C78];4;3)" office:value-type="string" office:string-value=" 15" calcext:value-type="string">
            <text:p><text:s/>15</text:p>
          </table:table-cell>
          <table:table-cell table:style-name="ce4" table:formula="of:=MIDB([.C78];8;3)" office:value-type="string" office:string-value=" 09" calcext:value-type="string">
            <text:p><text:s/>09</text:p>
          </table:table-cell>
          <table:table-cell table:formula="of:=-([.D78]+[.E78]/60+[.F78]/3600)" office:value-type="float" office:value="-16.2525" calcext:value-type="float">
            <text:p>-16.252500000000</text:p>
          </table:table-cell>
          <table:table-cell/>
          <table:table-cell table:style-name="ce3" office:value-type="string" calcext:value-type="string">
            <text:p>49º 22’ 12”</text:p>
          </table:table-cell>
          <table:table-cell table:formula="of:=MID([.I78];1;2)" office:value-type="string" office:string-value="49" calcext:value-type="string">
            <text:p>49</text:p>
          </table:table-cell>
          <table:table-cell table:formula="of:=MIDB([.I78];4;3)" office:value-type="string" office:string-value=" 22" calcext:value-type="string">
            <text:p><text:s/>22</text:p>
          </table:table-cell>
          <table:table-cell table:formula="of:=MIDB([.I78];8;3)" office:value-type="string" office:string-value=" 12" calcext:value-type="string">
            <text:p><text:s/>12</text:p>
          </table:table-cell>
          <table:table-cell table:formula="of:=-([.J78]+[.K78]/60+[.L78]/3600)" office:value-type="float" office:value="-49.37" calcext:value-type="float">
            <text:p>-49.370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3" office:value-type="string" calcext:value-type="string">
            <text:p>Davinópolis</text:p>
          </table:table-cell>
          <table:table-cell table:style-name="ce3" office:value-type="string" calcext:value-type="string">
            <text:p>18º 09’ 11”</text:p>
          </table:table-cell>
          <table:table-cell table:formula="of:=MID([.C79];1;2)" office:value-type="string" office:string-value="18" calcext:value-type="string">
            <text:p>18</text:p>
          </table:table-cell>
          <table:table-cell table:style-name="ce3" table:formula="of:=MIDB([.C79];4;3)" office:value-type="string" office:string-value=" 09" calcext:value-type="string">
            <text:p><text:s/>09</text:p>
          </table:table-cell>
          <table:table-cell table:style-name="ce4" table:formula="of:=MIDB([.C79];8;3)" office:value-type="string" office:string-value=" 11" calcext:value-type="string">
            <text:p><text:s/>11</text:p>
          </table:table-cell>
          <table:table-cell table:formula="of:=-([.D79]+[.E79]/60+[.F79]/3600)" office:value-type="float" office:value="-18.1530555555556" calcext:value-type="float">
            <text:p>-18.153055555556</text:p>
          </table:table-cell>
          <table:table-cell/>
          <table:table-cell table:style-name="ce3" office:value-type="string" calcext:value-type="string">
            <text:p>47º 33’ 42”</text:p>
          </table:table-cell>
          <table:table-cell table:formula="of:=MID([.I79];1;2)" office:value-type="string" office:string-value="47" calcext:value-type="string">
            <text:p>47</text:p>
          </table:table-cell>
          <table:table-cell table:formula="of:=MIDB([.I79];4;3)" office:value-type="string" office:string-value=" 33" calcext:value-type="string">
            <text:p><text:s/>33</text:p>
          </table:table-cell>
          <table:table-cell table:formula="of:=MIDB([.I79];8;3)" office:value-type="string" office:string-value=" 42" calcext:value-type="string">
            <text:p><text:s/>42</text:p>
          </table:table-cell>
          <table:table-cell table:formula="of:=-([.J79]+[.K79]/60+[.L79]/3600)" office:value-type="float" office:value="-47.5616666666667" calcext:value-type="float">
            <text:p>-47.56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3" office:value-type="string" calcext:value-type="string">
            <text:p>Diorama</text:p>
          </table:table-cell>
          <table:table-cell table:style-name="ce3" office:value-type="string" calcext:value-type="string">
            <text:p>16º 14’ 03”</text:p>
          </table:table-cell>
          <table:table-cell table:formula="of:=MID([.C80];1;2)" office:value-type="string" office:string-value="16" calcext:value-type="string">
            <text:p>16</text:p>
          </table:table-cell>
          <table:table-cell table:style-name="ce3" table:formula="of:=MIDB([.C80];4;3)" office:value-type="string" office:string-value=" 14" calcext:value-type="string">
            <text:p><text:s/>14</text:p>
          </table:table-cell>
          <table:table-cell table:style-name="ce4" table:formula="of:=MIDB([.C80];8;3)" office:value-type="string" office:string-value=" 03" calcext:value-type="string">
            <text:p><text:s/>03</text:p>
          </table:table-cell>
          <table:table-cell table:formula="of:=-([.D80]+[.E80]/60+[.F80]/3600)" office:value-type="float" office:value="-16.2341666666667" calcext:value-type="float">
            <text:p>-16.234166666667</text:p>
          </table:table-cell>
          <table:table-cell/>
          <table:table-cell table:style-name="ce3" office:value-type="string" calcext:value-type="string">
            <text:p>51º 15’ 20”</text:p>
          </table:table-cell>
          <table:table-cell table:formula="of:=MID([.I80];1;2)" office:value-type="string" office:string-value="51" calcext:value-type="string">
            <text:p>51</text:p>
          </table:table-cell>
          <table:table-cell table:formula="of:=MIDB([.I80];4;3)" office:value-type="string" office:string-value=" 15" calcext:value-type="string">
            <text:p><text:s/>15</text:p>
          </table:table-cell>
          <table:table-cell table:formula="of:=MIDB([.I80];8;3)" office:value-type="string" office:string-value=" 20" calcext:value-type="string">
            <text:p><text:s/>20</text:p>
          </table:table-cell>
          <table:table-cell table:formula="of:=-([.J80]+[.K80]/60+[.L80]/3600)" office:value-type="float" office:value="-51.2555555555556" calcext:value-type="float">
            <text:p>-51.2555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3" office:value-type="string" calcext:value-type="string">
            <text:p>Divinópolis de Goiás</text:p>
          </table:table-cell>
          <table:table-cell table:style-name="ce3" office:value-type="string" calcext:value-type="string">
            <text:p>13º 17’ 42”</text:p>
          </table:table-cell>
          <table:table-cell table:formula="of:=MID([.C81];1;2)" office:value-type="string" office:string-value="13" calcext:value-type="string">
            <text:p>13</text:p>
          </table:table-cell>
          <table:table-cell table:style-name="ce3" table:formula="of:=MIDB([.C81];4;3)" office:value-type="string" office:string-value=" 17" calcext:value-type="string">
            <text:p><text:s/>17</text:p>
          </table:table-cell>
          <table:table-cell table:style-name="ce4" table:formula="of:=MIDB([.C81];8;3)" office:value-type="string" office:string-value=" 42" calcext:value-type="string">
            <text:p><text:s/>42</text:p>
          </table:table-cell>
          <table:table-cell table:formula="of:=-([.D81]+[.E81]/60+[.F81]/3600)" office:value-type="float" office:value="-13.295" calcext:value-type="float">
            <text:p>-13.295000000000</text:p>
          </table:table-cell>
          <table:table-cell/>
          <table:table-cell table:style-name="ce3" office:value-type="string" calcext:value-type="string">
            <text:p>46º 23’ 35”</text:p>
          </table:table-cell>
          <table:table-cell table:formula="of:=MID([.I81];1;2)" office:value-type="string" office:string-value="46" calcext:value-type="string">
            <text:p>46</text:p>
          </table:table-cell>
          <table:table-cell table:formula="of:=MIDB([.I81];4;3)" office:value-type="string" office:string-value=" 23" calcext:value-type="string">
            <text:p><text:s/>23</text:p>
          </table:table-cell>
          <table:table-cell table:formula="of:=MIDB([.I81];8;3)" office:value-type="string" office:string-value=" 35" calcext:value-type="string">
            <text:p><text:s/>35</text:p>
          </table:table-cell>
          <table:table-cell table:formula="of:=-([.J81]+[.K81]/60+[.L81]/3600)" office:value-type="float" office:value="-46.3930555555556" calcext:value-type="float">
            <text:p>-46.393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3" office:value-type="string" calcext:value-type="string">
            <text:p>Doverlândia</text:p>
          </table:table-cell>
          <table:table-cell table:style-name="ce3" office:value-type="string" calcext:value-type="string">
            <text:p>16º 43’ 13”</text:p>
          </table:table-cell>
          <table:table-cell table:formula="of:=MID([.C82];1;2)" office:value-type="string" office:string-value="16" calcext:value-type="string">
            <text:p>16</text:p>
          </table:table-cell>
          <table:table-cell table:style-name="ce3" table:formula="of:=MIDB([.C82];4;3)" office:value-type="string" office:string-value=" 43" calcext:value-type="string">
            <text:p><text:s/>43</text:p>
          </table:table-cell>
          <table:table-cell table:style-name="ce4" table:formula="of:=MIDB([.C82];8;3)" office:value-type="string" office:string-value=" 13" calcext:value-type="string">
            <text:p><text:s/>13</text:p>
          </table:table-cell>
          <table:table-cell table:formula="of:=-([.D82]+[.E82]/60+[.F82]/3600)" office:value-type="float" office:value="-16.7202777777778" calcext:value-type="float">
            <text:p>-16.720277777778</text:p>
          </table:table-cell>
          <table:table-cell/>
          <table:table-cell table:style-name="ce3" office:value-type="string" calcext:value-type="string">
            <text:p>52º 19’ 10”</text:p>
          </table:table-cell>
          <table:table-cell table:formula="of:=MID([.I82];1;2)" office:value-type="string" office:string-value="52" calcext:value-type="string">
            <text:p>52</text:p>
          </table:table-cell>
          <table:table-cell table:formula="of:=MIDB([.I82];4;3)" office:value-type="string" office:string-value=" 19" calcext:value-type="string">
            <text:p><text:s/>19</text:p>
          </table:table-cell>
          <table:table-cell table:formula="of:=MIDB([.I82];8;3)" office:value-type="string" office:string-value=" 10" calcext:value-type="string">
            <text:p><text:s/>10</text:p>
          </table:table-cell>
          <table:table-cell table:formula="of:=-([.J82]+[.K82]/60+[.L82]/3600)" office:value-type="float" office:value="-52.3194444444445" calcext:value-type="float">
            <text:p>-52.319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3" office:value-type="string" calcext:value-type="string">
            <text:p>Edealina</text:p>
          </table:table-cell>
          <table:table-cell table:style-name="ce3" office:value-type="string" calcext:value-type="string">
            <text:p>17º 25’ 26”</text:p>
          </table:table-cell>
          <table:table-cell table:formula="of:=MID([.C83];1;2)" office:value-type="string" office:string-value="17" calcext:value-type="string">
            <text:p>17</text:p>
          </table:table-cell>
          <table:table-cell table:style-name="ce3" table:formula="of:=MIDB([.C83];4;3)" office:value-type="string" office:string-value=" 25" calcext:value-type="string">
            <text:p><text:s/>25</text:p>
          </table:table-cell>
          <table:table-cell table:style-name="ce4" table:formula="of:=MIDB([.C83];8;3)" office:value-type="string" office:string-value=" 26" calcext:value-type="string">
            <text:p><text:s/>26</text:p>
          </table:table-cell>
          <table:table-cell table:formula="of:=-([.D83]+[.E83]/60+[.F83]/3600)" office:value-type="float" office:value="-17.4238888888889" calcext:value-type="float">
            <text:p>-17.423888888889</text:p>
          </table:table-cell>
          <table:table-cell/>
          <table:table-cell table:style-name="ce3" office:value-type="string" calcext:value-type="string">
            <text:p>49º 39’ 48”</text:p>
          </table:table-cell>
          <table:table-cell table:formula="of:=MID([.I83];1;2)" office:value-type="string" office:string-value="49" calcext:value-type="string">
            <text:p>49</text:p>
          </table:table-cell>
          <table:table-cell table:formula="of:=MIDB([.I83];4;3)" office:value-type="string" office:string-value=" 39" calcext:value-type="string">
            <text:p><text:s/>39</text:p>
          </table:table-cell>
          <table:table-cell table:formula="of:=MIDB([.I83];8;3)" office:value-type="string" office:string-value=" 48" calcext:value-type="string">
            <text:p><text:s/>48</text:p>
          </table:table-cell>
          <table:table-cell table:formula="of:=-([.J83]+[.K83]/60+[.L83]/3600)" office:value-type="float" office:value="-49.6633333333333" calcext:value-type="float">
            <text:p>-49.663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3" office:value-type="string" calcext:value-type="string">
            <text:p>Edéia</text:p>
          </table:table-cell>
          <table:table-cell table:style-name="ce3" office:value-type="string" calcext:value-type="string">
            <text:p>17º 20’ 19”</text:p>
          </table:table-cell>
          <table:table-cell table:formula="of:=MID([.C84];1;2)" office:value-type="string" office:string-value="17" calcext:value-type="string">
            <text:p>17</text:p>
          </table:table-cell>
          <table:table-cell table:style-name="ce3" table:formula="of:=MIDB([.C84];4;3)" office:value-type="string" office:string-value=" 20" calcext:value-type="string">
            <text:p><text:s/>20</text:p>
          </table:table-cell>
          <table:table-cell table:style-name="ce4" table:formula="of:=MIDB([.C84];8;3)" office:value-type="string" office:string-value=" 19" calcext:value-type="string">
            <text:p><text:s/>19</text:p>
          </table:table-cell>
          <table:table-cell table:formula="of:=-([.D84]+[.E84]/60+[.F84]/3600)" office:value-type="float" office:value="-17.3386111111111" calcext:value-type="float">
            <text:p>-17.338611111111</text:p>
          </table:table-cell>
          <table:table-cell/>
          <table:table-cell table:style-name="ce3" office:value-type="string" calcext:value-type="string">
            <text:p>49º 55’ 53”</text:p>
          </table:table-cell>
          <table:table-cell table:formula="of:=MID([.I84];1;2)" office:value-type="string" office:string-value="49" calcext:value-type="string">
            <text:p>49</text:p>
          </table:table-cell>
          <table:table-cell table:formula="of:=MIDB([.I84];4;3)" office:value-type="string" office:string-value=" 55" calcext:value-type="string">
            <text:p><text:s/>55</text:p>
          </table:table-cell>
          <table:table-cell table:formula="of:=MIDB([.I84];8;3)" office:value-type="string" office:string-value=" 53" calcext:value-type="string">
            <text:p><text:s/>53</text:p>
          </table:table-cell>
          <table:table-cell table:formula="of:=-([.J84]+[.K84]/60+[.L84]/3600)" office:value-type="float" office:value="-49.9313888888889" calcext:value-type="float">
            <text:p>-49.931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3" office:value-type="string" calcext:value-type="string">
            <text:p>Estrela do Norte</text:p>
          </table:table-cell>
          <table:table-cell table:style-name="ce3" office:value-type="string" calcext:value-type="string">
            <text:p>13º 52’ 06”</text:p>
          </table:table-cell>
          <table:table-cell table:formula="of:=MID([.C85];1;2)" office:value-type="string" office:string-value="13" calcext:value-type="string">
            <text:p>13</text:p>
          </table:table-cell>
          <table:table-cell table:style-name="ce3" table:formula="of:=MIDB([.C85];4;3)" office:value-type="string" office:string-value=" 52" calcext:value-type="string">
            <text:p><text:s/>52</text:p>
          </table:table-cell>
          <table:table-cell table:style-name="ce4" table:formula="of:=MIDB([.C85];8;3)" office:value-type="string" office:string-value=" 06" calcext:value-type="string">
            <text:p><text:s/>06</text:p>
          </table:table-cell>
          <table:table-cell table:formula="of:=-([.D85]+[.E85]/60+[.F85]/3600)" office:value-type="float" office:value="-13.8683333333333" calcext:value-type="float">
            <text:p>-13.868333333333</text:p>
          </table:table-cell>
          <table:table-cell/>
          <table:table-cell table:style-name="ce3" office:value-type="string" calcext:value-type="string">
            <text:p>49º 04’ 21”</text:p>
          </table:table-cell>
          <table:table-cell table:formula="of:=MID([.I85];1;2)" office:value-type="string" office:string-value="49" calcext:value-type="string">
            <text:p>49</text:p>
          </table:table-cell>
          <table:table-cell table:formula="of:=MIDB([.I85];4;3)" office:value-type="string" office:string-value=" 04" calcext:value-type="string">
            <text:p><text:s/>04</text:p>
          </table:table-cell>
          <table:table-cell table:formula="of:=MIDB([.I85];8;3)" office:value-type="string" office:string-value=" 21" calcext:value-type="string">
            <text:p><text:s/>21</text:p>
          </table:table-cell>
          <table:table-cell table:formula="of:=-([.J85]+[.K85]/60+[.L85]/3600)" office:value-type="float" office:value="-49.0725" calcext:value-type="float">
            <text:p>-49.0725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3" office:value-type="string" calcext:value-type="string">
            <text:p>Faina</text:p>
          </table:table-cell>
          <table:table-cell table:style-name="ce3" office:value-type="string" calcext:value-type="string">
            <text:p>15º 26’ 46”</text:p>
          </table:table-cell>
          <table:table-cell table:formula="of:=MID([.C86];1;2)" office:value-type="string" office:string-value="15" calcext:value-type="string">
            <text:p>15</text:p>
          </table:table-cell>
          <table:table-cell table:style-name="ce3" table:formula="of:=MIDB([.C86];4;3)" office:value-type="string" office:string-value=" 26" calcext:value-type="string">
            <text:p><text:s/>26</text:p>
          </table:table-cell>
          <table:table-cell table:style-name="ce4" table:formula="of:=MIDB([.C86];8;3)" office:value-type="string" office:string-value=" 46" calcext:value-type="string">
            <text:p><text:s/>46</text:p>
          </table:table-cell>
          <table:table-cell table:formula="of:=-([.D86]+[.E86]/60+[.F86]/3600)" office:value-type="float" office:value="-15.4461111111111" calcext:value-type="float">
            <text:p>-15.446111111111</text:p>
          </table:table-cell>
          <table:table-cell/>
          <table:table-cell table:style-name="ce3" office:value-type="string" calcext:value-type="string">
            <text:p>50º 21’ 38”</text:p>
          </table:table-cell>
          <table:table-cell table:formula="of:=MID([.I86];1;2)" office:value-type="string" office:string-value="50" calcext:value-type="string">
            <text:p>50</text:p>
          </table:table-cell>
          <table:table-cell table:formula="of:=MIDB([.I86];4;3)" office:value-type="string" office:string-value=" 21" calcext:value-type="string">
            <text:p><text:s/>21</text:p>
          </table:table-cell>
          <table:table-cell table:formula="of:=MIDB([.I86];8;3)" office:value-type="string" office:string-value=" 38" calcext:value-type="string">
            <text:p><text:s/>38</text:p>
          </table:table-cell>
          <table:table-cell table:formula="of:=-([.J86]+[.K86]/60+[.L86]/3600)" office:value-type="float" office:value="-50.3605555555556" calcext:value-type="float">
            <text:p>-50.3605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3" office:value-type="string" calcext:value-type="string">
            <text:p>Fazenda Nova</text:p>
          </table:table-cell>
          <table:table-cell table:style-name="ce3" office:value-type="string" calcext:value-type="string">
            <text:p>16º 10’ 59”</text:p>
          </table:table-cell>
          <table:table-cell table:formula="of:=MID([.C87];1;2)" office:value-type="string" office:string-value="16" calcext:value-type="string">
            <text:p>16</text:p>
          </table:table-cell>
          <table:table-cell table:style-name="ce3" table:formula="of:=MIDB([.C87];4;3)" office:value-type="string" office:string-value=" 10" calcext:value-type="string">
            <text:p><text:s/>10</text:p>
          </table:table-cell>
          <table:table-cell table:style-name="ce4" table:formula="of:=MIDB([.C87];8;3)" office:value-type="string" office:string-value=" 59" calcext:value-type="string">
            <text:p><text:s/>59</text:p>
          </table:table-cell>
          <table:table-cell table:formula="of:=-([.D87]+[.E87]/60+[.F87]/3600)" office:value-type="float" office:value="-16.1830555555556" calcext:value-type="float">
            <text:p>-16.183055555556</text:p>
          </table:table-cell>
          <table:table-cell/>
          <table:table-cell table:style-name="ce3" office:value-type="string" calcext:value-type="string">
            <text:p>50º 46’ 47”</text:p>
          </table:table-cell>
          <table:table-cell table:formula="of:=MID([.I87];1;2)" office:value-type="string" office:string-value="50" calcext:value-type="string">
            <text:p>50</text:p>
          </table:table-cell>
          <table:table-cell table:formula="of:=MIDB([.I87];4;3)" office:value-type="string" office:string-value=" 46" calcext:value-type="string">
            <text:p><text:s/>46</text:p>
          </table:table-cell>
          <table:table-cell table:formula="of:=MIDB([.I87];8;3)" office:value-type="string" office:string-value=" 47" calcext:value-type="string">
            <text:p><text:s/>47</text:p>
          </table:table-cell>
          <table:table-cell table:formula="of:=-([.J87]+[.K87]/60+[.L87]/3600)" office:value-type="float" office:value="-50.7797222222222" calcext:value-type="float">
            <text:p>-50.779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3" office:value-type="string" calcext:value-type="string">
            <text:p>Firminópolis</text:p>
          </table:table-cell>
          <table:table-cell table:style-name="ce3" office:value-type="string" calcext:value-type="string">
            <text:p>16º 34’ 55”</text:p>
          </table:table-cell>
          <table:table-cell table:formula="of:=MID([.C88];1;2)" office:value-type="string" office:string-value="16" calcext:value-type="string">
            <text:p>16</text:p>
          </table:table-cell>
          <table:table-cell table:style-name="ce3" table:formula="of:=MIDB([.C88];4;3)" office:value-type="string" office:string-value=" 34" calcext:value-type="string">
            <text:p><text:s/>34</text:p>
          </table:table-cell>
          <table:table-cell table:style-name="ce4" table:formula="of:=MIDB([.C88];8;3)" office:value-type="string" office:string-value=" 55" calcext:value-type="string">
            <text:p><text:s/>55</text:p>
          </table:table-cell>
          <table:table-cell table:formula="of:=-([.D88]+[.E88]/60+[.F88]/3600)" office:value-type="float" office:value="-16.5819444444444" calcext:value-type="float">
            <text:p>-16.581944444445</text:p>
          </table:table-cell>
          <table:table-cell/>
          <table:table-cell table:style-name="ce3" office:value-type="string" calcext:value-type="string">
            <text:p>50º 18’ 18”</text:p>
          </table:table-cell>
          <table:table-cell table:formula="of:=MID([.I88];1;2)" office:value-type="string" office:string-value="50" calcext:value-type="string">
            <text:p>50</text:p>
          </table:table-cell>
          <table:table-cell table:formula="of:=MIDB([.I88];4;3)" office:value-type="string" office:string-value=" 18" calcext:value-type="string">
            <text:p><text:s/>18</text:p>
          </table:table-cell>
          <table:table-cell table:formula="of:=MIDB([.I88];8;3)" office:value-type="string" office:string-value=" 18" calcext:value-type="string">
            <text:p><text:s/>18</text:p>
          </table:table-cell>
          <table:table-cell table:formula="of:=-([.J88]+[.K88]/60+[.L88]/3600)" office:value-type="float" office:value="-50.305" calcext:value-type="float">
            <text:p>-50.30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3" office:value-type="string" calcext:value-type="string">
            <text:p>Flores de Goiás</text:p>
          </table:table-cell>
          <table:table-cell table:style-name="ce3" office:value-type="string" calcext:value-type="string">
            <text:p>14º 26’ 55”</text:p>
          </table:table-cell>
          <table:table-cell table:formula="of:=MID([.C89];1;2)" office:value-type="string" office:string-value="14" calcext:value-type="string">
            <text:p>14</text:p>
          </table:table-cell>
          <table:table-cell table:style-name="ce3" table:formula="of:=MIDB([.C89];4;3)" office:value-type="string" office:string-value=" 26" calcext:value-type="string">
            <text:p><text:s/>26</text:p>
          </table:table-cell>
          <table:table-cell table:style-name="ce4" table:formula="of:=MIDB([.C89];8;3)" office:value-type="string" office:string-value=" 55" calcext:value-type="string">
            <text:p><text:s/>55</text:p>
          </table:table-cell>
          <table:table-cell table:formula="of:=-([.D89]+[.E89]/60+[.F89]/3600)" office:value-type="float" office:value="-14.4486111111111" calcext:value-type="float">
            <text:p>-14.448611111111</text:p>
          </table:table-cell>
          <table:table-cell/>
          <table:table-cell table:style-name="ce3" office:value-type="string" calcext:value-type="string">
            <text:p>47º 03’ 01”</text:p>
          </table:table-cell>
          <table:table-cell table:formula="of:=MID([.I89];1;2)" office:value-type="string" office:string-value="47" calcext:value-type="string">
            <text:p>47</text:p>
          </table:table-cell>
          <table:table-cell table:formula="of:=MIDB([.I89];4;3)" office:value-type="string" office:string-value=" 03" calcext:value-type="string">
            <text:p><text:s/>03</text:p>
          </table:table-cell>
          <table:table-cell table:formula="of:=MIDB([.I89];8;3)" office:value-type="string" office:string-value=" 01" calcext:value-type="string">
            <text:p><text:s/>01</text:p>
          </table:table-cell>
          <table:table-cell table:formula="of:=-([.J89]+[.K89]/60+[.L89]/3600)" office:value-type="float" office:value="-47.0502777777778" calcext:value-type="float">
            <text:p>-47.05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3" office:value-type="string" calcext:value-type="string">
            <text:p>Formosa</text:p>
          </table:table-cell>
          <table:table-cell table:style-name="ce3" office:value-type="string" calcext:value-type="string">
            <text:p>15º 32’ 14”</text:p>
          </table:table-cell>
          <table:table-cell table:formula="of:=MID([.C90];1;2)" office:value-type="string" office:string-value="15" calcext:value-type="string">
            <text:p>15</text:p>
          </table:table-cell>
          <table:table-cell table:style-name="ce3" table:formula="of:=MIDB([.C90];4;3)" office:value-type="string" office:string-value=" 32" calcext:value-type="string">
            <text:p><text:s/>32</text:p>
          </table:table-cell>
          <table:table-cell table:style-name="ce4" table:formula="of:=MIDB([.C90];8;3)" office:value-type="string" office:string-value=" 14" calcext:value-type="string">
            <text:p><text:s/>14</text:p>
          </table:table-cell>
          <table:table-cell table:formula="of:=-([.D90]+[.E90]/60+[.F90]/3600)" office:value-type="float" office:value="-15.5372222222222" calcext:value-type="float">
            <text:p>-15.537222222222</text:p>
          </table:table-cell>
          <table:table-cell/>
          <table:table-cell table:style-name="ce3" office:value-type="string" calcext:value-type="string">
            <text:p>47º 20’ 04”</text:p>
          </table:table-cell>
          <table:table-cell table:formula="of:=MID([.I90];1;2)" office:value-type="string" office:string-value="47" calcext:value-type="string">
            <text:p>47</text:p>
          </table:table-cell>
          <table:table-cell table:formula="of:=MIDB([.I90];4;3)" office:value-type="string" office:string-value=" 20" calcext:value-type="string">
            <text:p><text:s/>20</text:p>
          </table:table-cell>
          <table:table-cell table:formula="of:=MIDB([.I90];8;3)" office:value-type="string" office:string-value=" 04" calcext:value-type="string">
            <text:p><text:s/>04</text:p>
          </table:table-cell>
          <table:table-cell table:formula="of:=-([.J90]+[.K90]/60+[.L90]/3600)" office:value-type="float" office:value="-47.3344444444444" calcext:value-type="float">
            <text:p>-47.334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3" office:value-type="string" calcext:value-type="string">
            <text:p>Formoso</text:p>
          </table:table-cell>
          <table:table-cell table:style-name="ce3" office:value-type="string" calcext:value-type="string">
            <text:p>13º 39’ 13”</text:p>
          </table:table-cell>
          <table:table-cell table:formula="of:=MID([.C91];1;2)" office:value-type="string" office:string-value="13" calcext:value-type="string">
            <text:p>13</text:p>
          </table:table-cell>
          <table:table-cell table:style-name="ce3" table:formula="of:=MIDB([.C91];4;3)" office:value-type="string" office:string-value=" 39" calcext:value-type="string">
            <text:p><text:s/>39</text:p>
          </table:table-cell>
          <table:table-cell table:style-name="ce4" table:formula="of:=MIDB([.C91];8;3)" office:value-type="string" office:string-value=" 13" calcext:value-type="string">
            <text:p><text:s/>13</text:p>
          </table:table-cell>
          <table:table-cell table:formula="of:=-([.D91]+[.E91]/60+[.F91]/3600)" office:value-type="float" office:value="-13.6536111111111" calcext:value-type="float">
            <text:p>-13.653611111111</text:p>
          </table:table-cell>
          <table:table-cell/>
          <table:table-cell table:style-name="ce3" office:value-type="string" calcext:value-type="string">
            <text:p>48º 52’ 55”</text:p>
          </table:table-cell>
          <table:table-cell table:formula="of:=MID([.I91];1;2)" office:value-type="string" office:string-value="48" calcext:value-type="string">
            <text:p>48</text:p>
          </table:table-cell>
          <table:table-cell table:formula="of:=MIDB([.I91];4;3)" office:value-type="string" office:string-value=" 52" calcext:value-type="string">
            <text:p><text:s/>52</text:p>
          </table:table-cell>
          <table:table-cell table:formula="of:=MIDB([.I91];8;3)" office:value-type="string" office:string-value=" 55" calcext:value-type="string">
            <text:p><text:s/>55</text:p>
          </table:table-cell>
          <table:table-cell table:formula="of:=-([.J91]+[.K91]/60+[.L91]/3600)" office:value-type="float" office:value="-48.8819444444444" calcext:value-type="float">
            <text:p>-48.8819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3" office:value-type="string" calcext:value-type="string">
            <text:p>Gameleira de Goiás</text:p>
          </table:table-cell>
          <table:table-cell table:style-name="ce3" office:value-type="string" calcext:value-type="string">
            <text:p>16º 27’ 23”</text:p>
          </table:table-cell>
          <table:table-cell table:formula="of:=MID([.C92];1;2)" office:value-type="string" office:string-value="16" calcext:value-type="string">
            <text:p>16</text:p>
          </table:table-cell>
          <table:table-cell table:style-name="ce3" table:formula="of:=MIDB([.C92];4;3)" office:value-type="string" office:string-value=" 27" calcext:value-type="string">
            <text:p><text:s/>27</text:p>
          </table:table-cell>
          <table:table-cell table:style-name="ce4" table:formula="of:=MIDB([.C92];8;3)" office:value-type="string" office:string-value=" 23" calcext:value-type="string">
            <text:p><text:s/>23</text:p>
          </table:table-cell>
          <table:table-cell table:formula="of:=-([.D92]+[.E92]/60+[.F92]/3600)" office:value-type="float" office:value="-16.4563888888889" calcext:value-type="float">
            <text:p>-16.456388888889</text:p>
          </table:table-cell>
          <table:table-cell/>
          <table:table-cell table:style-name="ce3" office:value-type="string" calcext:value-type="string">
            <text:p>48º 39’ 44”</text:p>
          </table:table-cell>
          <table:table-cell table:formula="of:=MID([.I92];1;2)" office:value-type="string" office:string-value="48" calcext:value-type="string">
            <text:p>48</text:p>
          </table:table-cell>
          <table:table-cell table:formula="of:=MIDB([.I92];4;3)" office:value-type="string" office:string-value=" 39" calcext:value-type="string">
            <text:p><text:s/>39</text:p>
          </table:table-cell>
          <table:table-cell table:formula="of:=MIDB([.I92];8;3)" office:value-type="string" office:string-value=" 44" calcext:value-type="string">
            <text:p><text:s/>44</text:p>
          </table:table-cell>
          <table:table-cell table:formula="of:=-([.J92]+[.K92]/60+[.L92]/3600)" office:value-type="float" office:value="-48.6622222222222" calcext:value-type="float">
            <text:p>-48.662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3" office:value-type="string" calcext:value-type="string">
            <text:p>Goianápolis</text:p>
          </table:table-cell>
          <table:table-cell table:style-name="ce3" office:value-type="string" calcext:value-type="string">
            <text:p>16º 30’ 38”</text:p>
          </table:table-cell>
          <table:table-cell table:formula="of:=MID([.C93];1;2)" office:value-type="string" office:string-value="16" calcext:value-type="string">
            <text:p>16</text:p>
          </table:table-cell>
          <table:table-cell table:style-name="ce3" table:formula="of:=MIDB([.C93];4;3)" office:value-type="string" office:string-value=" 30" calcext:value-type="string">
            <text:p><text:s/>30</text:p>
          </table:table-cell>
          <table:table-cell table:style-name="ce4" table:formula="of:=MIDB([.C93];8;3)" office:value-type="string" office:string-value=" 38" calcext:value-type="string">
            <text:p><text:s/>38</text:p>
          </table:table-cell>
          <table:table-cell table:formula="of:=-([.D93]+[.E93]/60+[.F93]/3600)" office:value-type="float" office:value="-16.5105555555556" calcext:value-type="float">
            <text:p>-16.510555555556</text:p>
          </table:table-cell>
          <table:table-cell/>
          <table:table-cell table:style-name="ce3" office:value-type="string" calcext:value-type="string">
            <text:p>49º 01’ 26”</text:p>
          </table:table-cell>
          <table:table-cell table:formula="of:=MID([.I93];1;2)" office:value-type="string" office:string-value="49" calcext:value-type="string">
            <text:p>49</text:p>
          </table:table-cell>
          <table:table-cell table:formula="of:=MIDB([.I93];4;3)" office:value-type="string" office:string-value=" 01" calcext:value-type="string">
            <text:p><text:s/>01</text:p>
          </table:table-cell>
          <table:table-cell table:formula="of:=MIDB([.I93];8;3)" office:value-type="string" office:string-value=" 26" calcext:value-type="string">
            <text:p><text:s/>26</text:p>
          </table:table-cell>
          <table:table-cell table:formula="of:=-([.J93]+[.K93]/60+[.L93]/3600)" office:value-type="float" office:value="-49.0238888888889" calcext:value-type="float">
            <text:p>-49.02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3" office:value-type="string" calcext:value-type="string">
            <text:p>Goiandira</text:p>
          </table:table-cell>
          <table:table-cell table:style-name="ce3" office:value-type="string" calcext:value-type="string">
            <text:p>18º 07’ 54”</text:p>
          </table:table-cell>
          <table:table-cell table:formula="of:=MID([.C94];1;2)" office:value-type="string" office:string-value="18" calcext:value-type="string">
            <text:p>18</text:p>
          </table:table-cell>
          <table:table-cell table:style-name="ce3" table:formula="of:=MIDB([.C94];4;3)" office:value-type="string" office:string-value=" 07" calcext:value-type="string">
            <text:p><text:s/>07</text:p>
          </table:table-cell>
          <table:table-cell table:style-name="ce4" table:formula="of:=MIDB([.C94];8;3)" office:value-type="string" office:string-value=" 54" calcext:value-type="string">
            <text:p><text:s/>54</text:p>
          </table:table-cell>
          <table:table-cell table:formula="of:=-([.D94]+[.E94]/60+[.F94]/3600)" office:value-type="float" office:value="-18.1316666666667" calcext:value-type="float">
            <text:p>-18.131666666667</text:p>
          </table:table-cell>
          <table:table-cell/>
          <table:table-cell table:style-name="ce3" office:value-type="string" calcext:value-type="string">
            <text:p>48º 05’ 06”</text:p>
          </table:table-cell>
          <table:table-cell table:formula="of:=MID([.I94];1;2)" office:value-type="string" office:string-value="48" calcext:value-type="string">
            <text:p>48</text:p>
          </table:table-cell>
          <table:table-cell table:formula="of:=MIDB([.I94];4;3)" office:value-type="string" office:string-value=" 05" calcext:value-type="string">
            <text:p><text:s/>05</text:p>
          </table:table-cell>
          <table:table-cell table:formula="of:=MIDB([.I94];8;3)" office:value-type="string" office:string-value=" 06" calcext:value-type="string">
            <text:p><text:s/>06</text:p>
          </table:table-cell>
          <table:table-cell table:formula="of:=-([.J94]+[.K94]/60+[.L94]/3600)" office:value-type="float" office:value="-48.085" calcext:value-type="float">
            <text:p>-48.08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3" office:value-type="string" calcext:value-type="string">
            <text:p>Goianésia</text:p>
          </table:table-cell>
          <table:table-cell table:style-name="ce3" office:value-type="string" calcext:value-type="string">
            <text:p>15º 19’ 03”</text:p>
          </table:table-cell>
          <table:table-cell table:formula="of:=MID([.C95];1;2)" office:value-type="string" office:string-value="15" calcext:value-type="string">
            <text:p>15</text:p>
          </table:table-cell>
          <table:table-cell table:style-name="ce3" table:formula="of:=MIDB([.C95];4;3)" office:value-type="string" office:string-value=" 19" calcext:value-type="string">
            <text:p><text:s/>19</text:p>
          </table:table-cell>
          <table:table-cell table:style-name="ce4" table:formula="of:=MIDB([.C95];8;3)" office:value-type="string" office:string-value=" 03" calcext:value-type="string">
            <text:p><text:s/>03</text:p>
          </table:table-cell>
          <table:table-cell table:formula="of:=-([.D95]+[.E95]/60+[.F95]/3600)" office:value-type="float" office:value="-15.3175" calcext:value-type="float">
            <text:p>-15.317500000000</text:p>
          </table:table-cell>
          <table:table-cell/>
          <table:table-cell table:style-name="ce3" office:value-type="string" calcext:value-type="string">
            <text:p>49º 07’ 03”</text:p>
          </table:table-cell>
          <table:table-cell table:formula="of:=MID([.I95];1;2)" office:value-type="string" office:string-value="49" calcext:value-type="string">
            <text:p>49</text:p>
          </table:table-cell>
          <table:table-cell table:formula="of:=MIDB([.I95];4;3)" office:value-type="string" office:string-value=" 07" calcext:value-type="string">
            <text:p><text:s/>07</text:p>
          </table:table-cell>
          <table:table-cell table:formula="of:=MIDB([.I95];8;3)" office:value-type="string" office:string-value=" 03" calcext:value-type="string">
            <text:p><text:s/>03</text:p>
          </table:table-cell>
          <table:table-cell table:formula="of:=-([.J95]+[.K95]/60+[.L95]/3600)" office:value-type="float" office:value="-49.1175" calcext:value-type="float">
            <text:p>-49.1175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16º 40’ 43”</text:p>
          </table:table-cell>
          <table:table-cell table:formula="of:=MID([.C96];1;2)" office:value-type="string" office:string-value="16" calcext:value-type="string">
            <text:p>16</text:p>
          </table:table-cell>
          <table:table-cell table:style-name="ce3" table:formula="of:=MIDB([.C96];4;3)" office:value-type="string" office:string-value=" 40" calcext:value-type="string">
            <text:p><text:s/>40</text:p>
          </table:table-cell>
          <table:table-cell table:style-name="ce4" table:formula="of:=MIDB([.C96];8;3)" office:value-type="string" office:string-value=" 43" calcext:value-type="string">
            <text:p><text:s/>43</text:p>
          </table:table-cell>
          <table:table-cell table:formula="of:=-([.D96]+[.E96]/60+[.F96]/3600)" office:value-type="float" office:value="-16.6786111111111" calcext:value-type="float">
            <text:p>-16.678611111111</text:p>
          </table:table-cell>
          <table:table-cell/>
          <table:table-cell table:style-name="ce3" office:value-type="string" calcext:value-type="string">
            <text:p>49º 15’ 14”</text:p>
          </table:table-cell>
          <table:table-cell table:formula="of:=MID([.I96];1;2)" office:value-type="string" office:string-value="49" calcext:value-type="string">
            <text:p>49</text:p>
          </table:table-cell>
          <table:table-cell table:formula="of:=MIDB([.I96];4;3)" office:value-type="string" office:string-value=" 15" calcext:value-type="string">
            <text:p><text:s/>15</text:p>
          </table:table-cell>
          <table:table-cell table:formula="of:=MIDB([.I96];8;3)" office:value-type="string" office:string-value=" 14" calcext:value-type="string">
            <text:p><text:s/>14</text:p>
          </table:table-cell>
          <table:table-cell table:formula="of:=-([.J96]+[.K96]/60+[.L96]/3600)" office:value-type="float" office:value="-49.2538888888889" calcext:value-type="float">
            <text:p>-49.25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3" office:value-type="string" calcext:value-type="string">
            <text:p>Goianira</text:p>
          </table:table-cell>
          <table:table-cell table:style-name="ce3" office:value-type="string" calcext:value-type="string">
            <text:p>16º 29’ 46”</text:p>
          </table:table-cell>
          <table:table-cell table:formula="of:=MID([.C97];1;2)" office:value-type="string" office:string-value="16" calcext:value-type="string">
            <text:p>16</text:p>
          </table:table-cell>
          <table:table-cell table:style-name="ce3" table:formula="of:=MIDB([.C97];4;3)" office:value-type="string" office:string-value=" 29" calcext:value-type="string">
            <text:p><text:s/>29</text:p>
          </table:table-cell>
          <table:table-cell table:style-name="ce4" table:formula="of:=MIDB([.C97];8;3)" office:value-type="string" office:string-value=" 46" calcext:value-type="string">
            <text:p><text:s/>46</text:p>
          </table:table-cell>
          <table:table-cell table:formula="of:=-([.D97]+[.E97]/60+[.F97]/3600)" office:value-type="float" office:value="-16.4961111111111" calcext:value-type="float">
            <text:p>-16.496111111111</text:p>
          </table:table-cell>
          <table:table-cell/>
          <table:table-cell table:style-name="ce3" office:value-type="string" calcext:value-type="string">
            <text:p>49º 25’ 35”</text:p>
          </table:table-cell>
          <table:table-cell table:formula="of:=MID([.I97];1;2)" office:value-type="string" office:string-value="49" calcext:value-type="string">
            <text:p>49</text:p>
          </table:table-cell>
          <table:table-cell table:formula="of:=MIDB([.I97];4;3)" office:value-type="string" office:string-value=" 25" calcext:value-type="string">
            <text:p><text:s/>25</text:p>
          </table:table-cell>
          <table:table-cell table:formula="of:=MIDB([.I97];8;3)" office:value-type="string" office:string-value=" 35" calcext:value-type="string">
            <text:p><text:s/>35</text:p>
          </table:table-cell>
          <table:table-cell table:formula="of:=-([.J97]+[.K97]/60+[.L97]/3600)" office:value-type="float" office:value="-49.4263888888889" calcext:value-type="float">
            <text:p>-49.426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15º 56’ 04”</text:p>
          </table:table-cell>
          <table:table-cell table:formula="of:=MID([.C98];1;2)" office:value-type="string" office:string-value="15" calcext:value-type="string">
            <text:p>15</text:p>
          </table:table-cell>
          <table:table-cell table:style-name="ce3" table:formula="of:=MIDB([.C98];4;3)" office:value-type="string" office:string-value=" 56" calcext:value-type="string">
            <text:p><text:s/>56</text:p>
          </table:table-cell>
          <table:table-cell table:style-name="ce4" table:formula="of:=MIDB([.C98];8;3)" office:value-type="string" office:string-value=" 04" calcext:value-type="string">
            <text:p><text:s/>04</text:p>
          </table:table-cell>
          <table:table-cell table:formula="of:=-([.D98]+[.E98]/60+[.F98]/3600)" office:value-type="float" office:value="-15.9344444444444" calcext:value-type="float">
            <text:p>-15.934444444445</text:p>
          </table:table-cell>
          <table:table-cell/>
          <table:table-cell table:style-name="ce3" office:value-type="string" calcext:value-type="string">
            <text:p>50º 08’ 25”</text:p>
          </table:table-cell>
          <table:table-cell table:formula="of:=MID([.I98];1;2)" office:value-type="string" office:string-value="50" calcext:value-type="string">
            <text:p>50</text:p>
          </table:table-cell>
          <table:table-cell table:formula="of:=MIDB([.I98];4;3)" office:value-type="string" office:string-value=" 08" calcext:value-type="string">
            <text:p><text:s/>08</text:p>
          </table:table-cell>
          <table:table-cell table:formula="of:=MIDB([.I98];8;3)" office:value-type="string" office:string-value=" 25" calcext:value-type="string">
            <text:p><text:s/>25</text:p>
          </table:table-cell>
          <table:table-cell table:formula="of:=-([.J98]+[.K98]/60+[.L98]/3600)" office:value-type="float" office:value="-50.1402777777778" calcext:value-type="float">
            <text:p>-50.14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3" office:value-type="string" calcext:value-type="string">
            <text:p>Goiatuba</text:p>
          </table:table-cell>
          <table:table-cell table:style-name="ce3" office:value-type="string" calcext:value-type="string">
            <text:p>18º 00’ 44”</text:p>
          </table:table-cell>
          <table:table-cell table:formula="of:=MID([.C99];1;2)" office:value-type="string" office:string-value="18" calcext:value-type="string">
            <text:p>18</text:p>
          </table:table-cell>
          <table:table-cell table:style-name="ce3" table:formula="of:=MIDB([.C99];4;3)" office:value-type="string" office:string-value=" 00" calcext:value-type="string">
            <text:p><text:s/>00</text:p>
          </table:table-cell>
          <table:table-cell table:style-name="ce4" table:formula="of:=MIDB([.C99];8;3)" office:value-type="string" office:string-value=" 44" calcext:value-type="string">
            <text:p><text:s/>44</text:p>
          </table:table-cell>
          <table:table-cell table:formula="of:=-([.D99]+[.E99]/60+[.F99]/3600)" office:value-type="float" office:value="-18.0122222222222" calcext:value-type="float">
            <text:p>-18.012222222222</text:p>
          </table:table-cell>
          <table:table-cell/>
          <table:table-cell table:style-name="ce3" office:value-type="string" calcext:value-type="string">
            <text:p>49º 21’ 25”</text:p>
          </table:table-cell>
          <table:table-cell table:formula="of:=MID([.I99];1;2)" office:value-type="string" office:string-value="49" calcext:value-type="string">
            <text:p>49</text:p>
          </table:table-cell>
          <table:table-cell table:formula="of:=MIDB([.I99];4;3)" office:value-type="string" office:string-value=" 21" calcext:value-type="string">
            <text:p><text:s/>21</text:p>
          </table:table-cell>
          <table:table-cell table:formula="of:=MIDB([.I99];8;3)" office:value-type="string" office:string-value=" 25" calcext:value-type="string">
            <text:p><text:s/>25</text:p>
          </table:table-cell>
          <table:table-cell table:formula="of:=-([.J99]+[.K99]/60+[.L99]/3600)" office:value-type="float" office:value="-49.3569444444444" calcext:value-type="float">
            <text:p>-49.3569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3" office:value-type="string" calcext:value-type="string">
            <text:p>Gouvelândia</text:p>
          </table:table-cell>
          <table:table-cell table:style-name="ce3" office:value-type="string" calcext:value-type="string">
            <text:p>18º 38’ 33”</text:p>
          </table:table-cell>
          <table:table-cell table:formula="of:=MID([.C100];1;2)" office:value-type="string" office:string-value="18" calcext:value-type="string">
            <text:p>18</text:p>
          </table:table-cell>
          <table:table-cell table:style-name="ce3" table:formula="of:=MIDB([.C100];4;3)" office:value-type="string" office:string-value=" 38" calcext:value-type="string">
            <text:p><text:s/>38</text:p>
          </table:table-cell>
          <table:table-cell table:style-name="ce4" table:formula="of:=MIDB([.C100];8;3)" office:value-type="string" office:string-value=" 33" calcext:value-type="string">
            <text:p><text:s/>33</text:p>
          </table:table-cell>
          <table:table-cell table:formula="of:=-([.D100]+[.E100]/60+[.F100]/3600)" office:value-type="float" office:value="-18.6425" calcext:value-type="float">
            <text:p>-18.642500000000</text:p>
          </table:table-cell>
          <table:table-cell/>
          <table:table-cell table:style-name="ce3" office:value-type="string" calcext:value-type="string">
            <text:p>50º 03’ 58”</text:p>
          </table:table-cell>
          <table:table-cell table:formula="of:=MID([.I100];1;2)" office:value-type="string" office:string-value="50" calcext:value-type="string">
            <text:p>50</text:p>
          </table:table-cell>
          <table:table-cell table:formula="of:=MIDB([.I100];4;3)" office:value-type="string" office:string-value=" 03" calcext:value-type="string">
            <text:p><text:s/>03</text:p>
          </table:table-cell>
          <table:table-cell table:formula="of:=MIDB([.I100];8;3)" office:value-type="string" office:string-value=" 58" calcext:value-type="string">
            <text:p><text:s/>58</text:p>
          </table:table-cell>
          <table:table-cell table:formula="of:=-([.J100]+[.K100]/60+[.L100]/3600)" office:value-type="float" office:value="-50.0661111111111" calcext:value-type="float">
            <text:p>-50.066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3" office:value-type="string" calcext:value-type="string">
            <text:p>Guapó</text:p>
          </table:table-cell>
          <table:table-cell table:style-name="ce3" office:value-type="string" calcext:value-type="string">
            <text:p>16º 49’ 50”</text:p>
          </table:table-cell>
          <table:table-cell table:formula="of:=MID([.C101];1;2)" office:value-type="string" office:string-value="16" calcext:value-type="string">
            <text:p>16</text:p>
          </table:table-cell>
          <table:table-cell table:style-name="ce3" table:formula="of:=MIDB([.C101];4;3)" office:value-type="string" office:string-value=" 49" calcext:value-type="string">
            <text:p><text:s/>49</text:p>
          </table:table-cell>
          <table:table-cell table:style-name="ce4" table:formula="of:=MIDB([.C101];8;3)" office:value-type="string" office:string-value=" 50" calcext:value-type="string">
            <text:p><text:s/>50</text:p>
          </table:table-cell>
          <table:table-cell table:formula="of:=-([.D101]+[.E101]/60+[.F101]/3600)" office:value-type="float" office:value="-16.8305555555556" calcext:value-type="float">
            <text:p>-16.830555555556</text:p>
          </table:table-cell>
          <table:table-cell/>
          <table:table-cell table:style-name="ce3" office:value-type="string" calcext:value-type="string">
            <text:p>49º 31’ 55”</text:p>
          </table:table-cell>
          <table:table-cell table:formula="of:=MID([.I101];1;2)" office:value-type="string" office:string-value="49" calcext:value-type="string">
            <text:p>49</text:p>
          </table:table-cell>
          <table:table-cell table:formula="of:=MIDB([.I101];4;3)" office:value-type="string" office:string-value=" 31" calcext:value-type="string">
            <text:p><text:s/>31</text:p>
          </table:table-cell>
          <table:table-cell table:formula="of:=MIDB([.I101];8;3)" office:value-type="string" office:string-value=" 55" calcext:value-type="string">
            <text:p><text:s/>55</text:p>
          </table:table-cell>
          <table:table-cell table:formula="of:=-([.J101]+[.K101]/60+[.L101]/3600)" office:value-type="float" office:value="-49.5319444444444" calcext:value-type="float">
            <text:p>-49.5319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3" office:value-type="string" calcext:value-type="string">
            <text:p>Guaraíta</text:p>
          </table:table-cell>
          <table:table-cell table:style-name="ce3" office:value-type="string" calcext:value-type="string">
            <text:p>15º 36’ 51”</text:p>
          </table:table-cell>
          <table:table-cell table:formula="of:=MID([.C102];1;2)" office:value-type="string" office:string-value="15" calcext:value-type="string">
            <text:p>15</text:p>
          </table:table-cell>
          <table:table-cell table:style-name="ce3" table:formula="of:=MIDB([.C102];4;3)" office:value-type="string" office:string-value=" 36" calcext:value-type="string">
            <text:p><text:s/>36</text:p>
          </table:table-cell>
          <table:table-cell table:style-name="ce4" table:formula="of:=MIDB([.C102];8;3)" office:value-type="string" office:string-value=" 51" calcext:value-type="string">
            <text:p><text:s/>51</text:p>
          </table:table-cell>
          <table:table-cell table:formula="of:=-([.D102]+[.E102]/60+[.F102]/3600)" office:value-type="float" office:value="-15.6141666666667" calcext:value-type="float">
            <text:p>-15.614166666667</text:p>
          </table:table-cell>
          <table:table-cell/>
          <table:table-cell table:style-name="ce3" office:value-type="string" calcext:value-type="string">
            <text:p>50º 01’ 26”</text:p>
          </table:table-cell>
          <table:table-cell table:formula="of:=MID([.I102];1;2)" office:value-type="string" office:string-value="50" calcext:value-type="string">
            <text:p>50</text:p>
          </table:table-cell>
          <table:table-cell table:formula="of:=MIDB([.I102];4;3)" office:value-type="string" office:string-value=" 01" calcext:value-type="string">
            <text:p><text:s/>01</text:p>
          </table:table-cell>
          <table:table-cell table:formula="of:=MIDB([.I102];8;3)" office:value-type="string" office:string-value=" 26" calcext:value-type="string">
            <text:p><text:s/>26</text:p>
          </table:table-cell>
          <table:table-cell table:formula="of:=-([.J102]+[.K102]/60+[.L102]/3600)" office:value-type="float" office:value="-50.0238888888889" calcext:value-type="float">
            <text:p>-50.02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3" office:value-type="string" calcext:value-type="string">
            <text:p>Guarani de Goiás</text:p>
          </table:table-cell>
          <table:table-cell table:style-name="ce3" office:value-type="string" calcext:value-type="string">
            <text:p>13º 56’ 09”</text:p>
          </table:table-cell>
          <table:table-cell table:formula="of:=MID([.C103];1;2)" office:value-type="string" office:string-value="13" calcext:value-type="string">
            <text:p>13</text:p>
          </table:table-cell>
          <table:table-cell table:style-name="ce3" table:formula="of:=MIDB([.C103];4;3)" office:value-type="string" office:string-value=" 56" calcext:value-type="string">
            <text:p><text:s/>56</text:p>
          </table:table-cell>
          <table:table-cell table:style-name="ce4" table:formula="of:=MIDB([.C103];8;3)" office:value-type="string" office:string-value=" 09" calcext:value-type="string">
            <text:p><text:s/>09</text:p>
          </table:table-cell>
          <table:table-cell table:formula="of:=-([.D103]+[.E103]/60+[.F103]/3600)" office:value-type="float" office:value="-13.9358333333333" calcext:value-type="float">
            <text:p>-13.935833333333</text:p>
          </table:table-cell>
          <table:table-cell/>
          <table:table-cell table:style-name="ce3" office:value-type="string" calcext:value-type="string">
            <text:p>46º 28’ 49”</text:p>
          </table:table-cell>
          <table:table-cell table:formula="of:=MID([.I103];1;2)" office:value-type="string" office:string-value="46" calcext:value-type="string">
            <text:p>46</text:p>
          </table:table-cell>
          <table:table-cell table:formula="of:=MIDB([.I103];4;3)" office:value-type="string" office:string-value=" 28" calcext:value-type="string">
            <text:p><text:s/>28</text:p>
          </table:table-cell>
          <table:table-cell table:formula="of:=MIDB([.I103];8;3)" office:value-type="string" office:string-value=" 49" calcext:value-type="string">
            <text:p><text:s/>49</text:p>
          </table:table-cell>
          <table:table-cell table:formula="of:=-([.J103]+[.K103]/60+[.L103]/3600)" office:value-type="float" office:value="-46.4802777777778" calcext:value-type="float">
            <text:p>-46.48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3" office:value-type="string" calcext:value-type="string">
            <text:p>Guarinos</text:p>
          </table:table-cell>
          <table:table-cell table:style-name="ce3" office:value-type="string" calcext:value-type="string">
            <text:p>14º 43’ 54”</text:p>
          </table:table-cell>
          <table:table-cell table:formula="of:=MID([.C104];1;2)" office:value-type="string" office:string-value="14" calcext:value-type="string">
            <text:p>14</text:p>
          </table:table-cell>
          <table:table-cell table:style-name="ce3" table:formula="of:=MIDB([.C104];4;3)" office:value-type="string" office:string-value=" 43" calcext:value-type="string">
            <text:p><text:s/>43</text:p>
          </table:table-cell>
          <table:table-cell table:style-name="ce4" table:formula="of:=MIDB([.C104];8;3)" office:value-type="string" office:string-value=" 54" calcext:value-type="string">
            <text:p><text:s/>54</text:p>
          </table:table-cell>
          <table:table-cell table:formula="of:=-([.D104]+[.E104]/60+[.F104]/3600)" office:value-type="float" office:value="-14.7316666666667" calcext:value-type="float">
            <text:p>-14.731666666667</text:p>
          </table:table-cell>
          <table:table-cell/>
          <table:table-cell table:style-name="ce3" office:value-type="string" calcext:value-type="string">
            <text:p>49º 42’ 06”</text:p>
          </table:table-cell>
          <table:table-cell table:formula="of:=MID([.I104];1;2)" office:value-type="string" office:string-value="49" calcext:value-type="string">
            <text:p>49</text:p>
          </table:table-cell>
          <table:table-cell table:formula="of:=MIDB([.I104];4;3)" office:value-type="string" office:string-value=" 42" calcext:value-type="string">
            <text:p><text:s/>42</text:p>
          </table:table-cell>
          <table:table-cell table:formula="of:=MIDB([.I104];8;3)" office:value-type="string" office:string-value=" 06" calcext:value-type="string">
            <text:p><text:s/>06</text:p>
          </table:table-cell>
          <table:table-cell table:formula="of:=-([.J104]+[.K104]/60+[.L104]/3600)" office:value-type="float" office:value="-49.7016666666667" calcext:value-type="float">
            <text:p>-49.70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3" office:value-type="string" calcext:value-type="string">
            <text:p>Heitoraí</text:p>
          </table:table-cell>
          <table:table-cell table:style-name="ce3" office:value-type="string" calcext:value-type="string">
            <text:p>15º 43’ 08”</text:p>
          </table:table-cell>
          <table:table-cell table:formula="of:=MID([.C105];1;2)" office:value-type="string" office:string-value="15" calcext:value-type="string">
            <text:p>15</text:p>
          </table:table-cell>
          <table:table-cell table:style-name="ce3" table:formula="of:=MIDB([.C105];4;3)" office:value-type="string" office:string-value=" 43" calcext:value-type="string">
            <text:p><text:s/>43</text:p>
          </table:table-cell>
          <table:table-cell table:style-name="ce4" table:formula="of:=MIDB([.C105];8;3)" office:value-type="string" office:string-value=" 08" calcext:value-type="string">
            <text:p><text:s/>08</text:p>
          </table:table-cell>
          <table:table-cell table:formula="of:=-([.D105]+[.E105]/60+[.F105]/3600)" office:value-type="float" office:value="-15.7188888888889" calcext:value-type="float">
            <text:p>-15.718888888889</text:p>
          </table:table-cell>
          <table:table-cell/>
          <table:table-cell table:style-name="ce3" office:value-type="string" calcext:value-type="string">
            <text:p>49º 49’ 45”</text:p>
          </table:table-cell>
          <table:table-cell table:formula="of:=MID([.I105];1;2)" office:value-type="string" office:string-value="49" calcext:value-type="string">
            <text:p>49</text:p>
          </table:table-cell>
          <table:table-cell table:formula="of:=MIDB([.I105];4;3)" office:value-type="string" office:string-value=" 49" calcext:value-type="string">
            <text:p><text:s/>49</text:p>
          </table:table-cell>
          <table:table-cell table:formula="of:=MIDB([.I105];8;3)" office:value-type="string" office:string-value=" 45" calcext:value-type="string">
            <text:p><text:s/>45</text:p>
          </table:table-cell>
          <table:table-cell table:formula="of:=-([.J105]+[.K105]/60+[.L105]/3600)" office:value-type="float" office:value="-49.8291666666667" calcext:value-type="float">
            <text:p>-49.829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3" office:value-type="string" calcext:value-type="string">
            <text:p>Hidrolândia</text:p>
          </table:table-cell>
          <table:table-cell table:style-name="ce3" office:value-type="string" calcext:value-type="string">
            <text:p>16º 57’ 44”</text:p>
          </table:table-cell>
          <table:table-cell table:formula="of:=MID([.C106];1;2)" office:value-type="string" office:string-value="16" calcext:value-type="string">
            <text:p>16</text:p>
          </table:table-cell>
          <table:table-cell table:style-name="ce3" table:formula="of:=MIDB([.C106];4;3)" office:value-type="string" office:string-value=" 57" calcext:value-type="string">
            <text:p><text:s/>57</text:p>
          </table:table-cell>
          <table:table-cell table:style-name="ce4" table:formula="of:=MIDB([.C106];8;3)" office:value-type="string" office:string-value=" 44" calcext:value-type="string">
            <text:p><text:s/>44</text:p>
          </table:table-cell>
          <table:table-cell table:formula="of:=-([.D106]+[.E106]/60+[.F106]/3600)" office:value-type="float" office:value="-16.9622222222222" calcext:value-type="float">
            <text:p>-16.962222222222</text:p>
          </table:table-cell>
          <table:table-cell/>
          <table:table-cell table:style-name="ce3" office:value-type="string" calcext:value-type="string">
            <text:p>49º 13’ 41”</text:p>
          </table:table-cell>
          <table:table-cell table:formula="of:=MID([.I106];1;2)" office:value-type="string" office:string-value="49" calcext:value-type="string">
            <text:p>49</text:p>
          </table:table-cell>
          <table:table-cell table:formula="of:=MIDB([.I106];4;3)" office:value-type="string" office:string-value=" 13" calcext:value-type="string">
            <text:p><text:s/>13</text:p>
          </table:table-cell>
          <table:table-cell table:formula="of:=MIDB([.I106];8;3)" office:value-type="string" office:string-value=" 41" calcext:value-type="string">
            <text:p><text:s/>41</text:p>
          </table:table-cell>
          <table:table-cell table:formula="of:=-([.J106]+[.K106]/60+[.L106]/3600)" office:value-type="float" office:value="-49.2280555555556" calcext:value-type="float">
            <text:p>-49.22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3" office:value-type="string" calcext:value-type="string">
            <text:p>Hidrolina</text:p>
          </table:table-cell>
          <table:table-cell table:style-name="ce3" office:value-type="string" calcext:value-type="string">
            <text:p>14º 43’ 28”</text:p>
          </table:table-cell>
          <table:table-cell table:formula="of:=MID([.C107];1;2)" office:value-type="string" office:string-value="14" calcext:value-type="string">
            <text:p>14</text:p>
          </table:table-cell>
          <table:table-cell table:style-name="ce3" table:formula="of:=MIDB([.C107];4;3)" office:value-type="string" office:string-value=" 43" calcext:value-type="string">
            <text:p><text:s/>43</text:p>
          </table:table-cell>
          <table:table-cell table:style-name="ce4" table:formula="of:=MIDB([.C107];8;3)" office:value-type="string" office:string-value=" 28" calcext:value-type="string">
            <text:p><text:s/>28</text:p>
          </table:table-cell>
          <table:table-cell table:formula="of:=-([.D107]+[.E107]/60+[.F107]/3600)" office:value-type="float" office:value="-14.7244444444444" calcext:value-type="float">
            <text:p>-14.724444444445</text:p>
          </table:table-cell>
          <table:table-cell/>
          <table:table-cell table:style-name="ce3" office:value-type="string" calcext:value-type="string">
            <text:p>49º 27’ 54”</text:p>
          </table:table-cell>
          <table:table-cell table:formula="of:=MID([.I107];1;2)" office:value-type="string" office:string-value="49" calcext:value-type="string">
            <text:p>49</text:p>
          </table:table-cell>
          <table:table-cell table:formula="of:=MIDB([.I107];4;3)" office:value-type="string" office:string-value=" 27" calcext:value-type="string">
            <text:p><text:s/>27</text:p>
          </table:table-cell>
          <table:table-cell table:formula="of:=MIDB([.I107];8;3)" office:value-type="string" office:string-value=" 54" calcext:value-type="string">
            <text:p><text:s/>54</text:p>
          </table:table-cell>
          <table:table-cell table:formula="of:=-([.J107]+[.K107]/60+[.L107]/3600)" office:value-type="float" office:value="-49.465" calcext:value-type="float">
            <text:p>-49.46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3" office:value-type="string" calcext:value-type="string">
            <text:p>Iaciara</text:p>
          </table:table-cell>
          <table:table-cell table:style-name="ce3" office:value-type="string" calcext:value-type="string">
            <text:p>14º 05’ 45”</text:p>
          </table:table-cell>
          <table:table-cell table:formula="of:=MID([.C108];1;2)" office:value-type="string" office:string-value="14" calcext:value-type="string">
            <text:p>14</text:p>
          </table:table-cell>
          <table:table-cell table:style-name="ce3" table:formula="of:=MIDB([.C108];4;3)" office:value-type="string" office:string-value=" 05" calcext:value-type="string">
            <text:p><text:s/>05</text:p>
          </table:table-cell>
          <table:table-cell table:style-name="ce4" table:formula="of:=MIDB([.C108];8;3)" office:value-type="string" office:string-value=" 45" calcext:value-type="string">
            <text:p><text:s/>45</text:p>
          </table:table-cell>
          <table:table-cell table:formula="of:=-([.D108]+[.E108]/60+[.F108]/3600)" office:value-type="float" office:value="-14.0958333333333" calcext:value-type="float">
            <text:p>-14.095833333333</text:p>
          </table:table-cell>
          <table:table-cell/>
          <table:table-cell table:style-name="ce3" office:value-type="string" calcext:value-type="string">
            <text:p>46º 37’ 54”</text:p>
          </table:table-cell>
          <table:table-cell table:formula="of:=MID([.I108];1;2)" office:value-type="string" office:string-value="46" calcext:value-type="string">
            <text:p>46</text:p>
          </table:table-cell>
          <table:table-cell table:formula="of:=MIDB([.I108];4;3)" office:value-type="string" office:string-value=" 37" calcext:value-type="string">
            <text:p><text:s/>37</text:p>
          </table:table-cell>
          <table:table-cell table:formula="of:=MIDB([.I108];8;3)" office:value-type="string" office:string-value=" 54" calcext:value-type="string">
            <text:p><text:s/>54</text:p>
          </table:table-cell>
          <table:table-cell table:formula="of:=-([.J108]+[.K108]/60+[.L108]/3600)" office:value-type="float" office:value="-46.6316666666667" calcext:value-type="float">
            <text:p>-46.63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3" office:value-type="string" calcext:value-type="string">
            <text:p>Inaciolândia</text:p>
          </table:table-cell>
          <table:table-cell table:style-name="ce3" office:value-type="string" calcext:value-type="string">
            <text:p>18º 29’ 17”</text:p>
          </table:table-cell>
          <table:table-cell table:formula="of:=MID([.C109];1;2)" office:value-type="string" office:string-value="18" calcext:value-type="string">
            <text:p>18</text:p>
          </table:table-cell>
          <table:table-cell table:style-name="ce3" table:formula="of:=MIDB([.C109];4;3)" office:value-type="string" office:string-value=" 29" calcext:value-type="string">
            <text:p><text:s/>29</text:p>
          </table:table-cell>
          <table:table-cell table:style-name="ce4" table:formula="of:=MIDB([.C109];8;3)" office:value-type="string" office:string-value=" 17" calcext:value-type="string">
            <text:p><text:s/>17</text:p>
          </table:table-cell>
          <table:table-cell table:formula="of:=-([.D109]+[.E109]/60+[.F109]/3600)" office:value-type="float" office:value="-18.4880555555556" calcext:value-type="float">
            <text:p>-18.488055555556</text:p>
          </table:table-cell>
          <table:table-cell/>
          <table:table-cell table:style-name="ce3" office:value-type="string" calcext:value-type="string">
            <text:p>49º 59’ 14”</text:p>
          </table:table-cell>
          <table:table-cell table:formula="of:=MID([.I109];1;2)" office:value-type="string" office:string-value="49" calcext:value-type="string">
            <text:p>49</text:p>
          </table:table-cell>
          <table:table-cell table:formula="of:=MIDB([.I109];4;3)" office:value-type="string" office:string-value=" 59" calcext:value-type="string">
            <text:p><text:s/>59</text:p>
          </table:table-cell>
          <table:table-cell table:formula="of:=MIDB([.I109];8;3)" office:value-type="string" office:string-value=" 14" calcext:value-type="string">
            <text:p><text:s/>14</text:p>
          </table:table-cell>
          <table:table-cell table:formula="of:=-([.J109]+[.K109]/60+[.L109]/3600)" office:value-type="float" office:value="-49.9872222222222" calcext:value-type="float">
            <text:p>-49.987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3" office:value-type="string" calcext:value-type="string">
            <text:p>Indiara</text:p>
          </table:table-cell>
          <table:table-cell table:style-name="ce3" office:value-type="string" calcext:value-type="string">
            <text:p>17º 08’ 17”</text:p>
          </table:table-cell>
          <table:table-cell table:formula="of:=MID([.C110];1;2)" office:value-type="string" office:string-value="17" calcext:value-type="string">
            <text:p>17</text:p>
          </table:table-cell>
          <table:table-cell table:style-name="ce3" table:formula="of:=MIDB([.C110];4;3)" office:value-type="string" office:string-value=" 08" calcext:value-type="string">
            <text:p><text:s/>08</text:p>
          </table:table-cell>
          <table:table-cell table:style-name="ce4" table:formula="of:=MIDB([.C110];8;3)" office:value-type="string" office:string-value=" 17" calcext:value-type="string">
            <text:p><text:s/>17</text:p>
          </table:table-cell>
          <table:table-cell table:formula="of:=-([.D110]+[.E110]/60+[.F110]/3600)" office:value-type="float" office:value="-17.1380555555556" calcext:value-type="float">
            <text:p>-17.138055555556</text:p>
          </table:table-cell>
          <table:table-cell/>
          <table:table-cell table:style-name="ce3" office:value-type="string" calcext:value-type="string">
            <text:p>49º 59’ 17”</text:p>
          </table:table-cell>
          <table:table-cell table:formula="of:=MID([.I110];1;2)" office:value-type="string" office:string-value="49" calcext:value-type="string">
            <text:p>49</text:p>
          </table:table-cell>
          <table:table-cell table:formula="of:=MIDB([.I110];4;3)" office:value-type="string" office:string-value=" 59" calcext:value-type="string">
            <text:p><text:s/>59</text:p>
          </table:table-cell>
          <table:table-cell table:formula="of:=MIDB([.I110];8;3)" office:value-type="string" office:string-value=" 17" calcext:value-type="string">
            <text:p><text:s/>17</text:p>
          </table:table-cell>
          <table:table-cell table:formula="of:=-([.J110]+[.K110]/60+[.L110]/3600)" office:value-type="float" office:value="-49.9880555555556" calcext:value-type="float">
            <text:p>-49.98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3" office:value-type="string" calcext:value-type="string">
            <text:p>Inhumas</text:p>
          </table:table-cell>
          <table:table-cell table:style-name="ce3" office:value-type="string" calcext:value-type="string">
            <text:p>16º 21’ 28”</text:p>
          </table:table-cell>
          <table:table-cell table:formula="of:=MID([.C111];1;2)" office:value-type="string" office:string-value="16" calcext:value-type="string">
            <text:p>16</text:p>
          </table:table-cell>
          <table:table-cell table:style-name="ce3" table:formula="of:=MIDB([.C111];4;3)" office:value-type="string" office:string-value=" 21" calcext:value-type="string">
            <text:p><text:s/>21</text:p>
          </table:table-cell>
          <table:table-cell table:style-name="ce4" table:formula="of:=MIDB([.C111];8;3)" office:value-type="string" office:string-value=" 28" calcext:value-type="string">
            <text:p><text:s/>28</text:p>
          </table:table-cell>
          <table:table-cell table:formula="of:=-([.D111]+[.E111]/60+[.F111]/3600)" office:value-type="float" office:value="-16.3577777777778" calcext:value-type="float">
            <text:p>-16.357777777778</text:p>
          </table:table-cell>
          <table:table-cell/>
          <table:table-cell table:style-name="ce3" office:value-type="string" calcext:value-type="string">
            <text:p>49º 29’ 46”</text:p>
          </table:table-cell>
          <table:table-cell table:formula="of:=MID([.I111];1;2)" office:value-type="string" office:string-value="49" calcext:value-type="string">
            <text:p>49</text:p>
          </table:table-cell>
          <table:table-cell table:formula="of:=MIDB([.I111];4;3)" office:value-type="string" office:string-value=" 29" calcext:value-type="string">
            <text:p><text:s/>29</text:p>
          </table:table-cell>
          <table:table-cell table:formula="of:=MIDB([.I111];8;3)" office:value-type="string" office:string-value=" 46" calcext:value-type="string">
            <text:p><text:s/>46</text:p>
          </table:table-cell>
          <table:table-cell table:formula="of:=-([.J111]+[.K111]/60+[.L111]/3600)" office:value-type="float" office:value="-49.4961111111111" calcext:value-type="float">
            <text:p>-49.496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3" office:value-type="string" calcext:value-type="string">
            <text:p>Ipameri</text:p>
          </table:table-cell>
          <table:table-cell table:style-name="ce3" office:value-type="string" calcext:value-type="string">
            <text:p>17º 43’ 19”</text:p>
          </table:table-cell>
          <table:table-cell table:formula="of:=MID([.C112];1;2)" office:value-type="string" office:string-value="17" calcext:value-type="string">
            <text:p>17</text:p>
          </table:table-cell>
          <table:table-cell table:style-name="ce3" table:formula="of:=MIDB([.C112];4;3)" office:value-type="string" office:string-value=" 43" calcext:value-type="string">
            <text:p><text:s/>43</text:p>
          </table:table-cell>
          <table:table-cell table:style-name="ce4" table:formula="of:=MIDB([.C112];8;3)" office:value-type="string" office:string-value=" 19" calcext:value-type="string">
            <text:p><text:s/>19</text:p>
          </table:table-cell>
          <table:table-cell table:formula="of:=-([.D112]+[.E112]/60+[.F112]/3600)" office:value-type="float" office:value="-17.7219444444444" calcext:value-type="float">
            <text:p>-17.721944444445</text:p>
          </table:table-cell>
          <table:table-cell/>
          <table:table-cell table:style-name="ce3" office:value-type="string" calcext:value-type="string">
            <text:p>48º 09’ 35”</text:p>
          </table:table-cell>
          <table:table-cell table:formula="of:=MID([.I112];1;2)" office:value-type="string" office:string-value="48" calcext:value-type="string">
            <text:p>48</text:p>
          </table:table-cell>
          <table:table-cell table:formula="of:=MIDB([.I112];4;3)" office:value-type="string" office:string-value=" 09" calcext:value-type="string">
            <text:p><text:s/>09</text:p>
          </table:table-cell>
          <table:table-cell table:formula="of:=MIDB([.I112];8;3)" office:value-type="string" office:string-value=" 35" calcext:value-type="string">
            <text:p><text:s/>35</text:p>
          </table:table-cell>
          <table:table-cell table:formula="of:=-([.J112]+[.K112]/60+[.L112]/3600)" office:value-type="float" office:value="-48.1597222222222" calcext:value-type="float">
            <text:p>-48.159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3" office:value-type="string" calcext:value-type="string">
            <text:p>Ipiranga de Goiás</text:p>
          </table:table-cell>
          <table:table-cell table:style-name="ce3" office:value-type="string" calcext:value-type="string">
            <text:p>15º 10’ 01”</text:p>
          </table:table-cell>
          <table:table-cell table:formula="of:=MID([.C113];1;2)" office:value-type="string" office:string-value="15" calcext:value-type="string">
            <text:p>15</text:p>
          </table:table-cell>
          <table:table-cell table:style-name="ce3" table:formula="of:=MIDB([.C113];4;3)" office:value-type="string" office:string-value=" 10" calcext:value-type="string">
            <text:p><text:s/>10</text:p>
          </table:table-cell>
          <table:table-cell table:style-name="ce4" table:formula="of:=MIDB([.C113];8;3)" office:value-type="string" office:string-value=" 01" calcext:value-type="string">
            <text:p><text:s/>01</text:p>
          </table:table-cell>
          <table:table-cell table:formula="of:=-([.D113]+[.E113]/60+[.F113]/3600)" office:value-type="float" office:value="-15.1669444444444" calcext:value-type="float">
            <text:p>-15.166944444445</text:p>
          </table:table-cell>
          <table:table-cell/>
          <table:table-cell table:style-name="ce3" office:value-type="string" calcext:value-type="string">
            <text:p>49º 40’ 09”</text:p>
          </table:table-cell>
          <table:table-cell table:formula="of:=MID([.I113];1;2)" office:value-type="string" office:string-value="49" calcext:value-type="string">
            <text:p>49</text:p>
          </table:table-cell>
          <table:table-cell table:formula="of:=MIDB([.I113];4;3)" office:value-type="string" office:string-value=" 40" calcext:value-type="string">
            <text:p><text:s/>40</text:p>
          </table:table-cell>
          <table:table-cell table:formula="of:=MIDB([.I113];8;3)" office:value-type="string" office:string-value=" 09" calcext:value-type="string">
            <text:p><text:s/>09</text:p>
          </table:table-cell>
          <table:table-cell table:formula="of:=-([.J113]+[.K113]/60+[.L113]/3600)" office:value-type="float" office:value="-49.6691666666667" calcext:value-type="float">
            <text:p>-49.669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3" office:value-type="string" calcext:value-type="string">
            <text:p>Iporá</text:p>
          </table:table-cell>
          <table:table-cell table:style-name="ce3" office:value-type="string" calcext:value-type="string">
            <text:p>16º 26’ 31”</text:p>
          </table:table-cell>
          <table:table-cell table:formula="of:=MID([.C114];1;2)" office:value-type="string" office:string-value="16" calcext:value-type="string">
            <text:p>16</text:p>
          </table:table-cell>
          <table:table-cell table:style-name="ce3" table:formula="of:=MIDB([.C114];4;3)" office:value-type="string" office:string-value=" 26" calcext:value-type="string">
            <text:p><text:s/>26</text:p>
          </table:table-cell>
          <table:table-cell table:style-name="ce4" table:formula="of:=MIDB([.C114];8;3)" office:value-type="string" office:string-value=" 31" calcext:value-type="string">
            <text:p><text:s/>31</text:p>
          </table:table-cell>
          <table:table-cell table:formula="of:=-([.D114]+[.E114]/60+[.F114]/3600)" office:value-type="float" office:value="-16.4419444444444" calcext:value-type="float">
            <text:p>-16.441944444445</text:p>
          </table:table-cell>
          <table:table-cell/>
          <table:table-cell table:style-name="ce3" office:value-type="string" calcext:value-type="string">
            <text:p>51º 07’ 04”</text:p>
          </table:table-cell>
          <table:table-cell table:formula="of:=MID([.I114];1;2)" office:value-type="string" office:string-value="51" calcext:value-type="string">
            <text:p>51</text:p>
          </table:table-cell>
          <table:table-cell table:formula="of:=MIDB([.I114];4;3)" office:value-type="string" office:string-value=" 07" calcext:value-type="string">
            <text:p><text:s/>07</text:p>
          </table:table-cell>
          <table:table-cell table:formula="of:=MIDB([.I114];8;3)" office:value-type="string" office:string-value=" 04" calcext:value-type="string">
            <text:p><text:s/>04</text:p>
          </table:table-cell>
          <table:table-cell table:formula="of:=-([.J114]+[.K114]/60+[.L114]/3600)" office:value-type="float" office:value="-51.1177777777778" calcext:value-type="float">
            <text:p>-51.1177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3" office:value-type="string" calcext:value-type="string">
            <text:p>Israelândia</text:p>
          </table:table-cell>
          <table:table-cell table:style-name="ce3" office:value-type="string" calcext:value-type="string">
            <text:p>16º 19’ 04”</text:p>
          </table:table-cell>
          <table:table-cell table:formula="of:=MID([.C115];1;2)" office:value-type="string" office:string-value="16" calcext:value-type="string">
            <text:p>16</text:p>
          </table:table-cell>
          <table:table-cell table:style-name="ce3" table:formula="of:=MIDB([.C115];4;3)" office:value-type="string" office:string-value=" 19" calcext:value-type="string">
            <text:p><text:s/>19</text:p>
          </table:table-cell>
          <table:table-cell table:style-name="ce4" table:formula="of:=MIDB([.C115];8;3)" office:value-type="string" office:string-value=" 04" calcext:value-type="string">
            <text:p><text:s/>04</text:p>
          </table:table-cell>
          <table:table-cell table:formula="of:=-([.D115]+[.E115]/60+[.F115]/3600)" office:value-type="float" office:value="-16.3177777777778" calcext:value-type="float">
            <text:p>-16.317777777778</text:p>
          </table:table-cell>
          <table:table-cell/>
          <table:table-cell table:style-name="ce3" office:value-type="string" calcext:value-type="string">
            <text:p>50º 54’ 29”</text:p>
          </table:table-cell>
          <table:table-cell table:formula="of:=MID([.I115];1;2)" office:value-type="string" office:string-value="50" calcext:value-type="string">
            <text:p>50</text:p>
          </table:table-cell>
          <table:table-cell table:formula="of:=MIDB([.I115];4;3)" office:value-type="string" office:string-value=" 54" calcext:value-type="string">
            <text:p><text:s/>54</text:p>
          </table:table-cell>
          <table:table-cell table:formula="of:=MIDB([.I115];8;3)" office:value-type="string" office:string-value=" 29" calcext:value-type="string">
            <text:p><text:s/>29</text:p>
          </table:table-cell>
          <table:table-cell table:formula="of:=-([.J115]+[.K115]/60+[.L115]/3600)" office:value-type="float" office:value="-50.9080555555556" calcext:value-type="float">
            <text:p>-50.90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3" office:value-type="string" calcext:value-type="string">
            <text:p>Itaberaí</text:p>
          </table:table-cell>
          <table:table-cell table:style-name="ce3" office:value-type="string" calcext:value-type="string">
            <text:p>16º 01’ 13”</text:p>
          </table:table-cell>
          <table:table-cell table:formula="of:=MID([.C116];1;2)" office:value-type="string" office:string-value="16" calcext:value-type="string">
            <text:p>16</text:p>
          </table:table-cell>
          <table:table-cell table:style-name="ce3" table:formula="of:=MIDB([.C116];4;3)" office:value-type="string" office:string-value=" 01" calcext:value-type="string">
            <text:p><text:s/>01</text:p>
          </table:table-cell>
          <table:table-cell table:style-name="ce4" table:formula="of:=MIDB([.C116];8;3)" office:value-type="string" office:string-value=" 13" calcext:value-type="string">
            <text:p><text:s/>13</text:p>
          </table:table-cell>
          <table:table-cell table:formula="of:=-([.D116]+[.E116]/60+[.F116]/3600)" office:value-type="float" office:value="-16.0202777777778" calcext:value-type="float">
            <text:p>-16.020277777778</text:p>
          </table:table-cell>
          <table:table-cell/>
          <table:table-cell table:style-name="ce3" office:value-type="string" calcext:value-type="string">
            <text:p>49º 48’ 37”</text:p>
          </table:table-cell>
          <table:table-cell table:formula="of:=MID([.I116];1;2)" office:value-type="string" office:string-value="49" calcext:value-type="string">
            <text:p>49</text:p>
          </table:table-cell>
          <table:table-cell table:formula="of:=MIDB([.I116];4;3)" office:value-type="string" office:string-value=" 48" calcext:value-type="string">
            <text:p><text:s/>48</text:p>
          </table:table-cell>
          <table:table-cell table:formula="of:=MIDB([.I116];8;3)" office:value-type="string" office:string-value=" 37" calcext:value-type="string">
            <text:p><text:s/>37</text:p>
          </table:table-cell>
          <table:table-cell table:formula="of:=-([.J116]+[.K116]/60+[.L116]/3600)" office:value-type="float" office:value="-49.8102777777778" calcext:value-type="float">
            <text:p>-49.81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3" office:value-type="string" calcext:value-type="string">
            <text:p>Itaguari</text:p>
          </table:table-cell>
          <table:table-cell table:style-name="ce3" office:value-type="string" calcext:value-type="string">
            <text:p>15º 55’ 07”</text:p>
          </table:table-cell>
          <table:table-cell table:formula="of:=MID([.C117];1;2)" office:value-type="string" office:string-value="15" calcext:value-type="string">
            <text:p>15</text:p>
          </table:table-cell>
          <table:table-cell table:style-name="ce3" table:formula="of:=MIDB([.C117];4;3)" office:value-type="string" office:string-value=" 55" calcext:value-type="string">
            <text:p><text:s/>55</text:p>
          </table:table-cell>
          <table:table-cell table:style-name="ce4" table:formula="of:=MIDB([.C117];8;3)" office:value-type="string" office:string-value=" 07" calcext:value-type="string">
            <text:p><text:s/>07</text:p>
          </table:table-cell>
          <table:table-cell table:formula="of:=-([.D117]+[.E117]/60+[.F117]/3600)" office:value-type="float" office:value="-15.9186111111111" calcext:value-type="float">
            <text:p>-15.918611111111</text:p>
          </table:table-cell>
          <table:table-cell/>
          <table:table-cell table:style-name="ce3" office:value-type="string" calcext:value-type="string">
            <text:p>49º 36’ 16”</text:p>
          </table:table-cell>
          <table:table-cell table:formula="of:=MID([.I117];1;2)" office:value-type="string" office:string-value="49" calcext:value-type="string">
            <text:p>49</text:p>
          </table:table-cell>
          <table:table-cell table:formula="of:=MIDB([.I117];4;3)" office:value-type="string" office:string-value=" 36" calcext:value-type="string">
            <text:p><text:s/>36</text:p>
          </table:table-cell>
          <table:table-cell table:formula="of:=MIDB([.I117];8;3)" office:value-type="string" office:string-value=" 16" calcext:value-type="string">
            <text:p><text:s/>16</text:p>
          </table:table-cell>
          <table:table-cell table:formula="of:=-([.J117]+[.K117]/60+[.L117]/3600)" office:value-type="float" office:value="-49.6044444444444" calcext:value-type="float">
            <text:p>-49.604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3" office:value-type="string" calcext:value-type="string">
            <text:p>Itaguaru</text:p>
          </table:table-cell>
          <table:table-cell table:style-name="ce3" office:value-type="string" calcext:value-type="string">
            <text:p>15º 45’ 30”</text:p>
          </table:table-cell>
          <table:table-cell table:formula="of:=MID([.C118];1;2)" office:value-type="string" office:string-value="15" calcext:value-type="string">
            <text:p>15</text:p>
          </table:table-cell>
          <table:table-cell table:style-name="ce3" table:formula="of:=MIDB([.C118];4;3)" office:value-type="string" office:string-value=" 45" calcext:value-type="string">
            <text:p><text:s/>45</text:p>
          </table:table-cell>
          <table:table-cell table:style-name="ce4" table:formula="of:=MIDB([.C118];8;3)" office:value-type="string" office:string-value=" 30" calcext:value-type="string">
            <text:p><text:s/>30</text:p>
          </table:table-cell>
          <table:table-cell table:formula="of:=-([.D118]+[.E118]/60+[.F118]/3600)" office:value-type="float" office:value="-15.7583333333333" calcext:value-type="float">
            <text:p>-15.758333333333</text:p>
          </table:table-cell>
          <table:table-cell/>
          <table:table-cell table:style-name="ce3" office:value-type="string" calcext:value-type="string">
            <text:p>49º 38’ 03”</text:p>
          </table:table-cell>
          <table:table-cell table:formula="of:=MID([.I118];1;2)" office:value-type="string" office:string-value="49" calcext:value-type="string">
            <text:p>49</text:p>
          </table:table-cell>
          <table:table-cell table:formula="of:=MIDB([.I118];4;3)" office:value-type="string" office:string-value=" 38" calcext:value-type="string">
            <text:p><text:s/>38</text:p>
          </table:table-cell>
          <table:table-cell table:formula="of:=MIDB([.I118];8;3)" office:value-type="string" office:string-value=" 03" calcext:value-type="string">
            <text:p><text:s/>03</text:p>
          </table:table-cell>
          <table:table-cell table:formula="of:=-([.J118]+[.K118]/60+[.L118]/3600)" office:value-type="float" office:value="-49.6341666666667" calcext:value-type="float">
            <text:p>-49.634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3" office:value-type="string" calcext:value-type="string">
            <text:p>Itajá</text:p>
          </table:table-cell>
          <table:table-cell table:style-name="ce3" office:value-type="string" calcext:value-type="string">
            <text:p>19º 04’ 03”</text:p>
          </table:table-cell>
          <table:table-cell table:formula="of:=MID([.C119];1;2)" office:value-type="string" office:string-value="19" calcext:value-type="string">
            <text:p>19</text:p>
          </table:table-cell>
          <table:table-cell table:style-name="ce3" table:formula="of:=MIDB([.C119];4;3)" office:value-type="string" office:string-value=" 04" calcext:value-type="string">
            <text:p><text:s/>04</text:p>
          </table:table-cell>
          <table:table-cell table:style-name="ce4" table:formula="of:=MIDB([.C119];8;3)" office:value-type="string" office:string-value=" 03" calcext:value-type="string">
            <text:p><text:s/>03</text:p>
          </table:table-cell>
          <table:table-cell table:formula="of:=-([.D119]+[.E119]/60+[.F119]/3600)" office:value-type="float" office:value="-19.0675" calcext:value-type="float">
            <text:p>-19.067500000000</text:p>
          </table:table-cell>
          <table:table-cell/>
          <table:table-cell table:style-name="ce3" office:value-type="string" calcext:value-type="string">
            <text:p>51º 32’ 40”</text:p>
          </table:table-cell>
          <table:table-cell table:formula="of:=MID([.I119];1;2)" office:value-type="string" office:string-value="51" calcext:value-type="string">
            <text:p>51</text:p>
          </table:table-cell>
          <table:table-cell table:formula="of:=MIDB([.I119];4;3)" office:value-type="string" office:string-value=" 32" calcext:value-type="string">
            <text:p><text:s/>32</text:p>
          </table:table-cell>
          <table:table-cell table:formula="of:=MIDB([.I119];8;3)" office:value-type="string" office:string-value=" 40" calcext:value-type="string">
            <text:p><text:s/>40</text:p>
          </table:table-cell>
          <table:table-cell table:formula="of:=-([.J119]+[.K119]/60+[.L119]/3600)" office:value-type="float" office:value="-51.5444444444444" calcext:value-type="float">
            <text:p>-51.544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3" office:value-type="string" calcext:value-type="string">
            <text:p>Itapaci</text:p>
          </table:table-cell>
          <table:table-cell table:style-name="ce3" office:value-type="string" calcext:value-type="string">
            <text:p>14º 57’ 03”</text:p>
          </table:table-cell>
          <table:table-cell table:formula="of:=MID([.C120];1;2)" office:value-type="string" office:string-value="14" calcext:value-type="string">
            <text:p>14</text:p>
          </table:table-cell>
          <table:table-cell table:style-name="ce3" table:formula="of:=MIDB([.C120];4;3)" office:value-type="string" office:string-value=" 57" calcext:value-type="string">
            <text:p><text:s/>57</text:p>
          </table:table-cell>
          <table:table-cell table:style-name="ce4" table:formula="of:=MIDB([.C120];8;3)" office:value-type="string" office:string-value=" 03" calcext:value-type="string">
            <text:p><text:s/>03</text:p>
          </table:table-cell>
          <table:table-cell table:formula="of:=-([.D120]+[.E120]/60+[.F120]/3600)" office:value-type="float" office:value="-14.9508333333333" calcext:value-type="float">
            <text:p>-14.950833333333</text:p>
          </table:table-cell>
          <table:table-cell/>
          <table:table-cell table:style-name="ce3" office:value-type="string" calcext:value-type="string">
            <text:p>49º 32’ 58”</text:p>
          </table:table-cell>
          <table:table-cell table:formula="of:=MID([.I120];1;2)" office:value-type="string" office:string-value="49" calcext:value-type="string">
            <text:p>49</text:p>
          </table:table-cell>
          <table:table-cell table:formula="of:=MIDB([.I120];4;3)" office:value-type="string" office:string-value=" 32" calcext:value-type="string">
            <text:p><text:s/>32</text:p>
          </table:table-cell>
          <table:table-cell table:formula="of:=MIDB([.I120];8;3)" office:value-type="string" office:string-value=" 58" calcext:value-type="string">
            <text:p><text:s/>58</text:p>
          </table:table-cell>
          <table:table-cell table:formula="of:=-([.J120]+[.K120]/60+[.L120]/3600)" office:value-type="float" office:value="-49.5494444444444" calcext:value-type="float">
            <text:p>-49.549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3" office:value-type="string" calcext:value-type="string">
            <text:p>Itapirapuã</text:p>
          </table:table-cell>
          <table:table-cell table:style-name="ce3" office:value-type="string" calcext:value-type="string">
            <text:p>15º 49’ 24”</text:p>
          </table:table-cell>
          <table:table-cell table:formula="of:=MID([.C121];1;2)" office:value-type="string" office:string-value="15" calcext:value-type="string">
            <text:p>15</text:p>
          </table:table-cell>
          <table:table-cell table:style-name="ce3" table:formula="of:=MIDB([.C121];4;3)" office:value-type="string" office:string-value=" 49" calcext:value-type="string">
            <text:p><text:s/>49</text:p>
          </table:table-cell>
          <table:table-cell table:style-name="ce4" table:formula="of:=MIDB([.C121];8;3)" office:value-type="string" office:string-value=" 24" calcext:value-type="string">
            <text:p><text:s/>24</text:p>
          </table:table-cell>
          <table:table-cell table:formula="of:=-([.D121]+[.E121]/60+[.F121]/3600)" office:value-type="float" office:value="-15.8233333333333" calcext:value-type="float">
            <text:p>-15.823333333333</text:p>
          </table:table-cell>
          <table:table-cell/>
          <table:table-cell table:style-name="ce3" office:value-type="string" calcext:value-type="string">
            <text:p>50º 36’ 48”</text:p>
          </table:table-cell>
          <table:table-cell table:formula="of:=MID([.I121];1;2)" office:value-type="string" office:string-value="50" calcext:value-type="string">
            <text:p>50</text:p>
          </table:table-cell>
          <table:table-cell table:formula="of:=MIDB([.I121];4;3)" office:value-type="string" office:string-value=" 36" calcext:value-type="string">
            <text:p><text:s/>36</text:p>
          </table:table-cell>
          <table:table-cell table:formula="of:=MIDB([.I121];8;3)" office:value-type="string" office:string-value=" 48" calcext:value-type="string">
            <text:p><text:s/>48</text:p>
          </table:table-cell>
          <table:table-cell table:formula="of:=-([.J121]+[.K121]/60+[.L121]/3600)" office:value-type="float" office:value="-50.6133333333333" calcext:value-type="float">
            <text:p>-50.613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3" office:value-type="string" calcext:value-type="string">
            <text:p>Itapuranga</text:p>
          </table:table-cell>
          <table:table-cell table:style-name="ce3" office:value-type="string" calcext:value-type="string">
            <text:p>15º 33’ 44”</text:p>
          </table:table-cell>
          <table:table-cell table:formula="of:=MID([.C122];1;2)" office:value-type="string" office:string-value="15" calcext:value-type="string">
            <text:p>15</text:p>
          </table:table-cell>
          <table:table-cell table:style-name="ce3" table:formula="of:=MIDB([.C122];4;3)" office:value-type="string" office:string-value=" 33" calcext:value-type="string">
            <text:p><text:s/>33</text:p>
          </table:table-cell>
          <table:table-cell table:style-name="ce4" table:formula="of:=MIDB([.C122];8;3)" office:value-type="string" office:string-value=" 44" calcext:value-type="string">
            <text:p><text:s/>44</text:p>
          </table:table-cell>
          <table:table-cell table:formula="of:=-([.D122]+[.E122]/60+[.F122]/3600)" office:value-type="float" office:value="-15.5622222222222" calcext:value-type="float">
            <text:p>-15.562222222222</text:p>
          </table:table-cell>
          <table:table-cell/>
          <table:table-cell table:style-name="ce3" office:value-type="string" calcext:value-type="string">
            <text:p>49º 56’ 55”</text:p>
          </table:table-cell>
          <table:table-cell table:formula="of:=MID([.I122];1;2)" office:value-type="string" office:string-value="49" calcext:value-type="string">
            <text:p>49</text:p>
          </table:table-cell>
          <table:table-cell table:formula="of:=MIDB([.I122];4;3)" office:value-type="string" office:string-value=" 56" calcext:value-type="string">
            <text:p><text:s/>56</text:p>
          </table:table-cell>
          <table:table-cell table:formula="of:=MIDB([.I122];8;3)" office:value-type="string" office:string-value=" 55" calcext:value-type="string">
            <text:p><text:s/>55</text:p>
          </table:table-cell>
          <table:table-cell table:formula="of:=-([.J122]+[.K122]/60+[.L122]/3600)" office:value-type="float" office:value="-49.9486111111111" calcext:value-type="float">
            <text:p>-49.948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3" office:value-type="string" calcext:value-type="string">
            <text:p>Itarumã</text:p>
          </table:table-cell>
          <table:table-cell table:style-name="ce3" office:value-type="string" calcext:value-type="string">
            <text:p>18º 46’ 09”</text:p>
          </table:table-cell>
          <table:table-cell table:formula="of:=MID([.C123];1;2)" office:value-type="string" office:string-value="18" calcext:value-type="string">
            <text:p>18</text:p>
          </table:table-cell>
          <table:table-cell table:style-name="ce3" table:formula="of:=MIDB([.C123];4;3)" office:value-type="string" office:string-value=" 46" calcext:value-type="string">
            <text:p><text:s/>46</text:p>
          </table:table-cell>
          <table:table-cell table:style-name="ce4" table:formula="of:=MIDB([.C123];8;3)" office:value-type="string" office:string-value=" 09" calcext:value-type="string">
            <text:p><text:s/>09</text:p>
          </table:table-cell>
          <table:table-cell table:formula="of:=-([.D123]+[.E123]/60+[.F123]/3600)" office:value-type="float" office:value="-18.7691666666667" calcext:value-type="float">
            <text:p>-18.769166666667</text:p>
          </table:table-cell>
          <table:table-cell/>
          <table:table-cell table:style-name="ce3" office:value-type="string" calcext:value-type="string">
            <text:p>51º 20’ 53”</text:p>
          </table:table-cell>
          <table:table-cell table:formula="of:=MID([.I123];1;2)" office:value-type="string" office:string-value="51" calcext:value-type="string">
            <text:p>51</text:p>
          </table:table-cell>
          <table:table-cell table:formula="of:=MIDB([.I123];4;3)" office:value-type="string" office:string-value=" 20" calcext:value-type="string">
            <text:p><text:s/>20</text:p>
          </table:table-cell>
          <table:table-cell table:formula="of:=MIDB([.I123];8;3)" office:value-type="string" office:string-value=" 53" calcext:value-type="string">
            <text:p><text:s/>53</text:p>
          </table:table-cell>
          <table:table-cell table:formula="of:=-([.J123]+[.K123]/60+[.L123]/3600)" office:value-type="float" office:value="-51.3480555555556" calcext:value-type="float">
            <text:p>-51.34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3" office:value-type="string" calcext:value-type="string">
            <text:p>Itauçu</text:p>
          </table:table-cell>
          <table:table-cell table:style-name="ce3" office:value-type="string" calcext:value-type="string">
            <text:p>16º 12’ 02”</text:p>
          </table:table-cell>
          <table:table-cell table:formula="of:=MID([.C124];1;2)" office:value-type="string" office:string-value="16" calcext:value-type="string">
            <text:p>16</text:p>
          </table:table-cell>
          <table:table-cell table:style-name="ce3" table:formula="of:=MIDB([.C124];4;3)" office:value-type="string" office:string-value=" 12" calcext:value-type="string">
            <text:p><text:s/>12</text:p>
          </table:table-cell>
          <table:table-cell table:style-name="ce4" table:formula="of:=MIDB([.C124];8;3)" office:value-type="string" office:string-value=" 02" calcext:value-type="string">
            <text:p><text:s/>02</text:p>
          </table:table-cell>
          <table:table-cell table:formula="of:=-([.D124]+[.E124]/60+[.F124]/3600)" office:value-type="float" office:value="-16.2005555555556" calcext:value-type="float">
            <text:p>-16.200555555556</text:p>
          </table:table-cell>
          <table:table-cell/>
          <table:table-cell table:style-name="ce3" office:value-type="string" calcext:value-type="string">
            <text:p>49º 36’ 29”</text:p>
          </table:table-cell>
          <table:table-cell table:formula="of:=MID([.I124];1;2)" office:value-type="string" office:string-value="49" calcext:value-type="string">
            <text:p>49</text:p>
          </table:table-cell>
          <table:table-cell table:formula="of:=MIDB([.I124];4;3)" office:value-type="string" office:string-value=" 36" calcext:value-type="string">
            <text:p><text:s/>36</text:p>
          </table:table-cell>
          <table:table-cell table:formula="of:=MIDB([.I124];8;3)" office:value-type="string" office:string-value=" 29" calcext:value-type="string">
            <text:p><text:s/>29</text:p>
          </table:table-cell>
          <table:table-cell table:formula="of:=-([.J124]+[.K124]/60+[.L124]/3600)" office:value-type="float" office:value="-49.6080555555556" calcext:value-type="float">
            <text:p>-49.60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3" office:value-type="string" calcext:value-type="string">
            <text:p>Itumbiara</text:p>
          </table:table-cell>
          <table:table-cell table:style-name="ce3" office:value-type="string" calcext:value-type="string">
            <text:p>18º 25’ 09”</text:p>
          </table:table-cell>
          <table:table-cell table:formula="of:=MID([.C125];1;2)" office:value-type="string" office:string-value="18" calcext:value-type="string">
            <text:p>18</text:p>
          </table:table-cell>
          <table:table-cell table:style-name="ce3" table:formula="of:=MIDB([.C125];4;3)" office:value-type="string" office:string-value=" 25" calcext:value-type="string">
            <text:p><text:s/>25</text:p>
          </table:table-cell>
          <table:table-cell table:style-name="ce4" table:formula="of:=MIDB([.C125];8;3)" office:value-type="string" office:string-value=" 09" calcext:value-type="string">
            <text:p><text:s/>09</text:p>
          </table:table-cell>
          <table:table-cell table:formula="of:=-([.D125]+[.E125]/60+[.F125]/3600)" office:value-type="float" office:value="-18.4191666666667" calcext:value-type="float">
            <text:p>-18.419166666667</text:p>
          </table:table-cell>
          <table:table-cell/>
          <table:table-cell table:style-name="ce3" office:value-type="string" calcext:value-type="string">
            <text:p>49º 12’ 55”</text:p>
          </table:table-cell>
          <table:table-cell table:formula="of:=MID([.I125];1;2)" office:value-type="string" office:string-value="49" calcext:value-type="string">
            <text:p>49</text:p>
          </table:table-cell>
          <table:table-cell table:formula="of:=MIDB([.I125];4;3)" office:value-type="string" office:string-value=" 12" calcext:value-type="string">
            <text:p><text:s/>12</text:p>
          </table:table-cell>
          <table:table-cell table:formula="of:=MIDB([.I125];8;3)" office:value-type="string" office:string-value=" 55" calcext:value-type="string">
            <text:p><text:s/>55</text:p>
          </table:table-cell>
          <table:table-cell table:formula="of:=-([.J125]+[.K125]/60+[.L125]/3600)" office:value-type="float" office:value="-49.2152777777778" calcext:value-type="float">
            <text:p>-49.215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3" office:value-type="string" calcext:value-type="string">
            <text:p>Ivolândia</text:p>
          </table:table-cell>
          <table:table-cell table:style-name="ce3" office:value-type="string" calcext:value-type="string">
            <text:p>16º 36’ 07”</text:p>
          </table:table-cell>
          <table:table-cell table:formula="of:=MID([.C126];1;2)" office:value-type="string" office:string-value="16" calcext:value-type="string">
            <text:p>16</text:p>
          </table:table-cell>
          <table:table-cell table:style-name="ce3" table:formula="of:=MIDB([.C126];4;3)" office:value-type="string" office:string-value=" 36" calcext:value-type="string">
            <text:p><text:s/>36</text:p>
          </table:table-cell>
          <table:table-cell table:style-name="ce4" table:formula="of:=MIDB([.C126];8;3)" office:value-type="string" office:string-value=" 07" calcext:value-type="string">
            <text:p><text:s/>07</text:p>
          </table:table-cell>
          <table:table-cell table:formula="of:=-([.D126]+[.E126]/60+[.F126]/3600)" office:value-type="float" office:value="-16.6019444444444" calcext:value-type="float">
            <text:p>-16.601944444445</text:p>
          </table:table-cell>
          <table:table-cell/>
          <table:table-cell table:style-name="ce3" office:value-type="string" calcext:value-type="string">
            <text:p>50º 47’ 38”</text:p>
          </table:table-cell>
          <table:table-cell table:formula="of:=MID([.I126];1;2)" office:value-type="string" office:string-value="50" calcext:value-type="string">
            <text:p>50</text:p>
          </table:table-cell>
          <table:table-cell table:formula="of:=MIDB([.I126];4;3)" office:value-type="string" office:string-value=" 47" calcext:value-type="string">
            <text:p><text:s/>47</text:p>
          </table:table-cell>
          <table:table-cell table:formula="of:=MIDB([.I126];8;3)" office:value-type="string" office:string-value=" 38" calcext:value-type="string">
            <text:p><text:s/>38</text:p>
          </table:table-cell>
          <table:table-cell table:formula="of:=-([.J126]+[.K126]/60+[.L126]/3600)" office:value-type="float" office:value="-50.7938888888889" calcext:value-type="float">
            <text:p>-50.79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3" office:value-type="string" calcext:value-type="string">
            <text:p>Jandaia</text:p>
          </table:table-cell>
          <table:table-cell table:style-name="ce3" office:value-type="string" calcext:value-type="string">
            <text:p>17º 02’ 55”</text:p>
          </table:table-cell>
          <table:table-cell table:formula="of:=MID([.C127];1;2)" office:value-type="string" office:string-value="17" calcext:value-type="string">
            <text:p>17</text:p>
          </table:table-cell>
          <table:table-cell table:style-name="ce3" table:formula="of:=MIDB([.C127];4;3)" office:value-type="string" office:string-value=" 02" calcext:value-type="string">
            <text:p><text:s/>02</text:p>
          </table:table-cell>
          <table:table-cell table:style-name="ce4" table:formula="of:=MIDB([.C127];8;3)" office:value-type="string" office:string-value=" 55" calcext:value-type="string">
            <text:p><text:s/>55</text:p>
          </table:table-cell>
          <table:table-cell table:formula="of:=-([.D127]+[.E127]/60+[.F127]/3600)" office:value-type="float" office:value="-17.0486111111111" calcext:value-type="float">
            <text:p>-17.048611111111</text:p>
          </table:table-cell>
          <table:table-cell/>
          <table:table-cell table:style-name="ce3" office:value-type="string" calcext:value-type="string">
            <text:p>50º 08’ 46”</text:p>
          </table:table-cell>
          <table:table-cell table:formula="of:=MID([.I127];1;2)" office:value-type="string" office:string-value="50" calcext:value-type="string">
            <text:p>50</text:p>
          </table:table-cell>
          <table:table-cell table:formula="of:=MIDB([.I127];4;3)" office:value-type="string" office:string-value=" 08" calcext:value-type="string">
            <text:p><text:s/>08</text:p>
          </table:table-cell>
          <table:table-cell table:formula="of:=MIDB([.I127];8;3)" office:value-type="string" office:string-value=" 46" calcext:value-type="string">
            <text:p><text:s/>46</text:p>
          </table:table-cell>
          <table:table-cell table:formula="of:=-([.J127]+[.K127]/60+[.L127]/3600)" office:value-type="float" office:value="-50.1461111111111" calcext:value-type="float">
            <text:p>-50.146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3" office:value-type="string" calcext:value-type="string">
            <text:p>Jaraguá</text:p>
          </table:table-cell>
          <table:table-cell table:style-name="ce3" office:value-type="string" calcext:value-type="string">
            <text:p>15º 45’ 25”</text:p>
          </table:table-cell>
          <table:table-cell table:formula="of:=MID([.C128];1;2)" office:value-type="string" office:string-value="15" calcext:value-type="string">
            <text:p>15</text:p>
          </table:table-cell>
          <table:table-cell table:style-name="ce3" table:formula="of:=MIDB([.C128];4;3)" office:value-type="string" office:string-value=" 45" calcext:value-type="string">
            <text:p><text:s/>45</text:p>
          </table:table-cell>
          <table:table-cell table:style-name="ce4" table:formula="of:=MIDB([.C128];8;3)" office:value-type="string" office:string-value=" 25" calcext:value-type="string">
            <text:p><text:s/>25</text:p>
          </table:table-cell>
          <table:table-cell table:formula="of:=-([.D128]+[.E128]/60+[.F128]/3600)" office:value-type="float" office:value="-15.7569444444444" calcext:value-type="float">
            <text:p>-15.756944444445</text:p>
          </table:table-cell>
          <table:table-cell/>
          <table:table-cell table:style-name="ce3" office:value-type="string" calcext:value-type="string">
            <text:p>49º 20’ 04”</text:p>
          </table:table-cell>
          <table:table-cell table:formula="of:=MID([.I128];1;2)" office:value-type="string" office:string-value="49" calcext:value-type="string">
            <text:p>49</text:p>
          </table:table-cell>
          <table:table-cell table:formula="of:=MIDB([.I128];4;3)" office:value-type="string" office:string-value=" 20" calcext:value-type="string">
            <text:p><text:s/>20</text:p>
          </table:table-cell>
          <table:table-cell table:formula="of:=MIDB([.I128];8;3)" office:value-type="string" office:string-value=" 04" calcext:value-type="string">
            <text:p><text:s/>04</text:p>
          </table:table-cell>
          <table:table-cell table:formula="of:=-([.J128]+[.K128]/60+[.L128]/3600)" office:value-type="float" office:value="-49.3344444444444" calcext:value-type="float">
            <text:p>-49.334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3" office:value-type="string" calcext:value-type="string">
            <text:p>Jataí</text:p>
          </table:table-cell>
          <table:table-cell table:style-name="ce3" office:value-type="string" calcext:value-type="string">
            <text:p>17º 52’ 53”</text:p>
          </table:table-cell>
          <table:table-cell table:formula="of:=MID([.C129];1;2)" office:value-type="string" office:string-value="17" calcext:value-type="string">
            <text:p>17</text:p>
          </table:table-cell>
          <table:table-cell table:style-name="ce3" table:formula="of:=MIDB([.C129];4;3)" office:value-type="string" office:string-value=" 52" calcext:value-type="string">
            <text:p><text:s/>52</text:p>
          </table:table-cell>
          <table:table-cell table:style-name="ce4" table:formula="of:=MIDB([.C129];8;3)" office:value-type="string" office:string-value=" 53" calcext:value-type="string">
            <text:p><text:s/>53</text:p>
          </table:table-cell>
          <table:table-cell table:formula="of:=-([.D129]+[.E129]/60+[.F129]/3600)" office:value-type="float" office:value="-17.8813888888889" calcext:value-type="float">
            <text:p>-17.881388888889</text:p>
          </table:table-cell>
          <table:table-cell/>
          <table:table-cell table:style-name="ce3" office:value-type="string" calcext:value-type="string">
            <text:p>51º 42’ 52”</text:p>
          </table:table-cell>
          <table:table-cell table:formula="of:=MID([.I129];1;2)" office:value-type="string" office:string-value="51" calcext:value-type="string">
            <text:p>51</text:p>
          </table:table-cell>
          <table:table-cell table:formula="of:=MIDB([.I129];4;3)" office:value-type="string" office:string-value=" 42" calcext:value-type="string">
            <text:p><text:s/>42</text:p>
          </table:table-cell>
          <table:table-cell table:formula="of:=MIDB([.I129];8;3)" office:value-type="string" office:string-value=" 52" calcext:value-type="string">
            <text:p><text:s/>52</text:p>
          </table:table-cell>
          <table:table-cell table:formula="of:=-([.J129]+[.K129]/60+[.L129]/3600)" office:value-type="float" office:value="-51.7144444444445" calcext:value-type="float">
            <text:p>-51.714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3" office:value-type="string" calcext:value-type="string">
            <text:p>Jaupaci</text:p>
          </table:table-cell>
          <table:table-cell table:style-name="ce3" office:value-type="string" calcext:value-type="string">
            <text:p>16º 10’ 41”</text:p>
          </table:table-cell>
          <table:table-cell table:formula="of:=MID([.C130];1;2)" office:value-type="string" office:string-value="16" calcext:value-type="string">
            <text:p>16</text:p>
          </table:table-cell>
          <table:table-cell table:style-name="ce3" table:formula="of:=MIDB([.C130];4;3)" office:value-type="string" office:string-value=" 10" calcext:value-type="string">
            <text:p><text:s/>10</text:p>
          </table:table-cell>
          <table:table-cell table:style-name="ce4" table:formula="of:=MIDB([.C130];8;3)" office:value-type="string" office:string-value=" 41" calcext:value-type="string">
            <text:p><text:s/>41</text:p>
          </table:table-cell>
          <table:table-cell table:formula="of:=-([.D130]+[.E130]/60+[.F130]/3600)" office:value-type="float" office:value="-16.1780555555556" calcext:value-type="float">
            <text:p>-16.178055555556</text:p>
          </table:table-cell>
          <table:table-cell/>
          <table:table-cell table:style-name="ce3" office:value-type="string" calcext:value-type="string">
            <text:p>50º 57’ 11”</text:p>
          </table:table-cell>
          <table:table-cell table:formula="of:=MID([.I130];1;2)" office:value-type="string" office:string-value="50" calcext:value-type="string">
            <text:p>50</text:p>
          </table:table-cell>
          <table:table-cell table:formula="of:=MIDB([.I130];4;3)" office:value-type="string" office:string-value=" 57" calcext:value-type="string">
            <text:p><text:s/>57</text:p>
          </table:table-cell>
          <table:table-cell table:formula="of:=MIDB([.I130];8;3)" office:value-type="string" office:string-value=" 11" calcext:value-type="string">
            <text:p><text:s/>11</text:p>
          </table:table-cell>
          <table:table-cell table:formula="of:=-([.J130]+[.K130]/60+[.L130]/3600)" office:value-type="float" office:value="-50.9530555555556" calcext:value-type="float">
            <text:p>-50.953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3" office:value-type="string" calcext:value-type="string">
            <text:p>Jesúpolis</text:p>
          </table:table-cell>
          <table:table-cell table:style-name="ce3" office:value-type="string" calcext:value-type="string">
            <text:p>15º 57’ 05”</text:p>
          </table:table-cell>
          <table:table-cell table:formula="of:=MID([.C131];1;2)" office:value-type="string" office:string-value="15" calcext:value-type="string">
            <text:p>15</text:p>
          </table:table-cell>
          <table:table-cell table:style-name="ce3" table:formula="of:=MIDB([.C131];4;3)" office:value-type="string" office:string-value=" 57" calcext:value-type="string">
            <text:p><text:s/>57</text:p>
          </table:table-cell>
          <table:table-cell table:style-name="ce4" table:formula="of:=MIDB([.C131];8;3)" office:value-type="string" office:string-value=" 05" calcext:value-type="string">
            <text:p><text:s/>05</text:p>
          </table:table-cell>
          <table:table-cell table:formula="of:=-([.D131]+[.E131]/60+[.F131]/3600)" office:value-type="float" office:value="-15.9513888888889" calcext:value-type="float">
            <text:p>-15.951388888889</text:p>
          </table:table-cell>
          <table:table-cell/>
          <table:table-cell table:style-name="ce3" office:value-type="string" calcext:value-type="string">
            <text:p>49º 22’ 26”</text:p>
          </table:table-cell>
          <table:table-cell table:formula="of:=MID([.I131];1;2)" office:value-type="string" office:string-value="49" calcext:value-type="string">
            <text:p>49</text:p>
          </table:table-cell>
          <table:table-cell table:formula="of:=MIDB([.I131];4;3)" office:value-type="string" office:string-value=" 22" calcext:value-type="string">
            <text:p><text:s/>22</text:p>
          </table:table-cell>
          <table:table-cell table:formula="of:=MIDB([.I131];8;3)" office:value-type="string" office:string-value=" 26" calcext:value-type="string">
            <text:p><text:s/>26</text:p>
          </table:table-cell>
          <table:table-cell table:formula="of:=-([.J131]+[.K131]/60+[.L131]/3600)" office:value-type="float" office:value="-49.3738888888889" calcext:value-type="float">
            <text:p>-49.37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3" office:value-type="string" calcext:value-type="string">
            <text:p>Joviânia</text:p>
          </table:table-cell>
          <table:table-cell table:style-name="ce3" office:value-type="string" calcext:value-type="string">
            <text:p>17º 48’ 21”</text:p>
          </table:table-cell>
          <table:table-cell table:formula="of:=MID([.C132];1;2)" office:value-type="string" office:string-value="17" calcext:value-type="string">
            <text:p>17</text:p>
          </table:table-cell>
          <table:table-cell table:style-name="ce3" table:formula="of:=MIDB([.C132];4;3)" office:value-type="string" office:string-value=" 48" calcext:value-type="string">
            <text:p><text:s/>48</text:p>
          </table:table-cell>
          <table:table-cell table:style-name="ce4" table:formula="of:=MIDB([.C132];8;3)" office:value-type="string" office:string-value=" 21" calcext:value-type="string">
            <text:p><text:s/>21</text:p>
          </table:table-cell>
          <table:table-cell table:formula="of:=-([.D132]+[.E132]/60+[.F132]/3600)" office:value-type="float" office:value="-17.8058333333333" calcext:value-type="float">
            <text:p>-17.805833333333</text:p>
          </table:table-cell>
          <table:table-cell/>
          <table:table-cell table:style-name="ce3" office:value-type="string" calcext:value-type="string">
            <text:p>49º 36’ 46”</text:p>
          </table:table-cell>
          <table:table-cell table:formula="of:=MID([.I132];1;2)" office:value-type="string" office:string-value="49" calcext:value-type="string">
            <text:p>49</text:p>
          </table:table-cell>
          <table:table-cell table:formula="of:=MIDB([.I132];4;3)" office:value-type="string" office:string-value=" 36" calcext:value-type="string">
            <text:p><text:s/>36</text:p>
          </table:table-cell>
          <table:table-cell table:formula="of:=MIDB([.I132];8;3)" office:value-type="string" office:string-value=" 46" calcext:value-type="string">
            <text:p><text:s/>46</text:p>
          </table:table-cell>
          <table:table-cell table:formula="of:=-([.J132]+[.K132]/60+[.L132]/3600)" office:value-type="float" office:value="-49.6127777777778" calcext:value-type="float">
            <text:p>-49.6127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3" office:value-type="string" calcext:value-type="string">
            <text:p>Jussara</text:p>
          </table:table-cell>
          <table:table-cell table:style-name="ce3" office:value-type="string" calcext:value-type="string">
            <text:p>15º 51’ 54”</text:p>
          </table:table-cell>
          <table:table-cell table:formula="of:=MID([.C133];1;2)" office:value-type="string" office:string-value="15" calcext:value-type="string">
            <text:p>15</text:p>
          </table:table-cell>
          <table:table-cell table:style-name="ce3" table:formula="of:=MIDB([.C133];4;3)" office:value-type="string" office:string-value=" 51" calcext:value-type="string">
            <text:p><text:s/>51</text:p>
          </table:table-cell>
          <table:table-cell table:style-name="ce4" table:formula="of:=MIDB([.C133];8;3)" office:value-type="string" office:string-value=" 54" calcext:value-type="string">
            <text:p><text:s/>54</text:p>
          </table:table-cell>
          <table:table-cell table:formula="of:=-([.D133]+[.E133]/60+[.F133]/3600)" office:value-type="float" office:value="-15.865" calcext:value-type="float">
            <text:p>-15.865000000000</text:p>
          </table:table-cell>
          <table:table-cell/>
          <table:table-cell table:style-name="ce3" office:value-type="string" calcext:value-type="string">
            <text:p>50º 52’ 05”</text:p>
          </table:table-cell>
          <table:table-cell table:formula="of:=MID([.I133];1;2)" office:value-type="string" office:string-value="50" calcext:value-type="string">
            <text:p>50</text:p>
          </table:table-cell>
          <table:table-cell table:formula="of:=MIDB([.I133];4;3)" office:value-type="string" office:string-value=" 52" calcext:value-type="string">
            <text:p><text:s/>52</text:p>
          </table:table-cell>
          <table:table-cell table:formula="of:=MIDB([.I133];8;3)" office:value-type="string" office:string-value=" 05" calcext:value-type="string">
            <text:p><text:s/>05</text:p>
          </table:table-cell>
          <table:table-cell table:formula="of:=-([.J133]+[.K133]/60+[.L133]/3600)" office:value-type="float" office:value="-50.8680555555556" calcext:value-type="float">
            <text:p>-50.86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3" office:value-type="string" calcext:value-type="string">
            <text:p>Lagoa Santa</text:p>
          </table:table-cell>
          <table:table-cell table:style-name="ce3" office:value-type="string" calcext:value-type="string">
            <text:p>19º 10’ 54”</text:p>
          </table:table-cell>
          <table:table-cell table:formula="of:=MID([.C134];1;2)" office:value-type="string" office:string-value="19" calcext:value-type="string">
            <text:p>19</text:p>
          </table:table-cell>
          <table:table-cell table:style-name="ce3" table:formula="of:=MIDB([.C134];4;3)" office:value-type="string" office:string-value=" 10" calcext:value-type="string">
            <text:p><text:s/>10</text:p>
          </table:table-cell>
          <table:table-cell table:style-name="ce4" table:formula="of:=MIDB([.C134];8;3)" office:value-type="string" office:string-value=" 54" calcext:value-type="string">
            <text:p><text:s/>54</text:p>
          </table:table-cell>
          <table:table-cell table:formula="of:=-([.D134]+[.E134]/60+[.F134]/3600)" office:value-type="float" office:value="-19.1816666666667" calcext:value-type="float">
            <text:p>-19.181666666667</text:p>
          </table:table-cell>
          <table:table-cell/>
          <table:table-cell table:style-name="ce3" office:value-type="string" calcext:value-type="string">
            <text:p>51º 23’ 53”</text:p>
          </table:table-cell>
          <table:table-cell table:formula="of:=MID([.I134];1;2)" office:value-type="string" office:string-value="51" calcext:value-type="string">
            <text:p>51</text:p>
          </table:table-cell>
          <table:table-cell table:formula="of:=MIDB([.I134];4;3)" office:value-type="string" office:string-value=" 23" calcext:value-type="string">
            <text:p><text:s/>23</text:p>
          </table:table-cell>
          <table:table-cell table:formula="of:=MIDB([.I134];8;3)" office:value-type="string" office:string-value=" 53" calcext:value-type="string">
            <text:p><text:s/>53</text:p>
          </table:table-cell>
          <table:table-cell table:formula="of:=-([.J134]+[.K134]/60+[.L134]/3600)" office:value-type="float" office:value="-51.3980555555556" calcext:value-type="float">
            <text:p>-51.39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3" office:value-type="string" calcext:value-type="string">
            <text:p>Leopoldo de Bulhões</text:p>
          </table:table-cell>
          <table:table-cell table:style-name="ce3" office:value-type="string" calcext:value-type="string">
            <text:p>16º 37’ 09”</text:p>
          </table:table-cell>
          <table:table-cell table:formula="of:=MID([.C135];1;2)" office:value-type="string" office:string-value="16" calcext:value-type="string">
            <text:p>16</text:p>
          </table:table-cell>
          <table:table-cell table:style-name="ce3" table:formula="of:=MIDB([.C135];4;3)" office:value-type="string" office:string-value=" 37" calcext:value-type="string">
            <text:p><text:s/>37</text:p>
          </table:table-cell>
          <table:table-cell table:style-name="ce4" table:formula="of:=MIDB([.C135];8;3)" office:value-type="string" office:string-value=" 09" calcext:value-type="string">
            <text:p><text:s/>09</text:p>
          </table:table-cell>
          <table:table-cell table:formula="of:=-([.D135]+[.E135]/60+[.F135]/3600)" office:value-type="float" office:value="-16.6191666666667" calcext:value-type="float">
            <text:p>-16.619166666667</text:p>
          </table:table-cell>
          <table:table-cell/>
          <table:table-cell table:style-name="ce3" office:value-type="string" calcext:value-type="string">
            <text:p>48º 44’ 37”</text:p>
          </table:table-cell>
          <table:table-cell table:formula="of:=MID([.I135];1;2)" office:value-type="string" office:string-value="48" calcext:value-type="string">
            <text:p>48</text:p>
          </table:table-cell>
          <table:table-cell table:formula="of:=MIDB([.I135];4;3)" office:value-type="string" office:string-value=" 44" calcext:value-type="string">
            <text:p><text:s/>44</text:p>
          </table:table-cell>
          <table:table-cell table:formula="of:=MIDB([.I135];8;3)" office:value-type="string" office:string-value=" 37" calcext:value-type="string">
            <text:p><text:s/>37</text:p>
          </table:table-cell>
          <table:table-cell table:formula="of:=-([.J135]+[.K135]/60+[.L135]/3600)" office:value-type="float" office:value="-48.7436111111111" calcext:value-type="float">
            <text:p>-48.743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3" office:value-type="string" calcext:value-type="string">
            <text:p>Luziânia</text:p>
          </table:table-cell>
          <table:table-cell table:style-name="ce3" office:value-type="string" calcext:value-type="string">
            <text:p>16º 15’ 09”</text:p>
          </table:table-cell>
          <table:table-cell table:formula="of:=MID([.C136];1;2)" office:value-type="string" office:string-value="16" calcext:value-type="string">
            <text:p>16</text:p>
          </table:table-cell>
          <table:table-cell table:style-name="ce3" table:formula="of:=MIDB([.C136];4;3)" office:value-type="string" office:string-value=" 15" calcext:value-type="string">
            <text:p><text:s/>15</text:p>
          </table:table-cell>
          <table:table-cell table:style-name="ce4" table:formula="of:=MIDB([.C136];8;3)" office:value-type="string" office:string-value=" 09" calcext:value-type="string">
            <text:p><text:s/>09</text:p>
          </table:table-cell>
          <table:table-cell table:formula="of:=-([.D136]+[.E136]/60+[.F136]/3600)" office:value-type="float" office:value="-16.2525" calcext:value-type="float">
            <text:p>-16.252500000000</text:p>
          </table:table-cell>
          <table:table-cell/>
          <table:table-cell table:style-name="ce3" office:value-type="string" calcext:value-type="string">
            <text:p>47º 57’ 01”</text:p>
          </table:table-cell>
          <table:table-cell table:formula="of:=MID([.I136];1;2)" office:value-type="string" office:string-value="47" calcext:value-type="string">
            <text:p>47</text:p>
          </table:table-cell>
          <table:table-cell table:formula="of:=MIDB([.I136];4;3)" office:value-type="string" office:string-value=" 57" calcext:value-type="string">
            <text:p><text:s/>57</text:p>
          </table:table-cell>
          <table:table-cell table:formula="of:=MIDB([.I136];8;3)" office:value-type="string" office:string-value=" 01" calcext:value-type="string">
            <text:p><text:s/>01</text:p>
          </table:table-cell>
          <table:table-cell table:formula="of:=-([.J136]+[.K136]/60+[.L136]/3600)" office:value-type="float" office:value="-47.9502777777778" calcext:value-type="float">
            <text:p>-47.95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3" office:value-type="string" calcext:value-type="string">
            <text:p>Mairipotaba</text:p>
          </table:table-cell>
          <table:table-cell table:style-name="ce3" office:value-type="string" calcext:value-type="string">
            <text:p>17º 17’ 57”</text:p>
          </table:table-cell>
          <table:table-cell table:formula="of:=MID([.C137];1;2)" office:value-type="string" office:string-value="17" calcext:value-type="string">
            <text:p>17</text:p>
          </table:table-cell>
          <table:table-cell table:style-name="ce3" table:formula="of:=MIDB([.C137];4;3)" office:value-type="string" office:string-value=" 17" calcext:value-type="string">
            <text:p><text:s/>17</text:p>
          </table:table-cell>
          <table:table-cell table:style-name="ce4" table:formula="of:=MIDB([.C137];8;3)" office:value-type="string" office:string-value=" 57" calcext:value-type="string">
            <text:p><text:s/>57</text:p>
          </table:table-cell>
          <table:table-cell table:formula="of:=-([.D137]+[.E137]/60+[.F137]/3600)" office:value-type="float" office:value="-17.2991666666667" calcext:value-type="float">
            <text:p>-17.299166666667</text:p>
          </table:table-cell>
          <table:table-cell/>
          <table:table-cell table:style-name="ce3" office:value-type="string" calcext:value-type="string">
            <text:p>49º 29’ 29”</text:p>
          </table:table-cell>
          <table:table-cell table:formula="of:=MID([.I137];1;2)" office:value-type="string" office:string-value="49" calcext:value-type="string">
            <text:p>49</text:p>
          </table:table-cell>
          <table:table-cell table:formula="of:=MIDB([.I137];4;3)" office:value-type="string" office:string-value=" 29" calcext:value-type="string">
            <text:p><text:s/>29</text:p>
          </table:table-cell>
          <table:table-cell table:formula="of:=MIDB([.I137];8;3)" office:value-type="string" office:string-value=" 29" calcext:value-type="string">
            <text:p><text:s/>29</text:p>
          </table:table-cell>
          <table:table-cell table:formula="of:=-([.J137]+[.K137]/60+[.L137]/3600)" office:value-type="float" office:value="-49.4913888888889" calcext:value-type="float">
            <text:p>-49.491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3" office:value-type="string" calcext:value-type="string">
            <text:p>Mambaí</text:p>
          </table:table-cell>
          <table:table-cell table:style-name="ce3" office:value-type="string" calcext:value-type="string">
            <text:p>14º 29’ 16”</text:p>
          </table:table-cell>
          <table:table-cell table:formula="of:=MID([.C138];1;2)" office:value-type="string" office:string-value="14" calcext:value-type="string">
            <text:p>14</text:p>
          </table:table-cell>
          <table:table-cell table:style-name="ce3" table:formula="of:=MIDB([.C138];4;3)" office:value-type="string" office:string-value=" 29" calcext:value-type="string">
            <text:p><text:s/>29</text:p>
          </table:table-cell>
          <table:table-cell table:style-name="ce4" table:formula="of:=MIDB([.C138];8;3)" office:value-type="string" office:string-value=" 16" calcext:value-type="string">
            <text:p><text:s/>16</text:p>
          </table:table-cell>
          <table:table-cell table:formula="of:=-([.D138]+[.E138]/60+[.F138]/3600)" office:value-type="float" office:value="-14.4877777777778" calcext:value-type="float">
            <text:p>-14.487777777778</text:p>
          </table:table-cell>
          <table:table-cell/>
          <table:table-cell table:style-name="ce3" office:value-type="string" calcext:value-type="string">
            <text:p>46º 06’ 47”</text:p>
          </table:table-cell>
          <table:table-cell table:formula="of:=MID([.I138];1;2)" office:value-type="string" office:string-value="46" calcext:value-type="string">
            <text:p>46</text:p>
          </table:table-cell>
          <table:table-cell table:formula="of:=MIDB([.I138];4;3)" office:value-type="string" office:string-value=" 06" calcext:value-type="string">
            <text:p><text:s/>06</text:p>
          </table:table-cell>
          <table:table-cell table:formula="of:=MIDB([.I138];8;3)" office:value-type="string" office:string-value=" 47" calcext:value-type="string">
            <text:p><text:s/>47</text:p>
          </table:table-cell>
          <table:table-cell table:formula="of:=-([.J138]+[.K138]/60+[.L138]/3600)" office:value-type="float" office:value="-46.1130555555556" calcext:value-type="float">
            <text:p>-46.113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3" office:value-type="string" calcext:value-type="string">
            <text:p>Mara Rosa</text:p>
          </table:table-cell>
          <table:table-cell table:style-name="ce3" office:value-type="string" calcext:value-type="string">
            <text:p>14º 00’ 59”</text:p>
          </table:table-cell>
          <table:table-cell table:formula="of:=MID([.C139];1;2)" office:value-type="string" office:string-value="14" calcext:value-type="string">
            <text:p>14</text:p>
          </table:table-cell>
          <table:table-cell table:style-name="ce3" table:formula="of:=MIDB([.C139];4;3)" office:value-type="string" office:string-value=" 00" calcext:value-type="string">
            <text:p><text:s/>00</text:p>
          </table:table-cell>
          <table:table-cell table:style-name="ce4" table:formula="of:=MIDB([.C139];8;3)" office:value-type="string" office:string-value=" 59" calcext:value-type="string">
            <text:p><text:s/>59</text:p>
          </table:table-cell>
          <table:table-cell table:formula="of:=-([.D139]+[.E139]/60+[.F139]/3600)" office:value-type="float" office:value="-14.0163888888889" calcext:value-type="float">
            <text:p>-14.016388888889</text:p>
          </table:table-cell>
          <table:table-cell/>
          <table:table-cell table:style-name="ce3" office:value-type="string" calcext:value-type="string">
            <text:p>49º 10’ 38”</text:p>
          </table:table-cell>
          <table:table-cell table:formula="of:=MID([.I139];1;2)" office:value-type="string" office:string-value="49" calcext:value-type="string">
            <text:p>49</text:p>
          </table:table-cell>
          <table:table-cell table:formula="of:=MIDB([.I139];4;3)" office:value-type="string" office:string-value=" 10" calcext:value-type="string">
            <text:p><text:s/>10</text:p>
          </table:table-cell>
          <table:table-cell table:formula="of:=MIDB([.I139];8;3)" office:value-type="string" office:string-value=" 38" calcext:value-type="string">
            <text:p><text:s/>38</text:p>
          </table:table-cell>
          <table:table-cell table:formula="of:=-([.J139]+[.K139]/60+[.L139]/3600)" office:value-type="float" office:value="-49.1772222222222" calcext:value-type="float">
            <text:p>-49.177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3" office:value-type="string" calcext:value-type="string">
            <text:p>Marzagão</text:p>
          </table:table-cell>
          <table:table-cell table:style-name="ce3" office:value-type="string" calcext:value-type="string">
            <text:p>17º 58’ 53”</text:p>
          </table:table-cell>
          <table:table-cell table:formula="of:=MID([.C140];1;2)" office:value-type="string" office:string-value="17" calcext:value-type="string">
            <text:p>17</text:p>
          </table:table-cell>
          <table:table-cell table:style-name="ce3" table:formula="of:=MIDB([.C140];4;3)" office:value-type="string" office:string-value=" 58" calcext:value-type="string">
            <text:p><text:s/>58</text:p>
          </table:table-cell>
          <table:table-cell table:style-name="ce4" table:formula="of:=MIDB([.C140];8;3)" office:value-type="string" office:string-value=" 53" calcext:value-type="string">
            <text:p><text:s/>53</text:p>
          </table:table-cell>
          <table:table-cell table:formula="of:=-([.D140]+[.E140]/60+[.F140]/3600)" office:value-type="float" office:value="-17.9813888888889" calcext:value-type="float">
            <text:p>-17.981388888889</text:p>
          </table:table-cell>
          <table:table-cell/>
          <table:table-cell table:style-name="ce3" office:value-type="string" calcext:value-type="string">
            <text:p>48º 38’ 25”</text:p>
          </table:table-cell>
          <table:table-cell table:formula="of:=MID([.I140];1;2)" office:value-type="string" office:string-value="48" calcext:value-type="string">
            <text:p>48</text:p>
          </table:table-cell>
          <table:table-cell table:formula="of:=MIDB([.I140];4;3)" office:value-type="string" office:string-value=" 38" calcext:value-type="string">
            <text:p><text:s/>38</text:p>
          </table:table-cell>
          <table:table-cell table:formula="of:=MIDB([.I140];8;3)" office:value-type="string" office:string-value=" 25" calcext:value-type="string">
            <text:p><text:s/>25</text:p>
          </table:table-cell>
          <table:table-cell table:formula="of:=-([.J140]+[.K140]/60+[.L140]/3600)" office:value-type="float" office:value="-48.6402777777778" calcext:value-type="float">
            <text:p>-48.64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3" office:value-type="string" calcext:value-type="string">
            <text:p>Matrinchã</text:p>
          </table:table-cell>
          <table:table-cell table:style-name="ce3" office:value-type="string" calcext:value-type="string">
            <text:p>15º 26’ 37”</text:p>
          </table:table-cell>
          <table:table-cell table:formula="of:=MID([.C141];1;2)" office:value-type="string" office:string-value="15" calcext:value-type="string">
            <text:p>15</text:p>
          </table:table-cell>
          <table:table-cell table:style-name="ce3" table:formula="of:=MIDB([.C141];4;3)" office:value-type="string" office:string-value=" 26" calcext:value-type="string">
            <text:p><text:s/>26</text:p>
          </table:table-cell>
          <table:table-cell table:style-name="ce4" table:formula="of:=MIDB([.C141];8;3)" office:value-type="string" office:string-value=" 37" calcext:value-type="string">
            <text:p><text:s/>37</text:p>
          </table:table-cell>
          <table:table-cell table:formula="of:=-([.D141]+[.E141]/60+[.F141]/3600)" office:value-type="float" office:value="-15.4436111111111" calcext:value-type="float">
            <text:p>-15.443611111111</text:p>
          </table:table-cell>
          <table:table-cell/>
          <table:table-cell table:style-name="ce3" office:value-type="string" calcext:value-type="string">
            <text:p>50º 44’ 46”</text:p>
          </table:table-cell>
          <table:table-cell table:formula="of:=MID([.I141];1;2)" office:value-type="string" office:string-value="50" calcext:value-type="string">
            <text:p>50</text:p>
          </table:table-cell>
          <table:table-cell table:formula="of:=MIDB([.I141];4;3)" office:value-type="string" office:string-value=" 44" calcext:value-type="string">
            <text:p><text:s/>44</text:p>
          </table:table-cell>
          <table:table-cell table:formula="of:=MIDB([.I141];8;3)" office:value-type="string" office:string-value=" 46" calcext:value-type="string">
            <text:p><text:s/>46</text:p>
          </table:table-cell>
          <table:table-cell table:formula="of:=-([.J141]+[.K141]/60+[.L141]/3600)" office:value-type="float" office:value="-50.7461111111111" calcext:value-type="float">
            <text:p>-50.746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3" office:value-type="string" calcext:value-type="string">
            <text:p>Maurilândia</text:p>
          </table:table-cell>
          <table:table-cell table:style-name="ce3" office:value-type="string" calcext:value-type="string">
            <text:p>17º 58’ 15”</text:p>
          </table:table-cell>
          <table:table-cell table:formula="of:=MID([.C142];1;2)" office:value-type="string" office:string-value="17" calcext:value-type="string">
            <text:p>17</text:p>
          </table:table-cell>
          <table:table-cell table:style-name="ce3" table:formula="of:=MIDB([.C142];4;3)" office:value-type="string" office:string-value=" 58" calcext:value-type="string">
            <text:p><text:s/>58</text:p>
          </table:table-cell>
          <table:table-cell table:style-name="ce4" table:formula="of:=MIDB([.C142];8;3)" office:value-type="string" office:string-value=" 15" calcext:value-type="string">
            <text:p><text:s/>15</text:p>
          </table:table-cell>
          <table:table-cell table:formula="of:=-([.D142]+[.E142]/60+[.F142]/3600)" office:value-type="float" office:value="-17.9708333333333" calcext:value-type="float">
            <text:p>-17.970833333333</text:p>
          </table:table-cell>
          <table:table-cell/>
          <table:table-cell table:style-name="ce3" office:value-type="string" calcext:value-type="string">
            <text:p>50º 20’ 19”</text:p>
          </table:table-cell>
          <table:table-cell table:formula="of:=MID([.I142];1;2)" office:value-type="string" office:string-value="50" calcext:value-type="string">
            <text:p>50</text:p>
          </table:table-cell>
          <table:table-cell table:formula="of:=MIDB([.I142];4;3)" office:value-type="string" office:string-value=" 20" calcext:value-type="string">
            <text:p><text:s/>20</text:p>
          </table:table-cell>
          <table:table-cell table:formula="of:=MIDB([.I142];8;3)" office:value-type="string" office:string-value=" 19" calcext:value-type="string">
            <text:p><text:s/>19</text:p>
          </table:table-cell>
          <table:table-cell table:formula="of:=-([.J142]+[.K142]/60+[.L142]/3600)" office:value-type="float" office:value="-50.3386111111111" calcext:value-type="float">
            <text:p>-50.338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3" office:value-type="string" calcext:value-type="string">
            <text:p>Mimoso de Goiás</text:p>
          </table:table-cell>
          <table:table-cell table:style-name="ce3" office:value-type="string" calcext:value-type="string">
            <text:p>15º 03’ 22”</text:p>
          </table:table-cell>
          <table:table-cell table:formula="of:=MID([.C143];1;2)" office:value-type="string" office:string-value="15" calcext:value-type="string">
            <text:p>15</text:p>
          </table:table-cell>
          <table:table-cell table:style-name="ce3" table:formula="of:=MIDB([.C143];4;3)" office:value-type="string" office:string-value=" 03" calcext:value-type="string">
            <text:p><text:s/>03</text:p>
          </table:table-cell>
          <table:table-cell table:style-name="ce4" table:formula="of:=MIDB([.C143];8;3)" office:value-type="string" office:string-value=" 22" calcext:value-type="string">
            <text:p><text:s/>22</text:p>
          </table:table-cell>
          <table:table-cell table:formula="of:=-([.D143]+[.E143]/60+[.F143]/3600)" office:value-type="float" office:value="-15.0561111111111" calcext:value-type="float">
            <text:p>-15.056111111111</text:p>
          </table:table-cell>
          <table:table-cell/>
          <table:table-cell table:style-name="ce3" office:value-type="string" calcext:value-type="string">
            <text:p>48º 09’ 41”</text:p>
          </table:table-cell>
          <table:table-cell table:formula="of:=MID([.I143];1;2)" office:value-type="string" office:string-value="48" calcext:value-type="string">
            <text:p>48</text:p>
          </table:table-cell>
          <table:table-cell table:formula="of:=MIDB([.I143];4;3)" office:value-type="string" office:string-value=" 09" calcext:value-type="string">
            <text:p><text:s/>09</text:p>
          </table:table-cell>
          <table:table-cell table:formula="of:=MIDB([.I143];8;3)" office:value-type="string" office:string-value=" 41" calcext:value-type="string">
            <text:p><text:s/>41</text:p>
          </table:table-cell>
          <table:table-cell table:formula="of:=-([.J143]+[.K143]/60+[.L143]/3600)" office:value-type="float" office:value="-48.1613888888889" calcext:value-type="float">
            <text:p>-48.161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3" office:value-type="string" calcext:value-type="string">
            <text:p>Minaçu</text:p>
          </table:table-cell>
          <table:table-cell table:style-name="ce3" office:value-type="string" calcext:value-type="string">
            <text:p>13º 31’ 59”</text:p>
          </table:table-cell>
          <table:table-cell table:formula="of:=MID([.C144];1;2)" office:value-type="string" office:string-value="13" calcext:value-type="string">
            <text:p>13</text:p>
          </table:table-cell>
          <table:table-cell table:style-name="ce3" table:formula="of:=MIDB([.C144];4;3)" office:value-type="string" office:string-value=" 31" calcext:value-type="string">
            <text:p><text:s/>31</text:p>
          </table:table-cell>
          <table:table-cell table:style-name="ce4" table:formula="of:=MIDB([.C144];8;3)" office:value-type="string" office:string-value=" 59" calcext:value-type="string">
            <text:p><text:s/>59</text:p>
          </table:table-cell>
          <table:table-cell table:formula="of:=-([.D144]+[.E144]/60+[.F144]/3600)" office:value-type="float" office:value="-13.5330555555556" calcext:value-type="float">
            <text:p>-13.533055555556</text:p>
          </table:table-cell>
          <table:table-cell/>
          <table:table-cell table:style-name="ce3" office:value-type="string" calcext:value-type="string">
            <text:p>48º 13’ 12”</text:p>
          </table:table-cell>
          <table:table-cell table:formula="of:=MID([.I144];1;2)" office:value-type="string" office:string-value="48" calcext:value-type="string">
            <text:p>48</text:p>
          </table:table-cell>
          <table:table-cell table:formula="of:=MIDB([.I144];4;3)" office:value-type="string" office:string-value=" 13" calcext:value-type="string">
            <text:p><text:s/>13</text:p>
          </table:table-cell>
          <table:table-cell table:formula="of:=MIDB([.I144];8;3)" office:value-type="string" office:string-value=" 12" calcext:value-type="string">
            <text:p><text:s/>12</text:p>
          </table:table-cell>
          <table:table-cell table:formula="of:=-([.J144]+[.K144]/60+[.L144]/3600)" office:value-type="float" office:value="-48.22" calcext:value-type="float">
            <text:p>-48.220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3" office:value-type="string" calcext:value-type="string">
            <text:p>Mineiros</text:p>
          </table:table-cell>
          <table:table-cell table:style-name="ce3" office:value-type="string" calcext:value-type="string">
            <text:p>17º 34’ 10”</text:p>
          </table:table-cell>
          <table:table-cell table:formula="of:=MID([.C145];1;2)" office:value-type="string" office:string-value="17" calcext:value-type="string">
            <text:p>17</text:p>
          </table:table-cell>
          <table:table-cell table:style-name="ce3" table:formula="of:=MIDB([.C145];4;3)" office:value-type="string" office:string-value=" 34" calcext:value-type="string">
            <text:p><text:s/>34</text:p>
          </table:table-cell>
          <table:table-cell table:style-name="ce4" table:formula="of:=MIDB([.C145];8;3)" office:value-type="string" office:string-value=" 10" calcext:value-type="string">
            <text:p><text:s/>10</text:p>
          </table:table-cell>
          <table:table-cell table:formula="of:=-([.D145]+[.E145]/60+[.F145]/3600)" office:value-type="float" office:value="-17.5694444444444" calcext:value-type="float">
            <text:p>-17.569444444445</text:p>
          </table:table-cell>
          <table:table-cell/>
          <table:table-cell table:style-name="ce3" office:value-type="string" calcext:value-type="string">
            <text:p>52º 33’ 04”</text:p>
          </table:table-cell>
          <table:table-cell table:formula="of:=MID([.I145];1;2)" office:value-type="string" office:string-value="52" calcext:value-type="string">
            <text:p>52</text:p>
          </table:table-cell>
          <table:table-cell table:formula="of:=MIDB([.I145];4;3)" office:value-type="string" office:string-value=" 33" calcext:value-type="string">
            <text:p><text:s/>33</text:p>
          </table:table-cell>
          <table:table-cell table:formula="of:=MIDB([.I145];8;3)" office:value-type="string" office:string-value=" 04" calcext:value-type="string">
            <text:p><text:s/>04</text:p>
          </table:table-cell>
          <table:table-cell table:formula="of:=-([.J145]+[.K145]/60+[.L145]/3600)" office:value-type="float" office:value="-52.5511111111111" calcext:value-type="float">
            <text:p>-52.55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3" office:value-type="string" calcext:value-type="string">
            <text:p>Moiporá</text:p>
          </table:table-cell>
          <table:table-cell table:style-name="ce3" office:value-type="string" calcext:value-type="string">
            <text:p>16º 32’ 46”</text:p>
          </table:table-cell>
          <table:table-cell table:formula="of:=MID([.C146];1;2)" office:value-type="string" office:string-value="16" calcext:value-type="string">
            <text:p>16</text:p>
          </table:table-cell>
          <table:table-cell table:style-name="ce3" table:formula="of:=MIDB([.C146];4;3)" office:value-type="string" office:string-value=" 32" calcext:value-type="string">
            <text:p><text:s/>32</text:p>
          </table:table-cell>
          <table:table-cell table:style-name="ce4" table:formula="of:=MIDB([.C146];8;3)" office:value-type="string" office:string-value=" 46" calcext:value-type="string">
            <text:p><text:s/>46</text:p>
          </table:table-cell>
          <table:table-cell table:formula="of:=-([.D146]+[.E146]/60+[.F146]/3600)" office:value-type="float" office:value="-16.5461111111111" calcext:value-type="float">
            <text:p>-16.546111111111</text:p>
          </table:table-cell>
          <table:table-cell/>
          <table:table-cell table:style-name="ce3" office:value-type="string" calcext:value-type="string">
            <text:p>50º 44’ 21”</text:p>
          </table:table-cell>
          <table:table-cell table:formula="of:=MID([.I146];1;2)" office:value-type="string" office:string-value="50" calcext:value-type="string">
            <text:p>50</text:p>
          </table:table-cell>
          <table:table-cell table:formula="of:=MIDB([.I146];4;3)" office:value-type="string" office:string-value=" 44" calcext:value-type="string">
            <text:p><text:s/>44</text:p>
          </table:table-cell>
          <table:table-cell table:formula="of:=MIDB([.I146];8;3)" office:value-type="string" office:string-value=" 21" calcext:value-type="string">
            <text:p><text:s/>21</text:p>
          </table:table-cell>
          <table:table-cell table:formula="of:=-([.J146]+[.K146]/60+[.L146]/3600)" office:value-type="float" office:value="-50.7391666666667" calcext:value-type="float">
            <text:p>-50.739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3" office:value-type="string" calcext:value-type="string">
            <text:p>Monte Alegre de Goiás</text:p>
          </table:table-cell>
          <table:table-cell table:style-name="ce3" office:value-type="string" calcext:value-type="string">
            <text:p>13º 15’ 23”</text:p>
          </table:table-cell>
          <table:table-cell table:formula="of:=MID([.C147];1;2)" office:value-type="string" office:string-value="13" calcext:value-type="string">
            <text:p>13</text:p>
          </table:table-cell>
          <table:table-cell table:style-name="ce3" table:formula="of:=MIDB([.C147];4;3)" office:value-type="string" office:string-value=" 15" calcext:value-type="string">
            <text:p><text:s/>15</text:p>
          </table:table-cell>
          <table:table-cell table:style-name="ce4" table:formula="of:=MIDB([.C147];8;3)" office:value-type="string" office:string-value=" 23" calcext:value-type="string">
            <text:p><text:s/>23</text:p>
          </table:table-cell>
          <table:table-cell table:formula="of:=-([.D147]+[.E147]/60+[.F147]/3600)" office:value-type="float" office:value="-13.2563888888889" calcext:value-type="float">
            <text:p>-13.256388888889</text:p>
          </table:table-cell>
          <table:table-cell/>
          <table:table-cell table:style-name="ce3" office:value-type="string" calcext:value-type="string">
            <text:p>46º 54’ 02”</text:p>
          </table:table-cell>
          <table:table-cell table:formula="of:=MID([.I147];1;2)" office:value-type="string" office:string-value="46" calcext:value-type="string">
            <text:p>46</text:p>
          </table:table-cell>
          <table:table-cell table:formula="of:=MIDB([.I147];4;3)" office:value-type="string" office:string-value=" 54" calcext:value-type="string">
            <text:p><text:s/>54</text:p>
          </table:table-cell>
          <table:table-cell table:formula="of:=MIDB([.I147];8;3)" office:value-type="string" office:string-value=" 02" calcext:value-type="string">
            <text:p><text:s/>02</text:p>
          </table:table-cell>
          <table:table-cell table:formula="of:=-([.J147]+[.K147]/60+[.L147]/3600)" office:value-type="float" office:value="-46.9005555555556" calcext:value-type="float">
            <text:p>-46.9005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3" office:value-type="string" calcext:value-type="string">
            <text:p>Montes Claros de Goiás</text:p>
          </table:table-cell>
          <table:table-cell table:style-name="ce3" office:value-type="string" calcext:value-type="string">
            <text:p>16º 00’ 28”</text:p>
          </table:table-cell>
          <table:table-cell table:formula="of:=MID([.C148];1;2)" office:value-type="string" office:string-value="16" calcext:value-type="string">
            <text:p>16</text:p>
          </table:table-cell>
          <table:table-cell table:style-name="ce3" table:formula="of:=MIDB([.C148];4;3)" office:value-type="string" office:string-value=" 00" calcext:value-type="string">
            <text:p><text:s/>00</text:p>
          </table:table-cell>
          <table:table-cell table:style-name="ce4" table:formula="of:=MIDB([.C148];8;3)" office:value-type="string" office:string-value=" 28" calcext:value-type="string">
            <text:p><text:s/>28</text:p>
          </table:table-cell>
          <table:table-cell table:formula="of:=-([.D148]+[.E148]/60+[.F148]/3600)" office:value-type="float" office:value="-16.0077777777778" calcext:value-type="float">
            <text:p>-16.007777777778</text:p>
          </table:table-cell>
          <table:table-cell/>
          <table:table-cell table:style-name="ce3" office:value-type="string" calcext:value-type="string">
            <text:p>51º 23’ 48”</text:p>
          </table:table-cell>
          <table:table-cell table:formula="of:=MID([.I148];1;2)" office:value-type="string" office:string-value="51" calcext:value-type="string">
            <text:p>51</text:p>
          </table:table-cell>
          <table:table-cell table:formula="of:=MIDB([.I148];4;3)" office:value-type="string" office:string-value=" 23" calcext:value-type="string">
            <text:p><text:s/>23</text:p>
          </table:table-cell>
          <table:table-cell table:formula="of:=MIDB([.I148];8;3)" office:value-type="string" office:string-value=" 48" calcext:value-type="string">
            <text:p><text:s/>48</text:p>
          </table:table-cell>
          <table:table-cell table:formula="of:=-([.J148]+[.K148]/60+[.L148]/3600)" office:value-type="float" office:value="-51.3966666666667" calcext:value-type="float">
            <text:p>-51.396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3" office:value-type="string" calcext:value-type="string">
            <text:p>Montividiu</text:p>
          </table:table-cell>
          <table:table-cell table:style-name="ce3" office:value-type="string" calcext:value-type="string">
            <text:p>17º 26’ 39”</text:p>
          </table:table-cell>
          <table:table-cell table:formula="of:=MID([.C149];1;2)" office:value-type="string" office:string-value="17" calcext:value-type="string">
            <text:p>17</text:p>
          </table:table-cell>
          <table:table-cell table:style-name="ce3" table:formula="of:=MIDB([.C149];4;3)" office:value-type="string" office:string-value=" 26" calcext:value-type="string">
            <text:p><text:s/>26</text:p>
          </table:table-cell>
          <table:table-cell table:style-name="ce4" table:formula="of:=MIDB([.C149];8;3)" office:value-type="string" office:string-value=" 39" calcext:value-type="string">
            <text:p><text:s/>39</text:p>
          </table:table-cell>
          <table:table-cell table:formula="of:=-([.D149]+[.E149]/60+[.F149]/3600)" office:value-type="float" office:value="-17.4441666666667" calcext:value-type="float">
            <text:p>-17.444166666667</text:p>
          </table:table-cell>
          <table:table-cell/>
          <table:table-cell table:style-name="ce3" office:value-type="string" calcext:value-type="string">
            <text:p>51º 10’ 29”</text:p>
          </table:table-cell>
          <table:table-cell table:formula="of:=MID([.I149];1;2)" office:value-type="string" office:string-value="51" calcext:value-type="string">
            <text:p>51</text:p>
          </table:table-cell>
          <table:table-cell table:formula="of:=MIDB([.I149];4;3)" office:value-type="string" office:string-value=" 10" calcext:value-type="string">
            <text:p><text:s/>10</text:p>
          </table:table-cell>
          <table:table-cell table:formula="of:=MIDB([.I149];8;3)" office:value-type="string" office:string-value=" 29" calcext:value-type="string">
            <text:p><text:s/>29</text:p>
          </table:table-cell>
          <table:table-cell table:formula="of:=-([.J149]+[.K149]/60+[.L149]/3600)" office:value-type="float" office:value="-51.1747222222222" calcext:value-type="float">
            <text:p>-51.174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3" office:value-type="string" calcext:value-type="string">
            <text:p>Montividiu do Norte</text:p>
          </table:table-cell>
          <table:table-cell table:style-name="ce3" office:value-type="string" calcext:value-type="string">
            <text:p>13º 06’ 45”</text:p>
          </table:table-cell>
          <table:table-cell table:formula="of:=MID([.C150];1;2)" office:value-type="string" office:string-value="13" calcext:value-type="string">
            <text:p>13</text:p>
          </table:table-cell>
          <table:table-cell table:style-name="ce3" table:formula="of:=MIDB([.C150];4;3)" office:value-type="string" office:string-value=" 06" calcext:value-type="string">
            <text:p><text:s/>06</text:p>
          </table:table-cell>
          <table:table-cell table:style-name="ce4" table:formula="of:=MIDB([.C150];8;3)" office:value-type="string" office:string-value=" 45" calcext:value-type="string">
            <text:p><text:s/>45</text:p>
          </table:table-cell>
          <table:table-cell table:formula="of:=-([.D150]+[.E150]/60+[.F150]/3600)" office:value-type="float" office:value="-13.1125" calcext:value-type="float">
            <text:p>-13.112500000000</text:p>
          </table:table-cell>
          <table:table-cell/>
          <table:table-cell table:style-name="ce3" office:value-type="string" calcext:value-type="string">
            <text:p>48º 36’ 26”</text:p>
          </table:table-cell>
          <table:table-cell table:formula="of:=MID([.I150];1;2)" office:value-type="string" office:string-value="48" calcext:value-type="string">
            <text:p>48</text:p>
          </table:table-cell>
          <table:table-cell table:formula="of:=MIDB([.I150];4;3)" office:value-type="string" office:string-value=" 36" calcext:value-type="string">
            <text:p><text:s/>36</text:p>
          </table:table-cell>
          <table:table-cell table:formula="of:=MIDB([.I150];8;3)" office:value-type="string" office:string-value=" 26" calcext:value-type="string">
            <text:p><text:s/>26</text:p>
          </table:table-cell>
          <table:table-cell table:formula="of:=-([.J150]+[.K150]/60+[.L150]/3600)" office:value-type="float" office:value="-48.6072222222222" calcext:value-type="float">
            <text:p>-48.607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3" office:value-type="string" calcext:value-type="string">
            <text:p>Morrinhos</text:p>
          </table:table-cell>
          <table:table-cell table:style-name="ce3" office:value-type="string" calcext:value-type="string">
            <text:p>17º 43’ 52”</text:p>
          </table:table-cell>
          <table:table-cell table:formula="of:=MID([.C151];1;2)" office:value-type="string" office:string-value="17" calcext:value-type="string">
            <text:p>17</text:p>
          </table:table-cell>
          <table:table-cell table:style-name="ce3" table:formula="of:=MIDB([.C151];4;3)" office:value-type="string" office:string-value=" 43" calcext:value-type="string">
            <text:p><text:s/>43</text:p>
          </table:table-cell>
          <table:table-cell table:style-name="ce4" table:formula="of:=MIDB([.C151];8;3)" office:value-type="string" office:string-value=" 52" calcext:value-type="string">
            <text:p><text:s/>52</text:p>
          </table:table-cell>
          <table:table-cell table:formula="of:=-([.D151]+[.E151]/60+[.F151]/3600)" office:value-type="float" office:value="-17.7311111111111" calcext:value-type="float">
            <text:p>-17.731111111111</text:p>
          </table:table-cell>
          <table:table-cell/>
          <table:table-cell table:style-name="ce3" office:value-type="string" calcext:value-type="string">
            <text:p>49º 05’ 58”</text:p>
          </table:table-cell>
          <table:table-cell table:formula="of:=MID([.I151];1;2)" office:value-type="string" office:string-value="49" calcext:value-type="string">
            <text:p>49</text:p>
          </table:table-cell>
          <table:table-cell table:formula="of:=MIDB([.I151];4;3)" office:value-type="string" office:string-value=" 05" calcext:value-type="string">
            <text:p><text:s/>05</text:p>
          </table:table-cell>
          <table:table-cell table:formula="of:=MIDB([.I151];8;3)" office:value-type="string" office:string-value=" 58" calcext:value-type="string">
            <text:p><text:s/>58</text:p>
          </table:table-cell>
          <table:table-cell table:formula="of:=-([.J151]+[.K151]/60+[.L151]/3600)" office:value-type="float" office:value="-49.0994444444444" calcext:value-type="float">
            <text:p>-49.099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3" office:value-type="string" calcext:value-type="string">
            <text:p>Morro Agudo de Goiás</text:p>
          </table:table-cell>
          <table:table-cell table:style-name="ce3" office:value-type="string" calcext:value-type="string">
            <text:p>15º 19’ 15”</text:p>
          </table:table-cell>
          <table:table-cell table:formula="of:=MID([.C152];1;2)" office:value-type="string" office:string-value="15" calcext:value-type="string">
            <text:p>15</text:p>
          </table:table-cell>
          <table:table-cell table:style-name="ce3" table:formula="of:=MIDB([.C152];4;3)" office:value-type="string" office:string-value=" 19" calcext:value-type="string">
            <text:p><text:s/>19</text:p>
          </table:table-cell>
          <table:table-cell table:style-name="ce4" table:formula="of:=MIDB([.C152];8;3)" office:value-type="string" office:string-value=" 15" calcext:value-type="string">
            <text:p><text:s/>15</text:p>
          </table:table-cell>
          <table:table-cell table:formula="of:=-([.D152]+[.E152]/60+[.F152]/3600)" office:value-type="float" office:value="-15.3208333333333" calcext:value-type="float">
            <text:p>-15.320833333333</text:p>
          </table:table-cell>
          <table:table-cell/>
          <table:table-cell table:style-name="ce3" office:value-type="string" calcext:value-type="string">
            <text:p>50º 03’ 24”</text:p>
          </table:table-cell>
          <table:table-cell table:formula="of:=MID([.I152];1;2)" office:value-type="string" office:string-value="50" calcext:value-type="string">
            <text:p>50</text:p>
          </table:table-cell>
          <table:table-cell table:formula="of:=MIDB([.I152];4;3)" office:value-type="string" office:string-value=" 03" calcext:value-type="string">
            <text:p><text:s/>03</text:p>
          </table:table-cell>
          <table:table-cell table:formula="of:=MIDB([.I152];8;3)" office:value-type="string" office:string-value=" 24" calcext:value-type="string">
            <text:p><text:s/>24</text:p>
          </table:table-cell>
          <table:table-cell table:formula="of:=-([.J152]+[.K152]/60+[.L152]/3600)" office:value-type="float" office:value="-50.0566666666667" calcext:value-type="float">
            <text:p>-50.056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3" office:value-type="string" calcext:value-type="string">
            <text:p>Mossâmedes</text:p>
          </table:table-cell>
          <table:table-cell table:style-name="ce3" office:value-type="string" calcext:value-type="string">
            <text:p>16º 07’ 36”</text:p>
          </table:table-cell>
          <table:table-cell table:formula="of:=MID([.C153];1;2)" office:value-type="string" office:string-value="16" calcext:value-type="string">
            <text:p>16</text:p>
          </table:table-cell>
          <table:table-cell table:style-name="ce3" table:formula="of:=MIDB([.C153];4;3)" office:value-type="string" office:string-value=" 07" calcext:value-type="string">
            <text:p><text:s/>07</text:p>
          </table:table-cell>
          <table:table-cell table:style-name="ce4" table:formula="of:=MIDB([.C153];8;3)" office:value-type="string" office:string-value=" 36" calcext:value-type="string">
            <text:p><text:s/>36</text:p>
          </table:table-cell>
          <table:table-cell table:formula="of:=-([.D153]+[.E153]/60+[.F153]/3600)" office:value-type="float" office:value="-16.1266666666667" calcext:value-type="float">
            <text:p>-16.126666666667</text:p>
          </table:table-cell>
          <table:table-cell/>
          <table:table-cell table:style-name="ce3" office:value-type="string" calcext:value-type="string">
            <text:p>50º 12’ 54”</text:p>
          </table:table-cell>
          <table:table-cell table:formula="of:=MID([.I153];1;2)" office:value-type="string" office:string-value="50" calcext:value-type="string">
            <text:p>50</text:p>
          </table:table-cell>
          <table:table-cell table:formula="of:=MIDB([.I153];4;3)" office:value-type="string" office:string-value=" 12" calcext:value-type="string">
            <text:p><text:s/>12</text:p>
          </table:table-cell>
          <table:table-cell table:formula="of:=MIDB([.I153];8;3)" office:value-type="string" office:string-value=" 54" calcext:value-type="string">
            <text:p><text:s/>54</text:p>
          </table:table-cell>
          <table:table-cell table:formula="of:=-([.J153]+[.K153]/60+[.L153]/3600)" office:value-type="float" office:value="-50.215" calcext:value-type="float">
            <text:p>-50.21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3" office:value-type="string" calcext:value-type="string">
            <text:p>Mozarlândia</text:p>
          </table:table-cell>
          <table:table-cell table:style-name="ce3" office:value-type="string" calcext:value-type="string">
            <text:p>14º 44’ 41”</text:p>
          </table:table-cell>
          <table:table-cell table:formula="of:=MID([.C154];1;2)" office:value-type="string" office:string-value="14" calcext:value-type="string">
            <text:p>14</text:p>
          </table:table-cell>
          <table:table-cell table:style-name="ce3" table:formula="of:=MIDB([.C154];4;3)" office:value-type="string" office:string-value=" 44" calcext:value-type="string">
            <text:p><text:s/>44</text:p>
          </table:table-cell>
          <table:table-cell table:style-name="ce4" table:formula="of:=MIDB([.C154];8;3)" office:value-type="string" office:string-value=" 41" calcext:value-type="string">
            <text:p><text:s/>41</text:p>
          </table:table-cell>
          <table:table-cell table:formula="of:=-([.D154]+[.E154]/60+[.F154]/3600)" office:value-type="float" office:value="-14.7447222222222" calcext:value-type="float">
            <text:p>-14.744722222222</text:p>
          </table:table-cell>
          <table:table-cell/>
          <table:table-cell table:style-name="ce3" office:value-type="string" calcext:value-type="string">
            <text:p>50º 34’ 14”</text:p>
          </table:table-cell>
          <table:table-cell table:formula="of:=MID([.I154];1;2)" office:value-type="string" office:string-value="50" calcext:value-type="string">
            <text:p>50</text:p>
          </table:table-cell>
          <table:table-cell table:formula="of:=MIDB([.I154];4;3)" office:value-type="string" office:string-value=" 34" calcext:value-type="string">
            <text:p><text:s/>34</text:p>
          </table:table-cell>
          <table:table-cell table:formula="of:=MIDB([.I154];8;3)" office:value-type="string" office:string-value=" 14" calcext:value-type="string">
            <text:p><text:s/>14</text:p>
          </table:table-cell>
          <table:table-cell table:formula="of:=-([.J154]+[.K154]/60+[.L154]/3600)" office:value-type="float" office:value="-50.5705555555556" calcext:value-type="float">
            <text:p>-50.5705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3" office:value-type="string" calcext:value-type="string">
            <text:p>Mundo Novo</text:p>
          </table:table-cell>
          <table:table-cell table:style-name="ce3" office:value-type="string" calcext:value-type="string">
            <text:p>13º 46’ 34”</text:p>
          </table:table-cell>
          <table:table-cell table:formula="of:=MID([.C155];1;2)" office:value-type="string" office:string-value="13" calcext:value-type="string">
            <text:p>13</text:p>
          </table:table-cell>
          <table:table-cell table:style-name="ce3" table:formula="of:=MIDB([.C155];4;3)" office:value-type="string" office:string-value=" 46" calcext:value-type="string">
            <text:p><text:s/>46</text:p>
          </table:table-cell>
          <table:table-cell table:style-name="ce4" table:formula="of:=MIDB([.C155];8;3)" office:value-type="string" office:string-value=" 34" calcext:value-type="string">
            <text:p><text:s/>34</text:p>
          </table:table-cell>
          <table:table-cell table:formula="of:=-([.D155]+[.E155]/60+[.F155]/3600)" office:value-type="float" office:value="-13.7761111111111" calcext:value-type="float">
            <text:p>-13.776111111111</text:p>
          </table:table-cell>
          <table:table-cell/>
          <table:table-cell table:style-name="ce3" office:value-type="string" calcext:value-type="string">
            <text:p>50º 16’ 52”</text:p>
          </table:table-cell>
          <table:table-cell table:formula="of:=MID([.I155];1;2)" office:value-type="string" office:string-value="50" calcext:value-type="string">
            <text:p>50</text:p>
          </table:table-cell>
          <table:table-cell table:formula="of:=MIDB([.I155];4;3)" office:value-type="string" office:string-value=" 16" calcext:value-type="string">
            <text:p><text:s/>16</text:p>
          </table:table-cell>
          <table:table-cell table:formula="of:=MIDB([.I155];8;3)" office:value-type="string" office:string-value=" 52" calcext:value-type="string">
            <text:p><text:s/>52</text:p>
          </table:table-cell>
          <table:table-cell table:formula="of:=-([.J155]+[.K155]/60+[.L155]/3600)" office:value-type="float" office:value="-50.2811111111111" calcext:value-type="float">
            <text:p>-50.28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3" office:value-type="string" calcext:value-type="string">
            <text:p>Mutunópolis</text:p>
          </table:table-cell>
          <table:table-cell table:style-name="ce3" office:value-type="string" calcext:value-type="string">
            <text:p>13º 43’ 57”</text:p>
          </table:table-cell>
          <table:table-cell table:formula="of:=MID([.C156];1;2)" office:value-type="string" office:string-value="13" calcext:value-type="string">
            <text:p>13</text:p>
          </table:table-cell>
          <table:table-cell table:style-name="ce3" table:formula="of:=MIDB([.C156];4;3)" office:value-type="string" office:string-value=" 43" calcext:value-type="string">
            <text:p><text:s/>43</text:p>
          </table:table-cell>
          <table:table-cell table:style-name="ce4" table:formula="of:=MIDB([.C156];8;3)" office:value-type="string" office:string-value=" 57" calcext:value-type="string">
            <text:p><text:s/>57</text:p>
          </table:table-cell>
          <table:table-cell table:formula="of:=-([.D156]+[.E156]/60+[.F156]/3600)" office:value-type="float" office:value="-13.7325" calcext:value-type="float">
            <text:p>-13.732500000000</text:p>
          </table:table-cell>
          <table:table-cell/>
          <table:table-cell table:style-name="ce3" office:value-type="string" calcext:value-type="string">
            <text:p>49º 16’ 30”</text:p>
          </table:table-cell>
          <table:table-cell table:formula="of:=MID([.I156];1;2)" office:value-type="string" office:string-value="49" calcext:value-type="string">
            <text:p>49</text:p>
          </table:table-cell>
          <table:table-cell table:formula="of:=MIDB([.I156];4;3)" office:value-type="string" office:string-value=" 16" calcext:value-type="string">
            <text:p><text:s/>16</text:p>
          </table:table-cell>
          <table:table-cell table:formula="of:=MIDB([.I156];8;3)" office:value-type="string" office:string-value=" 30" calcext:value-type="string">
            <text:p><text:s/>30</text:p>
          </table:table-cell>
          <table:table-cell table:formula="of:=-([.J156]+[.K156]/60+[.L156]/3600)" office:value-type="float" office:value="-49.275" calcext:value-type="float">
            <text:p>-49.27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3" office:value-type="string" calcext:value-type="string">
            <text:p>Nazário</text:p>
          </table:table-cell>
          <table:table-cell table:style-name="ce3" office:value-type="string" calcext:value-type="string">
            <text:p>16º 34’ 54”</text:p>
          </table:table-cell>
          <table:table-cell table:formula="of:=MID([.C157];1;2)" office:value-type="string" office:string-value="16" calcext:value-type="string">
            <text:p>16</text:p>
          </table:table-cell>
          <table:table-cell table:style-name="ce3" table:formula="of:=MIDB([.C157];4;3)" office:value-type="string" office:string-value=" 34" calcext:value-type="string">
            <text:p><text:s/>34</text:p>
          </table:table-cell>
          <table:table-cell table:style-name="ce4" table:formula="of:=MIDB([.C157];8;3)" office:value-type="string" office:string-value=" 54" calcext:value-type="string">
            <text:p><text:s/>54</text:p>
          </table:table-cell>
          <table:table-cell table:formula="of:=-([.D157]+[.E157]/60+[.F157]/3600)" office:value-type="float" office:value="-16.5816666666667" calcext:value-type="float">
            <text:p>-16.581666666667</text:p>
          </table:table-cell>
          <table:table-cell/>
          <table:table-cell table:style-name="ce3" office:value-type="string" calcext:value-type="string">
            <text:p>49º 52’ 54”</text:p>
          </table:table-cell>
          <table:table-cell table:formula="of:=MID([.I157];1;2)" office:value-type="string" office:string-value="49" calcext:value-type="string">
            <text:p>49</text:p>
          </table:table-cell>
          <table:table-cell table:formula="of:=MIDB([.I157];4;3)" office:value-type="string" office:string-value=" 52" calcext:value-type="string">
            <text:p><text:s/>52</text:p>
          </table:table-cell>
          <table:table-cell table:formula="of:=MIDB([.I157];8;3)" office:value-type="string" office:string-value=" 54" calcext:value-type="string">
            <text:p><text:s/>54</text:p>
          </table:table-cell>
          <table:table-cell table:formula="of:=-([.J157]+[.K157]/60+[.L157]/3600)" office:value-type="float" office:value="-49.8816666666667" calcext:value-type="float">
            <text:p>-49.88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3" office:value-type="string" calcext:value-type="string">
            <text:p>Nerópolis</text:p>
          </table:table-cell>
          <table:table-cell table:style-name="ce3" office:value-type="string" calcext:value-type="string">
            <text:p>16º 24’ 23”</text:p>
          </table:table-cell>
          <table:table-cell table:formula="of:=MID([.C158];1;2)" office:value-type="string" office:string-value="16" calcext:value-type="string">
            <text:p>16</text:p>
          </table:table-cell>
          <table:table-cell table:style-name="ce3" table:formula="of:=MIDB([.C158];4;3)" office:value-type="string" office:string-value=" 24" calcext:value-type="string">
            <text:p><text:s/>24</text:p>
          </table:table-cell>
          <table:table-cell table:style-name="ce4" table:formula="of:=MIDB([.C158];8;3)" office:value-type="string" office:string-value=" 23" calcext:value-type="string">
            <text:p><text:s/>23</text:p>
          </table:table-cell>
          <table:table-cell table:formula="of:=-([.D158]+[.E158]/60+[.F158]/3600)" office:value-type="float" office:value="-16.4063888888889" calcext:value-type="float">
            <text:p>-16.406388888889</text:p>
          </table:table-cell>
          <table:table-cell/>
          <table:table-cell table:style-name="ce3" office:value-type="string" calcext:value-type="string">
            <text:p>49º 13’ 07”</text:p>
          </table:table-cell>
          <table:table-cell table:formula="of:=MID([.I158];1;2)" office:value-type="string" office:string-value="49" calcext:value-type="string">
            <text:p>49</text:p>
          </table:table-cell>
          <table:table-cell table:formula="of:=MIDB([.I158];4;3)" office:value-type="string" office:string-value=" 13" calcext:value-type="string">
            <text:p><text:s/>13</text:p>
          </table:table-cell>
          <table:table-cell table:formula="of:=MIDB([.I158];8;3)" office:value-type="string" office:string-value=" 07" calcext:value-type="string">
            <text:p><text:s/>07</text:p>
          </table:table-cell>
          <table:table-cell table:formula="of:=-([.J158]+[.K158]/60+[.L158]/3600)" office:value-type="float" office:value="-49.2186111111111" calcext:value-type="float">
            <text:p>-49.218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3" office:value-type="string" calcext:value-type="string">
            <text:p>Niquelândia</text:p>
          </table:table-cell>
          <table:table-cell table:style-name="ce3" office:value-type="string" calcext:value-type="string">
            <text:p>14º 28’ 26”</text:p>
          </table:table-cell>
          <table:table-cell table:formula="of:=MID([.C159];1;2)" office:value-type="string" office:string-value="14" calcext:value-type="string">
            <text:p>14</text:p>
          </table:table-cell>
          <table:table-cell table:style-name="ce3" table:formula="of:=MIDB([.C159];4;3)" office:value-type="string" office:string-value=" 28" calcext:value-type="string">
            <text:p><text:s/>28</text:p>
          </table:table-cell>
          <table:table-cell table:style-name="ce4" table:formula="of:=MIDB([.C159];8;3)" office:value-type="string" office:string-value=" 26" calcext:value-type="string">
            <text:p><text:s/>26</text:p>
          </table:table-cell>
          <table:table-cell table:formula="of:=-([.D159]+[.E159]/60+[.F159]/3600)" office:value-type="float" office:value="-14.4738888888889" calcext:value-type="float">
            <text:p>-14.473888888889</text:p>
          </table:table-cell>
          <table:table-cell/>
          <table:table-cell table:style-name="ce3" office:value-type="string" calcext:value-type="string">
            <text:p>48º 27’ 35”</text:p>
          </table:table-cell>
          <table:table-cell table:formula="of:=MID([.I159];1;2)" office:value-type="string" office:string-value="48" calcext:value-type="string">
            <text:p>48</text:p>
          </table:table-cell>
          <table:table-cell table:formula="of:=MIDB([.I159];4;3)" office:value-type="string" office:string-value=" 27" calcext:value-type="string">
            <text:p><text:s/>27</text:p>
          </table:table-cell>
          <table:table-cell table:formula="of:=MIDB([.I159];8;3)" office:value-type="string" office:string-value=" 35" calcext:value-type="string">
            <text:p><text:s/>35</text:p>
          </table:table-cell>
          <table:table-cell table:formula="of:=-([.J159]+[.K159]/60+[.L159]/3600)" office:value-type="float" office:value="-48.4597222222222" calcext:value-type="float">
            <text:p>-48.459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3" office:value-type="string" calcext:value-type="string">
            <text:p>Nova América</text:p>
          </table:table-cell>
          <table:table-cell table:style-name="ce3" office:value-type="string" calcext:value-type="string">
            <text:p>15º 01’ 18”</text:p>
          </table:table-cell>
          <table:table-cell table:formula="of:=MID([.C160];1;2)" office:value-type="string" office:string-value="15" calcext:value-type="string">
            <text:p>15</text:p>
          </table:table-cell>
          <table:table-cell table:style-name="ce3" table:formula="of:=MIDB([.C160];4;3)" office:value-type="string" office:string-value=" 01" calcext:value-type="string">
            <text:p><text:s/>01</text:p>
          </table:table-cell>
          <table:table-cell table:style-name="ce4" table:formula="of:=MIDB([.C160];8;3)" office:value-type="string" office:string-value=" 18" calcext:value-type="string">
            <text:p><text:s/>18</text:p>
          </table:table-cell>
          <table:table-cell table:formula="of:=-([.D160]+[.E160]/60+[.F160]/3600)" office:value-type="float" office:value="-15.0216666666667" calcext:value-type="float">
            <text:p>-15.021666666667</text:p>
          </table:table-cell>
          <table:table-cell/>
          <table:table-cell table:style-name="ce3" office:value-type="string" calcext:value-type="string">
            <text:p>49º 53’ 45”</text:p>
          </table:table-cell>
          <table:table-cell table:formula="of:=MID([.I160];1;2)" office:value-type="string" office:string-value="49" calcext:value-type="string">
            <text:p>49</text:p>
          </table:table-cell>
          <table:table-cell table:formula="of:=MIDB([.I160];4;3)" office:value-type="string" office:string-value=" 53" calcext:value-type="string">
            <text:p><text:s/>53</text:p>
          </table:table-cell>
          <table:table-cell table:formula="of:=MIDB([.I160];8;3)" office:value-type="string" office:string-value=" 45" calcext:value-type="string">
            <text:p><text:s/>45</text:p>
          </table:table-cell>
          <table:table-cell table:formula="of:=-([.J160]+[.K160]/60+[.L160]/3600)" office:value-type="float" office:value="-49.8958333333333" calcext:value-type="float">
            <text:p>-49.895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3" office:value-type="string" calcext:value-type="string">
            <text:p>Nova Aurora</text:p>
          </table:table-cell>
          <table:table-cell table:style-name="ce3" office:value-type="string" calcext:value-type="string">
            <text:p>18º 03’ 27”</text:p>
          </table:table-cell>
          <table:table-cell table:formula="of:=MID([.C161];1;2)" office:value-type="string" office:string-value="18" calcext:value-type="string">
            <text:p>18</text:p>
          </table:table-cell>
          <table:table-cell table:style-name="ce3" table:formula="of:=MIDB([.C161];4;3)" office:value-type="string" office:string-value=" 03" calcext:value-type="string">
            <text:p><text:s/>03</text:p>
          </table:table-cell>
          <table:table-cell table:style-name="ce4" table:formula="of:=MIDB([.C161];8;3)" office:value-type="string" office:string-value=" 27" calcext:value-type="string">
            <text:p><text:s/>27</text:p>
          </table:table-cell>
          <table:table-cell table:formula="of:=-([.D161]+[.E161]/60+[.F161]/3600)" office:value-type="float" office:value="-18.0575" calcext:value-type="float">
            <text:p>-18.057500000000</text:p>
          </table:table-cell>
          <table:table-cell/>
          <table:table-cell table:style-name="ce3" office:value-type="string" calcext:value-type="string">
            <text:p>48º 15’ 13”</text:p>
          </table:table-cell>
          <table:table-cell table:formula="of:=MID([.I161];1;2)" office:value-type="string" office:string-value="48" calcext:value-type="string">
            <text:p>48</text:p>
          </table:table-cell>
          <table:table-cell table:formula="of:=MIDB([.I161];4;3)" office:value-type="string" office:string-value=" 15" calcext:value-type="string">
            <text:p><text:s/>15</text:p>
          </table:table-cell>
          <table:table-cell table:formula="of:=MIDB([.I161];8;3)" office:value-type="string" office:string-value=" 13" calcext:value-type="string">
            <text:p><text:s/>13</text:p>
          </table:table-cell>
          <table:table-cell table:formula="of:=-([.J161]+[.K161]/60+[.L161]/3600)" office:value-type="float" office:value="-48.2536111111111" calcext:value-type="float">
            <text:p>-48.253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3" office:value-type="string" calcext:value-type="string">
            <text:p>Nova Crixás</text:p>
          </table:table-cell>
          <table:table-cell table:style-name="ce3" office:value-type="string" calcext:value-type="string">
            <text:p>14º 05’ 55”</text:p>
          </table:table-cell>
          <table:table-cell table:formula="of:=MID([.C162];1;2)" office:value-type="string" office:string-value="14" calcext:value-type="string">
            <text:p>14</text:p>
          </table:table-cell>
          <table:table-cell table:style-name="ce3" table:formula="of:=MIDB([.C162];4;3)" office:value-type="string" office:string-value=" 05" calcext:value-type="string">
            <text:p><text:s/>05</text:p>
          </table:table-cell>
          <table:table-cell table:style-name="ce4" table:formula="of:=MIDB([.C162];8;3)" office:value-type="string" office:string-value=" 55" calcext:value-type="string">
            <text:p><text:s/>55</text:p>
          </table:table-cell>
          <table:table-cell table:formula="of:=-([.D162]+[.E162]/60+[.F162]/3600)" office:value-type="float" office:value="-14.0986111111111" calcext:value-type="float">
            <text:p>-14.098611111111</text:p>
          </table:table-cell>
          <table:table-cell/>
          <table:table-cell table:style-name="ce3" office:value-type="string" calcext:value-type="string">
            <text:p>50º 19’ 36”</text:p>
          </table:table-cell>
          <table:table-cell table:formula="of:=MID([.I162];1;2)" office:value-type="string" office:string-value="50" calcext:value-type="string">
            <text:p>50</text:p>
          </table:table-cell>
          <table:table-cell table:formula="of:=MIDB([.I162];4;3)" office:value-type="string" office:string-value=" 19" calcext:value-type="string">
            <text:p><text:s/>19</text:p>
          </table:table-cell>
          <table:table-cell table:formula="of:=MIDB([.I162];8;3)" office:value-type="string" office:string-value=" 36" calcext:value-type="string">
            <text:p><text:s/>36</text:p>
          </table:table-cell>
          <table:table-cell table:formula="of:=-([.J162]+[.K162]/60+[.L162]/3600)" office:value-type="float" office:value="-50.3266666666667" calcext:value-type="float">
            <text:p>-50.326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3" office:value-type="string" calcext:value-type="string">
            <text:p>Nova Glória</text:p>
          </table:table-cell>
          <table:table-cell table:style-name="ce3" office:value-type="string" calcext:value-type="string">
            <text:p>15º 08’ 35”</text:p>
          </table:table-cell>
          <table:table-cell table:formula="of:=MID([.C163];1;2)" office:value-type="string" office:string-value="15" calcext:value-type="string">
            <text:p>15</text:p>
          </table:table-cell>
          <table:table-cell table:style-name="ce3" table:formula="of:=MIDB([.C163];4;3)" office:value-type="string" office:string-value=" 08" calcext:value-type="string">
            <text:p><text:s/>08</text:p>
          </table:table-cell>
          <table:table-cell table:style-name="ce4" table:formula="of:=MIDB([.C163];8;3)" office:value-type="string" office:string-value=" 35" calcext:value-type="string">
            <text:p><text:s/>35</text:p>
          </table:table-cell>
          <table:table-cell table:formula="of:=-([.D163]+[.E163]/60+[.F163]/3600)" office:value-type="float" office:value="-15.1430555555556" calcext:value-type="float">
            <text:p>-15.143055555556</text:p>
          </table:table-cell>
          <table:table-cell/>
          <table:table-cell table:style-name="ce3" office:value-type="string" calcext:value-type="string">
            <text:p>49º 34’ 16”</text:p>
          </table:table-cell>
          <table:table-cell table:formula="of:=MID([.I163];1;2)" office:value-type="string" office:string-value="49" calcext:value-type="string">
            <text:p>49</text:p>
          </table:table-cell>
          <table:table-cell table:formula="of:=MIDB([.I163];4;3)" office:value-type="string" office:string-value=" 34" calcext:value-type="string">
            <text:p><text:s/>34</text:p>
          </table:table-cell>
          <table:table-cell table:formula="of:=MIDB([.I163];8;3)" office:value-type="string" office:string-value=" 16" calcext:value-type="string">
            <text:p><text:s/>16</text:p>
          </table:table-cell>
          <table:table-cell table:formula="of:=-([.J163]+[.K163]/60+[.L163]/3600)" office:value-type="float" office:value="-49.5711111111111" calcext:value-type="float">
            <text:p>-49.57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3" office:value-type="string" calcext:value-type="string">
            <text:p>Nova Iguaçu de Goiás</text:p>
          </table:table-cell>
          <table:table-cell table:style-name="ce3" office:value-type="string" calcext:value-type="string">
            <text:p>14º 17’ 16”</text:p>
          </table:table-cell>
          <table:table-cell table:formula="of:=MID([.C164];1;2)" office:value-type="string" office:string-value="14" calcext:value-type="string">
            <text:p>14</text:p>
          </table:table-cell>
          <table:table-cell table:style-name="ce3" table:formula="of:=MIDB([.C164];4;3)" office:value-type="string" office:string-value=" 17" calcext:value-type="string">
            <text:p><text:s/>17</text:p>
          </table:table-cell>
          <table:table-cell table:style-name="ce4" table:formula="of:=MIDB([.C164];8;3)" office:value-type="string" office:string-value=" 16" calcext:value-type="string">
            <text:p><text:s/>16</text:p>
          </table:table-cell>
          <table:table-cell table:formula="of:=-([.D164]+[.E164]/60+[.F164]/3600)" office:value-type="float" office:value="-14.2877777777778" calcext:value-type="float">
            <text:p>-14.287777777778</text:p>
          </table:table-cell>
          <table:table-cell/>
          <table:table-cell table:style-name="ce3" office:value-type="string" calcext:value-type="string">
            <text:p>49º 23’ 15”</text:p>
          </table:table-cell>
          <table:table-cell table:formula="of:=MID([.I164];1;2)" office:value-type="string" office:string-value="49" calcext:value-type="string">
            <text:p>49</text:p>
          </table:table-cell>
          <table:table-cell table:formula="of:=MIDB([.I164];4;3)" office:value-type="string" office:string-value=" 23" calcext:value-type="string">
            <text:p><text:s/>23</text:p>
          </table:table-cell>
          <table:table-cell table:formula="of:=MIDB([.I164];8;3)" office:value-type="string" office:string-value=" 15" calcext:value-type="string">
            <text:p><text:s/>15</text:p>
          </table:table-cell>
          <table:table-cell table:formula="of:=-([.J164]+[.K164]/60+[.L164]/3600)" office:value-type="float" office:value="-49.3875" calcext:value-type="float">
            <text:p>-49.3875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3" office:value-type="string" calcext:value-type="string">
            <text:p>Nova Roma</text:p>
          </table:table-cell>
          <table:table-cell table:style-name="ce3" office:value-type="string" calcext:value-type="string">
            <text:p>13º 44’ 31”</text:p>
          </table:table-cell>
          <table:table-cell table:formula="of:=MID([.C165];1;2)" office:value-type="string" office:string-value="13" calcext:value-type="string">
            <text:p>13</text:p>
          </table:table-cell>
          <table:table-cell table:style-name="ce3" table:formula="of:=MIDB([.C165];4;3)" office:value-type="string" office:string-value=" 44" calcext:value-type="string">
            <text:p><text:s/>44</text:p>
          </table:table-cell>
          <table:table-cell table:style-name="ce4" table:formula="of:=MIDB([.C165];8;3)" office:value-type="string" office:string-value=" 31" calcext:value-type="string">
            <text:p><text:s/>31</text:p>
          </table:table-cell>
          <table:table-cell table:formula="of:=-([.D165]+[.E165]/60+[.F165]/3600)" office:value-type="float" office:value="-13.7419444444444" calcext:value-type="float">
            <text:p>-13.741944444445</text:p>
          </table:table-cell>
          <table:table-cell/>
          <table:table-cell table:style-name="ce3" office:value-type="string" calcext:value-type="string">
            <text:p>46º 52’ 49”</text:p>
          </table:table-cell>
          <table:table-cell table:formula="of:=MID([.I165];1;2)" office:value-type="string" office:string-value="46" calcext:value-type="string">
            <text:p>46</text:p>
          </table:table-cell>
          <table:table-cell table:formula="of:=MIDB([.I165];4;3)" office:value-type="string" office:string-value=" 52" calcext:value-type="string">
            <text:p><text:s/>52</text:p>
          </table:table-cell>
          <table:table-cell table:formula="of:=MIDB([.I165];8;3)" office:value-type="string" office:string-value=" 49" calcext:value-type="string">
            <text:p><text:s/>49</text:p>
          </table:table-cell>
          <table:table-cell table:formula="of:=-([.J165]+[.K165]/60+[.L165]/3600)" office:value-type="float" office:value="-46.8802777777778" calcext:value-type="float">
            <text:p>-46.88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3" office:value-type="string" calcext:value-type="string">
            <text:p>Nova Veneza</text:p>
          </table:table-cell>
          <table:table-cell table:style-name="ce3" office:value-type="string" calcext:value-type="string">
            <text:p>16º 22’ 15”</text:p>
          </table:table-cell>
          <table:table-cell table:formula="of:=MID([.C166];1;2)" office:value-type="string" office:string-value="16" calcext:value-type="string">
            <text:p>16</text:p>
          </table:table-cell>
          <table:table-cell table:style-name="ce3" table:formula="of:=MIDB([.C166];4;3)" office:value-type="string" office:string-value=" 22" calcext:value-type="string">
            <text:p><text:s/>22</text:p>
          </table:table-cell>
          <table:table-cell table:style-name="ce4" table:formula="of:=MIDB([.C166];8;3)" office:value-type="string" office:string-value=" 15" calcext:value-type="string">
            <text:p><text:s/>15</text:p>
          </table:table-cell>
          <table:table-cell table:formula="of:=-([.D166]+[.E166]/60+[.F166]/3600)" office:value-type="float" office:value="-16.3708333333333" calcext:value-type="float">
            <text:p>-16.370833333333</text:p>
          </table:table-cell>
          <table:table-cell/>
          <table:table-cell table:style-name="ce3" office:value-type="string" calcext:value-type="string">
            <text:p>49º 19’ 23”</text:p>
          </table:table-cell>
          <table:table-cell table:formula="of:=MID([.I166];1;2)" office:value-type="string" office:string-value="49" calcext:value-type="string">
            <text:p>49</text:p>
          </table:table-cell>
          <table:table-cell table:formula="of:=MIDB([.I166];4;3)" office:value-type="string" office:string-value=" 19" calcext:value-type="string">
            <text:p><text:s/>19</text:p>
          </table:table-cell>
          <table:table-cell table:formula="of:=MIDB([.I166];8;3)" office:value-type="string" office:string-value=" 23" calcext:value-type="string">
            <text:p><text:s/>23</text:p>
          </table:table-cell>
          <table:table-cell table:formula="of:=-([.J166]+[.K166]/60+[.L166]/3600)" office:value-type="float" office:value="-49.3230555555556" calcext:value-type="float">
            <text:p>-49.323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3" office:value-type="string" calcext:value-type="string">
            <text:p>Novo Brasil</text:p>
          </table:table-cell>
          <table:table-cell table:style-name="ce3" office:value-type="string" calcext:value-type="string">
            <text:p>16º 02’ 03”</text:p>
          </table:table-cell>
          <table:table-cell table:formula="of:=MID([.C167];1;2)" office:value-type="string" office:string-value="16" calcext:value-type="string">
            <text:p>16</text:p>
          </table:table-cell>
          <table:table-cell table:style-name="ce3" table:formula="of:=MIDB([.C167];4;3)" office:value-type="string" office:string-value=" 02" calcext:value-type="string">
            <text:p><text:s/>02</text:p>
          </table:table-cell>
          <table:table-cell table:style-name="ce4" table:formula="of:=MIDB([.C167];8;3)" office:value-type="string" office:string-value=" 03" calcext:value-type="string">
            <text:p><text:s/>03</text:p>
          </table:table-cell>
          <table:table-cell table:formula="of:=-([.D167]+[.E167]/60+[.F167]/3600)" office:value-type="float" office:value="-16.0341666666667" calcext:value-type="float">
            <text:p>-16.034166666667</text:p>
          </table:table-cell>
          <table:table-cell/>
          <table:table-cell table:style-name="ce3" office:value-type="string" calcext:value-type="string">
            <text:p>50º 42’ 40”</text:p>
          </table:table-cell>
          <table:table-cell table:formula="of:=MID([.I167];1;2)" office:value-type="string" office:string-value="50" calcext:value-type="string">
            <text:p>50</text:p>
          </table:table-cell>
          <table:table-cell table:formula="of:=MIDB([.I167];4;3)" office:value-type="string" office:string-value=" 42" calcext:value-type="string">
            <text:p><text:s/>42</text:p>
          </table:table-cell>
          <table:table-cell table:formula="of:=MIDB([.I167];8;3)" office:value-type="string" office:string-value=" 40" calcext:value-type="string">
            <text:p><text:s/>40</text:p>
          </table:table-cell>
          <table:table-cell table:formula="of:=-([.J167]+[.K167]/60+[.L167]/3600)" office:value-type="float" office:value="-50.7111111111111" calcext:value-type="float">
            <text:p>-50.71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3" office:value-type="string" calcext:value-type="string">
            <text:p>Novo Gama</text:p>
          </table:table-cell>
          <table:table-cell table:style-name="ce3" office:value-type="string" calcext:value-type="string">
            <text:p>16º 03’ 33”</text:p>
          </table:table-cell>
          <table:table-cell table:formula="of:=MID([.C168];1;2)" office:value-type="string" office:string-value="16" calcext:value-type="string">
            <text:p>16</text:p>
          </table:table-cell>
          <table:table-cell table:style-name="ce3" table:formula="of:=MIDB([.C168];4;3)" office:value-type="string" office:string-value=" 03" calcext:value-type="string">
            <text:p><text:s/>03</text:p>
          </table:table-cell>
          <table:table-cell table:style-name="ce4" table:formula="of:=MIDB([.C168];8;3)" office:value-type="string" office:string-value=" 33" calcext:value-type="string">
            <text:p><text:s/>33</text:p>
          </table:table-cell>
          <table:table-cell table:formula="of:=-([.D168]+[.E168]/60+[.F168]/3600)" office:value-type="float" office:value="-16.0591666666667" calcext:value-type="float">
            <text:p>-16.059166666667</text:p>
          </table:table-cell>
          <table:table-cell/>
          <table:table-cell table:style-name="ce3" office:value-type="string" calcext:value-type="string">
            <text:p>48º 02’ 22”</text:p>
          </table:table-cell>
          <table:table-cell table:formula="of:=MID([.I168];1;2)" office:value-type="string" office:string-value="48" calcext:value-type="string">
            <text:p>48</text:p>
          </table:table-cell>
          <table:table-cell table:formula="of:=MIDB([.I168];4;3)" office:value-type="string" office:string-value=" 02" calcext:value-type="string">
            <text:p><text:s/>02</text:p>
          </table:table-cell>
          <table:table-cell table:formula="of:=MIDB([.I168];8;3)" office:value-type="string" office:string-value=" 22" calcext:value-type="string">
            <text:p><text:s/>22</text:p>
          </table:table-cell>
          <table:table-cell table:formula="of:=-([.J168]+[.K168]/60+[.L168]/3600)" office:value-type="float" office:value="-48.0394444444444" calcext:value-type="float">
            <text:p>-48.039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3" office:value-type="string" calcext:value-type="string">
            <text:p>Novo Planalto</text:p>
          </table:table-cell>
          <table:table-cell table:style-name="ce3" office:value-type="string" calcext:value-type="string">
            <text:p>13º 14’ 40”</text:p>
          </table:table-cell>
          <table:table-cell table:formula="of:=MID([.C169];1;2)" office:value-type="string" office:string-value="13" calcext:value-type="string">
            <text:p>13</text:p>
          </table:table-cell>
          <table:table-cell table:style-name="ce3" table:formula="of:=MIDB([.C169];4;3)" office:value-type="string" office:string-value=" 14" calcext:value-type="string">
            <text:p><text:s/>14</text:p>
          </table:table-cell>
          <table:table-cell table:style-name="ce4" table:formula="of:=MIDB([.C169];8;3)" office:value-type="string" office:string-value=" 40" calcext:value-type="string">
            <text:p><text:s/>40</text:p>
          </table:table-cell>
          <table:table-cell table:formula="of:=-([.D169]+[.E169]/60+[.F169]/3600)" office:value-type="float" office:value="-13.2444444444444" calcext:value-type="float">
            <text:p>-13.244444444445</text:p>
          </table:table-cell>
          <table:table-cell/>
          <table:table-cell table:style-name="ce3" office:value-type="string" calcext:value-type="string">
            <text:p>49º 30’ 14”</text:p>
          </table:table-cell>
          <table:table-cell table:formula="of:=MID([.I169];1;2)" office:value-type="string" office:string-value="49" calcext:value-type="string">
            <text:p>49</text:p>
          </table:table-cell>
          <table:table-cell table:formula="of:=MIDB([.I169];4;3)" office:value-type="string" office:string-value=" 30" calcext:value-type="string">
            <text:p><text:s/>30</text:p>
          </table:table-cell>
          <table:table-cell table:formula="of:=MIDB([.I169];8;3)" office:value-type="string" office:string-value=" 14" calcext:value-type="string">
            <text:p><text:s/>14</text:p>
          </table:table-cell>
          <table:table-cell table:formula="of:=-([.J169]+[.K169]/60+[.L169]/3600)" office:value-type="float" office:value="-49.5038888888889" calcext:value-type="float">
            <text:p>-49.50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3" office:value-type="string" calcext:value-type="string">
            <text:p>Orizona</text:p>
          </table:table-cell>
          <table:table-cell table:style-name="ce3" office:value-type="string" calcext:value-type="string">
            <text:p>17º 01’ 53”</text:p>
          </table:table-cell>
          <table:table-cell table:formula="of:=MID([.C170];1;2)" office:value-type="string" office:string-value="17" calcext:value-type="string">
            <text:p>17</text:p>
          </table:table-cell>
          <table:table-cell table:style-name="ce3" table:formula="of:=MIDB([.C170];4;3)" office:value-type="string" office:string-value=" 01" calcext:value-type="string">
            <text:p><text:s/>01</text:p>
          </table:table-cell>
          <table:table-cell table:style-name="ce4" table:formula="of:=MIDB([.C170];8;3)" office:value-type="string" office:string-value=" 53" calcext:value-type="string">
            <text:p><text:s/>53</text:p>
          </table:table-cell>
          <table:table-cell table:formula="of:=-([.D170]+[.E170]/60+[.F170]/3600)" office:value-type="float" office:value="-17.0313888888889" calcext:value-type="float">
            <text:p>-17.031388888889</text:p>
          </table:table-cell>
          <table:table-cell/>
          <table:table-cell table:style-name="ce3" office:value-type="string" calcext:value-type="string">
            <text:p>48º 17’ 45”</text:p>
          </table:table-cell>
          <table:table-cell table:formula="of:=MID([.I170];1;2)" office:value-type="string" office:string-value="48" calcext:value-type="string">
            <text:p>48</text:p>
          </table:table-cell>
          <table:table-cell table:formula="of:=MIDB([.I170];4;3)" office:value-type="string" office:string-value=" 17" calcext:value-type="string">
            <text:p><text:s/>17</text:p>
          </table:table-cell>
          <table:table-cell table:formula="of:=MIDB([.I170];8;3)" office:value-type="string" office:string-value=" 45" calcext:value-type="string">
            <text:p><text:s/>45</text:p>
          </table:table-cell>
          <table:table-cell table:formula="of:=-([.J170]+[.K170]/60+[.L170]/3600)" office:value-type="float" office:value="-48.2958333333333" calcext:value-type="float">
            <text:p>-48.295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3" office:value-type="string" calcext:value-type="string">
            <text:p>Ouro Verde de Goiás</text:p>
          </table:table-cell>
          <table:table-cell table:style-name="ce3" office:value-type="string" calcext:value-type="string">
            <text:p>16º 13’ 13”</text:p>
          </table:table-cell>
          <table:table-cell table:formula="of:=MID([.C171];1;2)" office:value-type="string" office:string-value="16" calcext:value-type="string">
            <text:p>16</text:p>
          </table:table-cell>
          <table:table-cell table:style-name="ce3" table:formula="of:=MIDB([.C171];4;3)" office:value-type="string" office:string-value=" 13" calcext:value-type="string">
            <text:p><text:s/>13</text:p>
          </table:table-cell>
          <table:table-cell table:style-name="ce4" table:formula="of:=MIDB([.C171];8;3)" office:value-type="string" office:string-value=" 13" calcext:value-type="string">
            <text:p><text:s/>13</text:p>
          </table:table-cell>
          <table:table-cell table:formula="of:=-([.D171]+[.E171]/60+[.F171]/3600)" office:value-type="float" office:value="-16.2202777777778" calcext:value-type="float">
            <text:p>-16.220277777778</text:p>
          </table:table-cell>
          <table:table-cell/>
          <table:table-cell table:style-name="ce3" office:value-type="string" calcext:value-type="string">
            <text:p>49º 11’ 36”</text:p>
          </table:table-cell>
          <table:table-cell table:formula="of:=MID([.I171];1;2)" office:value-type="string" office:string-value="49" calcext:value-type="string">
            <text:p>49</text:p>
          </table:table-cell>
          <table:table-cell table:formula="of:=MIDB([.I171];4;3)" office:value-type="string" office:string-value=" 11" calcext:value-type="string">
            <text:p><text:s/>11</text:p>
          </table:table-cell>
          <table:table-cell table:formula="of:=MIDB([.I171];8;3)" office:value-type="string" office:string-value=" 36" calcext:value-type="string">
            <text:p><text:s/>36</text:p>
          </table:table-cell>
          <table:table-cell table:formula="of:=-([.J171]+[.K171]/60+[.L171]/3600)" office:value-type="float" office:value="-49.1933333333333" calcext:value-type="float">
            <text:p>-49.193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3" office:value-type="string" calcext:value-type="string">
            <text:p>Ouvidor</text:p>
          </table:table-cell>
          <table:table-cell table:style-name="ce3" office:value-type="string" calcext:value-type="string">
            <text:p>18º 14’ 01”</text:p>
          </table:table-cell>
          <table:table-cell table:formula="of:=MID([.C172];1;2)" office:value-type="string" office:string-value="18" calcext:value-type="string">
            <text:p>18</text:p>
          </table:table-cell>
          <table:table-cell table:style-name="ce3" table:formula="of:=MIDB([.C172];4;3)" office:value-type="string" office:string-value=" 14" calcext:value-type="string">
            <text:p><text:s/>14</text:p>
          </table:table-cell>
          <table:table-cell table:style-name="ce4" table:formula="of:=MIDB([.C172];8;3)" office:value-type="string" office:string-value=" 01" calcext:value-type="string">
            <text:p><text:s/>01</text:p>
          </table:table-cell>
          <table:table-cell table:formula="of:=-([.D172]+[.E172]/60+[.F172]/3600)" office:value-type="float" office:value="-18.2336111111111" calcext:value-type="float">
            <text:p>-18.233611111111</text:p>
          </table:table-cell>
          <table:table-cell/>
          <table:table-cell table:style-name="ce3" office:value-type="string" calcext:value-type="string">
            <text:p>47º 50’ 20”</text:p>
          </table:table-cell>
          <table:table-cell table:formula="of:=MID([.I172];1;2)" office:value-type="string" office:string-value="47" calcext:value-type="string">
            <text:p>47</text:p>
          </table:table-cell>
          <table:table-cell table:formula="of:=MIDB([.I172];4;3)" office:value-type="string" office:string-value=" 50" calcext:value-type="string">
            <text:p><text:s/>50</text:p>
          </table:table-cell>
          <table:table-cell table:formula="of:=MIDB([.I172];8;3)" office:value-type="string" office:string-value=" 20" calcext:value-type="string">
            <text:p><text:s/>20</text:p>
          </table:table-cell>
          <table:table-cell table:formula="of:=-([.J172]+[.K172]/60+[.L172]/3600)" office:value-type="float" office:value="-47.8388888888889" calcext:value-type="float">
            <text:p>-47.838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3" office:value-type="string" calcext:value-type="string">
            <text:p>Padre Bernardo</text:p>
          </table:table-cell>
          <table:table-cell table:style-name="ce3" office:value-type="string" calcext:value-type="string">
            <text:p>15º 09’ 37”</text:p>
          </table:table-cell>
          <table:table-cell table:formula="of:=MID([.C173];1;2)" office:value-type="string" office:string-value="15" calcext:value-type="string">
            <text:p>15</text:p>
          </table:table-cell>
          <table:table-cell table:style-name="ce3" table:formula="of:=MIDB([.C173];4;3)" office:value-type="string" office:string-value=" 09" calcext:value-type="string">
            <text:p><text:s/>09</text:p>
          </table:table-cell>
          <table:table-cell table:style-name="ce4" table:formula="of:=MIDB([.C173];8;3)" office:value-type="string" office:string-value=" 37" calcext:value-type="string">
            <text:p><text:s/>37</text:p>
          </table:table-cell>
          <table:table-cell table:formula="of:=-([.D173]+[.E173]/60+[.F173]/3600)" office:value-type="float" office:value="-15.1602777777778" calcext:value-type="float">
            <text:p>-15.160277777778</text:p>
          </table:table-cell>
          <table:table-cell/>
          <table:table-cell table:style-name="ce3" office:value-type="string" calcext:value-type="string">
            <text:p>48º 17’ 02”</text:p>
          </table:table-cell>
          <table:table-cell table:formula="of:=MID([.I173];1;2)" office:value-type="string" office:string-value="48" calcext:value-type="string">
            <text:p>48</text:p>
          </table:table-cell>
          <table:table-cell table:formula="of:=MIDB([.I173];4;3)" office:value-type="string" office:string-value=" 17" calcext:value-type="string">
            <text:p><text:s/>17</text:p>
          </table:table-cell>
          <table:table-cell table:formula="of:=MIDB([.I173];8;3)" office:value-type="string" office:string-value=" 02" calcext:value-type="string">
            <text:p><text:s/>02</text:p>
          </table:table-cell>
          <table:table-cell table:formula="of:=-([.J173]+[.K173]/60+[.L173]/3600)" office:value-type="float" office:value="-48.2838888888889" calcext:value-type="float">
            <text:p>-48.28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3" office:value-type="string" calcext:value-type="string">
            <text:p>Palestina de Goiás</text:p>
          </table:table-cell>
          <table:table-cell table:style-name="ce3" office:value-type="string" calcext:value-type="string">
            <text:p>16º 44’ 00”</text:p>
          </table:table-cell>
          <table:table-cell table:formula="of:=MID([.C174];1;2)" office:value-type="string" office:string-value="16" calcext:value-type="string">
            <text:p>16</text:p>
          </table:table-cell>
          <table:table-cell table:style-name="ce3" table:formula="of:=MIDB([.C174];4;3)" office:value-type="string" office:string-value=" 44" calcext:value-type="string">
            <text:p><text:s/>44</text:p>
          </table:table-cell>
          <table:table-cell table:style-name="ce4" table:formula="of:=MIDB([.C174];8;3)" office:value-type="string" office:string-value=" 00" calcext:value-type="string">
            <text:p><text:s/>00</text:p>
          </table:table-cell>
          <table:table-cell table:formula="of:=-([.D174]+[.E174]/60+[.F174]/3600)" office:value-type="float" office:value="-16.7333333333333" calcext:value-type="float">
            <text:p>-16.733333333333</text:p>
          </table:table-cell>
          <table:table-cell/>
          <table:table-cell table:style-name="ce3" office:value-type="string" calcext:value-type="string">
            <text:p>51º 31’ 57”</text:p>
          </table:table-cell>
          <table:table-cell table:formula="of:=MID([.I174];1;2)" office:value-type="string" office:string-value="51" calcext:value-type="string">
            <text:p>51</text:p>
          </table:table-cell>
          <table:table-cell table:formula="of:=MIDB([.I174];4;3)" office:value-type="string" office:string-value=" 31" calcext:value-type="string">
            <text:p><text:s/>31</text:p>
          </table:table-cell>
          <table:table-cell table:formula="of:=MIDB([.I174];8;3)" office:value-type="string" office:string-value=" 57" calcext:value-type="string">
            <text:p><text:s/>57</text:p>
          </table:table-cell>
          <table:table-cell table:formula="of:=-([.J174]+[.K174]/60+[.L174]/3600)" office:value-type="float" office:value="-51.5325" calcext:value-type="float">
            <text:p>-51.5325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3" office:value-type="string" calcext:value-type="string">
            <text:p>Palmeiras de Goiás</text:p>
          </table:table-cell>
          <table:table-cell table:style-name="ce3" office:value-type="string" calcext:value-type="string">
            <text:p>16º 48’ 18”</text:p>
          </table:table-cell>
          <table:table-cell table:formula="of:=MID([.C175];1;2)" office:value-type="string" office:string-value="16" calcext:value-type="string">
            <text:p>16</text:p>
          </table:table-cell>
          <table:table-cell table:style-name="ce3" table:formula="of:=MIDB([.C175];4;3)" office:value-type="string" office:string-value=" 48" calcext:value-type="string">
            <text:p><text:s/>48</text:p>
          </table:table-cell>
          <table:table-cell table:style-name="ce4" table:formula="of:=MIDB([.C175];8;3)" office:value-type="string" office:string-value=" 18" calcext:value-type="string">
            <text:p><text:s/>18</text:p>
          </table:table-cell>
          <table:table-cell table:formula="of:=-([.D175]+[.E175]/60+[.F175]/3600)" office:value-type="float" office:value="-16.805" calcext:value-type="float">
            <text:p>-16.805000000000</text:p>
          </table:table-cell>
          <table:table-cell/>
          <table:table-cell table:style-name="ce3" office:value-type="string" calcext:value-type="string">
            <text:p>49º 55’ 33”</text:p>
          </table:table-cell>
          <table:table-cell table:formula="of:=MID([.I175];1;2)" office:value-type="string" office:string-value="49" calcext:value-type="string">
            <text:p>49</text:p>
          </table:table-cell>
          <table:table-cell table:formula="of:=MIDB([.I175];4;3)" office:value-type="string" office:string-value=" 55" calcext:value-type="string">
            <text:p><text:s/>55</text:p>
          </table:table-cell>
          <table:table-cell table:formula="of:=MIDB([.I175];8;3)" office:value-type="string" office:string-value=" 33" calcext:value-type="string">
            <text:p><text:s/>33</text:p>
          </table:table-cell>
          <table:table-cell table:formula="of:=-([.J175]+[.K175]/60+[.L175]/3600)" office:value-type="float" office:value="-49.9258333333333" calcext:value-type="float">
            <text:p>-49.925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3" office:value-type="string" calcext:value-type="string">
            <text:p>Palmelo</text:p>
          </table:table-cell>
          <table:table-cell table:style-name="ce3" office:value-type="string" calcext:value-type="string">
            <text:p>17º 19’ 28”</text:p>
          </table:table-cell>
          <table:table-cell table:formula="of:=MID([.C176];1;2)" office:value-type="string" office:string-value="17" calcext:value-type="string">
            <text:p>17</text:p>
          </table:table-cell>
          <table:table-cell table:style-name="ce3" table:formula="of:=MIDB([.C176];4;3)" office:value-type="string" office:string-value=" 19" calcext:value-type="string">
            <text:p><text:s/>19</text:p>
          </table:table-cell>
          <table:table-cell table:style-name="ce4" table:formula="of:=MIDB([.C176];8;3)" office:value-type="string" office:string-value=" 28" calcext:value-type="string">
            <text:p><text:s/>28</text:p>
          </table:table-cell>
          <table:table-cell table:formula="of:=-([.D176]+[.E176]/60+[.F176]/3600)" office:value-type="float" office:value="-17.3244444444444" calcext:value-type="float">
            <text:p>-17.324444444445</text:p>
          </table:table-cell>
          <table:table-cell/>
          <table:table-cell table:style-name="ce3" office:value-type="string" calcext:value-type="string">
            <text:p>48º 25’ 24”</text:p>
          </table:table-cell>
          <table:table-cell table:formula="of:=MID([.I176];1;2)" office:value-type="string" office:string-value="48" calcext:value-type="string">
            <text:p>48</text:p>
          </table:table-cell>
          <table:table-cell table:formula="of:=MIDB([.I176];4;3)" office:value-type="string" office:string-value=" 25" calcext:value-type="string">
            <text:p><text:s/>25</text:p>
          </table:table-cell>
          <table:table-cell table:formula="of:=MIDB([.I176];8;3)" office:value-type="string" office:string-value=" 24" calcext:value-type="string">
            <text:p><text:s/>24</text:p>
          </table:table-cell>
          <table:table-cell table:formula="of:=-([.J176]+[.K176]/60+[.L176]/3600)" office:value-type="float" office:value="-48.4233333333333" calcext:value-type="float">
            <text:p>-48.423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3" office:value-type="string" calcext:value-type="string">
            <text:p>Palminópolis</text:p>
          </table:table-cell>
          <table:table-cell table:style-name="ce3" office:value-type="string" calcext:value-type="string">
            <text:p>16º 47’ 46”</text:p>
          </table:table-cell>
          <table:table-cell table:formula="of:=MID([.C177];1;2)" office:value-type="string" office:string-value="16" calcext:value-type="string">
            <text:p>16</text:p>
          </table:table-cell>
          <table:table-cell table:style-name="ce3" table:formula="of:=MIDB([.C177];4;3)" office:value-type="string" office:string-value=" 47" calcext:value-type="string">
            <text:p><text:s/>47</text:p>
          </table:table-cell>
          <table:table-cell table:style-name="ce4" table:formula="of:=MIDB([.C177];8;3)" office:value-type="string" office:string-value=" 46" calcext:value-type="string">
            <text:p><text:s/>46</text:p>
          </table:table-cell>
          <table:table-cell table:formula="of:=-([.D177]+[.E177]/60+[.F177]/3600)" office:value-type="float" office:value="-16.7961111111111" calcext:value-type="float">
            <text:p>-16.796111111111</text:p>
          </table:table-cell>
          <table:table-cell/>
          <table:table-cell table:style-name="ce3" office:value-type="string" calcext:value-type="string">
            <text:p>50º 09’ 53”</text:p>
          </table:table-cell>
          <table:table-cell table:formula="of:=MID([.I177];1;2)" office:value-type="string" office:string-value="50" calcext:value-type="string">
            <text:p>50</text:p>
          </table:table-cell>
          <table:table-cell table:formula="of:=MIDB([.I177];4;3)" office:value-type="string" office:string-value=" 09" calcext:value-type="string">
            <text:p><text:s/>09</text:p>
          </table:table-cell>
          <table:table-cell table:formula="of:=MIDB([.I177];8;3)" office:value-type="string" office:string-value=" 53" calcext:value-type="string">
            <text:p><text:s/>53</text:p>
          </table:table-cell>
          <table:table-cell table:formula="of:=-([.J177]+[.K177]/60+[.L177]/3600)" office:value-type="float" office:value="-50.1647222222222" calcext:value-type="float">
            <text:p>-50.164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3" office:value-type="string" calcext:value-type="string">
            <text:p>Panamá</text:p>
          </table:table-cell>
          <table:table-cell table:style-name="ce3" office:value-type="string" calcext:value-type="string">
            <text:p>18º 10’ 36”</text:p>
          </table:table-cell>
          <table:table-cell table:formula="of:=MID([.C178];1;2)" office:value-type="string" office:string-value="18" calcext:value-type="string">
            <text:p>18</text:p>
          </table:table-cell>
          <table:table-cell table:style-name="ce3" table:formula="of:=MIDB([.C178];4;3)" office:value-type="string" office:string-value=" 10" calcext:value-type="string">
            <text:p><text:s/>10</text:p>
          </table:table-cell>
          <table:table-cell table:style-name="ce4" table:formula="of:=MIDB([.C178];8;3)" office:value-type="string" office:string-value=" 36" calcext:value-type="string">
            <text:p><text:s/>36</text:p>
          </table:table-cell>
          <table:table-cell table:formula="of:=-([.D178]+[.E178]/60+[.F178]/3600)" office:value-type="float" office:value="-18.1766666666667" calcext:value-type="float">
            <text:p>-18.176666666667</text:p>
          </table:table-cell>
          <table:table-cell/>
          <table:table-cell table:style-name="ce3" office:value-type="string" calcext:value-type="string">
            <text:p>49º 21’ 15”</text:p>
          </table:table-cell>
          <table:table-cell table:formula="of:=MID([.I178];1;2)" office:value-type="string" office:string-value="49" calcext:value-type="string">
            <text:p>49</text:p>
          </table:table-cell>
          <table:table-cell table:formula="of:=MIDB([.I178];4;3)" office:value-type="string" office:string-value=" 21" calcext:value-type="string">
            <text:p><text:s/>21</text:p>
          </table:table-cell>
          <table:table-cell table:formula="of:=MIDB([.I178];8;3)" office:value-type="string" office:string-value=" 15" calcext:value-type="string">
            <text:p><text:s/>15</text:p>
          </table:table-cell>
          <table:table-cell table:formula="of:=-([.J178]+[.K178]/60+[.L178]/3600)" office:value-type="float" office:value="-49.3541666666667" calcext:value-type="float">
            <text:p>-49.354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3" office:value-type="string" calcext:value-type="string">
            <text:p>Paranaiguara</text:p>
          </table:table-cell>
          <table:table-cell table:style-name="ce3" office:value-type="string" calcext:value-type="string">
            <text:p>18º 54’ 57”</text:p>
          </table:table-cell>
          <table:table-cell table:formula="of:=MID([.C179];1;2)" office:value-type="string" office:string-value="18" calcext:value-type="string">
            <text:p>18</text:p>
          </table:table-cell>
          <table:table-cell table:style-name="ce3" table:formula="of:=MIDB([.C179];4;3)" office:value-type="string" office:string-value=" 54" calcext:value-type="string">
            <text:p><text:s/>54</text:p>
          </table:table-cell>
          <table:table-cell table:style-name="ce4" table:formula="of:=MIDB([.C179];8;3)" office:value-type="string" office:string-value=" 57" calcext:value-type="string">
            <text:p><text:s/>57</text:p>
          </table:table-cell>
          <table:table-cell table:formula="of:=-([.D179]+[.E179]/60+[.F179]/3600)" office:value-type="float" office:value="-18.9158333333333" calcext:value-type="float">
            <text:p>-18.915833333333</text:p>
          </table:table-cell>
          <table:table-cell/>
          <table:table-cell table:style-name="ce3" office:value-type="string" calcext:value-type="string">
            <text:p>50º 39’ 14”</text:p>
          </table:table-cell>
          <table:table-cell table:formula="of:=MID([.I179];1;2)" office:value-type="string" office:string-value="50" calcext:value-type="string">
            <text:p>50</text:p>
          </table:table-cell>
          <table:table-cell table:formula="of:=MIDB([.I179];4;3)" office:value-type="string" office:string-value=" 39" calcext:value-type="string">
            <text:p><text:s/>39</text:p>
          </table:table-cell>
          <table:table-cell table:formula="of:=MIDB([.I179];8;3)" office:value-type="string" office:string-value=" 14" calcext:value-type="string">
            <text:p><text:s/>14</text:p>
          </table:table-cell>
          <table:table-cell table:formula="of:=-([.J179]+[.K179]/60+[.L179]/3600)" office:value-type="float" office:value="-50.6538888888889" calcext:value-type="float">
            <text:p>-50.65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3" office:value-type="string" calcext:value-type="string">
            <text:p>Paraúna</text:p>
          </table:table-cell>
          <table:table-cell table:style-name="ce3" office:value-type="string" calcext:value-type="string">
            <text:p>16º 56’ 52”</text:p>
          </table:table-cell>
          <table:table-cell table:formula="of:=MID([.C180];1;2)" office:value-type="string" office:string-value="16" calcext:value-type="string">
            <text:p>16</text:p>
          </table:table-cell>
          <table:table-cell table:style-name="ce3" table:formula="of:=MIDB([.C180];4;3)" office:value-type="string" office:string-value=" 56" calcext:value-type="string">
            <text:p><text:s/>56</text:p>
          </table:table-cell>
          <table:table-cell table:style-name="ce4" table:formula="of:=MIDB([.C180];8;3)" office:value-type="string" office:string-value=" 52" calcext:value-type="string">
            <text:p><text:s/>52</text:p>
          </table:table-cell>
          <table:table-cell table:formula="of:=-([.D180]+[.E180]/60+[.F180]/3600)" office:value-type="float" office:value="-16.9477777777778" calcext:value-type="float">
            <text:p>-16.947777777778</text:p>
          </table:table-cell>
          <table:table-cell/>
          <table:table-cell table:style-name="ce3" office:value-type="string" calcext:value-type="string">
            <text:p>50º 26’ 55”</text:p>
          </table:table-cell>
          <table:table-cell table:formula="of:=MID([.I180];1;2)" office:value-type="string" office:string-value="50" calcext:value-type="string">
            <text:p>50</text:p>
          </table:table-cell>
          <table:table-cell table:formula="of:=MIDB([.I180];4;3)" office:value-type="string" office:string-value=" 26" calcext:value-type="string">
            <text:p><text:s/>26</text:p>
          </table:table-cell>
          <table:table-cell table:formula="of:=MIDB([.I180];8;3)" office:value-type="string" office:string-value=" 55" calcext:value-type="string">
            <text:p><text:s/>55</text:p>
          </table:table-cell>
          <table:table-cell table:formula="of:=-([.J180]+[.K180]/60+[.L180]/3600)" office:value-type="float" office:value="-50.4486111111111" calcext:value-type="float">
            <text:p>-50.448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3" office:value-type="string" calcext:value-type="string">
            <text:p>Perolândia</text:p>
          </table:table-cell>
          <table:table-cell table:style-name="ce3" office:value-type="string" calcext:value-type="string">
            <text:p>17º 31’ 43”</text:p>
          </table:table-cell>
          <table:table-cell table:formula="of:=MID([.C181];1;2)" office:value-type="string" office:string-value="17" calcext:value-type="string">
            <text:p>17</text:p>
          </table:table-cell>
          <table:table-cell table:style-name="ce3" table:formula="of:=MIDB([.C181];4;3)" office:value-type="string" office:string-value=" 31" calcext:value-type="string">
            <text:p><text:s/>31</text:p>
          </table:table-cell>
          <table:table-cell table:style-name="ce4" table:formula="of:=MIDB([.C181];8;3)" office:value-type="string" office:string-value=" 43" calcext:value-type="string">
            <text:p><text:s/>43</text:p>
          </table:table-cell>
          <table:table-cell table:formula="of:=-([.D181]+[.E181]/60+[.F181]/3600)" office:value-type="float" office:value="-17.5286111111111" calcext:value-type="float">
            <text:p>-17.528611111111</text:p>
          </table:table-cell>
          <table:table-cell/>
          <table:table-cell table:style-name="ce3" office:value-type="string" calcext:value-type="string">
            <text:p>52º 03’ 51”</text:p>
          </table:table-cell>
          <table:table-cell table:formula="of:=MID([.I181];1;2)" office:value-type="string" office:string-value="52" calcext:value-type="string">
            <text:p>52</text:p>
          </table:table-cell>
          <table:table-cell table:formula="of:=MIDB([.I181];4;3)" office:value-type="string" office:string-value=" 03" calcext:value-type="string">
            <text:p><text:s/>03</text:p>
          </table:table-cell>
          <table:table-cell table:formula="of:=MIDB([.I181];8;3)" office:value-type="string" office:string-value=" 51" calcext:value-type="string">
            <text:p><text:s/>51</text:p>
          </table:table-cell>
          <table:table-cell table:formula="of:=-([.J181]+[.K181]/60+[.L181]/3600)" office:value-type="float" office:value="-52.0641666666667" calcext:value-type="float">
            <text:p>-52.064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3" office:value-type="string" calcext:value-type="string">
            <text:p>Petrolina de Goiás</text:p>
          </table:table-cell>
          <table:table-cell table:style-name="ce3" office:value-type="string" calcext:value-type="string">
            <text:p>16º 05’ 42”</text:p>
          </table:table-cell>
          <table:table-cell table:formula="of:=MID([.C182];1;2)" office:value-type="string" office:string-value="16" calcext:value-type="string">
            <text:p>16</text:p>
          </table:table-cell>
          <table:table-cell table:style-name="ce3" table:formula="of:=MIDB([.C182];4;3)" office:value-type="string" office:string-value=" 05" calcext:value-type="string">
            <text:p><text:s/>05</text:p>
          </table:table-cell>
          <table:table-cell table:style-name="ce4" table:formula="of:=MIDB([.C182];8;3)" office:value-type="string" office:string-value=" 42" calcext:value-type="string">
            <text:p><text:s/>42</text:p>
          </table:table-cell>
          <table:table-cell table:formula="of:=-([.D182]+[.E182]/60+[.F182]/3600)" office:value-type="float" office:value="-16.095" calcext:value-type="float">
            <text:p>-16.095000000000</text:p>
          </table:table-cell>
          <table:table-cell/>
          <table:table-cell table:style-name="ce3" office:value-type="string" calcext:value-type="string">
            <text:p>49º 20’ 17”</text:p>
          </table:table-cell>
          <table:table-cell table:formula="of:=MID([.I182];1;2)" office:value-type="string" office:string-value="49" calcext:value-type="string">
            <text:p>49</text:p>
          </table:table-cell>
          <table:table-cell table:formula="of:=MIDB([.I182];4;3)" office:value-type="string" office:string-value=" 20" calcext:value-type="string">
            <text:p><text:s/>20</text:p>
          </table:table-cell>
          <table:table-cell table:formula="of:=MIDB([.I182];8;3)" office:value-type="string" office:string-value=" 17" calcext:value-type="string">
            <text:p><text:s/>17</text:p>
          </table:table-cell>
          <table:table-cell table:formula="of:=-([.J182]+[.K182]/60+[.L182]/3600)" office:value-type="float" office:value="-49.3380555555556" calcext:value-type="float">
            <text:p>-49.33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3" office:value-type="string" calcext:value-type="string">
            <text:p>Pilar de Goiás</text:p>
          </table:table-cell>
          <table:table-cell table:style-name="ce3" office:value-type="string" calcext:value-type="string">
            <text:p>14º 45’ 50”</text:p>
          </table:table-cell>
          <table:table-cell table:formula="of:=MID([.C183];1;2)" office:value-type="string" office:string-value="14" calcext:value-type="string">
            <text:p>14</text:p>
          </table:table-cell>
          <table:table-cell table:style-name="ce3" table:formula="of:=MIDB([.C183];4;3)" office:value-type="string" office:string-value=" 45" calcext:value-type="string">
            <text:p><text:s/>45</text:p>
          </table:table-cell>
          <table:table-cell table:style-name="ce4" table:formula="of:=MIDB([.C183];8;3)" office:value-type="string" office:string-value=" 50" calcext:value-type="string">
            <text:p><text:s/>50</text:p>
          </table:table-cell>
          <table:table-cell table:formula="of:=-([.D183]+[.E183]/60+[.F183]/3600)" office:value-type="float" office:value="-14.7638888888889" calcext:value-type="float">
            <text:p>-14.763888888889</text:p>
          </table:table-cell>
          <table:table-cell/>
          <table:table-cell table:style-name="ce3" office:value-type="string" calcext:value-type="string">
            <text:p>49º 34’ 42”</text:p>
          </table:table-cell>
          <table:table-cell table:formula="of:=MID([.I183];1;2)" office:value-type="string" office:string-value="49" calcext:value-type="string">
            <text:p>49</text:p>
          </table:table-cell>
          <table:table-cell table:formula="of:=MIDB([.I183];4;3)" office:value-type="string" office:string-value=" 34" calcext:value-type="string">
            <text:p><text:s/>34</text:p>
          </table:table-cell>
          <table:table-cell table:formula="of:=MIDB([.I183];8;3)" office:value-type="string" office:string-value=" 42" calcext:value-type="string">
            <text:p><text:s/>42</text:p>
          </table:table-cell>
          <table:table-cell table:formula="of:=-([.J183]+[.K183]/60+[.L183]/3600)" office:value-type="float" office:value="-49.5783333333333" calcext:value-type="float">
            <text:p>-49.578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3" office:value-type="string" calcext:value-type="string">
            <text:p>Piracanjuba</text:p>
          </table:table-cell>
          <table:table-cell table:style-name="ce3" office:value-type="string" calcext:value-type="string">
            <text:p>17º 18’ 10”</text:p>
          </table:table-cell>
          <table:table-cell table:formula="of:=MID([.C184];1;2)" office:value-type="string" office:string-value="17" calcext:value-type="string">
            <text:p>17</text:p>
          </table:table-cell>
          <table:table-cell table:style-name="ce3" table:formula="of:=MIDB([.C184];4;3)" office:value-type="string" office:string-value=" 18" calcext:value-type="string">
            <text:p><text:s/>18</text:p>
          </table:table-cell>
          <table:table-cell table:style-name="ce4" table:formula="of:=MIDB([.C184];8;3)" office:value-type="string" office:string-value=" 10" calcext:value-type="string">
            <text:p><text:s/>10</text:p>
          </table:table-cell>
          <table:table-cell table:formula="of:=-([.D184]+[.E184]/60+[.F184]/3600)" office:value-type="float" office:value="-17.3027777777778" calcext:value-type="float">
            <text:p>-17.302777777778</text:p>
          </table:table-cell>
          <table:table-cell/>
          <table:table-cell table:style-name="ce3" office:value-type="string" calcext:value-type="string">
            <text:p>49º 01’ 00”</text:p>
          </table:table-cell>
          <table:table-cell table:formula="of:=MID([.I184];1;2)" office:value-type="string" office:string-value="49" calcext:value-type="string">
            <text:p>49</text:p>
          </table:table-cell>
          <table:table-cell table:formula="of:=MIDB([.I184];4;3)" office:value-type="string" office:string-value=" 01" calcext:value-type="string">
            <text:p><text:s/>01</text:p>
          </table:table-cell>
          <table:table-cell table:formula="of:=MIDB([.I184];8;3)" office:value-type="string" office:string-value=" 00" calcext:value-type="string">
            <text:p><text:s/>00</text:p>
          </table:table-cell>
          <table:table-cell table:formula="of:=-([.J184]+[.K184]/60+[.L184]/3600)" office:value-type="float" office:value="-49.0166666666667" calcext:value-type="float">
            <text:p>-49.016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3" office:value-type="string" calcext:value-type="string">
            <text:p>Piranhas</text:p>
          </table:table-cell>
          <table:table-cell table:style-name="ce3" office:value-type="string" calcext:value-type="string">
            <text:p>16º 25’ 37”</text:p>
          </table:table-cell>
          <table:table-cell table:formula="of:=MID([.C185];1;2)" office:value-type="string" office:string-value="16" calcext:value-type="string">
            <text:p>16</text:p>
          </table:table-cell>
          <table:table-cell table:style-name="ce3" table:formula="of:=MIDB([.C185];4;3)" office:value-type="string" office:string-value=" 25" calcext:value-type="string">
            <text:p><text:s/>25</text:p>
          </table:table-cell>
          <table:table-cell table:style-name="ce4" table:formula="of:=MIDB([.C185];8;3)" office:value-type="string" office:string-value=" 37" calcext:value-type="string">
            <text:p><text:s/>37</text:p>
          </table:table-cell>
          <table:table-cell table:formula="of:=-([.D185]+[.E185]/60+[.F185]/3600)" office:value-type="float" office:value="-16.4269444444444" calcext:value-type="float">
            <text:p>-16.426944444445</text:p>
          </table:table-cell>
          <table:table-cell/>
          <table:table-cell table:style-name="ce3" office:value-type="string" calcext:value-type="string">
            <text:p>51º 49’ 20”</text:p>
          </table:table-cell>
          <table:table-cell table:formula="of:=MID([.I185];1;2)" office:value-type="string" office:string-value="51" calcext:value-type="string">
            <text:p>51</text:p>
          </table:table-cell>
          <table:table-cell table:formula="of:=MIDB([.I185];4;3)" office:value-type="string" office:string-value=" 49" calcext:value-type="string">
            <text:p><text:s/>49</text:p>
          </table:table-cell>
          <table:table-cell table:formula="of:=MIDB([.I185];8;3)" office:value-type="string" office:string-value=" 20" calcext:value-type="string">
            <text:p><text:s/>20</text:p>
          </table:table-cell>
          <table:table-cell table:formula="of:=-([.J185]+[.K185]/60+[.L185]/3600)" office:value-type="float" office:value="-51.8222222222222" calcext:value-type="float">
            <text:p>-51.822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3" office:value-type="string" calcext:value-type="string">
            <text:p>Pirenópolis</text:p>
          </table:table-cell>
          <table:table-cell table:style-name="ce3" office:value-type="string" calcext:value-type="string">
            <text:p>15º 51’ 09”</text:p>
          </table:table-cell>
          <table:table-cell table:formula="of:=MID([.C186];1;2)" office:value-type="string" office:string-value="15" calcext:value-type="string">
            <text:p>15</text:p>
          </table:table-cell>
          <table:table-cell table:style-name="ce3" table:formula="of:=MIDB([.C186];4;3)" office:value-type="string" office:string-value=" 51" calcext:value-type="string">
            <text:p><text:s/>51</text:p>
          </table:table-cell>
          <table:table-cell table:style-name="ce4" table:formula="of:=MIDB([.C186];8;3)" office:value-type="string" office:string-value=" 09" calcext:value-type="string">
            <text:p><text:s/>09</text:p>
          </table:table-cell>
          <table:table-cell table:formula="of:=-([.D186]+[.E186]/60+[.F186]/3600)" office:value-type="float" office:value="-15.8525" calcext:value-type="float">
            <text:p>-15.852500000000</text:p>
          </table:table-cell>
          <table:table-cell/>
          <table:table-cell table:style-name="ce3" office:value-type="string" calcext:value-type="string">
            <text:p>48º 57’ 33”</text:p>
          </table:table-cell>
          <table:table-cell table:formula="of:=MID([.I186];1;2)" office:value-type="string" office:string-value="48" calcext:value-type="string">
            <text:p>48</text:p>
          </table:table-cell>
          <table:table-cell table:formula="of:=MIDB([.I186];4;3)" office:value-type="string" office:string-value=" 57" calcext:value-type="string">
            <text:p><text:s/>57</text:p>
          </table:table-cell>
          <table:table-cell table:formula="of:=MIDB([.I186];8;3)" office:value-type="string" office:string-value=" 33" calcext:value-type="string">
            <text:p><text:s/>33</text:p>
          </table:table-cell>
          <table:table-cell table:formula="of:=-([.J186]+[.K186]/60+[.L186]/3600)" office:value-type="float" office:value="-48.9591666666667" calcext:value-type="float">
            <text:p>-48.959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3" office:value-type="string" calcext:value-type="string">
            <text:p>Pires do Rio</text:p>
          </table:table-cell>
          <table:table-cell table:style-name="ce3" office:value-type="string" calcext:value-type="string">
            <text:p>17º 17’ 59”</text:p>
          </table:table-cell>
          <table:table-cell table:formula="of:=MID([.C187];1;2)" office:value-type="string" office:string-value="17" calcext:value-type="string">
            <text:p>17</text:p>
          </table:table-cell>
          <table:table-cell table:style-name="ce3" table:formula="of:=MIDB([.C187];4;3)" office:value-type="string" office:string-value=" 17" calcext:value-type="string">
            <text:p><text:s/>17</text:p>
          </table:table-cell>
          <table:table-cell table:style-name="ce4" table:formula="of:=MIDB([.C187];8;3)" office:value-type="string" office:string-value=" 59" calcext:value-type="string">
            <text:p><text:s/>59</text:p>
          </table:table-cell>
          <table:table-cell table:formula="of:=-([.D187]+[.E187]/60+[.F187]/3600)" office:value-type="float" office:value="-17.2997222222222" calcext:value-type="float">
            <text:p>-17.299722222222</text:p>
          </table:table-cell>
          <table:table-cell/>
          <table:table-cell table:style-name="ce3" office:value-type="string" calcext:value-type="string">
            <text:p>48º 16’ 46”</text:p>
          </table:table-cell>
          <table:table-cell table:formula="of:=MID([.I187];1;2)" office:value-type="string" office:string-value="48" calcext:value-type="string">
            <text:p>48</text:p>
          </table:table-cell>
          <table:table-cell table:formula="of:=MIDB([.I187];4;3)" office:value-type="string" office:string-value=" 16" calcext:value-type="string">
            <text:p><text:s/>16</text:p>
          </table:table-cell>
          <table:table-cell table:formula="of:=MIDB([.I187];8;3)" office:value-type="string" office:string-value=" 46" calcext:value-type="string">
            <text:p><text:s/>46</text:p>
          </table:table-cell>
          <table:table-cell table:formula="of:=-([.J187]+[.K187]/60+[.L187]/3600)" office:value-type="float" office:value="-48.2794444444444" calcext:value-type="float">
            <text:p>-48.279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3" office:value-type="string" calcext:value-type="string">
            <text:p>Planaltina</text:p>
          </table:table-cell>
          <table:table-cell table:style-name="ce3" office:value-type="string" calcext:value-type="string">
            <text:p>15º 27’ 10”</text:p>
          </table:table-cell>
          <table:table-cell table:formula="of:=MID([.C188];1;2)" office:value-type="string" office:string-value="15" calcext:value-type="string">
            <text:p>15</text:p>
          </table:table-cell>
          <table:table-cell table:style-name="ce3" table:formula="of:=MIDB([.C188];4;3)" office:value-type="string" office:string-value=" 27" calcext:value-type="string">
            <text:p><text:s/>27</text:p>
          </table:table-cell>
          <table:table-cell table:style-name="ce4" table:formula="of:=MIDB([.C188];8;3)" office:value-type="string" office:string-value=" 10" calcext:value-type="string">
            <text:p><text:s/>10</text:p>
          </table:table-cell>
          <table:table-cell table:formula="of:=-([.D188]+[.E188]/60+[.F188]/3600)" office:value-type="float" office:value="-15.4527777777778" calcext:value-type="float">
            <text:p>-15.452777777778</text:p>
          </table:table-cell>
          <table:table-cell/>
          <table:table-cell table:style-name="ce3" office:value-type="string" calcext:value-type="string">
            <text:p>47º 36’ 51”</text:p>
          </table:table-cell>
          <table:table-cell table:formula="of:=MID([.I188];1;2)" office:value-type="string" office:string-value="47" calcext:value-type="string">
            <text:p>47</text:p>
          </table:table-cell>
          <table:table-cell table:formula="of:=MIDB([.I188];4;3)" office:value-type="string" office:string-value=" 36" calcext:value-type="string">
            <text:p><text:s/>36</text:p>
          </table:table-cell>
          <table:table-cell table:formula="of:=MIDB([.I188];8;3)" office:value-type="string" office:string-value=" 51" calcext:value-type="string">
            <text:p><text:s/>51</text:p>
          </table:table-cell>
          <table:table-cell table:formula="of:=-([.J188]+[.K188]/60+[.L188]/3600)" office:value-type="float" office:value="-47.6141666666667" calcext:value-type="float">
            <text:p>-47.614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3" office:value-type="string" calcext:value-type="string">
            <text:p>Pontalina</text:p>
          </table:table-cell>
          <table:table-cell table:style-name="ce3" office:value-type="string" calcext:value-type="string">
            <text:p>17º 31’ 30”</text:p>
          </table:table-cell>
          <table:table-cell table:formula="of:=MID([.C189];1;2)" office:value-type="string" office:string-value="17" calcext:value-type="string">
            <text:p>17</text:p>
          </table:table-cell>
          <table:table-cell table:style-name="ce3" table:formula="of:=MIDB([.C189];4;3)" office:value-type="string" office:string-value=" 31" calcext:value-type="string">
            <text:p><text:s/>31</text:p>
          </table:table-cell>
          <table:table-cell table:style-name="ce4" table:formula="of:=MIDB([.C189];8;3)" office:value-type="string" office:string-value=" 30" calcext:value-type="string">
            <text:p><text:s/>30</text:p>
          </table:table-cell>
          <table:table-cell table:formula="of:=-([.D189]+[.E189]/60+[.F189]/3600)" office:value-type="float" office:value="-17.525" calcext:value-type="float">
            <text:p>-17.525000000000</text:p>
          </table:table-cell>
          <table:table-cell/>
          <table:table-cell table:style-name="ce3" office:value-type="string" calcext:value-type="string">
            <text:p>49º 26’ 50”</text:p>
          </table:table-cell>
          <table:table-cell table:formula="of:=MID([.I189];1;2)" office:value-type="string" office:string-value="49" calcext:value-type="string">
            <text:p>49</text:p>
          </table:table-cell>
          <table:table-cell table:formula="of:=MIDB([.I189];4;3)" office:value-type="string" office:string-value=" 26" calcext:value-type="string">
            <text:p><text:s/>26</text:p>
          </table:table-cell>
          <table:table-cell table:formula="of:=MIDB([.I189];8;3)" office:value-type="string" office:string-value=" 50" calcext:value-type="string">
            <text:p><text:s/>50</text:p>
          </table:table-cell>
          <table:table-cell table:formula="of:=-([.J189]+[.K189]/60+[.L189]/3600)" office:value-type="float" office:value="-49.4472222222222" calcext:value-type="float">
            <text:p>-49.447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3" office:value-type="string" calcext:value-type="string">
            <text:p>Porangatu</text:p>
          </table:table-cell>
          <table:table-cell table:style-name="ce3" office:value-type="string" calcext:value-type="string">
            <text:p>13º 26’ 27”</text:p>
          </table:table-cell>
          <table:table-cell table:formula="of:=MID([.C190];1;2)" office:value-type="string" office:string-value="13" calcext:value-type="string">
            <text:p>13</text:p>
          </table:table-cell>
          <table:table-cell table:style-name="ce3" table:formula="of:=MIDB([.C190];4;3)" office:value-type="string" office:string-value=" 26" calcext:value-type="string">
            <text:p><text:s/>26</text:p>
          </table:table-cell>
          <table:table-cell table:style-name="ce4" table:formula="of:=MIDB([.C190];8;3)" office:value-type="string" office:string-value=" 27" calcext:value-type="string">
            <text:p><text:s/>27</text:p>
          </table:table-cell>
          <table:table-cell table:formula="of:=-([.D190]+[.E190]/60+[.F190]/3600)" office:value-type="float" office:value="-13.4408333333333" calcext:value-type="float">
            <text:p>-13.440833333333</text:p>
          </table:table-cell>
          <table:table-cell/>
          <table:table-cell table:style-name="ce3" office:value-type="string" calcext:value-type="string">
            <text:p>49º 08’ 55”</text:p>
          </table:table-cell>
          <table:table-cell table:formula="of:=MID([.I190];1;2)" office:value-type="string" office:string-value="49" calcext:value-type="string">
            <text:p>49</text:p>
          </table:table-cell>
          <table:table-cell table:formula="of:=MIDB([.I190];4;3)" office:value-type="string" office:string-value=" 08" calcext:value-type="string">
            <text:p><text:s/>08</text:p>
          </table:table-cell>
          <table:table-cell table:formula="of:=MIDB([.I190];8;3)" office:value-type="string" office:string-value=" 55" calcext:value-type="string">
            <text:p><text:s/>55</text:p>
          </table:table-cell>
          <table:table-cell table:formula="of:=-([.J190]+[.K190]/60+[.L190]/3600)" office:value-type="float" office:value="-49.1486111111111" calcext:value-type="float">
            <text:p>-49.148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3" office:value-type="string" calcext:value-type="string">
            <text:p>Porteirão</text:p>
          </table:table-cell>
          <table:table-cell table:style-name="ce3" office:value-type="string" calcext:value-type="string">
            <text:p>17º 48’ 55”</text:p>
          </table:table-cell>
          <table:table-cell table:formula="of:=MID([.C191];1;2)" office:value-type="string" office:string-value="17" calcext:value-type="string">
            <text:p>17</text:p>
          </table:table-cell>
          <table:table-cell table:style-name="ce3" table:formula="of:=MIDB([.C191];4;3)" office:value-type="string" office:string-value=" 48" calcext:value-type="string">
            <text:p><text:s/>48</text:p>
          </table:table-cell>
          <table:table-cell table:style-name="ce4" table:formula="of:=MIDB([.C191];8;3)" office:value-type="string" office:string-value=" 55" calcext:value-type="string">
            <text:p><text:s/>55</text:p>
          </table:table-cell>
          <table:table-cell table:formula="of:=-([.D191]+[.E191]/60+[.F191]/3600)" office:value-type="float" office:value="-17.8152777777778" calcext:value-type="float">
            <text:p>-17.815277777778</text:p>
          </table:table-cell>
          <table:table-cell/>
          <table:table-cell table:style-name="ce3" office:value-type="string" calcext:value-type="string">
            <text:p>50º 09’ 49”</text:p>
          </table:table-cell>
          <table:table-cell table:formula="of:=MID([.I191];1;2)" office:value-type="string" office:string-value="50" calcext:value-type="string">
            <text:p>50</text:p>
          </table:table-cell>
          <table:table-cell table:formula="of:=MIDB([.I191];4;3)" office:value-type="string" office:string-value=" 09" calcext:value-type="string">
            <text:p><text:s/>09</text:p>
          </table:table-cell>
          <table:table-cell table:formula="of:=MIDB([.I191];8;3)" office:value-type="string" office:string-value=" 49" calcext:value-type="string">
            <text:p><text:s/>49</text:p>
          </table:table-cell>
          <table:table-cell table:formula="of:=-([.J191]+[.K191]/60+[.L191]/3600)" office:value-type="float" office:value="-50.1636111111111" calcext:value-type="float">
            <text:p>-50.163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3" office:value-type="string" calcext:value-type="string">
            <text:p>Portelândia</text:p>
          </table:table-cell>
          <table:table-cell table:style-name="ce3" office:value-type="string" calcext:value-type="string">
            <text:p>17º 21’ 13”</text:p>
          </table:table-cell>
          <table:table-cell table:formula="of:=MID([.C192];1;2)" office:value-type="string" office:string-value="17" calcext:value-type="string">
            <text:p>17</text:p>
          </table:table-cell>
          <table:table-cell table:style-name="ce3" table:formula="of:=MIDB([.C192];4;3)" office:value-type="string" office:string-value=" 21" calcext:value-type="string">
            <text:p><text:s/>21</text:p>
          </table:table-cell>
          <table:table-cell table:style-name="ce4" table:formula="of:=MIDB([.C192];8;3)" office:value-type="string" office:string-value=" 13" calcext:value-type="string">
            <text:p><text:s/>13</text:p>
          </table:table-cell>
          <table:table-cell table:formula="of:=-([.D192]+[.E192]/60+[.F192]/3600)" office:value-type="float" office:value="-17.3536111111111" calcext:value-type="float">
            <text:p>-17.353611111111</text:p>
          </table:table-cell>
          <table:table-cell/>
          <table:table-cell table:style-name="ce3" office:value-type="string" calcext:value-type="string">
            <text:p>52º 40’ 43”</text:p>
          </table:table-cell>
          <table:table-cell table:formula="of:=MID([.I192];1;2)" office:value-type="string" office:string-value="52" calcext:value-type="string">
            <text:p>52</text:p>
          </table:table-cell>
          <table:table-cell table:formula="of:=MIDB([.I192];4;3)" office:value-type="string" office:string-value=" 40" calcext:value-type="string">
            <text:p><text:s/>40</text:p>
          </table:table-cell>
          <table:table-cell table:formula="of:=MIDB([.I192];8;3)" office:value-type="string" office:string-value=" 43" calcext:value-type="string">
            <text:p><text:s/>43</text:p>
          </table:table-cell>
          <table:table-cell table:formula="of:=-([.J192]+[.K192]/60+[.L192]/3600)" office:value-type="float" office:value="-52.6786111111111" calcext:value-type="float">
            <text:p>-52.678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3" office:value-type="string" calcext:value-type="string">
            <text:p>Posse</text:p>
          </table:table-cell>
          <table:table-cell table:style-name="ce3" office:value-type="string" calcext:value-type="string">
            <text:p>14º 05’ 35”</text:p>
          </table:table-cell>
          <table:table-cell table:formula="of:=MID([.C193];1;2)" office:value-type="string" office:string-value="14" calcext:value-type="string">
            <text:p>14</text:p>
          </table:table-cell>
          <table:table-cell table:style-name="ce3" table:formula="of:=MIDB([.C193];4;3)" office:value-type="string" office:string-value=" 05" calcext:value-type="string">
            <text:p><text:s/>05</text:p>
          </table:table-cell>
          <table:table-cell table:style-name="ce4" table:formula="of:=MIDB([.C193];8;3)" office:value-type="string" office:string-value=" 35" calcext:value-type="string">
            <text:p><text:s/>35</text:p>
          </table:table-cell>
          <table:table-cell table:formula="of:=-([.D193]+[.E193]/60+[.F193]/3600)" office:value-type="float" office:value="-14.0930555555556" calcext:value-type="float">
            <text:p>-14.093055555556</text:p>
          </table:table-cell>
          <table:table-cell/>
          <table:table-cell table:style-name="ce3" office:value-type="string" calcext:value-type="string">
            <text:p>46º 22’ 10“</text:p>
          </table:table-cell>
          <table:table-cell table:formula="of:=MID([.I193];1;2)" office:value-type="string" office:string-value="46" calcext:value-type="string">
            <text:p>46</text:p>
          </table:table-cell>
          <table:table-cell table:formula="of:=MIDB([.I193];4;3)" office:value-type="string" office:string-value=" 22" calcext:value-type="string">
            <text:p><text:s/>22</text:p>
          </table:table-cell>
          <table:table-cell table:formula="of:=MIDB([.I193];8;3)" office:value-type="string" office:string-value=" 10" calcext:value-type="string">
            <text:p><text:s/>10</text:p>
          </table:table-cell>
          <table:table-cell table:formula="of:=-([.J193]+[.K193]/60+[.L193]/3600)" office:value-type="float" office:value="-46.3694444444444" calcext:value-type="float">
            <text:p>-46.369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3" office:value-type="string" calcext:value-type="string">
            <text:p>Professor Jamil</text:p>
          </table:table-cell>
          <table:table-cell table:style-name="ce3" office:value-type="string" calcext:value-type="string">
            <text:p>17º 14’ 55”</text:p>
          </table:table-cell>
          <table:table-cell table:formula="of:=MID([.C194];1;2)" office:value-type="string" office:string-value="17" calcext:value-type="string">
            <text:p>17</text:p>
          </table:table-cell>
          <table:table-cell table:style-name="ce3" table:formula="of:=MIDB([.C194];4;3)" office:value-type="string" office:string-value=" 14" calcext:value-type="string">
            <text:p><text:s/>14</text:p>
          </table:table-cell>
          <table:table-cell table:style-name="ce4" table:formula="of:=MIDB([.C194];8;3)" office:value-type="string" office:string-value=" 55" calcext:value-type="string">
            <text:p><text:s/>55</text:p>
          </table:table-cell>
          <table:table-cell table:formula="of:=-([.D194]+[.E194]/60+[.F194]/3600)" office:value-type="float" office:value="-17.2486111111111" calcext:value-type="float">
            <text:p>-17.248611111111</text:p>
          </table:table-cell>
          <table:table-cell/>
          <table:table-cell table:style-name="ce3" office:value-type="string" calcext:value-type="string">
            <text:p>49º 14’ 30”</text:p>
          </table:table-cell>
          <table:table-cell table:formula="of:=MID([.I194];1;2)" office:value-type="string" office:string-value="49" calcext:value-type="string">
            <text:p>49</text:p>
          </table:table-cell>
          <table:table-cell table:formula="of:=MIDB([.I194];4;3)" office:value-type="string" office:string-value=" 14" calcext:value-type="string">
            <text:p><text:s/>14</text:p>
          </table:table-cell>
          <table:table-cell table:formula="of:=MIDB([.I194];8;3)" office:value-type="string" office:string-value=" 30" calcext:value-type="string">
            <text:p><text:s/>30</text:p>
          </table:table-cell>
          <table:table-cell table:formula="of:=-([.J194]+[.K194]/60+[.L194]/3600)" office:value-type="float" office:value="-49.2416666666667" calcext:value-type="float">
            <text:p>-49.24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Quirinópolis</text:p>
          </table:table-cell>
          <table:table-cell table:style-name="ce3" office:value-type="string" calcext:value-type="string">
            <text:p>18º 26’ 54”</text:p>
          </table:table-cell>
          <table:table-cell table:formula="of:=MID([.C195];1;2)" office:value-type="string" office:string-value="18" calcext:value-type="string">
            <text:p>18</text:p>
          </table:table-cell>
          <table:table-cell table:style-name="ce3" table:formula="of:=MIDB([.C195];4;3)" office:value-type="string" office:string-value=" 26" calcext:value-type="string">
            <text:p><text:s/>26</text:p>
          </table:table-cell>
          <table:table-cell table:style-name="ce4" table:formula="of:=MIDB([.C195];8;3)" office:value-type="string" office:string-value=" 54" calcext:value-type="string">
            <text:p><text:s/>54</text:p>
          </table:table-cell>
          <table:table-cell table:formula="of:=-([.D195]+[.E195]/60+[.F195]/3600)" office:value-type="float" office:value="-18.4483333333333" calcext:value-type="float">
            <text:p>-18.448333333333</text:p>
          </table:table-cell>
          <table:table-cell/>
          <table:table-cell table:style-name="ce3" office:value-type="string" calcext:value-type="string">
            <text:p>50º 27’ 06”</text:p>
          </table:table-cell>
          <table:table-cell table:formula="of:=MID([.I195];1;2)" office:value-type="string" office:string-value="50" calcext:value-type="string">
            <text:p>50</text:p>
          </table:table-cell>
          <table:table-cell table:formula="of:=MIDB([.I195];4;3)" office:value-type="string" office:string-value=" 27" calcext:value-type="string">
            <text:p><text:s/>27</text:p>
          </table:table-cell>
          <table:table-cell table:formula="of:=MIDB([.I195];8;3)" office:value-type="string" office:string-value=" 06" calcext:value-type="string">
            <text:p><text:s/>06</text:p>
          </table:table-cell>
          <table:table-cell table:formula="of:=-([.J195]+[.K195]/60+[.L195]/3600)" office:value-type="float" office:value="-50.4516666666667" calcext:value-type="float">
            <text:p>-50.45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3" office:value-type="string" calcext:value-type="string">
            <text:p>Rialma</text:p>
          </table:table-cell>
          <table:table-cell table:style-name="ce3" office:value-type="string" calcext:value-type="string">
            <text:p>15º 18’ 54”</text:p>
          </table:table-cell>
          <table:table-cell table:formula="of:=MID([.C196];1;2)" office:value-type="string" office:string-value="15" calcext:value-type="string">
            <text:p>15</text:p>
          </table:table-cell>
          <table:table-cell table:style-name="ce3" table:formula="of:=MIDB([.C196];4;3)" office:value-type="string" office:string-value=" 18" calcext:value-type="string">
            <text:p><text:s/>18</text:p>
          </table:table-cell>
          <table:table-cell table:style-name="ce4" table:formula="of:=MIDB([.C196];8;3)" office:value-type="string" office:string-value=" 54" calcext:value-type="string">
            <text:p><text:s/>54</text:p>
          </table:table-cell>
          <table:table-cell table:formula="of:=-([.D196]+[.E196]/60+[.F196]/3600)" office:value-type="float" office:value="-15.315" calcext:value-type="float">
            <text:p>-15.315000000000</text:p>
          </table:table-cell>
          <table:table-cell/>
          <table:table-cell table:style-name="ce3" office:value-type="string" calcext:value-type="string">
            <text:p>49º 35’ 04”</text:p>
          </table:table-cell>
          <table:table-cell table:formula="of:=MID([.I196];1;2)" office:value-type="string" office:string-value="49" calcext:value-type="string">
            <text:p>49</text:p>
          </table:table-cell>
          <table:table-cell table:formula="of:=MIDB([.I196];4;3)" office:value-type="string" office:string-value=" 35" calcext:value-type="string">
            <text:p><text:s/>35</text:p>
          </table:table-cell>
          <table:table-cell table:formula="of:=MIDB([.I196];8;3)" office:value-type="string" office:string-value=" 04" calcext:value-type="string">
            <text:p><text:s/>04</text:p>
          </table:table-cell>
          <table:table-cell table:formula="of:=-([.J196]+[.K196]/60+[.L196]/3600)" office:value-type="float" office:value="-49.5844444444444" calcext:value-type="float">
            <text:p>-49.584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Rianápolis</text:p>
          </table:table-cell>
          <table:table-cell table:style-name="ce3" office:value-type="string" calcext:value-type="string">
            <text:p>15º 26’ 49”</text:p>
          </table:table-cell>
          <table:table-cell table:formula="of:=MID([.C197];1;2)" office:value-type="string" office:string-value="15" calcext:value-type="string">
            <text:p>15</text:p>
          </table:table-cell>
          <table:table-cell table:style-name="ce3" table:formula="of:=MIDB([.C197];4;3)" office:value-type="string" office:string-value=" 26" calcext:value-type="string">
            <text:p><text:s/>26</text:p>
          </table:table-cell>
          <table:table-cell table:style-name="ce4" table:formula="of:=MIDB([.C197];8;3)" office:value-type="string" office:string-value=" 49" calcext:value-type="string">
            <text:p><text:s/>49</text:p>
          </table:table-cell>
          <table:table-cell table:formula="of:=-([.D197]+[.E197]/60+[.F197]/3600)" office:value-type="float" office:value="-15.4469444444444" calcext:value-type="float">
            <text:p>-15.446944444445</text:p>
          </table:table-cell>
          <table:table-cell/>
          <table:table-cell table:style-name="ce3" office:value-type="string" calcext:value-type="string">
            <text:p>49º 30’ 36”</text:p>
          </table:table-cell>
          <table:table-cell table:formula="of:=MID([.I197];1;2)" office:value-type="string" office:string-value="49" calcext:value-type="string">
            <text:p>49</text:p>
          </table:table-cell>
          <table:table-cell table:formula="of:=MIDB([.I197];4;3)" office:value-type="string" office:string-value=" 30" calcext:value-type="string">
            <text:p><text:s/>30</text:p>
          </table:table-cell>
          <table:table-cell table:formula="of:=MIDB([.I197];8;3)" office:value-type="string" office:string-value=" 36" calcext:value-type="string">
            <text:p><text:s/>36</text:p>
          </table:table-cell>
          <table:table-cell table:formula="of:=-([.J197]+[.K197]/60+[.L197]/3600)" office:value-type="float" office:value="-49.51" calcext:value-type="float">
            <text:p>-49.510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Rio Quente</text:p>
          </table:table-cell>
          <table:table-cell table:style-name="ce3" office:value-type="string" calcext:value-type="string">
            <text:p>17º 46’ 27”</text:p>
          </table:table-cell>
          <table:table-cell table:formula="of:=MID([.C198];1;2)" office:value-type="string" office:string-value="17" calcext:value-type="string">
            <text:p>17</text:p>
          </table:table-cell>
          <table:table-cell table:style-name="ce3" table:formula="of:=MIDB([.C198];4;3)" office:value-type="string" office:string-value=" 46" calcext:value-type="string">
            <text:p><text:s/>46</text:p>
          </table:table-cell>
          <table:table-cell table:style-name="ce4" table:formula="of:=MIDB([.C198];8;3)" office:value-type="string" office:string-value=" 27" calcext:value-type="string">
            <text:p><text:s/>27</text:p>
          </table:table-cell>
          <table:table-cell table:formula="of:=-([.D198]+[.E198]/60+[.F198]/3600)" office:value-type="float" office:value="-17.7741666666667" calcext:value-type="float">
            <text:p>-17.774166666667</text:p>
          </table:table-cell>
          <table:table-cell/>
          <table:table-cell table:style-name="ce3" office:value-type="string" calcext:value-type="string">
            <text:p>48º 46’ 21”</text:p>
          </table:table-cell>
          <table:table-cell table:formula="of:=MID([.I198];1;2)" office:value-type="string" office:string-value="48" calcext:value-type="string">
            <text:p>48</text:p>
          </table:table-cell>
          <table:table-cell table:formula="of:=MIDB([.I198];4;3)" office:value-type="string" office:string-value=" 46" calcext:value-type="string">
            <text:p><text:s/>46</text:p>
          </table:table-cell>
          <table:table-cell table:formula="of:=MIDB([.I198];8;3)" office:value-type="string" office:string-value=" 21" calcext:value-type="string">
            <text:p><text:s/>21</text:p>
          </table:table-cell>
          <table:table-cell table:formula="of:=-([.J198]+[.K198]/60+[.L198]/3600)" office:value-type="float" office:value="-48.7725" calcext:value-type="float">
            <text:p>-48.7725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Rio Verde</text:p>
          </table:table-cell>
          <table:table-cell table:style-name="ce3" office:value-type="string" calcext:value-type="string">
            <text:p>17º 47’ 53”</text:p>
          </table:table-cell>
          <table:table-cell table:formula="of:=MID([.C199];1;2)" office:value-type="string" office:string-value="17" calcext:value-type="string">
            <text:p>17</text:p>
          </table:table-cell>
          <table:table-cell table:style-name="ce3" table:formula="of:=MIDB([.C199];4;3)" office:value-type="string" office:string-value=" 47" calcext:value-type="string">
            <text:p><text:s/>47</text:p>
          </table:table-cell>
          <table:table-cell table:style-name="ce4" table:formula="of:=MIDB([.C199];8;3)" office:value-type="string" office:string-value=" 53" calcext:value-type="string">
            <text:p><text:s/>53</text:p>
          </table:table-cell>
          <table:table-cell table:formula="of:=-([.D199]+[.E199]/60+[.F199]/3600)" office:value-type="float" office:value="-17.7980555555556" calcext:value-type="float">
            <text:p>-17.798055555556</text:p>
          </table:table-cell>
          <table:table-cell/>
          <table:table-cell table:style-name="ce3" office:value-type="string" calcext:value-type="string">
            <text:p>50º 55’ 41”</text:p>
          </table:table-cell>
          <table:table-cell table:formula="of:=MID([.I199];1;2)" office:value-type="string" office:string-value="50" calcext:value-type="string">
            <text:p>50</text:p>
          </table:table-cell>
          <table:table-cell table:formula="of:=MIDB([.I199];4;3)" office:value-type="string" office:string-value=" 55" calcext:value-type="string">
            <text:p><text:s/>55</text:p>
          </table:table-cell>
          <table:table-cell table:formula="of:=MIDB([.I199];8;3)" office:value-type="string" office:string-value=" 41" calcext:value-type="string">
            <text:p><text:s/>41</text:p>
          </table:table-cell>
          <table:table-cell table:formula="of:=-([.J199]+[.K199]/60+[.L199]/3600)" office:value-type="float" office:value="-50.9280555555556" calcext:value-type="float">
            <text:p>-50.92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3" office:value-type="string" calcext:value-type="string">
            <text:p>Rubiataba</text:p>
          </table:table-cell>
          <table:table-cell table:style-name="ce3" office:value-type="string" calcext:value-type="string">
            <text:p>15º 09’ 52”</text:p>
          </table:table-cell>
          <table:table-cell table:formula="of:=MID([.C200];1;2)" office:value-type="string" office:string-value="15" calcext:value-type="string">
            <text:p>15</text:p>
          </table:table-cell>
          <table:table-cell table:style-name="ce3" table:formula="of:=MIDB([.C200];4;3)" office:value-type="string" office:string-value=" 09" calcext:value-type="string">
            <text:p><text:s/>09</text:p>
          </table:table-cell>
          <table:table-cell table:style-name="ce4" table:formula="of:=MIDB([.C200];8;3)" office:value-type="string" office:string-value=" 52" calcext:value-type="string">
            <text:p><text:s/>52</text:p>
          </table:table-cell>
          <table:table-cell table:formula="of:=-([.D200]+[.E200]/60+[.F200]/3600)" office:value-type="float" office:value="-15.1644444444444" calcext:value-type="float">
            <text:p>-15.164444444445</text:p>
          </table:table-cell>
          <table:table-cell/>
          <table:table-cell table:style-name="ce3" office:value-type="string" calcext:value-type="string">
            <text:p>49º 48’ 12”</text:p>
          </table:table-cell>
          <table:table-cell table:formula="of:=MID([.I200];1;2)" office:value-type="string" office:string-value="49" calcext:value-type="string">
            <text:p>49</text:p>
          </table:table-cell>
          <table:table-cell table:formula="of:=MIDB([.I200];4;3)" office:value-type="string" office:string-value=" 48" calcext:value-type="string">
            <text:p><text:s/>48</text:p>
          </table:table-cell>
          <table:table-cell table:formula="of:=MIDB([.I200];8;3)" office:value-type="string" office:string-value=" 12" calcext:value-type="string">
            <text:p><text:s/>12</text:p>
          </table:table-cell>
          <table:table-cell table:formula="of:=-([.J200]+[.K200]/60+[.L200]/3600)" office:value-type="float" office:value="-49.8033333333333" calcext:value-type="float">
            <text:p>-49.803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Sanclerlândia</text:p>
          </table:table-cell>
          <table:table-cell table:style-name="ce3" office:value-type="string" calcext:value-type="string">
            <text:p>16º 11’ 51”</text:p>
          </table:table-cell>
          <table:table-cell table:formula="of:=MID([.C201];1;2)" office:value-type="string" office:string-value="16" calcext:value-type="string">
            <text:p>16</text:p>
          </table:table-cell>
          <table:table-cell table:style-name="ce3" table:formula="of:=MIDB([.C201];4;3)" office:value-type="string" office:string-value=" 11" calcext:value-type="string">
            <text:p><text:s/>11</text:p>
          </table:table-cell>
          <table:table-cell table:style-name="ce4" table:formula="of:=MIDB([.C201];8;3)" office:value-type="string" office:string-value=" 51" calcext:value-type="string">
            <text:p><text:s/>51</text:p>
          </table:table-cell>
          <table:table-cell table:formula="of:=-([.D201]+[.E201]/60+[.F201]/3600)" office:value-type="float" office:value="-16.1975" calcext:value-type="float">
            <text:p>-16.197500000000</text:p>
          </table:table-cell>
          <table:table-cell/>
          <table:table-cell table:style-name="ce3" office:value-type="string" calcext:value-type="string">
            <text:p>50º 18’ 52”</text:p>
          </table:table-cell>
          <table:table-cell table:formula="of:=MID([.I201];1;2)" office:value-type="string" office:string-value="50" calcext:value-type="string">
            <text:p>50</text:p>
          </table:table-cell>
          <table:table-cell table:formula="of:=MIDB([.I201];4;3)" office:value-type="string" office:string-value=" 18" calcext:value-type="string">
            <text:p><text:s/>18</text:p>
          </table:table-cell>
          <table:table-cell table:formula="of:=MIDB([.I201];8;3)" office:value-type="string" office:string-value=" 52" calcext:value-type="string">
            <text:p><text:s/>52</text:p>
          </table:table-cell>
          <table:table-cell table:formula="of:=-([.J201]+[.K201]/60+[.L201]/3600)" office:value-type="float" office:value="-50.3144444444444" calcext:value-type="float">
            <text:p>-50.314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3" office:value-type="string" calcext:value-type="string">
            <text:p>Santa Bárbara de Goiás</text:p>
          </table:table-cell>
          <table:table-cell table:style-name="ce3" office:value-type="string" calcext:value-type="string">
            <text:p>16º 34’ 26”</text:p>
          </table:table-cell>
          <table:table-cell table:formula="of:=MID([.C202];1;2)" office:value-type="string" office:string-value="16" calcext:value-type="string">
            <text:p>16</text:p>
          </table:table-cell>
          <table:table-cell table:style-name="ce3" table:formula="of:=MIDB([.C202];4;3)" office:value-type="string" office:string-value=" 34" calcext:value-type="string">
            <text:p><text:s/>34</text:p>
          </table:table-cell>
          <table:table-cell table:style-name="ce4" table:formula="of:=MIDB([.C202];8;3)" office:value-type="string" office:string-value=" 26" calcext:value-type="string">
            <text:p><text:s/>26</text:p>
          </table:table-cell>
          <table:table-cell table:formula="of:=-([.D202]+[.E202]/60+[.F202]/3600)" office:value-type="float" office:value="-16.5738888888889" calcext:value-type="float">
            <text:p>-16.573888888889</text:p>
          </table:table-cell>
          <table:table-cell/>
          <table:table-cell table:style-name="ce3" office:value-type="string" calcext:value-type="string">
            <text:p>49º 41’ 40”</text:p>
          </table:table-cell>
          <table:table-cell table:formula="of:=MID([.I202];1;2)" office:value-type="string" office:string-value="49" calcext:value-type="string">
            <text:p>49</text:p>
          </table:table-cell>
          <table:table-cell table:formula="of:=MIDB([.I202];4;3)" office:value-type="string" office:string-value=" 41" calcext:value-type="string">
            <text:p><text:s/>41</text:p>
          </table:table-cell>
          <table:table-cell table:formula="of:=MIDB([.I202];8;3)" office:value-type="string" office:string-value=" 40" calcext:value-type="string">
            <text:p><text:s/>40</text:p>
          </table:table-cell>
          <table:table-cell table:formula="of:=-([.J202]+[.K202]/60+[.L202]/3600)" office:value-type="float" office:value="-49.6944444444444" calcext:value-type="float">
            <text:p>-49.694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Santa Cruz de Goiás</text:p>
          </table:table-cell>
          <table:table-cell table:style-name="ce3" office:value-type="string" calcext:value-type="string">
            <text:p>17º 18’ 57”</text:p>
          </table:table-cell>
          <table:table-cell table:formula="of:=MID([.C203];1;2)" office:value-type="string" office:string-value="17" calcext:value-type="string">
            <text:p>17</text:p>
          </table:table-cell>
          <table:table-cell table:style-name="ce3" table:formula="of:=MIDB([.C203];4;3)" office:value-type="string" office:string-value=" 18" calcext:value-type="string">
            <text:p><text:s/>18</text:p>
          </table:table-cell>
          <table:table-cell table:style-name="ce4" table:formula="of:=MIDB([.C203];8;3)" office:value-type="string" office:string-value=" 57" calcext:value-type="string">
            <text:p><text:s/>57</text:p>
          </table:table-cell>
          <table:table-cell table:formula="of:=-([.D203]+[.E203]/60+[.F203]/3600)" office:value-type="float" office:value="-17.3158333333333" calcext:value-type="float">
            <text:p>-17.315833333333</text:p>
          </table:table-cell>
          <table:table-cell/>
          <table:table-cell table:style-name="ce3" office:value-type="string" calcext:value-type="string">
            <text:p>48º 28’ 54”</text:p>
          </table:table-cell>
          <table:table-cell table:formula="of:=MID([.I203];1;2)" office:value-type="string" office:string-value="48" calcext:value-type="string">
            <text:p>48</text:p>
          </table:table-cell>
          <table:table-cell table:formula="of:=MIDB([.I203];4;3)" office:value-type="string" office:string-value=" 28" calcext:value-type="string">
            <text:p><text:s/>28</text:p>
          </table:table-cell>
          <table:table-cell table:formula="of:=MIDB([.I203];8;3)" office:value-type="string" office:string-value=" 54" calcext:value-type="string">
            <text:p><text:s/>54</text:p>
          </table:table-cell>
          <table:table-cell table:formula="of:=-([.J203]+[.K203]/60+[.L203]/3600)" office:value-type="float" office:value="-48.4816666666667" calcext:value-type="float">
            <text:p>-48.48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Santa Fé de Goiás</text:p>
          </table:table-cell>
          <table:table-cell table:style-name="ce3" office:value-type="string" calcext:value-type="string">
            <text:p>15º 46’ 09”</text:p>
          </table:table-cell>
          <table:table-cell table:formula="of:=MID([.C204];1;2)" office:value-type="string" office:string-value="15" calcext:value-type="string">
            <text:p>15</text:p>
          </table:table-cell>
          <table:table-cell table:style-name="ce3" table:formula="of:=MIDB([.C204];4;3)" office:value-type="string" office:string-value=" 46" calcext:value-type="string">
            <text:p><text:s/>46</text:p>
          </table:table-cell>
          <table:table-cell table:style-name="ce4" table:formula="of:=MIDB([.C204];8;3)" office:value-type="string" office:string-value=" 09" calcext:value-type="string">
            <text:p><text:s/>09</text:p>
          </table:table-cell>
          <table:table-cell table:formula="of:=-([.D204]+[.E204]/60+[.F204]/3600)" office:value-type="float" office:value="-15.7691666666667" calcext:value-type="float">
            <text:p>-15.769166666667</text:p>
          </table:table-cell>
          <table:table-cell/>
          <table:table-cell table:style-name="ce3" office:value-type="string" calcext:value-type="string">
            <text:p>51º 06’ 20”</text:p>
          </table:table-cell>
          <table:table-cell table:formula="of:=MID([.I204];1;2)" office:value-type="string" office:string-value="51" calcext:value-type="string">
            <text:p>51</text:p>
          </table:table-cell>
          <table:table-cell table:formula="of:=MIDB([.I204];4;3)" office:value-type="string" office:string-value=" 06" calcext:value-type="string">
            <text:p><text:s/>06</text:p>
          </table:table-cell>
          <table:table-cell table:formula="of:=MIDB([.I204];8;3)" office:value-type="string" office:string-value=" 20" calcext:value-type="string">
            <text:p><text:s/>20</text:p>
          </table:table-cell>
          <table:table-cell table:formula="of:=-([.J204]+[.K204]/60+[.L204]/3600)" office:value-type="float" office:value="-51.1055555555556" calcext:value-type="float">
            <text:p>-51.1055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Santa Helena de Goiás</text:p>
          </table:table-cell>
          <table:table-cell table:style-name="ce3" office:value-type="string" calcext:value-type="string">
            <text:p>17º 48’ 49”</text:p>
          </table:table-cell>
          <table:table-cell table:formula="of:=MID([.C205];1;2)" office:value-type="string" office:string-value="17" calcext:value-type="string">
            <text:p>17</text:p>
          </table:table-cell>
          <table:table-cell table:style-name="ce3" table:formula="of:=MIDB([.C205];4;3)" office:value-type="string" office:string-value=" 48" calcext:value-type="string">
            <text:p><text:s/>48</text:p>
          </table:table-cell>
          <table:table-cell table:style-name="ce4" table:formula="of:=MIDB([.C205];8;3)" office:value-type="string" office:string-value=" 49" calcext:value-type="string">
            <text:p><text:s/>49</text:p>
          </table:table-cell>
          <table:table-cell table:formula="of:=-([.D205]+[.E205]/60+[.F205]/3600)" office:value-type="float" office:value="-17.8136111111111" calcext:value-type="float">
            <text:p>-17.813611111111</text:p>
          </table:table-cell>
          <table:table-cell/>
          <table:table-cell table:style-name="ce3" office:value-type="string" calcext:value-type="string">
            <text:p>50º 35’ 49”</text:p>
          </table:table-cell>
          <table:table-cell table:formula="of:=MID([.I205];1;2)" office:value-type="string" office:string-value="50" calcext:value-type="string">
            <text:p>50</text:p>
          </table:table-cell>
          <table:table-cell table:formula="of:=MIDB([.I205];4;3)" office:value-type="string" office:string-value=" 35" calcext:value-type="string">
            <text:p><text:s/>35</text:p>
          </table:table-cell>
          <table:table-cell table:formula="of:=MIDB([.I205];8;3)" office:value-type="string" office:string-value=" 49" calcext:value-type="string">
            <text:p><text:s/>49</text:p>
          </table:table-cell>
          <table:table-cell table:formula="of:=-([.J205]+[.K205]/60+[.L205]/3600)" office:value-type="float" office:value="-50.5969444444444" calcext:value-type="float">
            <text:p>-50.5969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Santa Isabel</text:p>
          </table:table-cell>
          <table:table-cell table:style-name="ce3" office:value-type="string" calcext:value-type="string">
            <text:p>15º 17’ 53”</text:p>
          </table:table-cell>
          <table:table-cell table:formula="of:=MID([.C206];1;2)" office:value-type="string" office:string-value="15" calcext:value-type="string">
            <text:p>15</text:p>
          </table:table-cell>
          <table:table-cell table:style-name="ce3" table:formula="of:=MIDB([.C206];4;3)" office:value-type="string" office:string-value=" 17" calcext:value-type="string">
            <text:p><text:s/>17</text:p>
          </table:table-cell>
          <table:table-cell table:style-name="ce4" table:formula="of:=MIDB([.C206];8;3)" office:value-type="string" office:string-value=" 53" calcext:value-type="string">
            <text:p><text:s/>53</text:p>
          </table:table-cell>
          <table:table-cell table:formula="of:=-([.D206]+[.E206]/60+[.F206]/3600)" office:value-type="float" office:value="-15.2980555555556" calcext:value-type="float">
            <text:p>-15.298055555556</text:p>
          </table:table-cell>
          <table:table-cell/>
          <table:table-cell table:style-name="ce3" office:value-type="string" calcext:value-type="string">
            <text:p>49º 25’ 36”</text:p>
          </table:table-cell>
          <table:table-cell table:formula="of:=MID([.I206];1;2)" office:value-type="string" office:string-value="49" calcext:value-type="string">
            <text:p>49</text:p>
          </table:table-cell>
          <table:table-cell table:formula="of:=MIDB([.I206];4;3)" office:value-type="string" office:string-value=" 25" calcext:value-type="string">
            <text:p><text:s/>25</text:p>
          </table:table-cell>
          <table:table-cell table:formula="of:=MIDB([.I206];8;3)" office:value-type="string" office:string-value=" 36" calcext:value-type="string">
            <text:p><text:s/>36</text:p>
          </table:table-cell>
          <table:table-cell table:formula="of:=-([.J206]+[.K206]/60+[.L206]/3600)" office:value-type="float" office:value="-49.4266666666667" calcext:value-type="float">
            <text:p>-49.426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3" office:value-type="string" calcext:value-type="string">
            <text:p>Santa Rita do Araguaia</text:p>
          </table:table-cell>
          <table:table-cell table:style-name="ce3" office:value-type="string" calcext:value-type="string">
            <text:p>17º 19’ 32”</text:p>
          </table:table-cell>
          <table:table-cell table:formula="of:=MID([.C207];1;2)" office:value-type="string" office:string-value="17" calcext:value-type="string">
            <text:p>17</text:p>
          </table:table-cell>
          <table:table-cell table:style-name="ce3" table:formula="of:=MIDB([.C207];4;3)" office:value-type="string" office:string-value=" 19" calcext:value-type="string">
            <text:p><text:s/>19</text:p>
          </table:table-cell>
          <table:table-cell table:style-name="ce4" table:formula="of:=MIDB([.C207];8;3)" office:value-type="string" office:string-value=" 32" calcext:value-type="string">
            <text:p><text:s/>32</text:p>
          </table:table-cell>
          <table:table-cell table:formula="of:=-([.D207]+[.E207]/60+[.F207]/3600)" office:value-type="float" office:value="-17.3255555555556" calcext:value-type="float">
            <text:p>-17.325555555556</text:p>
          </table:table-cell>
          <table:table-cell/>
          <table:table-cell table:style-name="ce3" office:value-type="string" calcext:value-type="string">
            <text:p>53º 12’ 19”</text:p>
          </table:table-cell>
          <table:table-cell table:formula="of:=MID([.I207];1;2)" office:value-type="string" office:string-value="53" calcext:value-type="string">
            <text:p>53</text:p>
          </table:table-cell>
          <table:table-cell table:formula="of:=MIDB([.I207];4;3)" office:value-type="string" office:string-value=" 12" calcext:value-type="string">
            <text:p><text:s/>12</text:p>
          </table:table-cell>
          <table:table-cell table:formula="of:=MIDB([.I207];8;3)" office:value-type="string" office:string-value=" 19" calcext:value-type="string">
            <text:p><text:s/>19</text:p>
          </table:table-cell>
          <table:table-cell table:formula="of:=-([.J207]+[.K207]/60+[.L207]/3600)" office:value-type="float" office:value="-53.2052777777778" calcext:value-type="float">
            <text:p>-53.205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Santa Rita do Novo Destino</text:p>
          </table:table-cell>
          <table:table-cell table:style-name="ce3" office:value-type="string" calcext:value-type="string">
            <text:p>15º 08’ 07”</text:p>
          </table:table-cell>
          <table:table-cell table:formula="of:=MID([.C208];1;2)" office:value-type="string" office:string-value="15" calcext:value-type="string">
            <text:p>15</text:p>
          </table:table-cell>
          <table:table-cell table:style-name="ce3" table:formula="of:=MIDB([.C208];4;3)" office:value-type="string" office:string-value=" 08" calcext:value-type="string">
            <text:p><text:s/>08</text:p>
          </table:table-cell>
          <table:table-cell table:style-name="ce4" table:formula="of:=MIDB([.C208];8;3)" office:value-type="string" office:string-value=" 07" calcext:value-type="string">
            <text:p><text:s/>07</text:p>
          </table:table-cell>
          <table:table-cell table:formula="of:=-([.D208]+[.E208]/60+[.F208]/3600)" office:value-type="float" office:value="-15.1352777777778" calcext:value-type="float">
            <text:p>-15.135277777778</text:p>
          </table:table-cell>
          <table:table-cell/>
          <table:table-cell table:style-name="ce3" office:value-type="string" calcext:value-type="string">
            <text:p>49º 07’ 13”</text:p>
          </table:table-cell>
          <table:table-cell table:formula="of:=MID([.I208];1;2)" office:value-type="string" office:string-value="49" calcext:value-type="string">
            <text:p>49</text:p>
          </table:table-cell>
          <table:table-cell table:formula="of:=MIDB([.I208];4;3)" office:value-type="string" office:string-value=" 07" calcext:value-type="string">
            <text:p><text:s/>07</text:p>
          </table:table-cell>
          <table:table-cell table:formula="of:=MIDB([.I208];8;3)" office:value-type="string" office:string-value=" 13" calcext:value-type="string">
            <text:p><text:s/>13</text:p>
          </table:table-cell>
          <table:table-cell table:formula="of:=-([.J208]+[.K208]/60+[.L208]/3600)" office:value-type="float" office:value="-49.1202777777778" calcext:value-type="float">
            <text:p>-49.12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Santa Rosa de Goiás</text:p>
          </table:table-cell>
          <table:table-cell table:style-name="ce3" office:value-type="string" calcext:value-type="string">
            <text:p>16º 05’ 06”</text:p>
          </table:table-cell>
          <table:table-cell table:formula="of:=MID([.C209];1;2)" office:value-type="string" office:string-value="16" calcext:value-type="string">
            <text:p>16</text:p>
          </table:table-cell>
          <table:table-cell table:style-name="ce3" table:formula="of:=MIDB([.C209];4;3)" office:value-type="string" office:string-value=" 05" calcext:value-type="string">
            <text:p><text:s/>05</text:p>
          </table:table-cell>
          <table:table-cell table:style-name="ce4" table:formula="of:=MIDB([.C209];8;3)" office:value-type="string" office:string-value=" 06" calcext:value-type="string">
            <text:p><text:s/>06</text:p>
          </table:table-cell>
          <table:table-cell table:formula="of:=-([.D209]+[.E209]/60+[.F209]/3600)" office:value-type="float" office:value="-16.085" calcext:value-type="float">
            <text:p>-16.085000000000</text:p>
          </table:table-cell>
          <table:table-cell/>
          <table:table-cell table:style-name="ce3" office:value-type="string" calcext:value-type="string">
            <text:p>49º 29’ 37”</text:p>
          </table:table-cell>
          <table:table-cell table:formula="of:=MID([.I209];1;2)" office:value-type="string" office:string-value="49" calcext:value-type="string">
            <text:p>49</text:p>
          </table:table-cell>
          <table:table-cell table:formula="of:=MIDB([.I209];4;3)" office:value-type="string" office:string-value=" 29" calcext:value-type="string">
            <text:p><text:s/>29</text:p>
          </table:table-cell>
          <table:table-cell table:formula="of:=MIDB([.I209];8;3)" office:value-type="string" office:string-value=" 37" calcext:value-type="string">
            <text:p><text:s/>37</text:p>
          </table:table-cell>
          <table:table-cell table:formula="of:=-([.J209]+[.K209]/60+[.L209]/3600)" office:value-type="float" office:value="-49.4936111111111" calcext:value-type="float">
            <text:p>-49.493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3" office:value-type="string" calcext:value-type="string">
            <text:p>Santa Tereza de Goiás</text:p>
          </table:table-cell>
          <table:table-cell table:style-name="ce3" office:value-type="string" calcext:value-type="string">
            <text:p>13º 42’ 52”</text:p>
          </table:table-cell>
          <table:table-cell table:formula="of:=MID([.C210];1;2)" office:value-type="string" office:string-value="13" calcext:value-type="string">
            <text:p>13</text:p>
          </table:table-cell>
          <table:table-cell table:style-name="ce3" table:formula="of:=MIDB([.C210];4;3)" office:value-type="string" office:string-value=" 42" calcext:value-type="string">
            <text:p><text:s/>42</text:p>
          </table:table-cell>
          <table:table-cell table:style-name="ce4" table:formula="of:=MIDB([.C210];8;3)" office:value-type="string" office:string-value=" 52" calcext:value-type="string">
            <text:p><text:s/>52</text:p>
          </table:table-cell>
          <table:table-cell table:formula="of:=-([.D210]+[.E210]/60+[.F210]/3600)" office:value-type="float" office:value="-13.7144444444444" calcext:value-type="float">
            <text:p>-13.714444444445</text:p>
          </table:table-cell>
          <table:table-cell/>
          <table:table-cell table:style-name="ce3" office:value-type="string" calcext:value-type="string">
            <text:p>49º 00’ 54”</text:p>
          </table:table-cell>
          <table:table-cell table:formula="of:=MID([.I210];1;2)" office:value-type="string" office:string-value="49" calcext:value-type="string">
            <text:p>49</text:p>
          </table:table-cell>
          <table:table-cell table:formula="of:=MIDB([.I210];4;3)" office:value-type="string" office:string-value=" 00" calcext:value-type="string">
            <text:p><text:s/>00</text:p>
          </table:table-cell>
          <table:table-cell table:formula="of:=MIDB([.I210];8;3)" office:value-type="string" office:string-value=" 54" calcext:value-type="string">
            <text:p><text:s/>54</text:p>
          </table:table-cell>
          <table:table-cell table:formula="of:=-([.J210]+[.K210]/60+[.L210]/3600)" office:value-type="float" office:value="-49.015" calcext:value-type="float">
            <text:p>-49.01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3" office:value-type="string" calcext:value-type="string">
            <text:p>Santa Terezinha de Goiás</text:p>
          </table:table-cell>
          <table:table-cell table:style-name="ce3" office:value-type="string" calcext:value-type="string">
            <text:p>14º 26’ 17”</text:p>
          </table:table-cell>
          <table:table-cell table:formula="of:=MID([.C211];1;2)" office:value-type="string" office:string-value="14" calcext:value-type="string">
            <text:p>14</text:p>
          </table:table-cell>
          <table:table-cell table:style-name="ce3" table:formula="of:=MIDB([.C211];4;3)" office:value-type="string" office:string-value=" 26" calcext:value-type="string">
            <text:p><text:s/>26</text:p>
          </table:table-cell>
          <table:table-cell table:style-name="ce4" table:formula="of:=MIDB([.C211];8;3)" office:value-type="string" office:string-value=" 17" calcext:value-type="string">
            <text:p><text:s/>17</text:p>
          </table:table-cell>
          <table:table-cell table:formula="of:=-([.D211]+[.E211]/60+[.F211]/3600)" office:value-type="float" office:value="-14.4380555555556" calcext:value-type="float">
            <text:p>-14.438055555556</text:p>
          </table:table-cell>
          <table:table-cell/>
          <table:table-cell table:style-name="ce3" office:value-type="string" calcext:value-type="string">
            <text:p>49º 42’ 22”</text:p>
          </table:table-cell>
          <table:table-cell table:formula="of:=MID([.I211];1;2)" office:value-type="string" office:string-value="49" calcext:value-type="string">
            <text:p>49</text:p>
          </table:table-cell>
          <table:table-cell table:formula="of:=MIDB([.I211];4;3)" office:value-type="string" office:string-value=" 42" calcext:value-type="string">
            <text:p><text:s/>42</text:p>
          </table:table-cell>
          <table:table-cell table:formula="of:=MIDB([.I211];8;3)" office:value-type="string" office:string-value=" 22" calcext:value-type="string">
            <text:p><text:s/>22</text:p>
          </table:table-cell>
          <table:table-cell table:formula="of:=-([.J211]+[.K211]/60+[.L211]/3600)" office:value-type="float" office:value="-49.7061111111111" calcext:value-type="float">
            <text:p>-49.706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Santo Antônio da Barra</text:p>
          </table:table-cell>
          <table:table-cell table:style-name="ce3" office:value-type="string" calcext:value-type="string">
            <text:p>17º 33’ 41”</text:p>
          </table:table-cell>
          <table:table-cell table:formula="of:=MID([.C212];1;2)" office:value-type="string" office:string-value="17" calcext:value-type="string">
            <text:p>17</text:p>
          </table:table-cell>
          <table:table-cell table:style-name="ce3" table:formula="of:=MIDB([.C212];4;3)" office:value-type="string" office:string-value=" 33" calcext:value-type="string">
            <text:p><text:s/>33</text:p>
          </table:table-cell>
          <table:table-cell table:style-name="ce4" table:formula="of:=MIDB([.C212];8;3)" office:value-type="string" office:string-value=" 41" calcext:value-type="string">
            <text:p><text:s/>41</text:p>
          </table:table-cell>
          <table:table-cell table:formula="of:=-([.D212]+[.E212]/60+[.F212]/3600)" office:value-type="float" office:value="-17.5613888888889" calcext:value-type="float">
            <text:p>-17.561388888889</text:p>
          </table:table-cell>
          <table:table-cell/>
          <table:table-cell table:style-name="ce3" office:value-type="string" calcext:value-type="string">
            <text:p>50º 38’ 03”</text:p>
          </table:table-cell>
          <table:table-cell table:formula="of:=MID([.I212];1;2)" office:value-type="string" office:string-value="50" calcext:value-type="string">
            <text:p>50</text:p>
          </table:table-cell>
          <table:table-cell table:formula="of:=MIDB([.I212];4;3)" office:value-type="string" office:string-value=" 38" calcext:value-type="string">
            <text:p><text:s/>38</text:p>
          </table:table-cell>
          <table:table-cell table:formula="of:=MIDB([.I212];8;3)" office:value-type="string" office:string-value=" 03" calcext:value-type="string">
            <text:p><text:s/>03</text:p>
          </table:table-cell>
          <table:table-cell table:formula="of:=-([.J212]+[.K212]/60+[.L212]/3600)" office:value-type="float" office:value="-50.6341666666667" calcext:value-type="float">
            <text:p>-50.634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3" office:value-type="string" calcext:value-type="string">
            <text:p>Santo Antônio de Goiás</text:p>
          </table:table-cell>
          <table:table-cell table:style-name="ce3" office:value-type="string" calcext:value-type="string">
            <text:p>16º 29’ 01”</text:p>
          </table:table-cell>
          <table:table-cell table:formula="of:=MID([.C213];1;2)" office:value-type="string" office:string-value="16" calcext:value-type="string">
            <text:p>16</text:p>
          </table:table-cell>
          <table:table-cell table:style-name="ce3" table:formula="of:=MIDB([.C213];4;3)" office:value-type="string" office:string-value=" 29" calcext:value-type="string">
            <text:p><text:s/>29</text:p>
          </table:table-cell>
          <table:table-cell table:style-name="ce4" table:formula="of:=MIDB([.C213];8;3)" office:value-type="string" office:string-value=" 01" calcext:value-type="string">
            <text:p><text:s/>01</text:p>
          </table:table-cell>
          <table:table-cell table:formula="of:=-([.D213]+[.E213]/60+[.F213]/3600)" office:value-type="float" office:value="-16.4836111111111" calcext:value-type="float">
            <text:p>-16.483611111111</text:p>
          </table:table-cell>
          <table:table-cell/>
          <table:table-cell table:style-name="ce3" office:value-type="string" calcext:value-type="string">
            <text:p>49º 18’ 40”</text:p>
          </table:table-cell>
          <table:table-cell table:formula="of:=MID([.I213];1;2)" office:value-type="string" office:string-value="49" calcext:value-type="string">
            <text:p>49</text:p>
          </table:table-cell>
          <table:table-cell table:formula="of:=MIDB([.I213];4;3)" office:value-type="string" office:string-value=" 18" calcext:value-type="string">
            <text:p><text:s/>18</text:p>
          </table:table-cell>
          <table:table-cell table:formula="of:=MIDB([.I213];8;3)" office:value-type="string" office:string-value=" 40" calcext:value-type="string">
            <text:p><text:s/>40</text:p>
          </table:table-cell>
          <table:table-cell table:formula="of:=-([.J213]+[.K213]/60+[.L213]/3600)" office:value-type="float" office:value="-49.3111111111111" calcext:value-type="float">
            <text:p>-49.31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3" office:value-type="string" calcext:value-type="string">
            <text:p>Santo Antônio do Descoberto</text:p>
          </table:table-cell>
          <table:table-cell table:style-name="ce3" office:value-type="string" calcext:value-type="string">
            <text:p>15º 56’ 23”</text:p>
          </table:table-cell>
          <table:table-cell table:formula="of:=MID([.C214];1;2)" office:value-type="string" office:string-value="15" calcext:value-type="string">
            <text:p>15</text:p>
          </table:table-cell>
          <table:table-cell table:style-name="ce3" table:formula="of:=MIDB([.C214];4;3)" office:value-type="string" office:string-value=" 56" calcext:value-type="string">
            <text:p><text:s/>56</text:p>
          </table:table-cell>
          <table:table-cell table:style-name="ce4" table:formula="of:=MIDB([.C214];8;3)" office:value-type="string" office:string-value=" 23" calcext:value-type="string">
            <text:p><text:s/>23</text:p>
          </table:table-cell>
          <table:table-cell table:formula="of:=-([.D214]+[.E214]/60+[.F214]/3600)" office:value-type="float" office:value="-15.9397222222222" calcext:value-type="float">
            <text:p>-15.939722222222</text:p>
          </table:table-cell>
          <table:table-cell/>
          <table:table-cell table:style-name="ce3" office:value-type="string" calcext:value-type="string">
            <text:p>48º 15’ 18”</text:p>
          </table:table-cell>
          <table:table-cell table:formula="of:=MID([.I214];1;2)" office:value-type="string" office:string-value="48" calcext:value-type="string">
            <text:p>48</text:p>
          </table:table-cell>
          <table:table-cell table:formula="of:=MIDB([.I214];4;3)" office:value-type="string" office:string-value=" 15" calcext:value-type="string">
            <text:p><text:s/>15</text:p>
          </table:table-cell>
          <table:table-cell table:formula="of:=MIDB([.I214];8;3)" office:value-type="string" office:string-value=" 18" calcext:value-type="string">
            <text:p><text:s/>18</text:p>
          </table:table-cell>
          <table:table-cell table:formula="of:=-([.J214]+[.K214]/60+[.L214]/3600)" office:value-type="float" office:value="-48.255" calcext:value-type="float">
            <text:p>-48.25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3" office:value-type="string" calcext:value-type="string">
            <text:p>São Domingos</text:p>
          </table:table-cell>
          <table:table-cell table:style-name="ce3" office:value-type="string" calcext:value-type="string">
            <text:p>13º 23’ 54”</text:p>
          </table:table-cell>
          <table:table-cell table:formula="of:=MID([.C215];1;2)" office:value-type="string" office:string-value="13" calcext:value-type="string">
            <text:p>13</text:p>
          </table:table-cell>
          <table:table-cell table:style-name="ce3" table:formula="of:=MIDB([.C215];4;3)" office:value-type="string" office:string-value=" 23" calcext:value-type="string">
            <text:p><text:s/>23</text:p>
          </table:table-cell>
          <table:table-cell table:style-name="ce4" table:formula="of:=MIDB([.C215];8;3)" office:value-type="string" office:string-value=" 54" calcext:value-type="string">
            <text:p><text:s/>54</text:p>
          </table:table-cell>
          <table:table-cell table:formula="of:=-([.D215]+[.E215]/60+[.F215]/3600)" office:value-type="float" office:value="-13.3983333333333" calcext:value-type="float">
            <text:p>-13.398333333333</text:p>
          </table:table-cell>
          <table:table-cell/>
          <table:table-cell table:style-name="ce3" office:value-type="string" calcext:value-type="string">
            <text:p>46º 19’ 06”</text:p>
          </table:table-cell>
          <table:table-cell table:formula="of:=MID([.I215];1;2)" office:value-type="string" office:string-value="46" calcext:value-type="string">
            <text:p>46</text:p>
          </table:table-cell>
          <table:table-cell table:formula="of:=MIDB([.I215];4;3)" office:value-type="string" office:string-value=" 19" calcext:value-type="string">
            <text:p><text:s/>19</text:p>
          </table:table-cell>
          <table:table-cell table:formula="of:=MIDB([.I215];8;3)" office:value-type="string" office:string-value=" 06" calcext:value-type="string">
            <text:p><text:s/>06</text:p>
          </table:table-cell>
          <table:table-cell table:formula="of:=-([.J215]+[.K215]/60+[.L215]/3600)" office:value-type="float" office:value="-46.3183333333333" calcext:value-type="float">
            <text:p>-46.318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3" office:value-type="string" calcext:value-type="string">
            <text:p>São Francisco de Goiás</text:p>
          </table:table-cell>
          <table:table-cell table:style-name="ce3" office:value-type="string" calcext:value-type="string">
            <text:p>15º 55’ 50”</text:p>
          </table:table-cell>
          <table:table-cell table:formula="of:=MID([.C216];1;2)" office:value-type="string" office:string-value="15" calcext:value-type="string">
            <text:p>15</text:p>
          </table:table-cell>
          <table:table-cell table:style-name="ce3" table:formula="of:=MIDB([.C216];4;3)" office:value-type="string" office:string-value=" 55" calcext:value-type="string">
            <text:p><text:s/>55</text:p>
          </table:table-cell>
          <table:table-cell table:style-name="ce4" table:formula="of:=MIDB([.C216];8;3)" office:value-type="string" office:string-value=" 50" calcext:value-type="string">
            <text:p><text:s/>50</text:p>
          </table:table-cell>
          <table:table-cell table:formula="of:=-([.D216]+[.E216]/60+[.F216]/3600)" office:value-type="float" office:value="-15.9305555555556" calcext:value-type="float">
            <text:p>-15.930555555556</text:p>
          </table:table-cell>
          <table:table-cell/>
          <table:table-cell table:style-name="ce3" office:value-type="string" calcext:value-type="string">
            <text:p>49º 15’ 40”</text:p>
          </table:table-cell>
          <table:table-cell table:formula="of:=MID([.I216];1;2)" office:value-type="string" office:string-value="49" calcext:value-type="string">
            <text:p>49</text:p>
          </table:table-cell>
          <table:table-cell table:formula="of:=MIDB([.I216];4;3)" office:value-type="string" office:string-value=" 15" calcext:value-type="string">
            <text:p><text:s/>15</text:p>
          </table:table-cell>
          <table:table-cell table:formula="of:=MIDB([.I216];8;3)" office:value-type="string" office:string-value=" 40" calcext:value-type="string">
            <text:p><text:s/>40</text:p>
          </table:table-cell>
          <table:table-cell table:formula="of:=-([.J216]+[.K216]/60+[.L216]/3600)" office:value-type="float" office:value="-49.2611111111111" calcext:value-type="float">
            <text:p>-49.26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3" office:value-type="string" calcext:value-type="string">
            <text:p>São João D'Aliança</text:p>
          </table:table-cell>
          <table:table-cell table:style-name="ce3" office:value-type="string" calcext:value-type="string">
            <text:p>14º 42’ 20”</text:p>
          </table:table-cell>
          <table:table-cell table:formula="of:=MID([.C217];1;2)" office:value-type="string" office:string-value="14" calcext:value-type="string">
            <text:p>14</text:p>
          </table:table-cell>
          <table:table-cell table:style-name="ce3" table:formula="of:=MIDB([.C217];4;3)" office:value-type="string" office:string-value=" 42" calcext:value-type="string">
            <text:p><text:s/>42</text:p>
          </table:table-cell>
          <table:table-cell table:style-name="ce4" table:formula="of:=MIDB([.C217];8;3)" office:value-type="string" office:string-value=" 20" calcext:value-type="string">
            <text:p><text:s/>20</text:p>
          </table:table-cell>
          <table:table-cell table:formula="of:=-([.D217]+[.E217]/60+[.F217]/3600)" office:value-type="float" office:value="-14.7055555555556" calcext:value-type="float">
            <text:p>-14.705555555556</text:p>
          </table:table-cell>
          <table:table-cell/>
          <table:table-cell table:style-name="ce3" office:value-type="string" calcext:value-type="string">
            <text:p>47º 31’ 29”</text:p>
          </table:table-cell>
          <table:table-cell table:formula="of:=MID([.I217];1;2)" office:value-type="string" office:string-value="47" calcext:value-type="string">
            <text:p>47</text:p>
          </table:table-cell>
          <table:table-cell table:formula="of:=MIDB([.I217];4;3)" office:value-type="string" office:string-value=" 31" calcext:value-type="string">
            <text:p><text:s/>31</text:p>
          </table:table-cell>
          <table:table-cell table:formula="of:=MIDB([.I217];8;3)" office:value-type="string" office:string-value=" 29" calcext:value-type="string">
            <text:p><text:s/>29</text:p>
          </table:table-cell>
          <table:table-cell table:formula="of:=-([.J217]+[.K217]/60+[.L217]/3600)" office:value-type="float" office:value="-47.5247222222222" calcext:value-type="float">
            <text:p>-47.524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3" office:value-type="string" calcext:value-type="string">
            <text:p>São João da Paraúna</text:p>
          </table:table-cell>
          <table:table-cell table:style-name="ce3" office:value-type="string" calcext:value-type="string">
            <text:p>16º 48’ 53”</text:p>
          </table:table-cell>
          <table:table-cell table:formula="of:=MID([.C218];1;2)" office:value-type="string" office:string-value="16" calcext:value-type="string">
            <text:p>16</text:p>
          </table:table-cell>
          <table:table-cell table:style-name="ce3" table:formula="of:=MIDB([.C218];4;3)" office:value-type="string" office:string-value=" 48" calcext:value-type="string">
            <text:p><text:s/>48</text:p>
          </table:table-cell>
          <table:table-cell table:style-name="ce4" table:formula="of:=MIDB([.C218];8;3)" office:value-type="string" office:string-value=" 53" calcext:value-type="string">
            <text:p><text:s/>53</text:p>
          </table:table-cell>
          <table:table-cell table:formula="of:=-([.D218]+[.E218]/60+[.F218]/3600)" office:value-type="float" office:value="-16.8147222222222" calcext:value-type="float">
            <text:p>-16.814722222222</text:p>
          </table:table-cell>
          <table:table-cell/>
          <table:table-cell table:style-name="ce3" office:value-type="string" calcext:value-type="string">
            <text:p>50º 24’ 36”</text:p>
          </table:table-cell>
          <table:table-cell table:formula="of:=MID([.I218];1;2)" office:value-type="string" office:string-value="50" calcext:value-type="string">
            <text:p>50</text:p>
          </table:table-cell>
          <table:table-cell table:formula="of:=MIDB([.I218];4;3)" office:value-type="string" office:string-value=" 24" calcext:value-type="string">
            <text:p><text:s/>24</text:p>
          </table:table-cell>
          <table:table-cell table:formula="of:=MIDB([.I218];8;3)" office:value-type="string" office:string-value=" 36" calcext:value-type="string">
            <text:p><text:s/>36</text:p>
          </table:table-cell>
          <table:table-cell table:formula="of:=-([.J218]+[.K218]/60+[.L218]/3600)" office:value-type="float" office:value="-50.41" calcext:value-type="float">
            <text:p>-50.410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3" office:value-type="string" calcext:value-type="string">
            <text:p>São Luís de Montes Belos</text:p>
          </table:table-cell>
          <table:table-cell table:style-name="ce3" office:value-type="string" calcext:value-type="string">
            <text:p>16º 31’ 30”</text:p>
          </table:table-cell>
          <table:table-cell table:formula="of:=MID([.C219];1;2)" office:value-type="string" office:string-value="16" calcext:value-type="string">
            <text:p>16</text:p>
          </table:table-cell>
          <table:table-cell table:style-name="ce3" table:formula="of:=MIDB([.C219];4;3)" office:value-type="string" office:string-value=" 31" calcext:value-type="string">
            <text:p><text:s/>31</text:p>
          </table:table-cell>
          <table:table-cell table:style-name="ce4" table:formula="of:=MIDB([.C219];8;3)" office:value-type="string" office:string-value=" 30" calcext:value-type="string">
            <text:p><text:s/>30</text:p>
          </table:table-cell>
          <table:table-cell table:formula="of:=-([.D219]+[.E219]/60+[.F219]/3600)" office:value-type="float" office:value="-16.525" calcext:value-type="float">
            <text:p>-16.525000000000</text:p>
          </table:table-cell>
          <table:table-cell/>
          <table:table-cell table:style-name="ce3" office:value-type="string" calcext:value-type="string">
            <text:p>50º 22’ 20”</text:p>
          </table:table-cell>
          <table:table-cell table:formula="of:=MID([.I219];1;2)" office:value-type="string" office:string-value="50" calcext:value-type="string">
            <text:p>50</text:p>
          </table:table-cell>
          <table:table-cell table:formula="of:=MIDB([.I219];4;3)" office:value-type="string" office:string-value=" 22" calcext:value-type="string">
            <text:p><text:s/>22</text:p>
          </table:table-cell>
          <table:table-cell table:formula="of:=MIDB([.I219];8;3)" office:value-type="string" office:string-value=" 20" calcext:value-type="string">
            <text:p><text:s/>20</text:p>
          </table:table-cell>
          <table:table-cell table:formula="of:=-([.J219]+[.K219]/60+[.L219]/3600)" office:value-type="float" office:value="-50.3722222222222" calcext:value-type="float">
            <text:p>-50.372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3" office:value-type="string" calcext:value-type="string">
            <text:p>São Luiz do Norte</text:p>
          </table:table-cell>
          <table:table-cell table:style-name="ce3" office:value-type="string" calcext:value-type="string">
            <text:p>14º 51’ 45”</text:p>
          </table:table-cell>
          <table:table-cell table:formula="of:=MID([.C220];1;2)" office:value-type="string" office:string-value="14" calcext:value-type="string">
            <text:p>14</text:p>
          </table:table-cell>
          <table:table-cell table:style-name="ce3" table:formula="of:=MIDB([.C220];4;3)" office:value-type="string" office:string-value=" 51" calcext:value-type="string">
            <text:p><text:s/>51</text:p>
          </table:table-cell>
          <table:table-cell table:style-name="ce4" table:formula="of:=MIDB([.C220];8;3)" office:value-type="string" office:string-value=" 45" calcext:value-type="string">
            <text:p><text:s/>45</text:p>
          </table:table-cell>
          <table:table-cell table:formula="of:=-([.D220]+[.E220]/60+[.F220]/3600)" office:value-type="float" office:value="-14.8625" calcext:value-type="float">
            <text:p>-14.862500000000</text:p>
          </table:table-cell>
          <table:table-cell/>
          <table:table-cell table:style-name="ce3" office:value-type="string" calcext:value-type="string">
            <text:p>49º 19’ 46”</text:p>
          </table:table-cell>
          <table:table-cell table:formula="of:=MID([.I220];1;2)" office:value-type="string" office:string-value="49" calcext:value-type="string">
            <text:p>49</text:p>
          </table:table-cell>
          <table:table-cell table:formula="of:=MIDB([.I220];4;3)" office:value-type="string" office:string-value=" 19" calcext:value-type="string">
            <text:p><text:s/>19</text:p>
          </table:table-cell>
          <table:table-cell table:formula="of:=MIDB([.I220];8;3)" office:value-type="string" office:string-value=" 46" calcext:value-type="string">
            <text:p><text:s/>46</text:p>
          </table:table-cell>
          <table:table-cell table:formula="of:=-([.J220]+[.K220]/60+[.L220]/3600)" office:value-type="float" office:value="-49.3294444444445" calcext:value-type="float">
            <text:p>-49.329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3" office:value-type="string" calcext:value-type="string">
            <text:p>São Miguel do Araguaia</text:p>
          </table:table-cell>
          <table:table-cell table:style-name="ce3" office:value-type="string" calcext:value-type="string">
            <text:p>13º 16’ 30”</text:p>
          </table:table-cell>
          <table:table-cell table:formula="of:=MID([.C221];1;2)" office:value-type="string" office:string-value="13" calcext:value-type="string">
            <text:p>13</text:p>
          </table:table-cell>
          <table:table-cell table:style-name="ce3" table:formula="of:=MIDB([.C221];4;3)" office:value-type="string" office:string-value=" 16" calcext:value-type="string">
            <text:p><text:s/>16</text:p>
          </table:table-cell>
          <table:table-cell table:style-name="ce4" table:formula="of:=MIDB([.C221];8;3)" office:value-type="string" office:string-value=" 30" calcext:value-type="string">
            <text:p><text:s/>30</text:p>
          </table:table-cell>
          <table:table-cell table:formula="of:=-([.D221]+[.E221]/60+[.F221]/3600)" office:value-type="float" office:value="-13.275" calcext:value-type="float">
            <text:p>-13.275000000000</text:p>
          </table:table-cell>
          <table:table-cell/>
          <table:table-cell table:style-name="ce3" office:value-type="string" calcext:value-type="string">
            <text:p>50º 09’ 46”</text:p>
          </table:table-cell>
          <table:table-cell table:formula="of:=MID([.I221];1;2)" office:value-type="string" office:string-value="50" calcext:value-type="string">
            <text:p>50</text:p>
          </table:table-cell>
          <table:table-cell table:formula="of:=MIDB([.I221];4;3)" office:value-type="string" office:string-value=" 09" calcext:value-type="string">
            <text:p><text:s/>09</text:p>
          </table:table-cell>
          <table:table-cell table:formula="of:=MIDB([.I221];8;3)" office:value-type="string" office:string-value=" 46" calcext:value-type="string">
            <text:p><text:s/>46</text:p>
          </table:table-cell>
          <table:table-cell table:formula="of:=-([.J221]+[.K221]/60+[.L221]/3600)" office:value-type="float" office:value="-50.1627777777778" calcext:value-type="float">
            <text:p>-50.1627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3" office:value-type="string" calcext:value-type="string">
            <text:p>São Miguel do Passa Quatro</text:p>
          </table:table-cell>
          <table:table-cell table:style-name="ce3" office:value-type="string" calcext:value-type="string">
            <text:p>17º 03’ 31”</text:p>
          </table:table-cell>
          <table:table-cell table:formula="of:=MID([.C222];1;2)" office:value-type="string" office:string-value="17" calcext:value-type="string">
            <text:p>17</text:p>
          </table:table-cell>
          <table:table-cell table:style-name="ce3" table:formula="of:=MIDB([.C222];4;3)" office:value-type="string" office:string-value=" 03" calcext:value-type="string">
            <text:p><text:s/>03</text:p>
          </table:table-cell>
          <table:table-cell table:style-name="ce4" table:formula="of:=MIDB([.C222];8;3)" office:value-type="string" office:string-value=" 31" calcext:value-type="string">
            <text:p><text:s/>31</text:p>
          </table:table-cell>
          <table:table-cell table:formula="of:=-([.D222]+[.E222]/60+[.F222]/3600)" office:value-type="float" office:value="-17.0586111111111" calcext:value-type="float">
            <text:p>-17.058611111111</text:p>
          </table:table-cell>
          <table:table-cell/>
          <table:table-cell table:style-name="ce3" office:value-type="string" calcext:value-type="string">
            <text:p>48º 39’ 46”</text:p>
          </table:table-cell>
          <table:table-cell table:formula="of:=MID([.I222];1;2)" office:value-type="string" office:string-value="48" calcext:value-type="string">
            <text:p>48</text:p>
          </table:table-cell>
          <table:table-cell table:formula="of:=MIDB([.I222];4;3)" office:value-type="string" office:string-value=" 39" calcext:value-type="string">
            <text:p><text:s/>39</text:p>
          </table:table-cell>
          <table:table-cell table:formula="of:=MIDB([.I222];8;3)" office:value-type="string" office:string-value=" 46" calcext:value-type="string">
            <text:p><text:s/>46</text:p>
          </table:table-cell>
          <table:table-cell table:formula="of:=-([.J222]+[.K222]/60+[.L222]/3600)" office:value-type="float" office:value="-48.6627777777778" calcext:value-type="float">
            <text:p>-48.6627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3" office:value-type="string" calcext:value-type="string">
            <text:p>São Patrício</text:p>
          </table:table-cell>
          <table:table-cell table:style-name="ce3" office:value-type="string" calcext:value-type="string">
            <text:p>15º 21’ 01”</text:p>
          </table:table-cell>
          <table:table-cell table:formula="of:=MID([.C223];1;2)" office:value-type="string" office:string-value="15" calcext:value-type="string">
            <text:p>15</text:p>
          </table:table-cell>
          <table:table-cell table:style-name="ce3" table:formula="of:=MIDB([.C223];4;3)" office:value-type="string" office:string-value=" 21" calcext:value-type="string">
            <text:p><text:s/>21</text:p>
          </table:table-cell>
          <table:table-cell table:style-name="ce4" table:formula="of:=MIDB([.C223];8;3)" office:value-type="string" office:string-value=" 01" calcext:value-type="string">
            <text:p><text:s/>01</text:p>
          </table:table-cell>
          <table:table-cell table:formula="of:=-([.D223]+[.E223]/60+[.F223]/3600)" office:value-type="float" office:value="-15.3502777777778" calcext:value-type="float">
            <text:p>-15.350277777778</text:p>
          </table:table-cell>
          <table:table-cell/>
          <table:table-cell table:style-name="ce3" office:value-type="string" calcext:value-type="string">
            <text:p>49º 49’ 04”</text:p>
          </table:table-cell>
          <table:table-cell table:formula="of:=MID([.I223];1;2)" office:value-type="string" office:string-value="49" calcext:value-type="string">
            <text:p>49</text:p>
          </table:table-cell>
          <table:table-cell table:formula="of:=MIDB([.I223];4;3)" office:value-type="string" office:string-value=" 49" calcext:value-type="string">
            <text:p><text:s/>49</text:p>
          </table:table-cell>
          <table:table-cell table:formula="of:=MIDB([.I223];8;3)" office:value-type="string" office:string-value=" 04" calcext:value-type="string">
            <text:p><text:s/>04</text:p>
          </table:table-cell>
          <table:table-cell table:formula="of:=-([.J223]+[.K223]/60+[.L223]/3600)" office:value-type="float" office:value="-49.8177777777778" calcext:value-type="float">
            <text:p>-49.8177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3" office:value-type="string" calcext:value-type="string">
            <text:p>São Simão</text:p>
          </table:table-cell>
          <table:table-cell table:style-name="ce3" office:value-type="string" calcext:value-type="string">
            <text:p>18º 59’ 28”</text:p>
          </table:table-cell>
          <table:table-cell table:formula="of:=MID([.C224];1;2)" office:value-type="string" office:string-value="18" calcext:value-type="string">
            <text:p>18</text:p>
          </table:table-cell>
          <table:table-cell table:style-name="ce3" table:formula="of:=MIDB([.C224];4;3)" office:value-type="string" office:string-value=" 59" calcext:value-type="string">
            <text:p><text:s/>59</text:p>
          </table:table-cell>
          <table:table-cell table:style-name="ce4" table:formula="of:=MIDB([.C224];8;3)" office:value-type="string" office:string-value=" 28" calcext:value-type="string">
            <text:p><text:s/>28</text:p>
          </table:table-cell>
          <table:table-cell table:formula="of:=-([.D224]+[.E224]/60+[.F224]/3600)" office:value-type="float" office:value="-18.9911111111111" calcext:value-type="float">
            <text:p>-18.991111111111</text:p>
          </table:table-cell>
          <table:table-cell/>
          <table:table-cell table:style-name="ce3" office:value-type="string" calcext:value-type="string">
            <text:p>50º 32’ 37”</text:p>
          </table:table-cell>
          <table:table-cell table:formula="of:=MID([.I224];1;2)" office:value-type="string" office:string-value="50" calcext:value-type="string">
            <text:p>50</text:p>
          </table:table-cell>
          <table:table-cell table:formula="of:=MIDB([.I224];4;3)" office:value-type="string" office:string-value=" 32" calcext:value-type="string">
            <text:p><text:s/>32</text:p>
          </table:table-cell>
          <table:table-cell table:formula="of:=MIDB([.I224];8;3)" office:value-type="string" office:string-value=" 37" calcext:value-type="string">
            <text:p><text:s/>37</text:p>
          </table:table-cell>
          <table:table-cell table:formula="of:=-([.J224]+[.K224]/60+[.L224]/3600)" office:value-type="float" office:value="-50.5436111111111" calcext:value-type="float">
            <text:p>-50.543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3" office:value-type="string" calcext:value-type="string">
            <text:p>Senador Canedo</text:p>
          </table:table-cell>
          <table:table-cell table:style-name="ce3" office:value-type="string" calcext:value-type="string">
            <text:p>16º 42’ 29”</text:p>
          </table:table-cell>
          <table:table-cell table:formula="of:=MID([.C225];1;2)" office:value-type="string" office:string-value="16" calcext:value-type="string">
            <text:p>16</text:p>
          </table:table-cell>
          <table:table-cell table:style-name="ce3" table:formula="of:=MIDB([.C225];4;3)" office:value-type="string" office:string-value=" 42" calcext:value-type="string">
            <text:p><text:s/>42</text:p>
          </table:table-cell>
          <table:table-cell table:style-name="ce4" table:formula="of:=MIDB([.C225];8;3)" office:value-type="string" office:string-value=" 29" calcext:value-type="string">
            <text:p><text:s/>29</text:p>
          </table:table-cell>
          <table:table-cell table:formula="of:=-([.D225]+[.E225]/60+[.F225]/3600)" office:value-type="float" office:value="-16.7080555555556" calcext:value-type="float">
            <text:p>-16.708055555556</text:p>
          </table:table-cell>
          <table:table-cell/>
          <table:table-cell table:style-name="ce3" office:value-type="string" calcext:value-type="string">
            <text:p>49º 05’ 35”</text:p>
          </table:table-cell>
          <table:table-cell table:formula="of:=MID([.I225];1;2)" office:value-type="string" office:string-value="49" calcext:value-type="string">
            <text:p>49</text:p>
          </table:table-cell>
          <table:table-cell table:formula="of:=MIDB([.I225];4;3)" office:value-type="string" office:string-value=" 05" calcext:value-type="string">
            <text:p><text:s/>05</text:p>
          </table:table-cell>
          <table:table-cell table:formula="of:=MIDB([.I225];8;3)" office:value-type="string" office:string-value=" 35" calcext:value-type="string">
            <text:p><text:s/>35</text:p>
          </table:table-cell>
          <table:table-cell table:formula="of:=-([.J225]+[.K225]/60+[.L225]/3600)" office:value-type="float" office:value="-49.0930555555556" calcext:value-type="float">
            <text:p>-49.093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3" office:value-type="string" calcext:value-type="string">
            <text:p>Serranópolis</text:p>
          </table:table-cell>
          <table:table-cell table:style-name="ce3" office:value-type="string" calcext:value-type="string">
            <text:p>18º 18’ 22”</text:p>
          </table:table-cell>
          <table:table-cell table:formula="of:=MID([.C226];1;2)" office:value-type="string" office:string-value="18" calcext:value-type="string">
            <text:p>18</text:p>
          </table:table-cell>
          <table:table-cell table:style-name="ce3" table:formula="of:=MIDB([.C226];4;3)" office:value-type="string" office:string-value=" 18" calcext:value-type="string">
            <text:p><text:s/>18</text:p>
          </table:table-cell>
          <table:table-cell table:style-name="ce4" table:formula="of:=MIDB([.C226];8;3)" office:value-type="string" office:string-value=" 22" calcext:value-type="string">
            <text:p><text:s/>22</text:p>
          </table:table-cell>
          <table:table-cell table:formula="of:=-([.D226]+[.E226]/60+[.F226]/3600)" office:value-type="float" office:value="-18.3061111111111" calcext:value-type="float">
            <text:p>-18.306111111111</text:p>
          </table:table-cell>
          <table:table-cell/>
          <table:table-cell table:style-name="ce3" office:value-type="string" calcext:value-type="string">
            <text:p>51º 57’ 44”</text:p>
          </table:table-cell>
          <table:table-cell table:formula="of:=MID([.I226];1;2)" office:value-type="string" office:string-value="51" calcext:value-type="string">
            <text:p>51</text:p>
          </table:table-cell>
          <table:table-cell table:formula="of:=MIDB([.I226];4;3)" office:value-type="string" office:string-value=" 57" calcext:value-type="string">
            <text:p><text:s/>57</text:p>
          </table:table-cell>
          <table:table-cell table:formula="of:=MIDB([.I226];8;3)" office:value-type="string" office:string-value=" 44" calcext:value-type="string">
            <text:p><text:s/>44</text:p>
          </table:table-cell>
          <table:table-cell table:formula="of:=-([.J226]+[.K226]/60+[.L226]/3600)" office:value-type="float" office:value="-51.9622222222222" calcext:value-type="float">
            <text:p>-51.962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3" office:value-type="string" calcext:value-type="string">
            <text:p>Silvânia</text:p>
          </table:table-cell>
          <table:table-cell table:style-name="ce3" office:value-type="string" calcext:value-type="string">
            <text:p>16º 39’ 32”</text:p>
          </table:table-cell>
          <table:table-cell table:formula="of:=MID([.C227];1;2)" office:value-type="string" office:string-value="16" calcext:value-type="string">
            <text:p>16</text:p>
          </table:table-cell>
          <table:table-cell table:style-name="ce3" table:formula="of:=MIDB([.C227];4;3)" office:value-type="string" office:string-value=" 39" calcext:value-type="string">
            <text:p><text:s/>39</text:p>
          </table:table-cell>
          <table:table-cell table:style-name="ce4" table:formula="of:=MIDB([.C227];8;3)" office:value-type="string" office:string-value=" 32" calcext:value-type="string">
            <text:p><text:s/>32</text:p>
          </table:table-cell>
          <table:table-cell table:formula="of:=-([.D227]+[.E227]/60+[.F227]/3600)" office:value-type="float" office:value="-16.6588888888889" calcext:value-type="float">
            <text:p>-16.658888888889</text:p>
          </table:table-cell>
          <table:table-cell/>
          <table:table-cell table:style-name="ce3" office:value-type="string" calcext:value-type="string">
            <text:p>48º 36’ 29”</text:p>
          </table:table-cell>
          <table:table-cell table:formula="of:=MID([.I227];1;2)" office:value-type="string" office:string-value="48" calcext:value-type="string">
            <text:p>48</text:p>
          </table:table-cell>
          <table:table-cell table:formula="of:=MIDB([.I227];4;3)" office:value-type="string" office:string-value=" 36" calcext:value-type="string">
            <text:p><text:s/>36</text:p>
          </table:table-cell>
          <table:table-cell table:formula="of:=MIDB([.I227];8;3)" office:value-type="string" office:string-value=" 29" calcext:value-type="string">
            <text:p><text:s/>29</text:p>
          </table:table-cell>
          <table:table-cell table:formula="of:=-([.J227]+[.K227]/60+[.L227]/3600)" office:value-type="float" office:value="-48.6080555555556" calcext:value-type="float">
            <text:p>-48.60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3" office:value-type="string" calcext:value-type="string">
            <text:p>Simolândia</text:p>
          </table:table-cell>
          <table:table-cell table:style-name="ce3" office:value-type="string" calcext:value-type="string">
            <text:p>14º 28’ 25”</text:p>
          </table:table-cell>
          <table:table-cell table:formula="of:=MID([.C228];1;2)" office:value-type="string" office:string-value="14" calcext:value-type="string">
            <text:p>14</text:p>
          </table:table-cell>
          <table:table-cell table:style-name="ce3" table:formula="of:=MIDB([.C228];4;3)" office:value-type="string" office:string-value=" 28" calcext:value-type="string">
            <text:p><text:s/>28</text:p>
          </table:table-cell>
          <table:table-cell table:style-name="ce4" table:formula="of:=MIDB([.C228];8;3)" office:value-type="string" office:string-value=" 25" calcext:value-type="string">
            <text:p><text:s/>25</text:p>
          </table:table-cell>
          <table:table-cell table:formula="of:=-([.D228]+[.E228]/60+[.F228]/3600)" office:value-type="float" office:value="-14.4736111111111" calcext:value-type="float">
            <text:p>-14.473611111111</text:p>
          </table:table-cell>
          <table:table-cell/>
          <table:table-cell table:style-name="ce3" office:value-type="string" calcext:value-type="string">
            <text:p>46º 29’ 00”</text:p>
          </table:table-cell>
          <table:table-cell table:formula="of:=MID([.I228];1;2)" office:value-type="string" office:string-value="46" calcext:value-type="string">
            <text:p>46</text:p>
          </table:table-cell>
          <table:table-cell table:formula="of:=MIDB([.I228];4;3)" office:value-type="string" office:string-value=" 29" calcext:value-type="string">
            <text:p><text:s/>29</text:p>
          </table:table-cell>
          <table:table-cell table:formula="of:=MIDB([.I228];8;3)" office:value-type="string" office:string-value=" 00" calcext:value-type="string">
            <text:p><text:s/>00</text:p>
          </table:table-cell>
          <table:table-cell table:formula="of:=-([.J228]+[.K228]/60+[.L228]/3600)" office:value-type="float" office:value="-46.4833333333333" calcext:value-type="float">
            <text:p>-46.483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3" office:value-type="string" calcext:value-type="string">
            <text:p>Sítio D'Abadia</text:p>
          </table:table-cell>
          <table:table-cell table:style-name="ce3" office:value-type="string" calcext:value-type="string">
            <text:p>14º 48’ 19”</text:p>
          </table:table-cell>
          <table:table-cell table:formula="of:=MID([.C229];1;2)" office:value-type="string" office:string-value="14" calcext:value-type="string">
            <text:p>14</text:p>
          </table:table-cell>
          <table:table-cell table:style-name="ce3" table:formula="of:=MIDB([.C229];4;3)" office:value-type="string" office:string-value=" 48" calcext:value-type="string">
            <text:p><text:s/>48</text:p>
          </table:table-cell>
          <table:table-cell table:style-name="ce4" table:formula="of:=MIDB([.C229];8;3)" office:value-type="string" office:string-value=" 19" calcext:value-type="string">
            <text:p><text:s/>19</text:p>
          </table:table-cell>
          <table:table-cell table:formula="of:=-([.D229]+[.E229]/60+[.F229]/3600)" office:value-type="float" office:value="-14.8052777777778" calcext:value-type="float">
            <text:p>-14.805277777778</text:p>
          </table:table-cell>
          <table:table-cell/>
          <table:table-cell table:style-name="ce3" office:value-type="string" calcext:value-type="string">
            <text:p>46º 15’ 11”</text:p>
          </table:table-cell>
          <table:table-cell table:formula="of:=MID([.I229];1;2)" office:value-type="string" office:string-value="46" calcext:value-type="string">
            <text:p>46</text:p>
          </table:table-cell>
          <table:table-cell table:formula="of:=MIDB([.I229];4;3)" office:value-type="string" office:string-value=" 15" calcext:value-type="string">
            <text:p><text:s/>15</text:p>
          </table:table-cell>
          <table:table-cell table:formula="of:=MIDB([.I229];8;3)" office:value-type="string" office:string-value=" 11" calcext:value-type="string">
            <text:p><text:s/>11</text:p>
          </table:table-cell>
          <table:table-cell table:formula="of:=-([.J229]+[.K229]/60+[.L229]/3600)" office:value-type="float" office:value="-46.2530555555556" calcext:value-type="float">
            <text:p>-46.253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3" office:value-type="string" calcext:value-type="string">
            <text:p>Taquaral de Goiás</text:p>
          </table:table-cell>
          <table:table-cell table:style-name="ce3" office:value-type="string" calcext:value-type="string">
            <text:p>16º 03’ 15”</text:p>
          </table:table-cell>
          <table:table-cell table:formula="of:=MID([.C230];1;2)" office:value-type="string" office:string-value="16" calcext:value-type="string">
            <text:p>16</text:p>
          </table:table-cell>
          <table:table-cell table:style-name="ce3" table:formula="of:=MIDB([.C230];4;3)" office:value-type="string" office:string-value=" 03" calcext:value-type="string">
            <text:p><text:s/>03</text:p>
          </table:table-cell>
          <table:table-cell table:style-name="ce4" table:formula="of:=MIDB([.C230];8;3)" office:value-type="string" office:string-value=" 15" calcext:value-type="string">
            <text:p><text:s/>15</text:p>
          </table:table-cell>
          <table:table-cell table:formula="of:=-([.D230]+[.E230]/60+[.F230]/3600)" office:value-type="float" office:value="-16.0541666666667" calcext:value-type="float">
            <text:p>-16.054166666667</text:p>
          </table:table-cell>
          <table:table-cell/>
          <table:table-cell table:style-name="ce3" office:value-type="string" calcext:value-type="string">
            <text:p>49º 36’ 21”</text:p>
          </table:table-cell>
          <table:table-cell table:formula="of:=MID([.I230];1;2)" office:value-type="string" office:string-value="49" calcext:value-type="string">
            <text:p>49</text:p>
          </table:table-cell>
          <table:table-cell table:formula="of:=MIDB([.I230];4;3)" office:value-type="string" office:string-value=" 36" calcext:value-type="string">
            <text:p><text:s/>36</text:p>
          </table:table-cell>
          <table:table-cell table:formula="of:=MIDB([.I230];8;3)" office:value-type="string" office:string-value=" 21" calcext:value-type="string">
            <text:p><text:s/>21</text:p>
          </table:table-cell>
          <table:table-cell table:formula="of:=-([.J230]+[.K230]/60+[.L230]/3600)" office:value-type="float" office:value="-49.6058333333333" calcext:value-type="float">
            <text:p>-49.605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3" office:value-type="string" calcext:value-type="string">
            <text:p>Teresina de Goiás</text:p>
          </table:table-cell>
          <table:table-cell table:style-name="ce3" office:value-type="string" calcext:value-type="string">
            <text:p>13º 46’ 35”</text:p>
          </table:table-cell>
          <table:table-cell table:formula="of:=MID([.C231];1;2)" office:value-type="string" office:string-value="13" calcext:value-type="string">
            <text:p>13</text:p>
          </table:table-cell>
          <table:table-cell table:style-name="ce3" table:formula="of:=MIDB([.C231];4;3)" office:value-type="string" office:string-value=" 46" calcext:value-type="string">
            <text:p><text:s/>46</text:p>
          </table:table-cell>
          <table:table-cell table:style-name="ce4" table:formula="of:=MIDB([.C231];8;3)" office:value-type="string" office:string-value=" 35" calcext:value-type="string">
            <text:p><text:s/>35</text:p>
          </table:table-cell>
          <table:table-cell table:formula="of:=-([.D231]+[.E231]/60+[.F231]/3600)" office:value-type="float" office:value="-13.7763888888889" calcext:value-type="float">
            <text:p>-13.776388888889</text:p>
          </table:table-cell>
          <table:table-cell/>
          <table:table-cell table:style-name="ce3" office:value-type="string" calcext:value-type="string">
            <text:p>47º 15’ 53”</text:p>
          </table:table-cell>
          <table:table-cell table:formula="of:=MID([.I231];1;2)" office:value-type="string" office:string-value="47" calcext:value-type="string">
            <text:p>47</text:p>
          </table:table-cell>
          <table:table-cell table:formula="of:=MIDB([.I231];4;3)" office:value-type="string" office:string-value=" 15" calcext:value-type="string">
            <text:p><text:s/>15</text:p>
          </table:table-cell>
          <table:table-cell table:formula="of:=MIDB([.I231];8;3)" office:value-type="string" office:string-value=" 53" calcext:value-type="string">
            <text:p><text:s/>53</text:p>
          </table:table-cell>
          <table:table-cell table:formula="of:=-([.J231]+[.K231]/60+[.L231]/3600)" office:value-type="float" office:value="-47.2647222222222" calcext:value-type="float">
            <text:p>-47.264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3" office:value-type="string" calcext:value-type="string">
            <text:p>Terezópolis de Goiás</text:p>
          </table:table-cell>
          <table:table-cell table:style-name="ce3" office:value-type="string" calcext:value-type="string">
            <text:p>16º 23’ 41”</text:p>
          </table:table-cell>
          <table:table-cell table:formula="of:=MID([.C232];1;2)" office:value-type="string" office:string-value="16" calcext:value-type="string">
            <text:p>16</text:p>
          </table:table-cell>
          <table:table-cell table:style-name="ce3" table:formula="of:=MIDB([.C232];4;3)" office:value-type="string" office:string-value=" 23" calcext:value-type="string">
            <text:p><text:s/>23</text:p>
          </table:table-cell>
          <table:table-cell table:style-name="ce4" table:formula="of:=MIDB([.C232];8;3)" office:value-type="string" office:string-value=" 41" calcext:value-type="string">
            <text:p><text:s/>41</text:p>
          </table:table-cell>
          <table:table-cell table:formula="of:=-([.D232]+[.E232]/60+[.F232]/3600)" office:value-type="float" office:value="-16.3947222222222" calcext:value-type="float">
            <text:p>-16.394722222222</text:p>
          </table:table-cell>
          <table:table-cell/>
          <table:table-cell table:style-name="ce3" office:value-type="string" calcext:value-type="string">
            <text:p>49º 04’ 47”</text:p>
          </table:table-cell>
          <table:table-cell table:formula="of:=MID([.I232];1;2)" office:value-type="string" office:string-value="49" calcext:value-type="string">
            <text:p>49</text:p>
          </table:table-cell>
          <table:table-cell table:formula="of:=MIDB([.I232];4;3)" office:value-type="string" office:string-value=" 04" calcext:value-type="string">
            <text:p><text:s/>04</text:p>
          </table:table-cell>
          <table:table-cell table:formula="of:=MIDB([.I232];8;3)" office:value-type="string" office:string-value=" 47" calcext:value-type="string">
            <text:p><text:s/>47</text:p>
          </table:table-cell>
          <table:table-cell table:formula="of:=-([.J232]+[.K232]/60+[.L232]/3600)" office:value-type="float" office:value="-49.0797222222222" calcext:value-type="float">
            <text:p>-49.079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3" office:value-type="string" calcext:value-type="string">
            <text:p>Três Ranchos</text:p>
          </table:table-cell>
          <table:table-cell table:style-name="ce3" office:value-type="string" calcext:value-type="string">
            <text:p>18º 21’ 14”</text:p>
          </table:table-cell>
          <table:table-cell table:formula="of:=MID([.C233];1;2)" office:value-type="string" office:string-value="18" calcext:value-type="string">
            <text:p>18</text:p>
          </table:table-cell>
          <table:table-cell table:style-name="ce3" table:formula="of:=MIDB([.C233];4;3)" office:value-type="string" office:string-value=" 21" calcext:value-type="string">
            <text:p><text:s/>21</text:p>
          </table:table-cell>
          <table:table-cell table:style-name="ce4" table:formula="of:=MIDB([.C233];8;3)" office:value-type="string" office:string-value=" 14" calcext:value-type="string">
            <text:p><text:s/>14</text:p>
          </table:table-cell>
          <table:table-cell table:formula="of:=-([.D233]+[.E233]/60+[.F233]/3600)" office:value-type="float" office:value="-18.3538888888889" calcext:value-type="float">
            <text:p>-18.353888888889</text:p>
          </table:table-cell>
          <table:table-cell/>
          <table:table-cell table:style-name="ce3" office:value-type="string" calcext:value-type="string">
            <text:p>47º 46’ 57”</text:p>
          </table:table-cell>
          <table:table-cell table:formula="of:=MID([.I233];1;2)" office:value-type="string" office:string-value="47" calcext:value-type="string">
            <text:p>47</text:p>
          </table:table-cell>
          <table:table-cell table:formula="of:=MIDB([.I233];4;3)" office:value-type="string" office:string-value=" 46" calcext:value-type="string">
            <text:p><text:s/>46</text:p>
          </table:table-cell>
          <table:table-cell table:formula="of:=MIDB([.I233];8;3)" office:value-type="string" office:string-value=" 57" calcext:value-type="string">
            <text:p><text:s/>57</text:p>
          </table:table-cell>
          <table:table-cell table:formula="of:=-([.J233]+[.K233]/60+[.L233]/3600)" office:value-type="float" office:value="-47.7825" calcext:value-type="float">
            <text:p>-47.7825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3" office:value-type="string" calcext:value-type="string">
            <text:p>Trindade</text:p>
          </table:table-cell>
          <table:table-cell table:style-name="ce3" office:value-type="string" calcext:value-type="string">
            <text:p>16º 38’ 58”</text:p>
          </table:table-cell>
          <table:table-cell table:formula="of:=MID([.C234];1;2)" office:value-type="string" office:string-value="16" calcext:value-type="string">
            <text:p>16</text:p>
          </table:table-cell>
          <table:table-cell table:style-name="ce3" table:formula="of:=MIDB([.C234];4;3)" office:value-type="string" office:string-value=" 38" calcext:value-type="string">
            <text:p><text:s/>38</text:p>
          </table:table-cell>
          <table:table-cell table:style-name="ce4" table:formula="of:=MIDB([.C234];8;3)" office:value-type="string" office:string-value=" 58" calcext:value-type="string">
            <text:p><text:s/>58</text:p>
          </table:table-cell>
          <table:table-cell table:formula="of:=-([.D234]+[.E234]/60+[.F234]/3600)" office:value-type="float" office:value="-16.6494444444444" calcext:value-type="float">
            <text:p>-16.649444444445</text:p>
          </table:table-cell>
          <table:table-cell/>
          <table:table-cell table:style-name="ce3" office:value-type="string" calcext:value-type="string">
            <text:p>49º 29’ 20”</text:p>
          </table:table-cell>
          <table:table-cell table:formula="of:=MID([.I234];1;2)" office:value-type="string" office:string-value="49" calcext:value-type="string">
            <text:p>49</text:p>
          </table:table-cell>
          <table:table-cell table:formula="of:=MIDB([.I234];4;3)" office:value-type="string" office:string-value=" 29" calcext:value-type="string">
            <text:p><text:s/>29</text:p>
          </table:table-cell>
          <table:table-cell table:formula="of:=MIDB([.I234];8;3)" office:value-type="string" office:string-value=" 20" calcext:value-type="string">
            <text:p><text:s/>20</text:p>
          </table:table-cell>
          <table:table-cell table:formula="of:=-([.J234]+[.K234]/60+[.L234]/3600)" office:value-type="float" office:value="-49.4888888888889" calcext:value-type="float">
            <text:p>-49.488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3" office:value-type="string" calcext:value-type="string">
            <text:p>Trombas</text:p>
          </table:table-cell>
          <table:table-cell table:style-name="ce3" office:value-type="string" calcext:value-type="string">
            <text:p>13º 30’ 31”</text:p>
          </table:table-cell>
          <table:table-cell table:formula="of:=MID([.C235];1;2)" office:value-type="string" office:string-value="13" calcext:value-type="string">
            <text:p>13</text:p>
          </table:table-cell>
          <table:table-cell table:style-name="ce3" table:formula="of:=MIDB([.C235];4;3)" office:value-type="string" office:string-value=" 30" calcext:value-type="string">
            <text:p><text:s/>30</text:p>
          </table:table-cell>
          <table:table-cell table:style-name="ce4" table:formula="of:=MIDB([.C235];8;3)" office:value-type="string" office:string-value=" 31" calcext:value-type="string">
            <text:p><text:s/>31</text:p>
          </table:table-cell>
          <table:table-cell table:formula="of:=-([.D235]+[.E235]/60+[.F235]/3600)" office:value-type="float" office:value="-13.5086111111111" calcext:value-type="float">
            <text:p>-13.508611111111</text:p>
          </table:table-cell>
          <table:table-cell/>
          <table:table-cell table:style-name="ce3" office:value-type="string" calcext:value-type="string">
            <text:p>48º 44’ 24”</text:p>
          </table:table-cell>
          <table:table-cell table:formula="of:=MID([.I235];1;2)" office:value-type="string" office:string-value="48" calcext:value-type="string">
            <text:p>48</text:p>
          </table:table-cell>
          <table:table-cell table:formula="of:=MIDB([.I235];4;3)" office:value-type="string" office:string-value=" 44" calcext:value-type="string">
            <text:p><text:s/>44</text:p>
          </table:table-cell>
          <table:table-cell table:formula="of:=MIDB([.I235];8;3)" office:value-type="string" office:string-value=" 24" calcext:value-type="string">
            <text:p><text:s/>24</text:p>
          </table:table-cell>
          <table:table-cell table:formula="of:=-([.J235]+[.K235]/60+[.L235]/3600)" office:value-type="float" office:value="-48.74" calcext:value-type="float">
            <text:p>-48.740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3" office:value-type="string" calcext:value-type="string">
            <text:p>Turvânia</text:p>
          </table:table-cell>
          <table:table-cell table:style-name="ce3" office:value-type="string" calcext:value-type="string">
            <text:p>16º 36’ 52”</text:p>
          </table:table-cell>
          <table:table-cell table:formula="of:=MID([.C236];1;2)" office:value-type="string" office:string-value="16" calcext:value-type="string">
            <text:p>16</text:p>
          </table:table-cell>
          <table:table-cell table:style-name="ce3" table:formula="of:=MIDB([.C236];4;3)" office:value-type="string" office:string-value=" 36" calcext:value-type="string">
            <text:p><text:s/>36</text:p>
          </table:table-cell>
          <table:table-cell table:style-name="ce4" table:formula="of:=MIDB([.C236];8;3)" office:value-type="string" office:string-value=" 52" calcext:value-type="string">
            <text:p><text:s/>52</text:p>
          </table:table-cell>
          <table:table-cell table:formula="of:=-([.D236]+[.E236]/60+[.F236]/3600)" office:value-type="float" office:value="-16.6144444444444" calcext:value-type="float">
            <text:p>-16.614444444445</text:p>
          </table:table-cell>
          <table:table-cell/>
          <table:table-cell table:style-name="ce3" office:value-type="string" calcext:value-type="string">
            <text:p>50º 08’ 03”</text:p>
          </table:table-cell>
          <table:table-cell table:formula="of:=MID([.I236];1;2)" office:value-type="string" office:string-value="50" calcext:value-type="string">
            <text:p>50</text:p>
          </table:table-cell>
          <table:table-cell table:formula="of:=MIDB([.I236];4;3)" office:value-type="string" office:string-value=" 08" calcext:value-type="string">
            <text:p><text:s/>08</text:p>
          </table:table-cell>
          <table:table-cell table:formula="of:=MIDB([.I236];8;3)" office:value-type="string" office:string-value=" 03" calcext:value-type="string">
            <text:p><text:s/>03</text:p>
          </table:table-cell>
          <table:table-cell table:formula="of:=-([.J236]+[.K236]/60+[.L236]/3600)" office:value-type="float" office:value="-50.1341666666667" calcext:value-type="float">
            <text:p>-50.134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3" office:value-type="string" calcext:value-type="string">
            <text:p>Turvelândia</text:p>
          </table:table-cell>
          <table:table-cell table:style-name="ce3" office:value-type="string" calcext:value-type="string">
            <text:p>17º 51’ 10”</text:p>
          </table:table-cell>
          <table:table-cell table:formula="of:=MID([.C237];1;2)" office:value-type="string" office:string-value="17" calcext:value-type="string">
            <text:p>17</text:p>
          </table:table-cell>
          <table:table-cell table:style-name="ce3" table:formula="of:=MIDB([.C237];4;3)" office:value-type="string" office:string-value=" 51" calcext:value-type="string">
            <text:p><text:s/>51</text:p>
          </table:table-cell>
          <table:table-cell table:style-name="ce4" table:formula="of:=MIDB([.C237];8;3)" office:value-type="string" office:string-value=" 10" calcext:value-type="string">
            <text:p><text:s/>10</text:p>
          </table:table-cell>
          <table:table-cell table:formula="of:=-([.D237]+[.E237]/60+[.F237]/3600)" office:value-type="float" office:value="-17.8527777777778" calcext:value-type="float">
            <text:p>-17.852777777778</text:p>
          </table:table-cell>
          <table:table-cell/>
          <table:table-cell table:style-name="ce3" office:value-type="string" calcext:value-type="string">
            <text:p>50º 18’ 08”</text:p>
          </table:table-cell>
          <table:table-cell table:formula="of:=MID([.I237];1;2)" office:value-type="string" office:string-value="50" calcext:value-type="string">
            <text:p>50</text:p>
          </table:table-cell>
          <table:table-cell table:formula="of:=MIDB([.I237];4;3)" office:value-type="string" office:string-value=" 18" calcext:value-type="string">
            <text:p><text:s/>18</text:p>
          </table:table-cell>
          <table:table-cell table:formula="of:=MIDB([.I237];8;3)" office:value-type="string" office:string-value=" 08" calcext:value-type="string">
            <text:p><text:s/>08</text:p>
          </table:table-cell>
          <table:table-cell table:formula="of:=-([.J237]+[.K237]/60+[.L237]/3600)" office:value-type="float" office:value="-50.3022222222222" calcext:value-type="float">
            <text:p>-50.302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3" office:value-type="string" calcext:value-type="string">
            <text:p>Uirapuru</text:p>
          </table:table-cell>
          <table:table-cell table:style-name="ce3" office:value-type="string" calcext:value-type="string">
            <text:p>14º 17’ 06”</text:p>
          </table:table-cell>
          <table:table-cell table:formula="of:=MID([.C238];1;2)" office:value-type="string" office:string-value="14" calcext:value-type="string">
            <text:p>14</text:p>
          </table:table-cell>
          <table:table-cell table:style-name="ce3" table:formula="of:=MIDB([.C238];4;3)" office:value-type="string" office:string-value=" 17" calcext:value-type="string">
            <text:p><text:s/>17</text:p>
          </table:table-cell>
          <table:table-cell table:style-name="ce4" table:formula="of:=MIDB([.C238];8;3)" office:value-type="string" office:string-value=" 06" calcext:value-type="string">
            <text:p><text:s/>06</text:p>
          </table:table-cell>
          <table:table-cell table:formula="of:=-([.D238]+[.E238]/60+[.F238]/3600)" office:value-type="float" office:value="-14.285" calcext:value-type="float">
            <text:p>-14.285000000000</text:p>
          </table:table-cell>
          <table:table-cell/>
          <table:table-cell table:style-name="ce3" office:value-type="string" calcext:value-type="string">
            <text:p>49º 55’ 18”</text:p>
          </table:table-cell>
          <table:table-cell table:formula="of:=MID([.I238];1;2)" office:value-type="string" office:string-value="49" calcext:value-type="string">
            <text:p>49</text:p>
          </table:table-cell>
          <table:table-cell table:formula="of:=MIDB([.I238];4;3)" office:value-type="string" office:string-value=" 55" calcext:value-type="string">
            <text:p><text:s/>55</text:p>
          </table:table-cell>
          <table:table-cell table:formula="of:=MIDB([.I238];8;3)" office:value-type="string" office:string-value=" 18" calcext:value-type="string">
            <text:p><text:s/>18</text:p>
          </table:table-cell>
          <table:table-cell table:formula="of:=-([.J238]+[.K238]/60+[.L238]/3600)" office:value-type="float" office:value="-49.9216666666667" calcext:value-type="float">
            <text:p>-49.92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3" office:value-type="string" calcext:value-type="string">
            <text:p>Uruaçu</text:p>
          </table:table-cell>
          <table:table-cell table:style-name="ce3" office:value-type="string" calcext:value-type="string">
            <text:p>14º 31’ 29”</text:p>
          </table:table-cell>
          <table:table-cell table:formula="of:=MID([.C239];1;2)" office:value-type="string" office:string-value="14" calcext:value-type="string">
            <text:p>14</text:p>
          </table:table-cell>
          <table:table-cell table:style-name="ce3" table:formula="of:=MIDB([.C239];4;3)" office:value-type="string" office:string-value=" 31" calcext:value-type="string">
            <text:p><text:s/>31</text:p>
          </table:table-cell>
          <table:table-cell table:style-name="ce4" table:formula="of:=MIDB([.C239];8;3)" office:value-type="string" office:string-value=" 29" calcext:value-type="string">
            <text:p><text:s/>29</text:p>
          </table:table-cell>
          <table:table-cell table:formula="of:=-([.D239]+[.E239]/60+[.F239]/3600)" office:value-type="float" office:value="-14.5247222222222" calcext:value-type="float">
            <text:p>-14.524722222222</text:p>
          </table:table-cell>
          <table:table-cell/>
          <table:table-cell table:style-name="ce3" office:value-type="string" calcext:value-type="string">
            <text:p>49º 08’ 27”</text:p>
          </table:table-cell>
          <table:table-cell table:formula="of:=MID([.I239];1;2)" office:value-type="string" office:string-value="49" calcext:value-type="string">
            <text:p>49</text:p>
          </table:table-cell>
          <table:table-cell table:formula="of:=MIDB([.I239];4;3)" office:value-type="string" office:string-value=" 08" calcext:value-type="string">
            <text:p><text:s/>08</text:p>
          </table:table-cell>
          <table:table-cell table:formula="of:=MIDB([.I239];8;3)" office:value-type="string" office:string-value=" 27" calcext:value-type="string">
            <text:p><text:s/>27</text:p>
          </table:table-cell>
          <table:table-cell table:formula="of:=-([.J239]+[.K239]/60+[.L239]/3600)" office:value-type="float" office:value="-49.1408333333333" calcext:value-type="float">
            <text:p>-49.140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3" office:value-type="string" calcext:value-type="string">
            <text:p>Uruana</text:p>
          </table:table-cell>
          <table:table-cell table:style-name="ce3" office:value-type="string" calcext:value-type="string">
            <text:p>15º 29’ 53”</text:p>
          </table:table-cell>
          <table:table-cell table:formula="of:=MID([.C240];1;2)" office:value-type="string" office:string-value="15" calcext:value-type="string">
            <text:p>15</text:p>
          </table:table-cell>
          <table:table-cell table:style-name="ce3" table:formula="of:=MIDB([.C240];4;3)" office:value-type="string" office:string-value=" 29" calcext:value-type="string">
            <text:p><text:s/>29</text:p>
          </table:table-cell>
          <table:table-cell table:style-name="ce4" table:formula="of:=MIDB([.C240];8;3)" office:value-type="string" office:string-value=" 53" calcext:value-type="string">
            <text:p><text:s/>53</text:p>
          </table:table-cell>
          <table:table-cell table:formula="of:=-([.D240]+[.E240]/60+[.F240]/3600)" office:value-type="float" office:value="-15.4980555555556" calcext:value-type="float">
            <text:p>-15.498055555556</text:p>
          </table:table-cell>
          <table:table-cell/>
          <table:table-cell table:style-name="ce3" office:value-type="string" calcext:value-type="string">
            <text:p>49º 41’ 15”</text:p>
          </table:table-cell>
          <table:table-cell table:formula="of:=MID([.I240];1;2)" office:value-type="string" office:string-value="49" calcext:value-type="string">
            <text:p>49</text:p>
          </table:table-cell>
          <table:table-cell table:formula="of:=MIDB([.I240];4;3)" office:value-type="string" office:string-value=" 41" calcext:value-type="string">
            <text:p><text:s/>41</text:p>
          </table:table-cell>
          <table:table-cell table:formula="of:=MIDB([.I240];8;3)" office:value-type="string" office:string-value=" 15" calcext:value-type="string">
            <text:p><text:s/>15</text:p>
          </table:table-cell>
          <table:table-cell table:formula="of:=-([.J240]+[.K240]/60+[.L240]/3600)" office:value-type="float" office:value="-49.6875" calcext:value-type="float">
            <text:p>-49.6875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3" office:value-type="string" calcext:value-type="string">
            <text:p>Urutaí</text:p>
          </table:table-cell>
          <table:table-cell table:style-name="ce3" office:value-type="string" calcext:value-type="string">
            <text:p>17º 27’ 49”</text:p>
          </table:table-cell>
          <table:table-cell table:formula="of:=MID([.C241];1;2)" office:value-type="string" office:string-value="17" calcext:value-type="string">
            <text:p>17</text:p>
          </table:table-cell>
          <table:table-cell table:style-name="ce3" table:formula="of:=MIDB([.C241];4;3)" office:value-type="string" office:string-value=" 27" calcext:value-type="string">
            <text:p><text:s/>27</text:p>
          </table:table-cell>
          <table:table-cell table:style-name="ce4" table:formula="of:=MIDB([.C241];8;3)" office:value-type="string" office:string-value=" 49" calcext:value-type="string">
            <text:p><text:s/>49</text:p>
          </table:table-cell>
          <table:table-cell table:formula="of:=-([.D241]+[.E241]/60+[.F241]/3600)" office:value-type="float" office:value="-17.4636111111111" calcext:value-type="float">
            <text:p>-17.463611111111</text:p>
          </table:table-cell>
          <table:table-cell/>
          <table:table-cell table:style-name="ce3" office:value-type="string" calcext:value-type="string">
            <text:p>48º 12’ 06”</text:p>
          </table:table-cell>
          <table:table-cell table:formula="of:=MID([.I241];1;2)" office:value-type="string" office:string-value="48" calcext:value-type="string">
            <text:p>48</text:p>
          </table:table-cell>
          <table:table-cell table:formula="of:=MIDB([.I241];4;3)" office:value-type="string" office:string-value=" 12" calcext:value-type="string">
            <text:p><text:s/>12</text:p>
          </table:table-cell>
          <table:table-cell table:formula="of:=MIDB([.I241];8;3)" office:value-type="string" office:string-value=" 06" calcext:value-type="string">
            <text:p><text:s/>06</text:p>
          </table:table-cell>
          <table:table-cell table:formula="of:=-([.J241]+[.K241]/60+[.L241]/3600)" office:value-type="float" office:value="-48.2016666666667" calcext:value-type="float">
            <text:p>-48.20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3" office:value-type="string" calcext:value-type="string">
            <text:p>Valparaíso de Goiás</text:p>
          </table:table-cell>
          <table:table-cell table:style-name="ce3" office:value-type="string" calcext:value-type="string">
            <text:p>16º 03’ 57”</text:p>
          </table:table-cell>
          <table:table-cell table:formula="of:=MID([.C242];1;2)" office:value-type="string" office:string-value="16" calcext:value-type="string">
            <text:p>16</text:p>
          </table:table-cell>
          <table:table-cell table:style-name="ce3" table:formula="of:=MIDB([.C242];4;3)" office:value-type="string" office:string-value=" 03" calcext:value-type="string">
            <text:p><text:s/>03</text:p>
          </table:table-cell>
          <table:table-cell table:style-name="ce4" table:formula="of:=MIDB([.C242];8;3)" office:value-type="string" office:string-value=" 57" calcext:value-type="string">
            <text:p><text:s/>57</text:p>
          </table:table-cell>
          <table:table-cell table:formula="of:=-([.D242]+[.E242]/60+[.F242]/3600)" office:value-type="float" office:value="-16.0658333333333" calcext:value-type="float">
            <text:p>-16.065833333333</text:p>
          </table:table-cell>
          <table:table-cell/>
          <table:table-cell table:style-name="ce3" office:value-type="string" calcext:value-type="string">
            <text:p>47º 58’ 43”</text:p>
          </table:table-cell>
          <table:table-cell table:formula="of:=MID([.I242];1;2)" office:value-type="string" office:string-value="47" calcext:value-type="string">
            <text:p>47</text:p>
          </table:table-cell>
          <table:table-cell table:formula="of:=MIDB([.I242];4;3)" office:value-type="string" office:string-value=" 58" calcext:value-type="string">
            <text:p><text:s/>58</text:p>
          </table:table-cell>
          <table:table-cell table:formula="of:=MIDB([.I242];8;3)" office:value-type="string" office:string-value=" 43" calcext:value-type="string">
            <text:p><text:s/>43</text:p>
          </table:table-cell>
          <table:table-cell table:formula="of:=-([.J242]+[.K242]/60+[.L242]/3600)" office:value-type="float" office:value="-47.9786111111111" calcext:value-type="float">
            <text:p>-47.978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3" office:value-type="string" calcext:value-type="string">
            <text:p>Varjão</text:p>
          </table:table-cell>
          <table:table-cell table:style-name="ce3" office:value-type="string" calcext:value-type="string">
            <text:p>17º 02’ 43”</text:p>
          </table:table-cell>
          <table:table-cell table:formula="of:=MID([.C243];1;2)" office:value-type="string" office:string-value="17" calcext:value-type="string">
            <text:p>17</text:p>
          </table:table-cell>
          <table:table-cell table:style-name="ce3" table:formula="of:=MIDB([.C243];4;3)" office:value-type="string" office:string-value=" 02" calcext:value-type="string">
            <text:p><text:s/>02</text:p>
          </table:table-cell>
          <table:table-cell table:style-name="ce4" table:formula="of:=MIDB([.C243];8;3)" office:value-type="string" office:string-value=" 43" calcext:value-type="string">
            <text:p><text:s/>43</text:p>
          </table:table-cell>
          <table:table-cell table:formula="of:=-([.D243]+[.E243]/60+[.F243]/3600)" office:value-type="float" office:value="-17.0452777777778" calcext:value-type="float">
            <text:p>-17.045277777778</text:p>
          </table:table-cell>
          <table:table-cell/>
          <table:table-cell table:style-name="ce3" office:value-type="string" calcext:value-type="string">
            <text:p>49º 37’ 52”</text:p>
          </table:table-cell>
          <table:table-cell table:formula="of:=MID([.I243];1;2)" office:value-type="string" office:string-value="49" calcext:value-type="string">
            <text:p>49</text:p>
          </table:table-cell>
          <table:table-cell table:formula="of:=MIDB([.I243];4;3)" office:value-type="string" office:string-value=" 37" calcext:value-type="string">
            <text:p><text:s/>37</text:p>
          </table:table-cell>
          <table:table-cell table:formula="of:=MIDB([.I243];8;3)" office:value-type="string" office:string-value=" 52" calcext:value-type="string">
            <text:p><text:s/>52</text:p>
          </table:table-cell>
          <table:table-cell table:formula="of:=-([.J243]+[.K243]/60+[.L243]/3600)" office:value-type="float" office:value="-49.6311111111111" calcext:value-type="float">
            <text:p>-49.63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3" office:value-type="string" calcext:value-type="string">
            <text:p>Vianópolis</text:p>
          </table:table-cell>
          <table:table-cell table:style-name="ce3" office:value-type="string" calcext:value-type="string">
            <text:p>16º 44’ 31”</text:p>
          </table:table-cell>
          <table:table-cell table:formula="of:=MID([.C244];1;2)" office:value-type="string" office:string-value="16" calcext:value-type="string">
            <text:p>16</text:p>
          </table:table-cell>
          <table:table-cell table:style-name="ce3" table:formula="of:=MIDB([.C244];4;3)" office:value-type="string" office:string-value=" 44" calcext:value-type="string">
            <text:p><text:s/>44</text:p>
          </table:table-cell>
          <table:table-cell table:style-name="ce4" table:formula="of:=MIDB([.C244];8;3)" office:value-type="string" office:string-value=" 31" calcext:value-type="string">
            <text:p><text:s/>31</text:p>
          </table:table-cell>
          <table:table-cell table:formula="of:=-([.D244]+[.E244]/60+[.F244]/3600)" office:value-type="float" office:value="-16.7419444444444" calcext:value-type="float">
            <text:p>-16.741944444445</text:p>
          </table:table-cell>
          <table:table-cell/>
          <table:table-cell table:style-name="ce3" office:value-type="string" calcext:value-type="string">
            <text:p>48º 30’ 59”</text:p>
          </table:table-cell>
          <table:table-cell table:formula="of:=MID([.I244];1;2)" office:value-type="string" office:string-value="48" calcext:value-type="string">
            <text:p>48</text:p>
          </table:table-cell>
          <table:table-cell table:formula="of:=MIDB([.I244];4;3)" office:value-type="string" office:string-value=" 30" calcext:value-type="string">
            <text:p><text:s/>30</text:p>
          </table:table-cell>
          <table:table-cell table:formula="of:=MIDB([.I244];8;3)" office:value-type="string" office:string-value=" 59" calcext:value-type="string">
            <text:p><text:s/>59</text:p>
          </table:table-cell>
          <table:table-cell table:formula="of:=-([.J244]+[.K244]/60+[.L244]/3600)" office:value-type="float" office:value="-48.5163888888889" calcext:value-type="float">
            <text:p>-48.516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3" office:value-type="string" calcext:value-type="string">
            <text:p>Vicentinópolis</text:p>
          </table:table-cell>
          <table:table-cell table:style-name="ce3" office:value-type="string" calcext:value-type="string">
            <text:p>17º 44’ 06”</text:p>
          </table:table-cell>
          <table:table-cell table:formula="of:=MID([.C245];1;2)" office:value-type="string" office:string-value="17" calcext:value-type="string">
            <text:p>17</text:p>
          </table:table-cell>
          <table:table-cell table:style-name="ce3" table:formula="of:=MIDB([.C245];4;3)" office:value-type="string" office:string-value=" 44" calcext:value-type="string">
            <text:p><text:s/>44</text:p>
          </table:table-cell>
          <table:table-cell table:style-name="ce4" table:formula="of:=MIDB([.C245];8;3)" office:value-type="string" office:string-value=" 06" calcext:value-type="string">
            <text:p><text:s/>06</text:p>
          </table:table-cell>
          <table:table-cell table:formula="of:=-([.D245]+[.E245]/60+[.F245]/3600)" office:value-type="float" office:value="-17.735" calcext:value-type="float">
            <text:p>-17.735000000000</text:p>
          </table:table-cell>
          <table:table-cell/>
          <table:table-cell table:style-name="ce3" office:value-type="string" calcext:value-type="string">
            <text:p>49º 48’ 18”</text:p>
          </table:table-cell>
          <table:table-cell table:formula="of:=MID([.I245];1;2)" office:value-type="string" office:string-value="49" calcext:value-type="string">
            <text:p>49</text:p>
          </table:table-cell>
          <table:table-cell table:formula="of:=MIDB([.I245];4;3)" office:value-type="string" office:string-value=" 48" calcext:value-type="string">
            <text:p><text:s/>48</text:p>
          </table:table-cell>
          <table:table-cell table:formula="of:=MIDB([.I245];8;3)" office:value-type="string" office:string-value=" 18" calcext:value-type="string">
            <text:p><text:s/>18</text:p>
          </table:table-cell>
          <table:table-cell table:formula="of:=-([.J245]+[.K245]/60+[.L245]/3600)" office:value-type="float" office:value="-49.805" calcext:value-type="float">
            <text:p>-49.80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3" office:value-type="string" calcext:value-type="string">
            <text:p>Vila Boa</text:p>
          </table:table-cell>
          <table:table-cell table:style-name="ce3" office:value-type="string" calcext:value-type="string">
            <text:p>15º 02’ 18”</text:p>
          </table:table-cell>
          <table:table-cell table:formula="of:=MID([.C246];1;2)" office:value-type="string" office:string-value="15" calcext:value-type="string">
            <text:p>15</text:p>
          </table:table-cell>
          <table:table-cell table:style-name="ce3" table:formula="of:=MIDB([.C246];4;3)" office:value-type="string" office:string-value=" 02" calcext:value-type="string">
            <text:p><text:s/>02</text:p>
          </table:table-cell>
          <table:table-cell table:style-name="ce4" table:formula="of:=MIDB([.C246];8;3)" office:value-type="string" office:string-value=" 18" calcext:value-type="string">
            <text:p><text:s/>18</text:p>
          </table:table-cell>
          <table:table-cell table:formula="of:=-([.D246]+[.E246]/60+[.F246]/3600)" office:value-type="float" office:value="-15.0383333333333" calcext:value-type="float">
            <text:p>-15.038333333333</text:p>
          </table:table-cell>
          <table:table-cell/>
          <table:table-cell table:style-name="ce3" office:value-type="string" calcext:value-type="string">
            <text:p>47º 03’ 34”</text:p>
          </table:table-cell>
          <table:table-cell table:formula="of:=MID([.I246];1;2)" office:value-type="string" office:string-value="47" calcext:value-type="string">
            <text:p>47</text:p>
          </table:table-cell>
          <table:table-cell table:formula="of:=MIDB([.I246];4;3)" office:value-type="string" office:string-value=" 03" calcext:value-type="string">
            <text:p><text:s/>03</text:p>
          </table:table-cell>
          <table:table-cell table:formula="of:=MIDB([.I246];8;3)" office:value-type="string" office:string-value=" 34" calcext:value-type="string">
            <text:p><text:s/>34</text:p>
          </table:table-cell>
          <table:table-cell table:formula="of:=-([.J246]+[.K246]/60+[.L246]/3600)" office:value-type="float" office:value="-47.0594444444444" calcext:value-type="float">
            <text:p>-47.059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3" office:value-type="string" calcext:value-type="string">
            <text:p>Vila Propício</text:p>
          </table:table-cell>
          <table:table-cell table:style-name="ce3" office:value-type="string" calcext:value-type="string">
            <text:p>15º 27’ 25”</text:p>
          </table:table-cell>
          <table:table-cell table:formula="of:=MID([.C247];1;2)" office:value-type="string" office:string-value="15" calcext:value-type="string">
            <text:p>15</text:p>
          </table:table-cell>
          <table:table-cell table:style-name="ce3" table:formula="of:=MIDB([.C247];4;3)" office:value-type="string" office:string-value=" 27" calcext:value-type="string">
            <text:p><text:s/>27</text:p>
          </table:table-cell>
          <table:table-cell table:style-name="ce4" table:formula="of:=MIDB([.C247];8;3)" office:value-type="string" office:string-value=" 25" calcext:value-type="string">
            <text:p><text:s/>25</text:p>
          </table:table-cell>
          <table:table-cell table:formula="of:=-([.D247]+[.E247]/60+[.F247]/3600)" office:value-type="float" office:value="-15.4569444444444" calcext:value-type="float">
            <text:p>-15.456944444445</text:p>
          </table:table-cell>
          <table:table-cell/>
          <table:table-cell table:style-name="ce3" office:value-type="string" calcext:value-type="string">
            <text:p>48º 53’ 19”</text:p>
          </table:table-cell>
          <table:table-cell table:formula="of:=MID([.I247];1;2)" office:value-type="string" office:string-value="48" calcext:value-type="string">
            <text:p>48</text:p>
          </table:table-cell>
          <table:table-cell table:formula="of:=MIDB([.I247];4;3)" office:value-type="string" office:string-value=" 53" calcext:value-type="string">
            <text:p><text:s/>53</text:p>
          </table:table-cell>
          <table:table-cell table:formula="of:=MIDB([.I247];8;3)" office:value-type="string" office:string-value=" 19" calcext:value-type="string">
            <text:p><text:s/>19</text:p>
          </table:table-cell>
          <table:table-cell table:formula="of:=-([.J247]+[.K247]/60+[.L247]/3600)" office:value-type="float" office:value="-48.8886111111111" calcext:value-type="float">
            <text:p>-48.888611111111</text:p>
          </table:table-cell>
          <table:table-cell table:number-columns-repeated="1010"/>
        </table:table-row>
        <table:table-row table:style-name="ro2" table:number-rows-repeated="4">
          <table:table-cell/>
          <table:table-cell table:style-name="ce3" table:number-columns-repeated="2"/>
          <table:table-cell/>
          <table:table-cell table:style-name="ce3"/>
          <table:table-cell table:number-columns-repeated="3"/>
          <table:table-cell table:style-name="ce3"/>
          <table:table-cell table:number-columns-repeated="1014"/>
        </table:table-row>
        <table:table-row table:style-name="ro2" table:number-rows-repeated="104832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8" loext:min-decimal-places="8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0121" number:language="en" number:country="US">
      <number:number number:decimal-places="12" loext:min-decimal-places="12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11:37:34.7736084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0:32:38.569098841</meta:creation-date>
    <dc:date>2017-03-04T11:41:23.223585711</dc:date>
    <meta:editing-duration>PT9M15S</meta:editing-duration>
    <meta:editing-cycles>4</meta:editing-cycles>
    <meta:generator>LibreOffice/5.2.2.2$Linux_X86_64 LibreOffice_project/20m0$Build-2</meta:generator>
    <meta:document-statistic meta:table-count="1" meta:cell-count="2957" meta:object-count="0"/>
  </office:meta>
</office:document-meta>
</file>